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meta.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ettings.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4" style:family="table">
      <style:table-properties style:width="6.2847in" table:align="margins"/>
    </style:style>
    <style:style style:name="Table64.A" style:family="table-column">
      <style:table-column-properties style:column-width="5.5861in" style:rel-column-width="58251*"/>
    </style:style>
    <style:style style:name="Table64.B" style:family="table-column">
      <style:table-column-properties style:column-width="0.6986in" style:rel-column-width="7284*"/>
    </style:style>
    <style:style style:name="Table64.A1" style:family="table-cell">
      <style:table-cell-properties style:vertical-align="middle" fo:padding="0.0382in" fo:border="none"/>
    </style:style>
    <style:style style:name="Table4" style:family="table">
      <style:table-properties style:width="6.2847in" table:align="margins"/>
    </style:style>
    <style:style style:name="Table4.A" style:family="table-column">
      <style:table-column-properties style:column-width="5.5861in" style:rel-column-width="58251*"/>
    </style:style>
    <style:style style:name="Table4.B" style:family="table-column">
      <style:table-column-properties style:column-width="0.6986in" style:rel-column-width="7284*"/>
    </style:style>
    <style:style style:name="Table4.A1" style:family="table-cell">
      <style:table-cell-properties style:vertical-align="middle" fo:padding="0.0382in" fo:border="none"/>
    </style:style>
    <style:style style:name="Table5" style:family="table">
      <style:table-properties style:width="6.2847in" table:align="margins"/>
    </style:style>
    <style:style style:name="Table5.A" style:family="table-column">
      <style:table-column-properties style:column-width="5.5861in" style:rel-column-width="58251*"/>
    </style:style>
    <style:style style:name="Table5.B" style:family="table-column">
      <style:table-column-properties style:column-width="0.6986in" style:rel-column-width="7284*"/>
    </style:style>
    <style:style style:name="Table5.A1" style:family="table-cell">
      <style:table-cell-properties style:vertical-align="middle" fo:padding="0.0382in" fo:border="none"/>
    </style:style>
    <style:style style:name="Table60" style:family="table">
      <style:table-properties style:width="6.2847in" table:align="margins"/>
    </style:style>
    <style:style style:name="Table60.A" style:family="table-column">
      <style:table-column-properties style:column-width="5.5861in" style:rel-column-width="58251*"/>
    </style:style>
    <style:style style:name="Table60.B" style:family="table-column">
      <style:table-column-properties style:column-width="0.6986in" style:rel-column-width="7284*"/>
    </style:style>
    <style:style style:name="Table60.A1" style:family="table-cell">
      <style:table-cell-properties style:vertical-align="middle" fo:padding="0.0382in" fo:border="none"/>
    </style:style>
    <style:style style:name="Table84" style:family="table">
      <style:table-properties style:width="6.2847in" table:align="margins"/>
    </style:style>
    <style:style style:name="Table84.A" style:family="table-column">
      <style:table-column-properties style:column-width="5.5861in" style:rel-column-width="58251*"/>
    </style:style>
    <style:style style:name="Table84.B" style:family="table-column">
      <style:table-column-properties style:column-width="0.6986in" style:rel-column-width="7284*"/>
    </style:style>
    <style:style style:name="Table84.A1" style:family="table-cell">
      <style:table-cell-properties style:vertical-align="middle" fo:padding="0.0382in" fo:border="none"/>
    </style:style>
    <style:style style:name="Table62" style:family="table">
      <style:table-properties style:width="6.2847in" table:align="margins"/>
    </style:style>
    <style:style style:name="Table62.A" style:family="table-column">
      <style:table-column-properties style:column-width="5.5861in" style:rel-column-width="58251*"/>
    </style:style>
    <style:style style:name="Table62.B" style:family="table-column">
      <style:table-column-properties style:column-width="0.6986in" style:rel-column-width="7284*"/>
    </style:style>
    <style:style style:name="Table62.A1" style:family="table-cell">
      <style:table-cell-properties style:vertical-align="middle" fo:padding="0.0382in" fo:border="none"/>
    </style:style>
    <style:style style:name="Table3" style:family="table">
      <style:table-properties style:width="6.2847in" table:align="margins"/>
    </style:style>
    <style:style style:name="Table3.A" style:family="table-column">
      <style:table-column-properties style:column-width="5.5861in" style:rel-column-width="58251*"/>
    </style:style>
    <style:style style:name="Table3.B" style:family="table-column">
      <style:table-column-properties style:column-width="0.6986in" style:rel-column-width="7284*"/>
    </style:style>
    <style:style style:name="Table3.A1" style:family="table-cell">
      <style:table-cell-properties style:vertical-align="middle" fo:padding="0.0382in" fo:border="none"/>
    </style:style>
    <style:style style:name="Table36" style:family="table">
      <style:table-properties style:width="6.2847in" table:align="margins"/>
    </style:style>
    <style:style style:name="Table36.A" style:family="table-column">
      <style:table-column-properties style:column-width="5.5861in" style:rel-column-width="58251*"/>
    </style:style>
    <style:style style:name="Table36.B" style:family="table-column">
      <style:table-column-properties style:column-width="0.6986in" style:rel-column-width="7284*"/>
    </style:style>
    <style:style style:name="Table36.A1" style:family="table-cell">
      <style:table-cell-properties style:vertical-align="middle" fo:padding="0.0382in" fo:border="none"/>
    </style:style>
    <style:style style:name="Table20" style:family="table">
      <style:table-properties style:width="6.2847in" table:align="margins"/>
    </style:style>
    <style:style style:name="Table20.A" style:family="table-column">
      <style:table-column-properties style:column-width="5.5861in" style:rel-column-width="58251*"/>
    </style:style>
    <style:style style:name="Table20.B" style:family="table-column">
      <style:table-column-properties style:column-width="0.6986in" style:rel-column-width="7284*"/>
    </style:style>
    <style:style style:name="Table20.A1" style:family="table-cell">
      <style:table-cell-properties style:vertical-align="middle" fo:padding="0.0382in" fo:border="none"/>
    </style:style>
    <style:style style:name="Table22" style:family="table">
      <style:table-properties style:width="6.2847in" table:align="margins"/>
    </style:style>
    <style:style style:name="Table22.A" style:family="table-column">
      <style:table-column-properties style:column-width="5.5854in" style:rel-column-width="58246*"/>
    </style:style>
    <style:style style:name="Table22.B" style:family="table-column">
      <style:table-column-properties style:column-width="0.6993in" style:rel-column-width="7289*"/>
    </style:style>
    <style:style style:name="Table22.A1" style:family="table-cell">
      <style:table-cell-properties style:vertical-align="middle" fo:padding="0.0382in" fo:border="none"/>
    </style:style>
    <style:style style:name="Table18" style:family="table">
      <style:table-properties style:width="6.2847in" table:align="margins"/>
    </style:style>
    <style:style style:name="Table18.A" style:family="table-column">
      <style:table-column-properties style:column-width="5.5854in" style:rel-column-width="58246*"/>
    </style:style>
    <style:style style:name="Table18.B" style:family="table-column">
      <style:table-column-properties style:column-width="0.6993in" style:rel-column-width="7289*"/>
    </style:style>
    <style:style style:name="Table18.A1" style:family="table-cell">
      <style:table-cell-properties style:vertical-align="middle" fo:padding="0.0382in" fo:border="none"/>
    </style:style>
    <style:style style:name="Table19" style:family="table">
      <style:table-properties style:width="6.2847in" table:align="margins"/>
    </style:style>
    <style:style style:name="Table19.A" style:family="table-column">
      <style:table-column-properties style:column-width="5.5854in" style:rel-column-width="58246*"/>
    </style:style>
    <style:style style:name="Table19.B" style:family="table-column">
      <style:table-column-properties style:column-width="0.6993in" style:rel-column-width="7289*"/>
    </style:style>
    <style:style style:name="Table19.A1" style:family="table-cell">
      <style:table-cell-properties style:vertical-align="middle" fo:padding="0.0382in" fo:border="none"/>
    </style:style>
    <style:style style:name="Table6" style:family="table">
      <style:table-properties style:width="6.2847in" table:align="margins"/>
    </style:style>
    <style:style style:name="Table6.A" style:family="table-column">
      <style:table-column-properties style:column-width="5.5861in" style:rel-column-width="58251*"/>
    </style:style>
    <style:style style:name="Table6.B" style:family="table-column">
      <style:table-column-properties style:column-width="0.6986in" style:rel-column-width="7284*"/>
    </style:style>
    <style:style style:name="Table6.A1" style:family="table-cell">
      <style:table-cell-properties style:vertical-align="middle" fo:padding="0.0382in" fo:border="none"/>
    </style:style>
    <style:style style:name="Table24" style:family="table">
      <style:table-properties style:width="6.2847in" table:align="margins"/>
    </style:style>
    <style:style style:name="Table24.A" style:family="table-column">
      <style:table-column-properties style:column-width="5.5861in" style:rel-column-width="58251*"/>
    </style:style>
    <style:style style:name="Table24.B" style:family="table-column">
      <style:table-column-properties style:column-width="0.6986in" style:rel-column-width="7284*"/>
    </style:style>
    <style:style style:name="Table24.A1" style:family="table-cell">
      <style:table-cell-properties style:vertical-align="middle" fo:padding="0.0382in" fo:border="none"/>
    </style:style>
    <style:style style:name="Table29" style:family="table">
      <style:table-properties style:width="6.2847in" table:align="margins"/>
    </style:style>
    <style:style style:name="Table29.A" style:family="table-column">
      <style:table-column-properties style:column-width="5.5861in" style:rel-column-width="58251*"/>
    </style:style>
    <style:style style:name="Table29.B" style:family="table-column">
      <style:table-column-properties style:column-width="0.6986in" style:rel-column-width="7284*"/>
    </style:style>
    <style:style style:name="Table29.A1" style:family="table-cell">
      <style:table-cell-properties style:vertical-align="middle" fo:padding="0.0382in" fo:border="none"/>
    </style:style>
    <style:style style:name="Table1" style:family="table">
      <style:table-properties style:width="6.2847in" table:align="margins"/>
    </style:style>
    <style:style style:name="Table1.A" style:family="table-column">
      <style:table-column-properties style:column-width="5.5861in" style:rel-column-width="58251*"/>
    </style:style>
    <style:style style:name="Table1.B" style:family="table-column">
      <style:table-column-properties style:column-width="0.6986in" style:rel-column-width="7284*"/>
    </style:style>
    <style:style style:name="Table1.A1" style:family="table-cell">
      <style:table-cell-properties style:vertical-align="middle" fo:padding="0.0382in" fo:border="none"/>
    </style:style>
    <style:style style:name="Table28" style:family="table">
      <style:table-properties style:width="6.2847in" table:align="margins"/>
    </style:style>
    <style:style style:name="Table28.A" style:family="table-column">
      <style:table-column-properties style:column-width="5.5861in" style:rel-column-width="58251*"/>
    </style:style>
    <style:style style:name="Table28.B" style:family="table-column">
      <style:table-column-properties style:column-width="0.6986in" style:rel-column-width="7284*"/>
    </style:style>
    <style:style style:name="Table28.A1" style:family="table-cell">
      <style:table-cell-properties style:vertical-align="middle" fo:padding="0.0382in" fo:border="none"/>
    </style:style>
    <style:style style:name="Table30" style:family="table">
      <style:table-properties style:width="6.2847in" table:align="margins"/>
    </style:style>
    <style:style style:name="Table30.A" style:family="table-column">
      <style:table-column-properties style:column-width="5.5861in" style:rel-column-width="58251*"/>
    </style:style>
    <style:style style:name="Table30.B" style:family="table-column">
      <style:table-column-properties style:column-width="0.6986in" style:rel-column-width="7284*"/>
    </style:style>
    <style:style style:name="Table30.A1" style:family="table-cell">
      <style:table-cell-properties style:vertical-align="middle" fo:padding="0.0382in" fo:border="none"/>
    </style:style>
    <style:style style:name="Table2" style:family="table">
      <style:table-properties style:width="6.2847in" table:align="margins"/>
    </style:style>
    <style:style style:name="Table2.A" style:family="table-column">
      <style:table-column-properties style:column-width="5.5861in" style:rel-column-width="58251*"/>
    </style:style>
    <style:style style:name="Table2.B" style:family="table-column">
      <style:table-column-properties style:column-width="0.6986in" style:rel-column-width="7284*"/>
    </style:style>
    <style:style style:name="Table2.A1" style:family="table-cell">
      <style:table-cell-properties style:vertical-align="middle" fo:padding="0.0382in" fo:border="none"/>
    </style:style>
    <style:style style:name="Table8" style:family="table">
      <style:table-properties style:width="6.2847in" table:align="margins"/>
    </style:style>
    <style:style style:name="Table8.A" style:family="table-column">
      <style:table-column-properties style:column-width="5.5861in" style:rel-column-width="58251*"/>
    </style:style>
    <style:style style:name="Table8.B" style:family="table-column">
      <style:table-column-properties style:column-width="0.6986in" style:rel-column-width="7284*"/>
    </style:style>
    <style:style style:name="Table8.A1" style:family="table-cell">
      <style:table-cell-properties style:vertical-align="middle" fo:padding="0.0382in" fo:border="none"/>
    </style:style>
    <style:style style:name="Table7" style:family="table">
      <style:table-properties style:width="6.2847in" table:align="margins"/>
    </style:style>
    <style:style style:name="Table7.A" style:family="table-column">
      <style:table-column-properties style:column-width="5.5861in" style:rel-column-width="58251*"/>
    </style:style>
    <style:style style:name="Table7.B" style:family="table-column">
      <style:table-column-properties style:column-width="0.6986in" style:rel-column-width="7284*"/>
    </style:style>
    <style:style style:name="Table7.A1" style:family="table-cell">
      <style:table-cell-properties style:vertical-align="middle" fo:padding="0.0382in" fo:border="none"/>
    </style:style>
    <style:style style:name="Table9" style:family="table">
      <style:table-properties style:width="6.2847in" table:align="margins"/>
    </style:style>
    <style:style style:name="Table9.A" style:family="table-column">
      <style:table-column-properties style:column-width="5.5861in" style:rel-column-width="58251*"/>
    </style:style>
    <style:style style:name="Table9.B" style:family="table-column">
      <style:table-column-properties style:column-width="0.6986in" style:rel-column-width="7284*"/>
    </style:style>
    <style:style style:name="Table9.A1" style:family="table-cell">
      <style:table-cell-properties style:vertical-align="middle" fo:padding="0.0382in" fo:border="none"/>
    </style:style>
    <style:style style:name="Table10" style:family="table">
      <style:table-properties style:width="6.2847in" table:align="margins"/>
    </style:style>
    <style:style style:name="Table10.A" style:family="table-column">
      <style:table-column-properties style:column-width="5.5861in" style:rel-column-width="58251*"/>
    </style:style>
    <style:style style:name="Table10.B" style:family="table-column">
      <style:table-column-properties style:column-width="0.6986in" style:rel-column-width="7284*"/>
    </style:style>
    <style:style style:name="Table10.A1" style:family="table-cell">
      <style:table-cell-properties style:vertical-align="middle" fo:padding="0.0382in" fo:border="none"/>
    </style:style>
    <style:style style:name="Table11" style:family="table">
      <style:table-properties style:width="6.2847in" table:align="margins"/>
    </style:style>
    <style:style style:name="Table11.A" style:family="table-column">
      <style:table-column-properties style:column-width="5.5861in" style:rel-column-width="58251*"/>
    </style:style>
    <style:style style:name="Table11.B" style:family="table-column">
      <style:table-column-properties style:column-width="0.6986in" style:rel-column-width="7284*"/>
    </style:style>
    <style:style style:name="Table11.A1" style:family="table-cell">
      <style:table-cell-properties style:vertical-align="middle" fo:padding="0.0382in" fo:border="none"/>
    </style:style>
    <style:style style:name="Table12" style:family="table">
      <style:table-properties style:width="6.2847in" table:align="margins"/>
    </style:style>
    <style:style style:name="Table12.A" style:family="table-column">
      <style:table-column-properties style:column-width="5.5861in" style:rel-column-width="58251*"/>
    </style:style>
    <style:style style:name="Table12.B" style:family="table-column">
      <style:table-column-properties style:column-width="0.6986in" style:rel-column-width="7284*"/>
    </style:style>
    <style:style style:name="Table12.A1" style:family="table-cell">
      <style:table-cell-properties style:vertical-align="middle" fo:padding="0.0382in" fo:border="none"/>
    </style:style>
    <style:style style:name="Table13" style:family="table">
      <style:table-properties style:width="6.2847in" table:align="margins"/>
    </style:style>
    <style:style style:name="Table13.A" style:family="table-column">
      <style:table-column-properties style:column-width="5.5861in" style:rel-column-width="58251*"/>
    </style:style>
    <style:style style:name="Table13.B" style:family="table-column">
      <style:table-column-properties style:column-width="0.6986in" style:rel-column-width="7284*"/>
    </style:style>
    <style:style style:name="Table13.A1" style:family="table-cell">
      <style:table-cell-properties style:vertical-align="middle" fo:padding="0.0382in" fo:border="none"/>
    </style:style>
    <style:style style:name="Table15" style:family="table">
      <style:table-properties style:width="6.2847in" table:align="margins"/>
    </style:style>
    <style:style style:name="Table15.A" style:family="table-column">
      <style:table-column-properties style:column-width="5.5861in" style:rel-column-width="58251*"/>
    </style:style>
    <style:style style:name="Table15.B" style:family="table-column">
      <style:table-column-properties style:column-width="0.6986in" style:rel-column-width="7284*"/>
    </style:style>
    <style:style style:name="Table15.A1" style:family="table-cell">
      <style:table-cell-properties style:vertical-align="middle" fo:padding="0.0382in" fo:border="none"/>
    </style:style>
    <style:style style:name="Table16" style:family="table">
      <style:table-properties style:width="6.2847in" table:align="margins"/>
    </style:style>
    <style:style style:name="Table16.A" style:family="table-column">
      <style:table-column-properties style:column-width="5.5861in" style:rel-column-width="58251*"/>
    </style:style>
    <style:style style:name="Table16.B" style:family="table-column">
      <style:table-column-properties style:column-width="0.6986in" style:rel-column-width="7284*"/>
    </style:style>
    <style:style style:name="Table16.A1" style:family="table-cell">
      <style:table-cell-properties style:vertical-align="middle" fo:padding="0.0382in" fo:border="none"/>
    </style:style>
    <style:style style:name="Table17" style:family="table">
      <style:table-properties style:width="6.2847in" table:align="margins"/>
    </style:style>
    <style:style style:name="Table17.A" style:family="table-column">
      <style:table-column-properties style:column-width="5.5861in" style:rel-column-width="58251*"/>
    </style:style>
    <style:style style:name="Table17.B" style:family="table-column">
      <style:table-column-properties style:column-width="0.6986in" style:rel-column-width="7284*"/>
    </style:style>
    <style:style style:name="Table17.A1" style:family="table-cell">
      <style:table-cell-properties style:vertical-align="middle" fo:padding="0.0382in" fo:border="none"/>
    </style:style>
    <style:style style:name="Table21" style:family="table">
      <style:table-properties style:width="6.2847in" table:align="margins"/>
    </style:style>
    <style:style style:name="Table21.A" style:family="table-column">
      <style:table-column-properties style:column-width="5.5861in" style:rel-column-width="58251*"/>
    </style:style>
    <style:style style:name="Table21.B" style:family="table-column">
      <style:table-column-properties style:column-width="0.6986in" style:rel-column-width="7284*"/>
    </style:style>
    <style:style style:name="Table21.A1" style:family="table-cell">
      <style:table-cell-properties style:vertical-align="middle" fo:padding="0.0382in" fo:border="none"/>
    </style:style>
    <style:style style:name="Table23" style:family="table">
      <style:table-properties style:width="6.2847in" table:align="margins"/>
    </style:style>
    <style:style style:name="Table23.A" style:family="table-column">
      <style:table-column-properties style:column-width="5.5861in" style:rel-column-width="58251*"/>
    </style:style>
    <style:style style:name="Table23.B" style:family="table-column">
      <style:table-column-properties style:column-width="0.6986in" style:rel-column-width="7284*"/>
    </style:style>
    <style:style style:name="Table23.A1" style:family="table-cell">
      <style:table-cell-properties style:vertical-align="middle" fo:padding="0.0382in" fo:border="none"/>
    </style:style>
    <style:style style:name="Table34" style:family="table">
      <style:table-properties style:width="6.2847in" table:align="margins"/>
    </style:style>
    <style:style style:name="Table34.A" style:family="table-column">
      <style:table-column-properties style:column-width="5.5861in" style:rel-column-width="58251*"/>
    </style:style>
    <style:style style:name="Table34.B" style:family="table-column">
      <style:table-column-properties style:column-width="0.6986in" style:rel-column-width="7284*"/>
    </style:style>
    <style:style style:name="Table34.A1" style:family="table-cell">
      <style:table-cell-properties style:vertical-align="middle" fo:padding="0.0382in" fo:border="none"/>
    </style:style>
    <style:style style:name="Table32" style:family="table">
      <style:table-properties style:width="6.2847in" table:align="margins"/>
    </style:style>
    <style:style style:name="Table32.A" style:family="table-column">
      <style:table-column-properties style:column-width="5.5861in" style:rel-column-width="58251*"/>
    </style:style>
    <style:style style:name="Table32.B" style:family="table-column">
      <style:table-column-properties style:column-width="0.6986in" style:rel-column-width="7284*"/>
    </style:style>
    <style:style style:name="Table32.A1" style:family="table-cell">
      <style:table-cell-properties style:vertical-align="middle" fo:padding="0.0382in" fo:border="none"/>
    </style:style>
    <style:style style:name="Table33" style:family="table">
      <style:table-properties style:width="6.2847in" table:align="margins"/>
    </style:style>
    <style:style style:name="Table33.A" style:family="table-column">
      <style:table-column-properties style:column-width="5.5861in" style:rel-column-width="58251*"/>
    </style:style>
    <style:style style:name="Table33.B" style:family="table-column">
      <style:table-column-properties style:column-width="0.6986in" style:rel-column-width="7284*"/>
    </style:style>
    <style:style style:name="Table33.A1" style:family="table-cell">
      <style:table-cell-properties style:vertical-align="middle" fo:padding="0.0382in" fo:border="none"/>
    </style:style>
    <style:style style:name="P1" style:family="paragraph" style:parent-style-name="Header">
      <style:text-properties officeooo:rsid="026aedb7" officeooo:paragraph-rsid="026aedb7"/>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8cc8"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5c0c5"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ee5d44"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629e3"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800c7"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1aa8d"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46f1"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8cc8"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5c0c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c446f1"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style:text-position="0% 100%" style:font-name="DejaVu Sans Mono" fo:font-size="10pt" fo:font-style="normal" fo:font-weight="normal" officeooo:rsid="0640bba8" officeooo:paragraph-rsid="04a388bb"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5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text-position="0% 100%" style:font-name="DejaVu Sans Mono" fo:font-size="10pt" fo:font-style="normal" fo:font-weight="normal" officeooo:rsid="04c446f1" officeooo:paragraph-rsid="04c446f1" style:font-size-asian="10.5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5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text-position="0% 100%" style:font-name="DejaVu Sans Mono" fo:font-size="10pt" fo:font-style="normal" fo:font-weight="normal" officeooo:rsid="04c5c0c5" officeooo:paragraph-rsid="04c5c0c5" style:font-size-asian="10.5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5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5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style:text-position="0% 100%" style:font-name="DejaVu Sans Mono" fo:font-size="10pt" fo:font-style="normal" style:text-underline-style="none" fo:font-weight="normal" officeooo:rsid="0130eb94" officeooo:paragraph-rsid="054cc78f" style:font-size-asian="10.5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style:text-position="0% 100%" fo:font-size="12pt" fo:font-style="normal" fo:font-weight="normal" officeooo:rsid="01c31ab5" officeooo:paragraph-rsid="03a6b23a"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fo:font-size="12pt" fo:font-style="normal" fo:font-weight="normal" officeooo:rsid="01c31ab5" officeooo:paragraph-rsid="03ee855d"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fo:font-size="12pt" fo:font-style="normal" fo:font-weight="normal" officeooo:rsid="01c31ab5" officeooo:paragraph-rsid="02fd1b46"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fo:font-size="12pt" fo:font-style="normal" fo:font-weight="normal" officeooo:rsid="01c31ab5" officeooo:paragraph-rsid="0673e656"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fo:font-size="12pt" fo:font-style="normal" fo:font-weight="normal" officeooo:rsid="01c31ab5" officeooo:paragraph-rsid="068fe2fb"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fo:font-size="12pt" fo:font-style="normal" fo:font-weight="normal" officeooo:rsid="01eca8b4" officeooo:paragraph-rsid="019d6b81"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fo:font-size="12pt" fo:font-style="normal" fo:font-weight="normal" officeooo:rsid="03a9dd79" officeooo:paragraph-rsid="055d2b47"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text-position="0% 100%" fo:font-size="12pt" fo:font-style="normal" fo:font-weight="normal" officeooo:rsid="03a9dd79" officeooo:paragraph-rsid="062dbb1e"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text-position="0% 100%" fo:font-size="12pt" fo:font-style="normal" fo:font-weight="normal" officeooo:rsid="03ddf941" officeooo:paragraph-rsid="03ddf941"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text-position="0% 100%" fo:font-size="12pt" fo:font-style="normal" fo:font-weight="normal" officeooo:rsid="03ddf941" officeooo:paragraph-rsid="03decb3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text-position="0% 100%" fo:font-size="12pt" fo:font-style="normal" fo:font-weight="normal" officeooo:rsid="03e22ddc" officeooo:paragraph-rsid="03e22ddc"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text-position="0% 100%" fo:font-size="12pt" fo:font-style="normal" fo:font-weight="normal" officeooo:rsid="03e22ddc" officeooo:paragraph-rsid="03f0a464"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text-position="0% 100%" fo:font-size="12pt" fo:font-style="normal" fo:font-weight="normal" officeooo:rsid="03e22ddc" officeooo:paragraph-rsid="06872a53"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text-position="0% 100%" fo:font-size="12pt" fo:font-style="normal" fo:font-weight="normal" officeooo:rsid="03e22ddc" officeooo:paragraph-rsid="0694de79"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text-position="0% 100%" fo:font-size="12pt" fo:font-style="normal" fo:font-weight="normal" officeooo:rsid="03e22ddc" officeooo:paragraph-rsid="06e9ad1b"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text-position="0% 100%" fo:font-size="12pt" fo:font-style="normal" fo:font-weight="normal" officeooo:rsid="0144792a" officeooo:paragraph-rsid="02f276ea"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text-position="0% 100%" fo:font-size="12pt" fo:font-style="normal" fo:font-weight="normal" officeooo:rsid="03ebdfb7" officeooo:paragraph-rsid="03ebdfb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text-position="0% 100%" fo:font-size="12pt" fo:font-style="normal" fo:font-weight="normal" officeooo:rsid="02c5983d" officeooo:paragraph-rsid="02e4782d" style:font-size-asian="12pt" style:font-style-asian="normal" style:font-weight-asian="normal" style:font-size-complex="12pt" style:font-style-complex="normal" style:font-weight-complex="normal"/>
    </style:style>
    <style:style style:name="P51" style:family="paragraph" style:parent-style-name="Standard">
      <style:text-properties style:text-position="0% 100%" fo:font-size="12pt" fo:font-style="normal" fo:font-weight="normal" officeooo:rsid="01e7bd44" officeooo:paragraph-rsid="000faaa0"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text-position="0% 100%" fo:font-size="12pt" fo:font-style="normal" fo:font-weight="normal" officeooo:rsid="055d6537" officeooo:paragraph-rsid="0561ea28"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text-position="0% 100%" fo:font-size="12pt" fo:font-style="normal" fo:font-weight="normal" officeooo:rsid="047e8797" officeooo:paragraph-rsid="047ed8a7"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text-position="0% 100%" fo:font-size="12pt" fo:font-style="normal" fo:font-weight="normal" officeooo:rsid="04293679" officeooo:paragraph-rsid="0447174c"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text-position="0% 100%" fo:font-size="12pt" fo:font-style="normal" fo:font-weight="normal" officeooo:rsid="03baefa0" officeooo:paragraph-rsid="02e4782d"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text-position="0% 100%" fo:font-size="12pt" fo:font-style="normal" fo:font-weight="normal" officeooo:rsid="03d57621" officeooo:paragraph-rsid="000faaa0"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text-position="0% 100%" fo:font-size="12pt" fo:font-style="normal" fo:font-weight="normal" officeooo:rsid="056be073" officeooo:paragraph-rsid="063b67c1"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text-position="0% 100%" fo:font-size="12pt" fo:font-style="normal" fo:font-weight="normal" officeooo:rsid="056be073" officeooo:paragraph-rsid="063d7c5b"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text-position="0% 100%" fo:font-size="12pt" fo:font-style="normal" fo:font-weight="normal" officeooo:rsid="063cad18" officeooo:paragraph-rsid="063d7c5b"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text-position="0% 100%" fo:font-size="12pt" fo:font-style="normal" fo:font-weight="normal" officeooo:rsid="03c01626" officeooo:paragraph-rsid="03ba4706"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text-position="0% 100%" fo:font-size="12pt" fo:font-style="normal" fo:font-weight="normal" officeooo:rsid="03c01626" officeooo:paragraph-rsid="06f542cd"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text-position="0% 100%" fo:font-size="12pt" fo:font-style="normal" fo:font-weight="normal" officeooo:rsid="04b70ac0" officeooo:paragraph-rsid="06f02c98" style:font-size-asian="12pt" style:font-style-asian="normal" style:font-weight-asian="normal" style:font-size-complex="12pt" style:font-style-complex="normal" style:font-weight-complex="normal"/>
    </style:style>
    <style:style style:name="P63" style:family="paragraph" style:parent-style-name="Standard">
      <style:text-properties style:text-position="0% 100%" fo:font-size="12pt" fo:font-style="normal" fo:font-weight="normal" officeooo:rsid="012dfe32" officeooo:paragraph-rsid="000faaa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text-position="0% 100%" fo:font-size="12pt" fo:font-style="normal" fo:font-weight="normal" officeooo:rsid="0495e49a" officeooo:paragraph-rsid="05993f1f"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text-position="0% 100%" fo:font-size="12pt" fo:font-style="normal" fo:font-weight="normal" officeooo:rsid="0494d53f" officeooo:paragraph-rsid="0497fe2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position="0% 100%" fo:font-size="12pt" fo:font-style="normal" fo:font-weight="normal" officeooo:rsid="04aaa29f" officeooo:paragraph-rsid="04a928a4"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position="0% 100%" fo:font-size="12pt" fo:font-style="normal" fo:font-weight="normal" officeooo:rsid="02c5983d" officeooo:paragraph-rsid="04be2707"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position="0% 100%" fo:font-size="12pt" fo:font-style="normal" fo:font-weight="normal" officeooo:rsid="04cc742f" officeooo:paragraph-rsid="06f02c98"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text-position="0% 100%" fo:font-size="12pt" fo:font-style="normal" officeooo:rsid="024dffa2" officeooo:paragraph-rsid="02c413ef" style:font-size-asian="12pt" style:font-style-asian="normal" style:font-size-complex="12pt" style:font-style-complex="normal"/>
    </style:style>
    <style:style style:name="P70" style:family="paragraph" style:parent-style-name="Standard">
      <style:paragraph-properties fo:text-align="start" style:justify-single-word="false"/>
      <style:text-properties style:text-position="0% 100%" fo:font-size="12pt" fo:font-style="normal" officeooo:rsid="056e53e6" officeooo:paragraph-rsid="063b67c1" style:font-size-asian="12pt" style:font-style-asian="normal" style:font-size-complex="12pt" style:font-style-complex="normal"/>
    </style:style>
    <style:style style:name="P71" style:family="paragraph" style:parent-style-name="Standard">
      <style:paragraph-properties fo:text-align="start" style:justify-single-word="false"/>
      <style:text-properties style:text-position="0% 100%" fo:font-size="12pt" fo:font-style="normal" officeooo:rsid="056be073" officeooo:paragraph-rsid="063b67c1" style:font-size-asian="12pt" style:font-style-asian="normal" style:font-size-complex="12pt" style:font-style-complex="normal"/>
    </style:style>
    <style:style style:name="P72" style:family="paragraph" style:parent-style-name="Standard">
      <style:paragraph-properties fo:text-align="start" style:justify-single-word="false"/>
      <style:text-properties style:text-position="0% 100%" fo:font-size="12pt" fo:font-style="normal" officeooo:rsid="056be073" officeooo:paragraph-rsid="0657e604" style:font-size-asian="12pt" style:font-style-asian="normal" style:font-size-complex="12pt" style:font-style-complex="normal"/>
    </style:style>
    <style:style style:name="P73" style:family="paragraph" style:parent-style-name="Standard">
      <style:paragraph-properties fo:text-align="start" style:justify-single-word="false"/>
      <style:text-properties style:text-position="0% 100%" fo:font-size="12pt" fo:font-style="normal" officeooo:rsid="03baefa0" officeooo:paragraph-rsid="000faaa0" style:font-size-asian="12pt" style:font-style-asian="normal" style:font-size-complex="12pt" style:font-style-complex="normal"/>
    </style:style>
    <style:style style:name="P74" style:family="paragraph" style:parent-style-name="Standard">
      <style:paragraph-properties fo:text-align="start" style:justify-single-word="false"/>
      <style:text-properties style:text-position="0% 100%" fo:font-size="12pt" fo:font-style="normal" fo:font-weight="bold" officeooo:rsid="03ddf941" officeooo:paragraph-rsid="03decb37" style:font-size-asian="12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style:text-position="0% 100%" fo:font-size="12pt" fo:font-style="normal" fo:font-weight="bold" officeooo:rsid="03ddf941" officeooo:paragraph-rsid="03e22ddc" style:font-size-asian="12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style:text-position="0% 100%" fo:font-size="12pt" fo:font-style="normal" fo:font-weight="bold" officeooo:rsid="03ddf941" officeooo:paragraph-rsid="03ee855d"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text-position="0% 100%" fo:font-size="12pt" fo:font-style="normal" fo:font-weight="bold" officeooo:rsid="03decb37" officeooo:paragraph-rsid="06fd05c8" style:font-size-asian="12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style:text-position="0% 100%" fo:font-size="12pt" fo:font-style="normal" style:text-underline-style="none" fo:font-weight="normal" officeooo:rsid="03b93485" officeooo:paragraph-rsid="03b835e5"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text-position="0% 100%" fo:font-size="12pt" fo:font-style="normal" style:text-underline-style="none" fo:font-weight="normal" officeooo:rsid="027a3056" officeooo:paragraph-rsid="03ba4706"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text-position="0% 100%" fo:font-size="12pt" fo:font-style="normal" style:text-underline-style="none" fo:font-weight="normal" officeooo:rsid="03cd8599" officeooo:paragraph-rsid="04e88f7b"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text-position="0% 100%" fo:font-size="12pt" fo:font-style="normal" style:text-underline-style="none" fo:font-weight="normal" officeooo:rsid="06bf7b06" officeooo:paragraph-rsid="06cd2bb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text-position="0% 100%" fo:font-size="12pt" fo:font-style="normal" style:text-underline-style="none" fo:font-weight="bold" officeooo:rsid="03decb37" officeooo:paragraph-rsid="03decb37" style:font-size-asian="12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style:text-position="0% 100%" style:font-name="Liberation Sans" fo:font-size="11pt" fo:font-style="italic" fo:font-weight="normal" officeooo:rsid="02582423" officeooo:paragraph-rsid="02c413ef" style:font-size-asian="11pt" style:font-style-asian="italic" style:font-weight-asian="normal" style:font-size-complex="11pt" style:font-style-complex="italic" style:font-weight-complex="normal"/>
    </style:style>
    <style:style style:name="P84"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e855f"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388bb"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text-position="0% 100%" style:font-name="Liberation Serif" fo:font-size="12pt" fo:font-style="normal" fo:font-weight="normal" officeooo:rsid="04bfee58" officeooo:paragraph-rsid="04c446f1"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a9d808" officeooo:paragraph-rsid="0691c26f"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text-position="0% 100%" fo:font-style="normal" fo:font-weight="normal" officeooo:rsid="03c2eb3e" officeooo:paragraph-rsid="04e88f7b" style:font-size-asian="16pt"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ize="12pt" officeooo:paragraph-rsid="02a84595" style:font-size-asian="12pt" style:font-size-complex="12pt"/>
    </style:style>
    <style:style style:name="P90" style:family="paragraph" style:parent-style-name="Standard">
      <style:paragraph-properties fo:text-align="start" style:justify-single-word="false"/>
      <style:text-properties fo:font-size="12pt" officeooo:paragraph-rsid="0303e9a7" style:font-size-asian="12pt" style:font-size-complex="12pt"/>
    </style:style>
    <style:style style:name="P91" style:family="paragraph" style:parent-style-name="Standard">
      <style:paragraph-properties fo:text-align="start" style:justify-single-word="false"/>
      <style:text-properties fo:font-size="12pt" officeooo:paragraph-rsid="040f38a1" style:font-size-asian="12pt" style:font-size-complex="12pt"/>
    </style:style>
    <style:style style:name="P92" style:family="paragraph" style:parent-style-name="Standard">
      <style:paragraph-properties fo:text-align="start" style:justify-single-word="false"/>
      <style:text-properties fo:font-size="12pt" officeooo:paragraph-rsid="06df8ba8" style:font-size-asian="12pt" style:font-size-complex="12pt"/>
    </style:style>
    <style:style style:name="P93" style:family="paragraph" style:parent-style-name="Standard">
      <style:paragraph-properties fo:text-align="start" style:justify-single-word="false"/>
      <style:text-properties fo:font-size="12pt" officeooo:paragraph-rsid="0691c26f" style:font-size-asian="12pt" style:font-size-complex="12pt"/>
    </style:style>
    <style:style style:name="P94" style:family="paragraph" style:parent-style-name="Standard">
      <style:paragraph-properties fo:text-align="start" style:justify-single-word="false"/>
      <style:text-properties fo:font-size="12pt" officeooo:paragraph-rsid="06e47b7e" style:font-size-asian="12pt" style:font-size-complex="12pt"/>
    </style:style>
    <style:style style:name="P95" style:family="paragraph" style:parent-style-name="Standard">
      <style:paragraph-properties fo:text-align="start" style:justify-single-word="false"/>
      <style:text-properties fo:font-size="12pt" officeooo:paragraph-rsid="0673e656" style:font-size-asian="12pt" style:font-size-complex="12pt"/>
    </style:style>
    <style:style style:name="P96" style:family="paragraph" style:parent-style-name="Standard">
      <style:paragraph-properties fo:text-align="start" style:justify-single-word="false"/>
      <style:text-properties fo:font-size="12pt" officeooo:rsid="00b10942" officeooo:paragraph-rsid="000faaa0" style:font-size-asian="12pt" style:font-size-complex="12pt"/>
    </style:style>
    <style:style style:name="P97" style:family="paragraph" style:parent-style-name="Standard">
      <style:paragraph-properties fo:text-align="start" style:justify-single-word="false"/>
      <style:text-properties fo:font-size="12pt" officeooo:rsid="00b10942" officeooo:paragraph-rsid="047ed8a7" style:font-size-asian="12pt" style:font-size-complex="12pt"/>
    </style:style>
    <style:style style:name="P98" style:family="paragraph" style:parent-style-name="Standard">
      <style:paragraph-properties fo:text-align="start" style:justify-single-word="false"/>
      <style:text-properties fo:font-size="12pt" officeooo:rsid="00b10942" officeooo:paragraph-rsid="057c2db3" style:font-size-asian="12pt" style:font-size-complex="12pt"/>
    </style:style>
    <style:style style:name="P99" style:family="paragraph" style:parent-style-name="Standard">
      <style:paragraph-properties fo:text-align="start" style:justify-single-word="false"/>
      <style:text-properties fo:font-size="12pt" officeooo:rsid="00b10942" officeooo:paragraph-rsid="071f9227" style:font-size-asian="12pt" style:font-size-complex="12pt"/>
    </style:style>
    <style:style style:name="P100" style:family="paragraph" style:parent-style-name="Standard">
      <style:text-properties fo:font-size="12pt" officeooo:rsid="00b10942" officeooo:paragraph-rsid="071d323a" style:font-size-asian="12pt" style:font-size-complex="12pt"/>
    </style:style>
    <style:style style:name="P101" style:family="paragraph" style:parent-style-name="Standard">
      <style:paragraph-properties fo:text-align="start" style:justify-single-word="false"/>
      <style:text-properties fo:font-size="12pt" officeooo:rsid="03b66403" officeooo:paragraph-rsid="03b66403" style:font-size-asian="12pt" style:font-size-complex="12pt"/>
    </style:style>
    <style:style style:name="P102" style:family="paragraph" style:parent-style-name="Standard">
      <style:paragraph-properties fo:text-align="start" style:justify-single-word="false"/>
      <style:text-properties fo:font-size="12pt" officeooo:rsid="03b66403" officeooo:paragraph-rsid="070dfdbf" style:font-size-asian="12pt" style:font-size-complex="12pt"/>
    </style:style>
    <style:style style:name="P103" style:family="paragraph" style:parent-style-name="Standard">
      <style:paragraph-properties fo:text-align="start" style:justify-single-word="false"/>
      <style:text-properties fo:font-size="12pt" officeooo:rsid="03b66403" officeooo:paragraph-rsid="06f542cd" style:font-size-asian="12pt" style:font-size-complex="12pt"/>
    </style:style>
    <style:style style:name="P104" style:family="paragraph" style:parent-style-name="Standard">
      <style:paragraph-properties fo:text-align="start" style:justify-single-word="false"/>
      <style:text-properties fo:font-size="12pt" officeooo:rsid="00a9d808" officeooo:paragraph-rsid="06400474" style:font-size-asian="12pt" style:font-size-complex="12pt"/>
    </style:style>
    <style:style style:name="P105" style:family="paragraph" style:parent-style-name="Standard">
      <style:paragraph-properties fo:text-align="start" style:justify-single-word="false"/>
      <style:text-properties fo:font-size="12pt" officeooo:rsid="03b835e5" officeooo:paragraph-rsid="03ba4706" style:font-size-asian="12pt" style:font-size-complex="12pt"/>
    </style:style>
    <style:style style:name="P106" style:family="paragraph" style:parent-style-name="Standard">
      <style:paragraph-properties fo:text-align="start" style:justify-single-word="false"/>
      <style:text-properties fo:font-size="12pt" officeooo:rsid="03b93485" officeooo:paragraph-rsid="03ba4706" style:font-size-asian="12pt" style:font-size-complex="12pt"/>
    </style:style>
    <style:style style:name="P107" style:family="paragraph" style:parent-style-name="Standard">
      <style:paragraph-properties fo:text-align="start" style:justify-single-word="false"/>
      <style:text-properties fo:font-size="12pt" officeooo:rsid="01a33c7b" officeooo:paragraph-rsid="000faaa0" style:font-size-asian="12pt" style:font-size-complex="12pt"/>
    </style:style>
    <style:style style:name="P108" style:family="paragraph" style:parent-style-name="Standard">
      <style:text-properties fo:font-size="12pt" officeooo:rsid="03beecfe" officeooo:paragraph-rsid="044cf062" style:font-size-asian="12pt" style:font-size-complex="12pt"/>
    </style:style>
    <style:style style:name="P109" style:family="paragraph" style:parent-style-name="Standard">
      <style:text-properties fo:font-size="12pt" officeooo:rsid="001227c6" officeooo:paragraph-rsid="03c1704d" style:font-size-asian="12pt" style:font-size-complex="12pt"/>
    </style:style>
    <style:style style:name="P110" style:family="paragraph" style:parent-style-name="Standard">
      <style:text-properties fo:font-size="12pt" officeooo:rsid="03c01626" officeooo:paragraph-rsid="03c01626" style:font-size-asian="12pt" style:font-size-complex="12pt"/>
    </style:style>
    <style:style style:name="P111" style:family="paragraph" style:parent-style-name="Standard">
      <style:text-properties fo:font-size="12pt" officeooo:paragraph-rsid="03c01626" style:font-size-asian="12pt" style:font-size-complex="12pt"/>
    </style:style>
    <style:style style:name="P112" style:family="paragraph" style:parent-style-name="Standard">
      <style:text-properties fo:font-size="12pt" officeooo:rsid="03c037d3" officeooo:paragraph-rsid="044f046e" style:font-size-asian="12pt" style:font-size-complex="12pt"/>
    </style:style>
    <style:style style:name="P113" style:family="paragraph" style:parent-style-name="Standard">
      <style:text-properties fo:font-size="12pt" officeooo:rsid="03c1704d" officeooo:paragraph-rsid="044cf062" style:font-size-asian="12pt" style:font-size-complex="12pt"/>
    </style:style>
    <style:style style:name="P114" style:family="paragraph" style:parent-style-name="Standard">
      <style:text-properties fo:font-size="12pt" officeooo:rsid="03c1704d" officeooo:paragraph-rsid="05177166" style:font-size-asian="12pt" style:font-size-complex="12pt"/>
    </style:style>
    <style:style style:name="P115" style:family="paragraph" style:parent-style-name="Standard">
      <style:text-properties fo:font-size="12pt" officeooo:rsid="03c1dcca" officeooo:paragraph-rsid="03c1dcca" style:font-size-asian="12pt" style:font-size-complex="12pt"/>
    </style:style>
    <style:style style:name="P116" style:family="paragraph" style:parent-style-name="Standard">
      <style:paragraph-properties fo:text-align="start" style:justify-single-word="false"/>
      <style:text-properties fo:font-size="12pt" officeooo:rsid="015312be" officeooo:paragraph-rsid="000faaa0" style:font-size-asian="12pt" style:font-size-complex="12pt"/>
    </style:style>
    <style:style style:name="P117" style:family="paragraph" style:parent-style-name="Standard">
      <style:paragraph-properties fo:text-align="start" style:justify-single-word="false"/>
      <style:text-properties fo:font-size="12pt" officeooo:rsid="02c413ef" officeooo:paragraph-rsid="02e4782d" style:font-size-asian="12pt" style:font-size-complex="12pt"/>
    </style:style>
    <style:style style:name="P118" style:family="paragraph" style:parent-style-name="Standard">
      <style:paragraph-properties fo:text-align="start" style:justify-single-word="false"/>
      <style:text-properties fo:font-size="12pt" officeooo:rsid="02c413ef" officeooo:paragraph-rsid="04be2707" style:font-size-asian="12pt" style:font-size-complex="12pt"/>
    </style:style>
    <style:style style:name="P119" style:family="paragraph" style:parent-style-name="Standard">
      <style:paragraph-properties fo:text-align="start" style:justify-single-word="false"/>
      <style:text-properties fo:font-size="12pt" officeooo:rsid="03c21168" officeooo:paragraph-rsid="04e88f7b" style:font-size-asian="12pt" style:font-size-complex="12pt"/>
    </style:style>
    <style:style style:name="P120" style:family="paragraph" style:parent-style-name="Standard">
      <style:paragraph-properties fo:text-align="start" style:justify-single-word="false"/>
      <style:text-properties fo:font-size="12pt" officeooo:rsid="03ddf941" officeooo:paragraph-rsid="03ddf941" style:font-size-asian="12pt" style:font-size-complex="12pt"/>
    </style:style>
    <style:style style:name="P121" style:family="paragraph" style:parent-style-name="Standard">
      <style:paragraph-properties fo:text-align="start" style:justify-single-word="false"/>
      <style:text-properties fo:font-size="12pt" officeooo:rsid="01c31ab5" officeooo:paragraph-rsid="02fb8968" style:font-size-asian="12pt" style:font-size-complex="12pt"/>
    </style:style>
    <style:style style:name="P122" style:family="paragraph" style:parent-style-name="Standard">
      <style:paragraph-properties fo:text-align="start" style:justify-single-word="false"/>
      <style:text-properties fo:font-size="12pt" officeooo:rsid="01c31ab5" officeooo:paragraph-rsid="0673e656" style:font-size-asian="12pt" style:font-size-complex="12pt"/>
    </style:style>
    <style:style style:name="P123" style:family="paragraph" style:parent-style-name="Standard">
      <style:paragraph-properties fo:text-align="start" style:justify-single-word="false"/>
      <style:text-properties fo:font-size="12pt" officeooo:rsid="01c31ab5" officeooo:paragraph-rsid="068fe2fb" style:font-size-asian="12pt" style:font-size-complex="12pt"/>
    </style:style>
    <style:style style:name="P124" style:family="paragraph" style:parent-style-name="Standard">
      <style:text-properties fo:font-size="12pt" officeooo:rsid="01c31ab5" officeooo:paragraph-rsid="02f84d61" style:font-size-asian="12pt" style:font-size-complex="12pt"/>
    </style:style>
    <style:style style:name="P125" style:family="paragraph" style:parent-style-name="Standard">
      <style:text-properties fo:font-size="12pt" officeooo:rsid="01c31ab5" officeooo:paragraph-rsid="0301dff6" style:font-size-asian="12pt" style:font-size-complex="12pt"/>
    </style:style>
    <style:style style:name="P126" style:family="paragraph" style:parent-style-name="Standard">
      <style:text-properties fo:font-size="12pt" officeooo:rsid="01ce9bd0" officeooo:paragraph-rsid="02f276ea" style:font-size-asian="12pt" style:font-size-complex="12pt"/>
    </style:style>
    <style:style style:name="P127" style:family="paragraph" style:parent-style-name="Standard">
      <style:paragraph-properties fo:text-align="start" style:justify-single-word="false"/>
      <style:text-properties fo:font-size="12pt" officeooo:rsid="02f98270" officeooo:paragraph-rsid="02f98270" style:font-size-asian="12pt" style:font-size-complex="12pt"/>
    </style:style>
    <style:style style:name="P128" style:family="paragraph" style:parent-style-name="Standard">
      <style:text-properties fo:font-size="12pt" officeooo:rsid="00e63d7b" officeooo:paragraph-rsid="057c2db3" style:font-size-asian="12pt" style:font-size-complex="12pt"/>
    </style:style>
    <style:style style:name="P129" style:family="paragraph" style:parent-style-name="Standard">
      <style:paragraph-properties fo:text-align="start" style:justify-single-word="false"/>
      <style:text-properties fo:font-size="12pt" officeooo:rsid="04a928a4" officeooo:paragraph-rsid="05033391" style:font-size-asian="12pt" style:font-size-complex="12pt"/>
    </style:style>
    <style:style style:name="P130" style:family="paragraph" style:parent-style-name="Standard">
      <style:text-properties fo:font-size="12pt" officeooo:rsid="06538607" officeooo:paragraph-rsid="06538607" style:font-size-asian="12pt" style:font-size-complex="12pt"/>
    </style:style>
    <style:style style:name="P131" style:family="paragraph" style:parent-style-name="Standard">
      <style:paragraph-properties fo:text-align="start" style:justify-single-word="false"/>
      <style:text-properties fo:font-size="12pt" officeooo:rsid="0691c26f" officeooo:paragraph-rsid="0691c26f" style:font-size-asian="12pt" style:font-size-complex="12pt"/>
    </style:style>
    <style:style style:name="P132" style:family="paragraph" style:parent-style-name="Standard">
      <style:paragraph-properties fo:text-align="start" style:justify-single-word="false"/>
      <style:text-properties fo:font-size="12pt" officeooo:rsid="04cc742f" officeooo:paragraph-rsid="06f02c98" style:font-size-asian="12pt" style:font-size-complex="12pt"/>
    </style:style>
    <style:style style:name="P133" style:family="paragraph" style:parent-style-name="Standard">
      <style:paragraph-properties fo:text-align="start" style:justify-single-word="false"/>
      <style:text-properties fo:font-size="12pt" officeooo:rsid="0563e6b6" officeooo:paragraph-rsid="071b4bb5" style:font-size-asian="12pt" style:font-size-complex="12pt"/>
    </style:style>
    <style:style style:name="P134" style:family="paragraph" style:parent-style-name="Standard">
      <style:paragraph-properties fo:text-align="start" style:justify-single-word="false"/>
      <style:text-properties fo:font-size="12pt" fo:font-style="italic" officeooo:rsid="015312be" officeooo:paragraph-rsid="0522e6df" style:font-size-asian="12pt" style:font-style-asian="italic" style:font-size-complex="12pt" style:font-style-complex="italic"/>
    </style:style>
    <style:style style:name="P135" style:family="paragraph" style:parent-style-name="Standard">
      <style:text-properties fo:font-size="12pt" fo:font-style="normal" officeooo:rsid="03c037d3" officeooo:paragraph-rsid="03beecfe" style:font-size-asian="12pt" style:font-style-asian="normal" style:font-size-complex="12pt" style:font-style-complex="normal"/>
    </style:style>
    <style:style style:name="P136" style:family="paragraph" style:parent-style-name="Standard">
      <style:paragraph-properties fo:text-align="start" style:justify-single-word="false"/>
      <style:text-properties fo:font-size="12pt" fo:font-weight="normal" officeooo:rsid="040d6de5" officeooo:paragraph-rsid="072b640d" style:font-size-asian="12pt" style:font-weight-asian="normal" style:font-size-complex="12pt" style:font-weight-complex="normal"/>
    </style:style>
    <style:style style:name="P137" style:family="paragraph" style:parent-style-name="Standard">
      <style:paragraph-properties fo:text-align="start" style:justify-single-word="false"/>
      <style:text-properties fo:font-size="16pt" officeooo:rsid="0298a1c3" officeooo:paragraph-rsid="0480c2e7" style:font-size-asian="14pt" style:font-size-complex="16pt"/>
    </style:style>
    <style:style style:name="P138" style:family="paragraph" style:parent-style-name="Standard">
      <style:paragraph-properties fo:text-align="center" style:justify-single-word="false"/>
    </style:style>
    <style:style style:name="P139" style:family="paragraph" style:parent-style-name="Standard">
      <style:paragraph-properties fo:text-align="center" style:justify-single-word="false"/>
      <style:text-properties style:font-name="Liberation Serif" fo:font-size="12pt" officeooo:rsid="0369f6f0" officeooo:paragraph-rsid="036c9ec4" style:font-size-asian="12pt" style:font-size-complex="12pt"/>
    </style:style>
    <style:style style:name="P140" style:family="paragraph" style:parent-style-name="Standard">
      <style:paragraph-properties fo:text-align="start" style:justify-single-word="false"/>
      <style:text-properties style:font-name="Liberation Serif" fo:font-size="12pt" officeooo:rsid="02c413ef" officeooo:paragraph-rsid="04ba0706" style:font-size-asian="12pt" style:font-size-complex="12pt"/>
    </style:style>
    <style:style style:name="P141" style:family="paragraph" style:parent-style-name="Standard">
      <style:paragraph-properties fo:text-align="center" style:justify-single-word="false"/>
      <style:text-properties style:font-name="FreeSerif1" fo:font-size="13pt" style:font-size-asian="13pt" style:font-size-complex="13pt"/>
    </style:style>
    <style:style style:name="P142" style:family="paragraph" style:parent-style-name="Standard">
      <style:paragraph-properties fo:text-align="center" style:justify-single-word="false"/>
      <style:text-properties style:font-name="FreeSerif1" fo:font-size="13pt" officeooo:rsid="02863bea" officeooo:paragraph-rsid="02863bea" style:font-size-asian="13pt" style:font-size-complex="13pt"/>
    </style:style>
    <style:style style:name="P143" style:family="paragraph" style:parent-style-name="Standard">
      <style:paragraph-properties fo:text-align="center" style:justify-single-word="false"/>
      <style:text-properties style:font-name="FreeSerif1" fo:font-size="13pt" officeooo:rsid="02858517" officeooo:paragraph-rsid="02858517" style:font-size-asian="13pt" style:font-size-complex="13pt"/>
    </style:style>
    <style:style style:name="P144" style:family="paragraph" style:parent-style-name="Standard">
      <style:paragraph-properties fo:text-align="center" style:justify-single-word="false"/>
      <style:text-properties style:font-name="FreeSerif1" fo:font-size="8pt" style:font-size-asian="7pt" style:font-size-complex="8pt"/>
    </style:style>
    <style:style style:name="P145" style:family="paragraph" style:parent-style-name="Standard">
      <style:paragraph-properties fo:text-align="start" style:justify-single-word="false"/>
      <style:text-properties fo:font-variant="normal" fo:text-transform="none" fo:color="#abb2bf" style:text-position="0% 100%" style:font-name="SFMono-Regular" fo:font-size="10.5pt" fo:letter-spacing="normal"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146" style:family="paragraph" style:parent-style-name="Standard" style:master-page-name="">
      <style:paragraph-properties fo:margin-left="0.5in" fo:margin-right="0.5in" fo:text-align="start" style:justify-single-word="false" fo:text-indent="0in" style:auto-text-indent="false" style:page-number="auto" style:shadow="none">
        <style:tab-stops/>
      </style:paragraph-properties>
      <style:text-properties style:font-name="Liberation Serif" fo:font-size="12pt" officeooo:rsid="0402f254" officeooo:paragraph-rsid="047b82ff" style:font-size-asian="12pt" style:font-size-complex="12pt"/>
    </style:style>
    <style:style style:name="P147" style:family="paragraph" style:parent-style-name="Table_20_Contents">
      <style:paragraph-properties fo:text-align="center" style:justify-single-word="false"/>
      <style:text-properties fo:font-size="12pt" officeooo:paragraph-rsid="000faaa0" style:font-size-asian="12pt" style:font-size-complex="12pt"/>
    </style:style>
    <style:style style:name="P148" style:family="paragraph" style:parent-style-name="Table_20_Contents">
      <style:paragraph-properties fo:text-align="center" style:justify-single-word="false"/>
      <style:text-properties fo:font-size="12pt" officeooo:paragraph-rsid="03ba4706" style:font-size-asian="12pt" style:font-size-complex="12pt"/>
    </style:style>
    <style:style style:name="P149" style:family="paragraph" style:parent-style-name="Table_20_Contents">
      <style:paragraph-properties fo:text-align="center" style:justify-single-word="false"/>
      <style:text-properties fo:font-size="12pt" officeooo:paragraph-rsid="03c01626" style:font-size-asian="12pt" style:font-size-complex="12pt"/>
    </style:style>
    <style:style style:name="P150" style:family="paragraph" style:parent-style-name="Table_20_Contents">
      <style:paragraph-properties fo:text-align="center" style:justify-single-word="false"/>
      <style:text-properties fo:font-size="12pt" officeooo:paragraph-rsid="03c037d3" style:font-size-asian="12pt" style:font-size-complex="12pt"/>
    </style:style>
    <style:style style:name="P151" style:family="paragraph" style:parent-style-name="Table_20_Contents">
      <style:paragraph-properties fo:text-align="center" style:justify-single-word="false"/>
      <style:text-properties fo:font-size="12pt" officeooo:paragraph-rsid="03c1704d" style:font-size-asian="12pt" style:font-size-complex="12pt"/>
    </style:style>
    <style:style style:name="P152" style:family="paragraph" style:parent-style-name="Table_20_Contents">
      <style:paragraph-properties fo:text-align="center" style:justify-single-word="false"/>
      <style:text-properties fo:font-size="12pt" officeooo:paragraph-rsid="03c1dcca" style:font-size-asian="12pt" style:font-size-complex="12pt"/>
    </style:style>
    <style:style style:name="P153" style:family="paragraph" style:parent-style-name="Table_20_Contents">
      <style:paragraph-properties fo:text-align="center" style:justify-single-word="false"/>
      <style:text-properties fo:font-size="12pt" officeooo:paragraph-rsid="03ddf941" style:font-size-asian="12pt" style:font-size-complex="12pt"/>
    </style:style>
    <style:style style:name="P154" style:family="paragraph" style:parent-style-name="Table_20_Contents">
      <style:paragraph-properties fo:text-align="center" style:justify-single-word="false"/>
      <style:text-properties fo:font-size="12pt" officeooo:paragraph-rsid="0303e9a7" style:font-size-asian="12pt" style:font-size-complex="12pt"/>
    </style:style>
    <style:style style:name="P155" style:family="paragraph" style:parent-style-name="Table_20_Contents">
      <style:paragraph-properties fo:text-align="center" style:justify-single-word="false"/>
      <style:text-properties fo:font-size="12pt" officeooo:paragraph-rsid="02fd1b46" style:font-size-asian="12pt" style:font-size-complex="12pt"/>
    </style:style>
    <style:style style:name="P156" style:family="paragraph" style:parent-style-name="Table_20_Contents">
      <style:paragraph-properties fo:text-align="center" style:justify-single-word="false"/>
      <style:text-properties fo:font-size="12pt" officeooo:paragraph-rsid="02fb8968" style:font-size-asian="12pt" style:font-size-complex="12pt"/>
    </style:style>
    <style:style style:name="P157" style:family="paragraph" style:parent-style-name="Table_20_Contents">
      <style:paragraph-properties fo:text-align="center" style:justify-single-word="false"/>
      <style:text-properties fo:font-size="12pt" officeooo:paragraph-rsid="02f98270" style:font-size-asian="12pt" style:font-size-complex="12pt"/>
    </style:style>
    <style:style style:name="P158" style:family="paragraph" style:parent-style-name="Table_20_Contents">
      <style:paragraph-properties fo:text-align="center" style:justify-single-word="false"/>
      <style:text-properties fo:font-size="12pt" officeooo:paragraph-rsid="02f84d61" style:font-size-asian="12pt" style:font-size-complex="12pt"/>
    </style:style>
    <style:style style:name="P159" style:family="paragraph" style:parent-style-name="Table_20_Contents">
      <style:paragraph-properties fo:text-align="center" style:justify-single-word="false"/>
      <style:text-properties fo:font-size="12pt" officeooo:paragraph-rsid="044cf062" style:font-size-asian="12pt" style:font-size-complex="12pt"/>
    </style:style>
    <style:style style:name="P160" style:family="paragraph" style:parent-style-name="Table_20_Contents">
      <style:paragraph-properties fo:text-align="center" style:justify-single-word="false"/>
      <style:text-properties fo:font-size="12pt" officeooo:paragraph-rsid="063b67c1" style:font-size-asian="12pt" style:font-size-complex="12pt"/>
    </style:style>
    <style:style style:name="P161" style:family="paragraph" style:parent-style-name="Table_20_Contents">
      <style:paragraph-properties fo:text-align="center" style:justify-single-word="false"/>
      <style:text-properties fo:font-size="12pt" officeooo:paragraph-rsid="0673e656" style:font-size-asian="12pt" style:font-size-complex="12pt"/>
    </style:style>
    <style:style style:name="P162" style:family="paragraph" style:parent-style-name="Table_20_Contents">
      <style:paragraph-properties fo:text-align="center" style:justify-single-word="false"/>
      <style:text-properties fo:font-size="12pt" officeooo:paragraph-rsid="068fe2fb" style:font-size-asian="12pt" style:font-size-complex="12pt"/>
    </style:style>
    <style:style style:name="P163" style:family="paragraph" style:parent-style-name="Table_20_Contents">
      <style:paragraph-properties fo:text-align="center" style:justify-single-word="false"/>
      <style:text-properties fo:font-size="12pt" officeooo:paragraph-rsid="0691c26f" style:font-size-asian="12pt" style:font-size-complex="12pt"/>
    </style:style>
    <style:style style:name="P164" style:family="paragraph" style:parent-style-name="Table_20_Contents">
      <style:paragraph-properties fo:text-align="center" style:justify-single-word="false"/>
      <style:text-properties fo:font-size="12pt" officeooo:paragraph-rsid="06df32b8" style:font-size-asian="12pt" style:font-size-complex="12pt"/>
    </style:style>
    <style:style style:name="P165" style:family="paragraph" style:parent-style-name="Table_20_Contents">
      <style:paragraph-properties fo:text-align="center" style:justify-single-word="false"/>
      <style:text-properties fo:font-size="12pt" officeooo:paragraph-rsid="06e47b7e" style:font-size-asian="12pt" style:font-size-complex="12pt"/>
    </style:style>
    <style:style style:name="P166" style:family="paragraph" style:parent-style-name="Table_20_Contents">
      <style:paragraph-properties fo:text-align="end" style:justify-single-word="false"/>
      <style:text-properties fo:font-size="12pt" officeooo:paragraph-rsid="000faaa0" style:font-size-asian="12pt" style:font-size-complex="12pt"/>
    </style:style>
    <style:style style:name="P167" style:family="paragraph" style:parent-style-name="Table_20_Contents">
      <style:paragraph-properties fo:text-align="end" style:justify-single-word="false"/>
      <style:text-properties fo:font-size="12pt" officeooo:paragraph-rsid="03ba4706" style:font-size-asian="12pt" style:font-size-complex="12pt"/>
    </style:style>
    <style:style style:name="P168" style:family="paragraph" style:parent-style-name="Table_20_Contents">
      <style:paragraph-properties fo:text-align="end" style:justify-single-word="false"/>
      <style:text-properties fo:font-size="12pt" officeooo:paragraph-rsid="03c01626" style:font-size-asian="12pt" style:font-size-complex="12pt"/>
    </style:style>
    <style:style style:name="P169" style:family="paragraph" style:parent-style-name="Table_20_Contents">
      <style:paragraph-properties fo:text-align="end" style:justify-single-word="false"/>
      <style:text-properties fo:font-size="12pt" officeooo:paragraph-rsid="03c037d3" style:font-size-asian="12pt" style:font-size-complex="12pt"/>
    </style:style>
    <style:style style:name="P170" style:family="paragraph" style:parent-style-name="Table_20_Contents">
      <style:paragraph-properties fo:text-align="end" style:justify-single-word="false"/>
      <style:text-properties fo:font-size="12pt" officeooo:paragraph-rsid="03c1704d" style:font-size-asian="12pt" style:font-size-complex="12pt"/>
    </style:style>
    <style:style style:name="P171" style:family="paragraph" style:parent-style-name="Table_20_Contents">
      <style:paragraph-properties fo:text-align="end" style:justify-single-word="false"/>
      <style:text-properties fo:font-size="12pt" officeooo:paragraph-rsid="03c1dcca" style:font-size-asian="12pt" style:font-size-complex="12pt"/>
    </style:style>
    <style:style style:name="P172" style:family="paragraph" style:parent-style-name="Table_20_Contents">
      <style:paragraph-properties fo:text-align="end" style:justify-single-word="false"/>
      <style:text-properties fo:font-size="12pt" officeooo:paragraph-rsid="03ddf941" style:font-size-asian="12pt" style:font-size-complex="12pt"/>
    </style:style>
    <style:style style:name="P173" style:family="paragraph" style:parent-style-name="Table_20_Contents">
      <style:paragraph-properties fo:text-align="end" style:justify-single-word="false"/>
      <style:text-properties fo:font-size="12pt" officeooo:paragraph-rsid="0303e9a7" style:font-size-asian="12pt" style:font-size-complex="12pt"/>
    </style:style>
    <style:style style:name="P174" style:family="paragraph" style:parent-style-name="Table_20_Contents">
      <style:paragraph-properties fo:text-align="end" style:justify-single-word="false"/>
      <style:text-properties fo:font-size="12pt" officeooo:paragraph-rsid="02fd1b46" style:font-size-asian="12pt" style:font-size-complex="12pt"/>
    </style:style>
    <style:style style:name="P175" style:family="paragraph" style:parent-style-name="Table_20_Contents">
      <style:paragraph-properties fo:text-align="end" style:justify-single-word="false"/>
      <style:text-properties fo:font-size="12pt" officeooo:paragraph-rsid="02fb8968" style:font-size-asian="12pt" style:font-size-complex="12pt"/>
    </style:style>
    <style:style style:name="P176" style:family="paragraph" style:parent-style-name="Table_20_Contents">
      <style:paragraph-properties fo:text-align="end" style:justify-single-word="false"/>
      <style:text-properties fo:font-size="12pt" officeooo:paragraph-rsid="02f98270" style:font-size-asian="12pt" style:font-size-complex="12pt"/>
    </style:style>
    <style:style style:name="P177" style:family="paragraph" style:parent-style-name="Table_20_Contents">
      <style:paragraph-properties fo:text-align="end" style:justify-single-word="false"/>
      <style:text-properties fo:font-size="12pt" officeooo:paragraph-rsid="02f84d61" style:font-size-asian="12pt" style:font-size-complex="12pt"/>
    </style:style>
    <style:style style:name="P178" style:family="paragraph" style:parent-style-name="Table_20_Contents">
      <style:paragraph-properties fo:text-align="end" style:justify-single-word="false"/>
      <style:text-properties fo:font-size="12pt" officeooo:paragraph-rsid="044cf062" style:font-size-asian="12pt" style:font-size-complex="12pt"/>
    </style:style>
    <style:style style:name="P179" style:family="paragraph" style:parent-style-name="Table_20_Contents">
      <style:paragraph-properties fo:text-align="end" style:justify-single-word="false"/>
      <style:text-properties fo:font-size="12pt" officeooo:paragraph-rsid="063b67c1" style:font-size-asian="12pt" style:font-size-complex="12pt"/>
    </style:style>
    <style:style style:name="P180" style:family="paragraph" style:parent-style-name="Table_20_Contents">
      <style:paragraph-properties fo:text-align="end" style:justify-single-word="false"/>
      <style:text-properties fo:font-size="12pt" officeooo:paragraph-rsid="0673e656" style:font-size-asian="12pt" style:font-size-complex="12pt"/>
    </style:style>
    <style:style style:name="P181" style:family="paragraph" style:parent-style-name="Table_20_Contents">
      <style:paragraph-properties fo:text-align="end" style:justify-single-word="false"/>
      <style:text-properties fo:font-size="12pt" officeooo:paragraph-rsid="068fe2fb" style:font-size-asian="12pt" style:font-size-complex="12pt"/>
    </style:style>
    <style:style style:name="P182" style:family="paragraph" style:parent-style-name="Table_20_Contents">
      <style:paragraph-properties fo:text-align="end" style:justify-single-word="false"/>
      <style:text-properties fo:font-size="12pt" officeooo:paragraph-rsid="0691c26f" style:font-size-asian="12pt" style:font-size-complex="12pt"/>
    </style:style>
    <style:style style:name="P183" style:family="paragraph" style:parent-style-name="Table_20_Contents">
      <style:paragraph-properties fo:text-align="end" style:justify-single-word="false"/>
      <style:text-properties fo:font-size="12pt" officeooo:paragraph-rsid="06df32b8" style:font-size-asian="12pt" style:font-size-complex="12pt"/>
    </style:style>
    <style:style style:name="P184" style:family="paragraph" style:parent-style-name="Table_20_Contents">
      <style:paragraph-properties fo:text-align="end" style:justify-single-word="false"/>
      <style:text-properties fo:font-size="12pt" officeooo:paragraph-rsid="06e47b7e" style:font-size-asian="12pt" style:font-size-complex="12pt"/>
    </style:style>
    <style:style style:name="P185" style:family="paragraph" style:parent-style-name="Heading_20_1">
      <style:text-properties fo:font-weight="normal" officeooo:paragraph-rsid="03be7a4f" style:font-weight-asian="normal" style:font-weight-complex="normal"/>
    </style:style>
    <style:style style:name="P186" style:family="paragraph" style:parent-style-name="Heading_20_1">
      <style:text-properties fo:font-weight="normal" officeooo:paragraph-rsid="03c2eb3e" style:font-weight-asian="normal" style:font-weight-complex="normal"/>
    </style:style>
    <style:style style:name="P187" style:family="paragraph" style:parent-style-name="Heading_20_1">
      <style:text-properties officeooo:paragraph-rsid="03c6e9b3"/>
    </style:style>
    <style:style style:name="P188" style:family="paragraph" style:parent-style-name="Heading_20_1">
      <style:paragraph-properties fo:text-align="start" style:justify-single-word="false"/>
      <style:text-properties fo:font-size="16pt" officeooo:paragraph-rsid="0497fe2a" style:font-size-asian="16pt" style:font-size-complex="16pt"/>
    </style:style>
    <style:style style:name="P189" style:family="paragraph" style:parent-style-name="Heading_20_1">
      <style:text-properties officeooo:rsid="023542cc" officeooo:paragraph-rsid="040bf0ed"/>
    </style:style>
    <style:style style:name="P190" style:family="paragraph" style:parent-style-name="Heading_20_1">
      <style:text-properties officeooo:rsid="04a33eec" officeooo:paragraph-rsid="043ca306"/>
    </style:style>
    <style:style style:name="P191" style:family="paragraph" style:parent-style-name="Title">
      <style:text-properties officeooo:rsid="0283e7ec" officeooo:paragraph-rsid="0283e7ec"/>
    </style:style>
    <style:style style:name="P192" style:family="paragraph" style:parent-style-name="Footnote">
      <style:text-properties officeooo:rsid="040196fd" officeooo:paragraph-rsid="03fe56c2"/>
    </style:style>
    <style:style style:name="P193" style:family="paragraph" style:parent-style-name="Standard" style:list-style-name="L1">
      <style:paragraph-properties fo:text-align="start" style:justify-single-word="false"/>
      <style:text-properties style:font-name="DejaVu Sans Mono" fo:font-size="10pt" fo:font-weight="normal" officeooo:rsid="0130eb94" officeooo:paragraph-rsid="02c413ef" style:font-size-asian="10pt" style:font-weight-asian="normal" style:font-size-complex="10pt" style:font-weight-complex="normal"/>
    </style:style>
    <style:style style:name="P194" style:family="paragraph" style:parent-style-name="Standard" style:list-style-name="L1">
      <style:paragraph-properties fo:text-align="start" style:justify-single-word="false"/>
      <style:text-properties style:font-name="DejaVu Sans Mono" fo:font-size="10pt" fo:font-weight="normal" officeooo:rsid="0130eb94" officeooo:paragraph-rsid="04be2707" style:font-size-asian="10pt" style:font-weight-asian="normal" style:font-size-complex="10pt" style:font-weight-complex="normal"/>
    </style:style>
    <style:style style:name="P195" style:family="paragraph" style:parent-style-name="Standard" style:list-style-name="L1">
      <style:paragraph-properties fo:text-align="start" style:justify-single-word="false"/>
      <style:text-properties style:font-name="DejaVu Sans Mono" fo:font-size="10pt" fo:font-weight="normal" officeooo:rsid="0130eb94" officeooo:paragraph-rsid="04a388bb" style:font-size-asian="10pt" style:font-weight-asian="normal" style:font-size-complex="10pt" style:font-weight-complex="normal"/>
    </style:style>
    <style:style style:name="P196" style:family="paragraph" style:parent-style-name="Standard" style:list-style-name="L1">
      <style:paragraph-properties fo:text-align="start" style:justify-single-word="false"/>
      <style:text-properties style:font-name="DejaVu Sans Mono" fo:font-size="10pt" fo:font-weight="normal" officeooo:rsid="0132737d" officeooo:paragraph-rsid="05463d0f" style:font-size-asian="10pt" style:font-weight-asian="normal" style:font-size-complex="10pt" style:font-weight-complex="normal"/>
    </style:style>
    <style:style style:name="P197" style:family="paragraph" style:parent-style-name="Standard" style:list-style-name="L1">
      <style:paragraph-properties fo:text-align="start" style:justify-single-word="false"/>
      <style:text-properties style:font-name="DejaVu Sans Mono" fo:font-size="10pt" fo:font-weight="normal" officeooo:rsid="0132737d" officeooo:paragraph-rsid="03bb40d0" style:font-size-asian="10pt" style:font-weight-asian="normal" style:font-size-complex="10pt" style:font-weight-complex="normal"/>
    </style:style>
    <style:style style:name="P198" style:family="paragraph" style:parent-style-name="Standard" style:list-style-name="L1">
      <style:paragraph-properties fo:text-align="start" style:justify-single-word="false"/>
      <style:text-properties style:font-name="DejaVu Sans Mono" fo:font-size="10pt" fo:font-weight="normal" officeooo:rsid="0132737d" officeooo:paragraph-rsid="04bf7505" style:font-size-asian="10pt" style:font-weight-asian="normal" style:font-size-complex="10pt" style:font-weight-complex="normal"/>
    </style:style>
    <style:style style:name="P199" style:family="paragraph" style:parent-style-name="Standard" style:list-style-name="L1">
      <style:paragraph-properties fo:text-align="start" style:justify-single-word="false"/>
      <style:text-properties style:font-name="DejaVu Sans Mono" fo:font-size="10pt" fo:font-weight="normal" officeooo:rsid="04a542ed" officeooo:paragraph-rsid="04a7190d" style:font-size-asian="10pt" style:font-weight-asian="normal" style:font-size-complex="10pt" style:font-weight-complex="normal"/>
    </style:style>
    <style:style style:name="P20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20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3bb40d0" style:font-size-asian="10pt" style:font-style-asian="normal" style:font-weight-asian="normal" style:font-size-complex="10pt" style:font-style-complex="normal" style:font-weight-complex="normal"/>
    </style:style>
    <style:style style:name="P202"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pt" style:font-style-asian="normal" style:font-weight-asian="normal" style:font-size-complex="10pt" style:font-style-complex="normal" style:font-weight-complex="normal"/>
    </style:style>
    <style:style style:name="P203"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a388bb" style:font-size-asian="10pt" style:font-style-asian="normal" style:font-weight-asian="normal" style:font-size-complex="10pt" style:font-style-complex="normal" style:font-weight-complex="normal"/>
    </style:style>
    <style:style style:name="P204"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2c413ef" style:font-size-asian="10pt" style:font-style-asian="normal" style:font-weight-asian="normal" style:font-size-complex="10pt" style:font-style-complex="normal" style:font-weight-complex="normal"/>
    </style:style>
    <style:style style:name="P20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bf7505" style:font-size-asian="10pt" style:font-style-asian="normal" style:font-weight-asian="normal" style:font-size-complex="10pt" style:font-style-complex="normal" style:font-weight-complex="normal"/>
    </style:style>
    <style:style style:name="P20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a388bb" style:font-size-asian="10pt" style:font-style-asian="normal" style:font-weight-asian="normal" style:font-size-complex="10pt" style:font-style-complex="normal" style:font-weight-complex="normal"/>
    </style:style>
    <style:style style:name="P20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fad61b" style:font-size-asian="10pt" style:font-style-asian="normal" style:font-weight-asian="normal" style:font-size-complex="10pt" style:font-style-complex="normal" style:font-weight-complex="normal"/>
    </style:style>
    <style:style style:name="P20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3bb40d0" officeooo:paragraph-rsid="03bb40d0" style:font-size-asian="10pt" style:font-style-asian="normal" style:font-weight-asian="normal" style:font-size-complex="10pt" style:font-style-complex="normal" style:font-weight-complex="normal"/>
    </style:style>
    <style:style style:name="P209"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5463d0f" style:font-size-asian="10pt" style:font-style-asian="normal" style:font-weight-asian="normal" style:font-size-complex="10pt" style:font-style-complex="normal" style:font-weight-complex="normal"/>
    </style:style>
    <style:style style:name="P21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f7505" style:font-size-asian="10pt" style:font-style-asian="normal" style:font-weight-asian="normal" style:font-size-complex="10pt" style:font-style-complex="normal" style:font-weight-complex="normal"/>
    </style:style>
    <style:style style:name="P21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a388bb" style:font-size-asian="10pt" style:font-style-asian="normal" style:font-weight-asian="normal" style:font-size-complex="10pt" style:font-style-complex="normal" style:font-weight-complex="normal"/>
    </style:style>
    <style:style style:name="P212"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4dbbf" style:font-size-asian="10pt" style:font-style-asian="normal" style:font-weight-asian="normal" style:font-size-complex="10pt" style:font-style-complex="normal" style:font-weight-complex="normal"/>
    </style:style>
    <style:style style:name="P213"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542ed" style:font-size-asian="10pt" style:font-style-asian="normal" style:font-weight-asian="normal" style:font-size-complex="10pt" style:font-style-complex="normal" style:font-weight-complex="normal"/>
    </style:style>
    <style:style style:name="P214"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7190d" style:font-size-asian="10pt" style:font-style-asian="normal" style:font-weight-asian="normal" style:font-size-complex="10pt" style:font-style-complex="normal" style:font-weight-complex="normal"/>
    </style:style>
    <style:style style:name="P21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5pt" style:font-style-asian="normal" style:font-weight-asian="normal" style:font-size-complex="10pt" style:font-style-complex="normal" style:font-weight-complex="normal"/>
    </style:style>
    <style:style style:name="P21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4dbbf" style:font-size-asian="10.5pt" style:font-style-asian="normal" style:font-weight-asian="normal" style:font-size-complex="10pt" style:font-style-complex="normal" style:font-weight-complex="normal"/>
    </style:style>
    <style:style style:name="P217" style:family="paragraph" style:parent-style-name="Standard" style:list-style-name="L1">
      <style:paragraph-properties fo:text-align="start" style:justify-single-word="false"/>
      <style:text-properties style:text-position="0% 100%" style:font-name="DejaVu Sans Mono" fo:font-size="10pt" fo:font-style="italic" fo:font-weight="normal" officeooo:rsid="013a4c49" officeooo:paragraph-rsid="04be2707" style:font-size-asian="10pt" style:font-style-asian="italic" style:font-weight-asian="normal" style:font-size-complex="10pt" style:font-style-complex="italic" style:font-weight-complex="normal"/>
    </style:style>
    <style:style style:name="P218" style:family="paragraph" style:parent-style-name="Standard" style:list-style-name="L2">
      <style:paragraph-properties fo:text-align="start" style:justify-single-word="false"/>
      <style:text-properties officeooo:paragraph-rsid="02940898"/>
    </style:style>
    <style:style style:name="P219" style:family="paragraph" style:parent-style-name="Standard" style:list-style-name="L2">
      <style:paragraph-properties fo:text-align="start" style:justify-single-word="false"/>
      <style:text-properties officeooo:paragraph-rsid="03a9dd79"/>
    </style:style>
    <style:style style:name="P220" style:family="paragraph" style:parent-style-name="Standard" style:list-style-name="L2">
      <style:paragraph-properties fo:text-align="start" style:justify-single-word="false"/>
      <style:text-properties officeooo:paragraph-rsid="02a84595"/>
    </style:style>
    <style:style style:name="P221" style:family="paragraph" style:parent-style-name="Standard" style:list-style-name="L2">
      <style:paragraph-properties fo:text-align="start" style:justify-single-word="false"/>
      <style:text-properties officeooo:paragraph-rsid="04aaa29f"/>
    </style:style>
    <style:style style:name="P222" style:family="paragraph" style:parent-style-name="Standard" style:list-style-name="L2">
      <style:paragraph-properties fo:text-align="start" style:justify-single-word="false"/>
      <style:text-properties officeooo:paragraph-rsid="042b2559"/>
    </style:style>
    <style:style style:name="P223" style:family="paragraph" style:parent-style-name="Standard" style:list-style-name="L2">
      <style:paragraph-properties fo:text-align="start" style:justify-single-word="false"/>
      <style:text-properties fo:font-size="12pt" officeooo:rsid="0236372c" officeooo:paragraph-rsid="02940898" style:font-size-asian="12pt" style:font-size-complex="12pt"/>
    </style:style>
    <style:style style:name="P224" style:family="paragraph" style:parent-style-name="Standard" style:list-style-name="L2">
      <style:paragraph-properties fo:text-align="start" style:justify-single-word="false"/>
      <style:text-properties fo:font-size="12pt" officeooo:rsid="02372349" officeooo:paragraph-rsid="0480c2e7" style:font-size-asian="12pt" style:font-size-complex="12pt"/>
    </style:style>
    <style:style style:name="P225" style:family="paragraph" style:parent-style-name="Standard" style:list-style-name="L2">
      <style:paragraph-properties fo:text-align="start" style:justify-single-word="false"/>
      <style:text-properties fo:font-size="12pt" officeooo:rsid="02372349" officeooo:paragraph-rsid="03d6bd8a" style:font-size-asian="12pt" style:font-size-complex="12pt"/>
    </style:style>
    <style:style style:name="P226" style:family="paragraph" style:parent-style-name="Standard" style:list-style-name="L2">
      <style:paragraph-properties fo:text-align="start" style:justify-single-word="false"/>
      <style:text-properties fo:font-size="12pt" officeooo:rsid="02372349" officeooo:paragraph-rsid="03aad564" style:font-size-asian="12pt" style:font-size-complex="12pt"/>
    </style:style>
    <style:style style:name="P227" style:family="paragraph" style:parent-style-name="Standard" style:list-style-name="L2">
      <style:paragraph-properties fo:text-align="start" style:justify-single-word="false"/>
      <style:text-properties fo:font-size="12pt" officeooo:rsid="02372349" officeooo:paragraph-rsid="02aa57b4" style:font-size-asian="12pt" style:font-size-complex="12pt"/>
    </style:style>
    <style:style style:name="P228" style:family="paragraph" style:parent-style-name="Standard" style:list-style-name="L2">
      <style:paragraph-properties fo:text-align="start" style:justify-single-word="false"/>
      <style:text-properties fo:font-size="12pt" officeooo:rsid="02377d85" officeooo:paragraph-rsid="03dd08e1" style:font-size-asian="12pt" style:font-size-complex="12pt"/>
    </style:style>
    <style:style style:name="P229" style:family="paragraph" style:parent-style-name="Standard" style:list-style-name="L2">
      <style:paragraph-properties fo:text-align="start" style:justify-single-word="false"/>
      <style:text-properties fo:font-size="12pt" officeooo:rsid="02377d85" officeooo:paragraph-rsid="02940898" style:font-size-asian="12pt" style:font-size-complex="12pt"/>
    </style:style>
    <style:style style:name="P230" style:family="paragraph" style:parent-style-name="Standard" style:list-style-name="L2">
      <style:paragraph-properties fo:text-align="start" style:justify-single-word="false"/>
      <style:text-properties fo:font-size="12pt" officeooo:rsid="02377d85" officeooo:paragraph-rsid="02a84595" style:font-size-asian="12pt" style:font-size-complex="12pt"/>
    </style:style>
    <style:style style:name="P231" style:family="paragraph" style:parent-style-name="Standard">
      <style:paragraph-properties fo:text-align="start" style:justify-single-word="false"/>
      <style:text-properties fo:font-size="12pt" officeooo:rsid="03a9dd79" officeooo:paragraph-rsid="07223778" style:font-size-asian="12pt" style:font-size-complex="12pt"/>
    </style:style>
    <style:style style:name="P232" style:family="paragraph" style:parent-style-name="Standard">
      <style:paragraph-properties fo:text-align="start" style:justify-single-word="false"/>
      <style:text-properties fo:font-size="12pt" officeooo:rsid="072ff215" officeooo:paragraph-rsid="073c9f3c" style:font-size-asian="12pt" style:font-size-complex="12pt"/>
    </style:style>
    <style:style style:name="T1" style:family="text">
      <style:text-properties style:text-position="0% 100%"/>
    </style:style>
    <style:style style:name="T2" style:family="text">
      <style:text-properties style:text-position="0% 100%" fo:font-style="normal" fo:font-weight="normal" style:font-style-asian="normal" style:font-weight-asian="normal" style:font-style-complex="normal" style:font-weight-complex="normal"/>
    </style:style>
    <style:style style:name="T3" style:family="text">
      <style:text-properties style:text-position="0% 100%" fo:font-style="normal" fo:font-weight="normal" officeooo:rsid="011f5491" style:font-style-asian="normal" style:font-weight-asian="normal" style:font-style-complex="normal" style:font-weight-complex="normal"/>
    </style:style>
    <style:style style:name="T4" style:family="text">
      <style:text-properties style:text-position="0% 100%" fo:font-style="normal" fo:font-weight="normal" officeooo:rsid="0118449e" style:font-style-asian="normal" style:font-weight-asian="normal" style:font-style-complex="normal" style:font-weight-complex="normal"/>
    </style:style>
    <style:style style:name="T5" style:family="text">
      <style:text-properties style:text-position="0% 100%" fo:font-style="normal" fo:font-weight="normal" officeooo:rsid="00b1f442" style:font-style-asian="normal" style:font-weight-asian="normal" style:font-style-complex="normal" style:font-weight-complex="normal"/>
    </style:style>
    <style:style style:name="T6" style:family="text">
      <style:text-properties style:text-position="0% 100%" fo:font-style="normal" fo:font-weight="normal" officeooo:rsid="00b21abb" style:font-style-asian="normal" style:font-weight-asian="normal" style:font-style-complex="normal" style:font-weight-complex="normal"/>
    </style:style>
    <style:style style:name="T7" style:family="text">
      <style:text-properties style:text-position="0% 100%" fo:font-style="normal" fo:font-weight="normal" officeooo:rsid="01e7bd44" style:font-style-asian="normal" style:font-weight-asian="normal" style:font-style-complex="normal" style:font-weight-complex="normal"/>
    </style:style>
    <style:style style:name="T8" style:family="text">
      <style:text-properties style:text-position="0% 100%" fo:font-style="normal" fo:font-weight="normal" officeooo:rsid="01e9b41a" style:font-style-asian="normal" style:font-weight-asian="normal" style:font-style-complex="normal" style:font-weight-complex="normal"/>
    </style:style>
    <style:style style:name="T9" style:family="text">
      <style:text-properties style:text-position="0% 100%" fo:font-style="normal" fo:font-weight="normal" officeooo:rsid="01793052" style:font-style-asian="normal" style:font-weight-asian="normal" style:font-style-complex="normal" style:font-weight-complex="normal"/>
    </style:style>
    <style:style style:name="T10" style:family="text">
      <style:text-properties style:text-position="0% 100%" fo:font-style="normal" fo:font-weight="normal" officeooo:rsid="02368bab" style:font-style-asian="normal" style:font-weight-asian="normal" style:font-style-complex="normal" style:font-weight-complex="normal"/>
    </style:style>
    <style:style style:name="T11" style:family="text">
      <style:text-properties style:text-position="0% 100%" fo:font-style="normal" fo:font-weight="normal" officeooo:rsid="01d63b28" style:font-style-asian="normal" style:font-weight-asian="normal" style:font-style-complex="normal" style:font-weight-complex="normal"/>
    </style:style>
    <style:style style:name="T12" style:family="text">
      <style:text-properties style:text-position="0% 100%" fo:font-style="normal" fo:font-weight="normal" officeooo:rsid="021506e4" style:font-style-asian="normal" style:font-weight-asian="normal" style:font-style-complex="normal" style:font-weight-complex="normal"/>
    </style:style>
    <style:style style:name="T13" style:family="text">
      <style:text-properties style:text-position="0% 100%" fo:font-style="normal" fo:font-weight="normal" officeooo:rsid="0236372c" style:font-style-asian="normal" style:font-weight-asian="normal" style:font-style-complex="normal" style:font-weight-complex="normal"/>
    </style:style>
    <style:style style:name="T14" style:family="text">
      <style:text-properties style:text-position="0% 100%" fo:font-style="normal" fo:font-weight="normal" officeooo:rsid="00b10942" style:font-style-asian="normal" style:font-weight-asian="normal" style:font-style-complex="normal" style:font-weight-complex="normal"/>
    </style:style>
    <style:style style:name="T15" style:family="text">
      <style:text-properties style:text-position="0% 100%" fo:font-style="normal" fo:font-weight="normal" officeooo:rsid="01e7c5f0" style:font-style-asian="normal" style:font-weight-asian="normal" style:font-style-complex="normal" style:font-weight-complex="normal"/>
    </style:style>
    <style:style style:name="T16" style:family="text">
      <style:text-properties style:text-position="0% 100%" fo:font-style="normal" fo:font-weight="normal" officeooo:rsid="0207f28c" style:font-style-asian="normal" style:font-weight-asian="normal" style:font-style-complex="normal" style:font-weight-complex="normal"/>
    </style:style>
    <style:style style:name="T17" style:family="text">
      <style:text-properties style:text-position="0% 100%" fo:font-style="normal" fo:font-weight="normal" officeooo:rsid="01014f25" style:font-style-asian="normal" style:font-weight-asian="normal" style:font-style-complex="normal" style:font-weight-complex="normal"/>
    </style:style>
    <style:style style:name="T18" style:family="text">
      <style:text-properties style:text-position="0% 100%" fo:font-style="normal" fo:font-weight="normal" officeooo:rsid="02eb6d84" style:font-style-asian="normal" style:font-weight-asian="normal" style:font-style-complex="normal" style:font-weight-complex="normal"/>
    </style:style>
    <style:style style:name="T19" style:family="text">
      <style:text-properties style:text-position="0% 100%" fo:font-style="normal" fo:font-weight="normal" officeooo:rsid="001069a0" style:font-style-asian="normal" style:font-weight-asian="normal" style:font-style-complex="normal" style:font-weight-complex="normal"/>
    </style:style>
    <style:style style:name="T20" style:family="text">
      <style:text-properties style:text-position="0% 100%" fo:font-style="normal" fo:font-weight="normal" officeooo:rsid="00775175" style:font-style-asian="normal" style:font-weight-asian="normal" style:font-style-complex="normal" style:font-weight-complex="normal"/>
    </style:style>
    <style:style style:name="T21" style:family="text">
      <style:text-properties style:text-position="0% 100%" fo:font-style="normal" fo:font-weight="normal" officeooo:rsid="00bbe517" style:font-style-asian="normal" style:font-weight-asian="normal" style:font-style-complex="normal" style:font-weight-complex="normal"/>
    </style:style>
    <style:style style:name="T22" style:family="text">
      <style:text-properties style:text-position="0% 100%" fo:font-style="normal" fo:font-weight="normal" officeooo:rsid="00bf02aa" style:font-style-asian="normal" style:font-weight-asian="normal" style:font-style-complex="normal" style:font-weight-complex="normal"/>
    </style:style>
    <style:style style:name="T23" style:family="text">
      <style:text-properties style:text-position="0% 100%" fo:font-style="normal" fo:font-weight="normal" officeooo:rsid="018b021d" style:font-style-asian="normal" style:font-weight-asian="normal" style:font-style-complex="normal" style:font-weight-complex="normal"/>
    </style:style>
    <style:style style:name="T24" style:family="text">
      <style:text-properties style:text-position="0% 100%" fo:font-style="normal" fo:font-weight="normal" officeooo:rsid="00c14a8f" style:font-style-asian="normal" style:font-weight-asian="normal" style:font-style-complex="normal" style:font-weight-complex="normal"/>
    </style:style>
    <style:style style:name="T25" style:family="text">
      <style:text-properties style:text-position="0% 100%" fo:font-style="normal" fo:font-weight="normal" officeooo:rsid="00549374" style:font-style-asian="normal" style:font-weight-asian="normal" style:font-style-complex="normal" style:font-weight-complex="normal"/>
    </style:style>
    <style:style style:name="T26" style:family="text">
      <style:text-properties style:text-position="0% 100%" fo:font-style="normal" fo:font-weight="normal" officeooo:rsid="028c6c5a" style:font-style-asian="normal" style:font-weight-asian="normal" style:font-style-complex="normal" style:font-weight-complex="normal"/>
    </style:style>
    <style:style style:name="T27" style:family="text">
      <style:text-properties style:text-position="0% 100%" fo:font-style="normal" fo:font-weight="normal" officeooo:rsid="02892c96" style:font-style-asian="normal" style:font-weight-asian="normal" style:font-style-complex="normal" style:font-weight-complex="normal"/>
    </style:style>
    <style:style style:name="T28" style:family="text">
      <style:text-properties style:text-position="0% 100%" fo:font-style="normal" fo:font-weight="normal" officeooo:rsid="028d5414" style:font-style-asian="normal" style:font-weight-asian="normal" style:font-style-complex="normal" style:font-weight-complex="normal"/>
    </style:style>
    <style:style style:name="T29" style:family="text">
      <style:text-properties style:text-position="0% 100%" fo:font-style="normal" fo:font-weight="normal" officeooo:rsid="02961193" style:font-style-asian="normal" style:font-weight-asian="normal" style:font-style-complex="normal" style:font-weight-complex="normal"/>
    </style:style>
    <style:style style:name="T30" style:family="text">
      <style:text-properties style:text-position="0% 100%" fo:font-style="normal" fo:font-weight="normal" officeooo:rsid="0296f83c" style:font-style-asian="normal" style:font-weight-asian="normal" style:font-style-complex="normal" style:font-weight-complex="normal"/>
    </style:style>
    <style:style style:name="T31" style:family="text">
      <style:text-properties style:text-position="0% 100%" fo:font-style="normal" fo:font-weight="normal" officeooo:rsid="02aa57b4" style:font-style-asian="normal" style:font-weight-asian="normal" style:font-style-complex="normal" style:font-weight-complex="normal"/>
    </style:style>
    <style:style style:name="T32" style:family="text">
      <style:text-properties style:text-position="0% 100%" fo:font-style="normal" fo:font-weight="normal" officeooo:rsid="02aaaf80" style:font-style-asian="normal" style:font-weight-asian="normal" style:font-style-complex="normal" style:font-weight-complex="normal"/>
    </style:style>
    <style:style style:name="T33" style:family="text">
      <style:text-properties style:text-position="0% 100%" fo:font-style="normal" fo:font-weight="normal" officeooo:rsid="02d6905c" style:font-style-asian="normal" style:font-weight-asian="normal" style:font-style-complex="normal" style:font-weight-complex="normal"/>
    </style:style>
    <style:style style:name="T34" style:family="text">
      <style:text-properties style:text-position="0% 100%" fo:font-style="normal" fo:font-weight="normal" officeooo:rsid="02ccf382" style:font-style-asian="normal" style:font-weight-asian="normal" style:font-style-complex="normal" style:font-weight-complex="normal"/>
    </style:style>
    <style:style style:name="T35" style:family="text">
      <style:text-properties style:text-position="0% 100%" fo:font-style="normal" fo:font-weight="normal" officeooo:rsid="02c5983d" style:font-style-asian="normal" style:font-weight-asian="normal" style:font-style-complex="normal" style:font-weight-complex="normal"/>
    </style:style>
    <style:style style:name="T36" style:family="text">
      <style:text-properties style:text-position="0% 100%" fo:font-style="normal" fo:font-weight="normal" officeooo:rsid="02ca1989" style:font-style-asian="normal" style:font-weight-asian="normal" style:font-style-complex="normal" style:font-weight-complex="normal"/>
    </style:style>
    <style:style style:name="T37" style:family="text">
      <style:text-properties style:text-position="0% 100%" fo:font-style="normal" fo:font-weight="normal" officeooo:rsid="02ebd240" style:font-style-asian="normal" style:font-weight-asian="normal" style:font-style-complex="normal" style:font-weight-complex="normal"/>
    </style:style>
    <style:style style:name="T38" style:family="text">
      <style:text-properties style:text-position="0% 100%" fo:font-style="normal" fo:font-weight="normal" officeooo:rsid="0055b784" style:font-style-asian="normal" style:font-weight-asian="normal" style:font-style-complex="normal" style:font-weight-complex="normal"/>
    </style:style>
    <style:style style:name="T39" style:family="text">
      <style:text-properties style:text-position="0% 100%" fo:font-style="normal" fo:font-weight="normal" officeooo:rsid="0301dff6" style:font-style-asian="normal" style:font-weight-asian="normal" style:font-style-complex="normal" style:font-weight-complex="normal"/>
    </style:style>
    <style:style style:name="T40" style:family="text">
      <style:text-properties style:text-position="0% 100%" fo:font-style="normal" fo:font-weight="normal" officeooo:rsid="038d99b6" style:font-style-asian="normal" style:font-weight-asian="normal" style:font-style-complex="normal" style:font-weight-complex="normal"/>
    </style:style>
    <style:style style:name="T41" style:family="text">
      <style:text-properties style:text-position="0% 100%" fo:font-style="normal" fo:font-weight="normal" officeooo:rsid="039f6586" style:font-style-asian="normal" style:font-weight-asian="normal" style:font-style-complex="normal" style:font-weight-complex="normal"/>
    </style:style>
    <style:style style:name="T42" style:family="text">
      <style:text-properties style:text-position="0% 100%" fo:font-style="normal" fo:font-weight="normal" officeooo:rsid="03a504f6" style:font-style-asian="normal" style:font-weight-asian="normal" style:font-style-complex="normal" style:font-weight-complex="normal"/>
    </style:style>
    <style:style style:name="T43" style:family="text">
      <style:text-properties style:text-position="0% 100%" fo:font-style="normal" fo:font-weight="normal" officeooo:rsid="027f0805" style:font-style-asian="normal" style:font-weight-asian="normal" style:font-style-complex="normal" style:font-weight-complex="normal"/>
    </style:style>
    <style:style style:name="T44" style:family="text">
      <style:text-properties style:text-position="0% 100%" fo:font-style="normal" fo:font-weight="normal" officeooo:rsid="03a9dd79" style:font-style-asian="normal" style:font-weight-asian="normal" style:font-style-complex="normal" style:font-weight-complex="normal"/>
    </style:style>
    <style:style style:name="T45" style:family="text">
      <style:text-properties style:text-position="0% 100%" fo:font-style="normal" fo:font-weight="normal" officeooo:rsid="029a0542" style:font-style-asian="normal" style:font-weight-asian="normal" style:font-style-complex="normal" style:font-weight-complex="normal"/>
    </style:style>
    <style:style style:name="T46" style:family="text">
      <style:text-properties style:text-position="0% 100%" fo:font-style="normal" fo:font-weight="normal" officeooo:rsid="03b66403" style:font-style-asian="normal" style:font-weight-asian="normal" style:font-style-complex="normal" style:font-weight-complex="normal"/>
    </style:style>
    <style:style style:name="T47" style:family="text">
      <style:text-properties style:text-position="0% 100%" fo:font-style="normal" fo:font-weight="normal" officeooo:rsid="03b93485" style:font-style-asian="normal" style:font-weight-asian="normal" style:font-style-complex="normal" style:font-weight-complex="normal"/>
    </style:style>
    <style:style style:name="T48" style:family="text">
      <style:text-properties style:text-position="0% 100%" fo:font-style="normal" fo:font-weight="normal" officeooo:rsid="03ba4706" style:font-style-asian="normal" style:font-weight-asian="normal" style:font-style-complex="normal" style:font-weight-complex="normal"/>
    </style:style>
    <style:style style:name="T49" style:family="text">
      <style:text-properties style:text-position="0% 100%" fo:font-style="normal" fo:font-weight="normal" officeooo:rsid="03baefa0" style:font-style-asian="normal" style:font-weight-asian="normal" style:font-style-complex="normal" style:font-weight-complex="normal"/>
    </style:style>
    <style:style style:name="T50" style:family="text">
      <style:text-properties style:text-position="0% 100%" fo:font-style="normal" fo:font-weight="normal" officeooo:rsid="03bbc3c9" style:font-style-asian="normal" style:font-weight-asian="normal" style:font-style-complex="normal" style:font-weight-complex="normal"/>
    </style:style>
    <style:style style:name="T51" style:family="text">
      <style:text-properties style:text-position="0% 100%" fo:font-style="normal" fo:font-weight="normal" officeooo:rsid="03c01626" style:font-style-asian="normal" style:font-weight-asian="normal" style:font-style-complex="normal" style:font-weight-complex="normal"/>
    </style:style>
    <style:style style:name="T52" style:family="text">
      <style:text-properties style:text-position="0% 100%" fo:font-style="normal" fo:font-weight="normal" officeooo:rsid="03ce9f04" style:font-style-asian="normal" style:font-weight-asian="normal" style:font-style-complex="normal" style:font-weight-complex="normal"/>
    </style:style>
    <style:style style:name="T53" style:family="text">
      <style:text-properties style:text-position="0% 100%" fo:font-style="normal" fo:font-weight="normal" officeooo:rsid="03d26aa2" style:font-style-asian="normal" style:font-weight-asian="normal" style:font-style-complex="normal" style:font-weight-complex="normal"/>
    </style:style>
    <style:style style:name="T54" style:family="text">
      <style:text-properties style:text-position="0% 100%" fo:font-style="normal" fo:font-weight="normal" officeooo:rsid="03d57621" style:font-style-asian="normal" style:font-weight-asian="normal" style:font-style-complex="normal" style:font-weight-complex="normal"/>
    </style:style>
    <style:style style:name="T55" style:family="text">
      <style:text-properties style:text-position="0% 100%" fo:font-style="normal" fo:font-weight="normal" officeooo:rsid="0324587b" style:font-style-asian="normal" style:font-weight-asian="normal" style:font-style-complex="normal" style:font-weight-complex="normal"/>
    </style:style>
    <style:style style:name="T56" style:family="text">
      <style:text-properties style:text-position="0% 100%" fo:font-style="normal" fo:font-weight="normal" officeooo:rsid="032aa8d2" style:font-style-asian="normal" style:font-weight-asian="normal" style:font-style-complex="normal" style:font-weight-complex="normal"/>
    </style:style>
    <style:style style:name="T57" style:family="text">
      <style:text-properties style:text-position="0% 100%" fo:font-style="normal" fo:font-weight="normal" officeooo:rsid="032ac245" style:font-style-asian="normal" style:font-weight-asian="normal" style:font-style-complex="normal" style:font-weight-complex="normal"/>
    </style:style>
    <style:style style:name="T58" style:family="text">
      <style:text-properties style:text-position="0% 100%" fo:font-style="normal" fo:font-weight="normal" officeooo:rsid="03dae70d" style:font-style-asian="normal" style:font-weight-asian="normal" style:font-style-complex="normal" style:font-weight-complex="normal"/>
    </style:style>
    <style:style style:name="T59" style:family="text">
      <style:text-properties style:text-position="0% 100%" fo:font-style="normal" fo:font-weight="normal" officeooo:rsid="03dc098c" style:font-style-asian="normal" style:font-weight-asian="normal" style:font-style-complex="normal" style:font-weight-complex="normal"/>
    </style:style>
    <style:style style:name="T60" style:family="text">
      <style:text-properties style:text-position="0% 100%" fo:font-style="normal" fo:font-weight="normal" officeooo:rsid="03f1f45c" style:font-style-asian="normal" style:font-weight-asian="normal" style:font-style-complex="normal" style:font-weight-complex="normal"/>
    </style:style>
    <style:style style:name="T61" style:family="text">
      <style:text-properties style:text-position="0% 100%" fo:font-style="normal" fo:font-weight="normal" officeooo:rsid="03ebdfb7" style:font-style-asian="normal" style:font-weight-asian="normal" style:font-style-complex="normal" style:font-weight-complex="normal"/>
    </style:style>
    <style:style style:name="T62" style:family="text">
      <style:text-properties style:text-position="0% 100%" fo:font-style="normal" fo:font-weight="normal" officeooo:rsid="040f38a1" style:font-style-asian="normal" style:font-weight-asian="normal" style:font-style-complex="normal" style:font-weight-complex="normal"/>
    </style:style>
    <style:style style:name="T63" style:family="text">
      <style:text-properties style:text-position="0% 100%" fo:font-style="normal" fo:font-weight="normal" officeooo:rsid="044cf062" style:font-style-asian="normal" style:font-weight-asian="normal" style:font-style-complex="normal" style:font-weight-complex="normal"/>
    </style:style>
    <style:style style:name="T64" style:family="text">
      <style:text-properties style:text-position="0% 100%" fo:font-style="normal" fo:font-weight="normal" officeooo:rsid="044ec869" style:font-style-asian="normal" style:font-weight-asian="normal" style:font-style-complex="normal" style:font-weight-complex="normal"/>
    </style:style>
    <style:style style:name="T65" style:family="text">
      <style:text-properties style:text-position="0% 100%" fo:font-style="normal" fo:font-weight="normal" officeooo:rsid="044f046e" style:font-style-asian="normal" style:font-weight-asian="normal" style:font-style-complex="normal" style:font-weight-complex="normal"/>
    </style:style>
    <style:style style:name="T66" style:family="text">
      <style:text-properties style:text-position="0% 100%" fo:font-style="normal" fo:font-weight="normal" officeooo:rsid="047c756d" style:font-style-asian="normal" style:font-weight-asian="normal" style:font-style-complex="normal" style:font-weight-complex="normal"/>
    </style:style>
    <style:style style:name="T67" style:family="text">
      <style:text-properties style:text-position="0% 100%" fo:font-style="normal" fo:font-weight="normal" officeooo:rsid="047e8797" style:font-style-asian="normal" style:font-weight-asian="normal" style:font-style-complex="normal" style:font-weight-complex="normal"/>
    </style:style>
    <style:style style:name="T68" style:family="text">
      <style:text-properties style:text-position="0% 100%" fo:font-style="normal" fo:font-weight="normal" officeooo:rsid="038f32e1" style:font-style-asian="normal" style:font-weight-asian="normal" style:font-style-complex="normal" style:font-weight-complex="normal"/>
    </style:style>
    <style:style style:name="T69" style:family="text">
      <style:text-properties style:text-position="0% 100%" fo:font-style="normal" fo:font-weight="normal" officeooo:rsid="04b70ac0" style:font-style-asian="normal" style:font-weight-asian="normal" style:font-style-complex="normal" style:font-weight-complex="normal"/>
    </style:style>
    <style:style style:name="T70" style:family="text">
      <style:text-properties style:text-position="0% 100%" fo:font-style="normal" fo:font-weight="normal" officeooo:rsid="051d64bb" style:font-style-asian="normal" style:font-weight-asian="normal" style:font-style-complex="normal" style:font-weight-complex="normal"/>
    </style:style>
    <style:style style:name="T71" style:family="text">
      <style:text-properties style:text-position="0% 100%" fo:font-style="normal" fo:font-weight="normal" officeooo:rsid="05463d0f" style:font-style-asian="normal" style:font-weight-asian="normal" style:font-style-complex="normal" style:font-weight-complex="normal"/>
    </style:style>
    <style:style style:name="T72" style:family="text">
      <style:text-properties style:text-position="0% 100%" fo:font-style="normal" fo:font-weight="normal" officeooo:rsid="05465567" style:font-style-asian="normal" style:font-weight-asian="normal" style:font-style-complex="normal" style:font-weight-complex="normal"/>
    </style:style>
    <style:style style:name="T73" style:family="text">
      <style:text-properties style:text-position="0% 100%" fo:font-style="normal" fo:font-weight="normal" officeooo:rsid="0547a81e" style:font-style-asian="normal" style:font-weight-asian="normal" style:font-style-complex="normal" style:font-weight-complex="normal"/>
    </style:style>
    <style:style style:name="T74" style:family="text">
      <style:text-properties style:text-position="0% 100%" fo:font-style="normal" fo:font-weight="normal" officeooo:rsid="0547af38" style:font-style-asian="normal" style:font-weight-asian="normal" style:font-style-complex="normal" style:font-weight-complex="normal"/>
    </style:style>
    <style:style style:name="T75" style:family="text">
      <style:text-properties style:text-position="0% 100%" fo:font-style="normal" fo:font-weight="normal" officeooo:rsid="0548b070" style:font-style-asian="normal" style:font-weight-asian="normal" style:font-style-complex="normal" style:font-weight-complex="normal"/>
    </style:style>
    <style:style style:name="T76" style:family="text">
      <style:text-properties style:text-position="0% 100%" fo:font-style="normal" fo:font-weight="normal" officeooo:rsid="05492e0d" style:font-style-asian="normal" style:font-weight-asian="normal" style:font-style-complex="normal" style:font-weight-complex="normal"/>
    </style:style>
    <style:style style:name="T77" style:family="text">
      <style:text-properties style:text-position="0% 100%" fo:font-style="normal" fo:font-weight="normal" officeooo:rsid="054cc78f" style:font-style-asian="normal" style:font-weight-asian="normal" style:font-style-complex="normal" style:font-weight-complex="normal"/>
    </style:style>
    <style:style style:name="T78" style:family="text">
      <style:text-properties style:text-position="0% 100%" fo:font-style="normal" fo:font-weight="normal" officeooo:rsid="0482225a" style:font-style-asian="normal" style:font-weight-asian="normal" style:font-style-complex="normal" style:font-weight-complex="normal"/>
    </style:style>
    <style:style style:name="T79" style:family="text">
      <style:text-properties style:text-position="0% 100%" fo:font-style="normal" fo:font-weight="normal" officeooo:rsid="057bda94" style:font-style-asian="normal" style:font-weight-asian="normal" style:font-style-complex="normal" style:font-weight-complex="normal"/>
    </style:style>
    <style:style style:name="T80" style:family="text">
      <style:text-properties style:text-position="0% 100%" fo:font-style="normal" fo:font-weight="normal" officeooo:rsid="057c2db3" style:font-style-asian="normal" style:font-weight-asian="normal" style:font-style-complex="normal" style:font-weight-complex="normal"/>
    </style:style>
    <style:style style:name="T81" style:family="text">
      <style:text-properties style:text-position="0% 100%" fo:font-style="normal" fo:font-weight="normal" officeooo:rsid="05e2932f" style:font-style-asian="normal" style:font-weight-asian="normal" style:font-style-complex="normal" style:font-weight-complex="normal"/>
    </style:style>
    <style:style style:name="T82" style:family="text">
      <style:text-properties style:text-position="0% 100%" fo:font-style="normal" fo:font-weight="normal" officeooo:rsid="06288a0b" style:font-style-asian="normal" style:font-weight-asian="normal" style:font-style-complex="normal" style:font-weight-complex="normal"/>
    </style:style>
    <style:style style:name="T83" style:family="text">
      <style:text-properties style:text-position="0% 100%" fo:font-style="normal" fo:font-weight="normal" officeooo:rsid="06291e2c" style:font-style-asian="normal" style:font-weight-asian="normal" style:font-style-complex="normal" style:font-weight-complex="normal"/>
    </style:style>
    <style:style style:name="T84" style:family="text">
      <style:text-properties style:text-position="0% 100%" fo:font-style="normal" fo:font-weight="normal" officeooo:rsid="06525d63" style:font-style-asian="normal" style:font-weight-asian="normal" style:font-style-complex="normal" style:font-weight-complex="normal"/>
    </style:style>
    <style:style style:name="T85" style:family="text">
      <style:text-properties style:text-position="0% 100%" fo:font-style="normal" fo:font-weight="normal" officeooo:rsid="065c8bc2" style:font-style-asian="normal" style:font-weight-asian="normal" style:font-style-complex="normal" style:font-weight-complex="normal"/>
    </style:style>
    <style:style style:name="T86" style:family="text">
      <style:text-properties style:text-position="0% 100%" fo:font-style="normal" fo:font-weight="normal" officeooo:rsid="06687bc8" style:font-style-asian="normal" style:font-weight-asian="normal" style:font-style-complex="normal" style:font-weight-complex="normal"/>
    </style:style>
    <style:style style:name="T87" style:family="text">
      <style:text-properties style:text-position="0% 100%" fo:font-style="normal" fo:font-weight="normal" officeooo:rsid="0671a9a1" style:font-style-asian="normal" style:font-weight-asian="normal" style:font-style-complex="normal" style:font-weight-complex="normal"/>
    </style:style>
    <style:style style:name="T88" style:family="text">
      <style:text-properties style:text-position="0% 100%" fo:font-style="normal" fo:font-weight="normal" officeooo:rsid="066d8765" style:font-style-asian="normal" style:font-weight-asian="normal" style:font-style-complex="normal" style:font-weight-complex="normal"/>
    </style:style>
    <style:style style:name="T89" style:family="text">
      <style:text-properties style:text-position="0% 100%" fo:font-style="normal" fo:font-weight="normal" officeooo:rsid="06a9d6c1" style:font-style-asian="normal" style:font-weight-asian="normal" style:font-style-complex="normal" style:font-weight-complex="normal"/>
    </style:style>
    <style:style style:name="T90" style:family="text">
      <style:text-properties style:text-position="0% 100%" fo:font-style="normal" fo:font-weight="normal" officeooo:rsid="06dc158e" style:font-style-asian="normal" style:font-weight-asian="normal" style:font-style-complex="normal" style:font-weight-complex="normal"/>
    </style:style>
    <style:style style:name="T91" style:family="text">
      <style:text-properties style:text-position="0% 100%" fo:font-style="normal" fo:font-weight="normal" officeooo:rsid="06ddf573" style:font-style-asian="normal" style:font-weight-asian="normal" style:font-style-complex="normal" style:font-weight-complex="normal"/>
    </style:style>
    <style:style style:name="T92" style:family="text">
      <style:text-properties style:text-position="0% 100%" fo:font-style="normal" fo:font-weight="normal" officeooo:rsid="06df32b8" style:font-style-asian="normal" style:font-weight-asian="normal" style:font-style-complex="normal" style:font-weight-complex="normal"/>
    </style:style>
    <style:style style:name="T93" style:family="text">
      <style:text-properties style:text-position="0% 100%" fo:font-style="normal" fo:font-weight="normal" officeooo:rsid="06df8ba8" style:font-style-asian="normal" style:font-weight-asian="normal" style:font-style-complex="normal" style:font-weight-complex="normal"/>
    </style:style>
    <style:style style:name="T94" style:family="text">
      <style:text-properties style:text-position="0% 100%" fo:font-style="normal" fo:font-weight="normal" officeooo:rsid="06dfbc1b" style:font-style-asian="normal" style:font-weight-asian="normal" style:font-style-complex="normal" style:font-weight-complex="normal"/>
    </style:style>
    <style:style style:name="T95" style:family="text">
      <style:text-properties style:text-position="0% 100%" fo:font-style="normal" fo:font-weight="normal" officeooo:rsid="03decb37" style:font-style-asian="normal" style:font-weight-asian="normal" style:font-style-complex="normal" style:font-weight-complex="normal"/>
    </style:style>
    <style:style style:name="T96" style:family="text">
      <style:text-properties style:text-position="0% 100%" fo:font-style="normal" fo:font-weight="normal" officeooo:rsid="0673e656" style:font-style-asian="normal" style:font-weight-asian="normal" style:font-style-complex="normal" style:font-weight-complex="normal"/>
    </style:style>
    <style:style style:name="T97" style:family="text">
      <style:text-properties style:text-position="0% 100%" fo:font-style="normal" fo:font-weight="normal" officeooo:rsid="06ecf138" style:font-style-asian="normal" style:font-weight-asian="normal" style:font-style-complex="normal" style:font-weight-complex="normal"/>
    </style:style>
    <style:style style:name="T98" style:family="text">
      <style:text-properties style:text-position="0% 100%" fo:font-style="normal" fo:font-weight="normal" officeooo:rsid="06f02c98" style:font-style-asian="normal" style:font-weight-asian="normal" style:font-style-complex="normal" style:font-weight-complex="normal"/>
    </style:style>
    <style:style style:name="T99" style:family="text">
      <style:text-properties style:text-position="0% 100%" fo:font-style="normal" fo:font-weight="normal" officeooo:rsid="070dfdbf" style:font-style-asian="normal" style:font-weight-asian="normal" style:font-style-complex="normal" style:font-weight-complex="normal"/>
    </style:style>
    <style:style style:name="T100" style:family="text">
      <style:text-properties style:text-position="0% 100%" fo:font-style="normal" fo:font-weight="normal" officeooo:rsid="070ea804" style:font-style-asian="normal" style:font-weight-asian="normal" style:font-style-complex="normal" style:font-weight-complex="normal"/>
    </style:style>
    <style:style style:name="T101" style:family="text">
      <style:text-properties style:text-position="0% 100%" fo:font-style="normal" fo:font-weight="normal" officeooo:rsid="071b25d7" style:font-style-asian="normal" style:font-weight-asian="normal" style:font-style-complex="normal" style:font-weight-complex="normal"/>
    </style:style>
    <style:style style:name="T102" style:family="text">
      <style:text-properties style:text-position="0% 100%" fo:font-style="normal" fo:font-weight="normal" officeooo:rsid="071b4bb5" style:font-style-asian="normal" style:font-weight-asian="normal" style:font-style-complex="normal" style:font-weight-complex="normal"/>
    </style:style>
    <style:style style:name="T103" style:family="text">
      <style:text-properties style:text-position="0% 100%" fo:font-style="normal" fo:font-weight="normal" officeooo:rsid="071d323a" style:font-style-asian="normal" style:font-weight-asian="normal" style:font-style-complex="normal" style:font-weight-complex="normal"/>
    </style:style>
    <style:style style:name="T104" style:family="text">
      <style:text-properties style:text-position="0% 100%" fo:font-style="normal" fo:font-weight="normal" officeooo:rsid="0275a901" style:font-size-asian="16pt" style:font-style-asian="normal" style:font-weight-asian="normal" style:font-style-complex="normal" style:font-weight-complex="normal"/>
    </style:style>
    <style:style style:name="T105" style:family="text">
      <style:text-properties style:text-position="0% 100%" fo:font-style="normal" fo:font-weight="normal" style:font-size-asian="10.5pt" style:font-style-asian="normal" style:font-weight-asian="normal" style:font-style-complex="normal" style:font-weight-complex="normal"/>
    </style:style>
    <style:style style:name="T106" style:family="text">
      <style:text-properties style:text-position="0% 100%" fo:font-style="normal" fo:font-weight="normal" officeooo:rsid="0482225a" style:font-size-asian="10.5pt" style:font-style-asian="normal" style:font-weight-asian="normal" style:font-style-complex="normal" style:font-weight-complex="normal"/>
    </style:style>
    <style:style style:name="T107" style:family="text">
      <style:text-properties style:text-position="0% 100%" fo:font-style="normal" fo:font-weight="normal" officeooo:rsid="04939dd9" style:font-size-asian="10.5pt" style:font-style-asian="normal" style:font-weight-asian="normal" style:font-style-complex="normal" style:font-weight-complex="normal"/>
    </style:style>
    <style:style style:name="T108" style:family="text">
      <style:text-properties style:text-position="0% 100%" fo:font-style="normal" fo:font-weight="normal" officeooo:rsid="0494d53f" style:font-size-asian="10.5pt" style:font-style-asian="normal" style:font-weight-asian="normal" style:font-style-complex="normal" style:font-weight-complex="normal"/>
    </style:style>
    <style:style style:name="T109" style:family="text">
      <style:text-properties style:text-position="0% 100%" fo:font-style="normal" fo:font-weight="normal" officeooo:rsid="0495e49a" style:font-size-asian="10.5pt" style:font-style-asian="normal" style:font-weight-asian="normal" style:font-style-complex="normal" style:font-weight-complex="normal"/>
    </style:style>
    <style:style style:name="T110" style:family="text">
      <style:text-properties style:text-position="0% 100%" fo:font-style="normal" fo:font-weight="normal" officeooo:rsid="04aa9b5c" style:font-size-asian="10.5pt" style:font-style-asian="normal" style:font-weight-asian="normal" style:font-style-complex="normal" style:font-weight-complex="normal"/>
    </style:style>
    <style:style style:name="T111" style:family="text">
      <style:text-properties style:text-position="0% 100%" fo:font-style="normal" fo:font-weight="normal" officeooo:rsid="04aaa29f" style:font-size-asian="10.5pt" style:font-style-asian="normal" style:font-weight-asian="normal" style:font-style-complex="normal" style:font-weight-complex="normal"/>
    </style:style>
    <style:style style:name="T112" style:family="text">
      <style:text-properties style:text-position="0% 100%" fo:font-style="normal" fo:font-weight="normal" officeooo:rsid="04adcc77" style:font-size-asian="10.5pt" style:font-style-asian="normal" style:font-weight-asian="normal" style:font-style-complex="normal" style:font-weight-complex="normal"/>
    </style:style>
    <style:style style:name="T113" style:family="text">
      <style:text-properties style:text-position="0% 100%" fo:font-style="normal" fo:font-weight="normal" officeooo:rsid="04b1aa8d" style:font-size-asian="10.5pt" style:font-style-asian="normal" style:font-weight-asian="normal" style:font-style-complex="normal" style:font-weight-complex="normal"/>
    </style:style>
    <style:style style:name="T114" style:family="text">
      <style:text-properties style:text-position="0% 100%" fo:font-style="normal" fo:font-weight="normal" officeooo:rsid="04b284c9" style:font-size-asian="10.5pt" style:font-style-asian="normal" style:font-weight-asian="normal" style:font-style-complex="normal" style:font-weight-complex="normal"/>
    </style:style>
    <style:style style:name="T115" style:family="text">
      <style:text-properties style:text-position="0% 100%" fo:font-style="normal" fo:font-weight="normal" officeooo:rsid="04b610bf" style:font-size-asian="10.5pt" style:font-style-asian="normal" style:font-weight-asian="normal" style:font-style-complex="normal" style:font-weight-complex="normal"/>
    </style:style>
    <style:style style:name="T116" style:family="text">
      <style:text-properties style:text-position="0% 100%" fo:font-style="normal" fo:font-weight="normal" officeooo:rsid="04b90697" style:font-size-asian="10.5pt" style:font-style-asian="normal" style:font-weight-asian="normal" style:font-style-complex="normal" style:font-weight-complex="normal"/>
    </style:style>
    <style:style style:name="T117" style:family="text">
      <style:text-properties style:text-position="0% 100%" fo:font-style="normal" fo:font-weight="normal" officeooo:rsid="02c5983d" style:font-size-asian="10.5pt" style:font-style-asian="normal" style:font-weight-asian="normal" style:font-style-complex="normal" style:font-weight-complex="normal"/>
    </style:style>
    <style:style style:name="T118" style:family="text">
      <style:text-properties style:text-position="0% 100%" fo:font-style="normal" fo:font-weight="normal" officeooo:rsid="04b70ac0" style:font-size-asian="10.5pt" style:font-style-asian="normal" style:font-weight-asian="normal" style:font-style-complex="normal" style:font-weight-complex="normal"/>
    </style:style>
    <style:style style:name="T119" style:family="text">
      <style:text-properties style:text-position="0% 100%" fo:font-style="normal" fo:font-weight="normal" officeooo:rsid="04ba0706" style:font-size-asian="10.5pt" style:font-style-asian="normal" style:font-weight-asian="normal" style:font-style-complex="normal" style:font-weight-complex="normal"/>
    </style:style>
    <style:style style:name="T120" style:family="text">
      <style:text-properties style:text-position="0% 100%" fo:font-style="normal" fo:font-weight="normal" officeooo:rsid="04be2707" style:font-size-asian="10.5pt" style:font-style-asian="normal" style:font-weight-asian="normal" style:font-style-complex="normal" style:font-weight-complex="normal"/>
    </style:style>
    <style:style style:name="T121" style:family="text">
      <style:text-properties style:text-position="0% 100%" fo:font-style="normal" fo:font-weight="normal" officeooo:rsid="04c7c2fa" style:font-size-asian="10.5pt" style:font-style-asian="normal" style:font-weight-asian="normal" style:font-style-complex="normal" style:font-weight-complex="normal"/>
    </style:style>
    <style:style style:name="T122" style:family="text">
      <style:text-properties style:text-position="0% 100%" fo:font-style="normal" fo:font-weight="normal" officeooo:rsid="04c99a72" style:font-size-asian="10.5pt" style:font-style-asian="normal" style:font-weight-asian="normal" style:font-style-complex="normal" style:font-weight-complex="normal"/>
    </style:style>
    <style:style style:name="T123" style:family="text">
      <style:text-properties style:text-position="0% 100%" fo:font-style="normal" fo:font-weight="normal" officeooo:rsid="04cab6a0" style:font-size-asian="10.5pt" style:font-style-asian="normal" style:font-weight-asian="normal" style:font-style-complex="normal" style:font-weight-complex="normal"/>
    </style:style>
    <style:style style:name="T124" style:family="text">
      <style:text-properties style:text-position="0% 100%" fo:font-style="normal" fo:font-weight="normal" officeooo:rsid="04cac018" style:font-size-asian="10.5pt" style:font-style-asian="normal" style:font-weight-asian="normal" style:font-style-complex="normal" style:font-weight-complex="normal"/>
    </style:style>
    <style:style style:name="T125" style:family="text">
      <style:text-properties style:text-position="0% 100%" fo:font-style="normal" fo:font-weight="normal" officeooo:rsid="04cd34a3" style:font-size-asian="10.5pt" style:font-style-asian="normal" style:font-weight-asian="normal" style:font-style-complex="normal" style:font-weight-complex="normal"/>
    </style:style>
    <style:style style:name="T126" style:family="text">
      <style:text-properties style:text-position="0% 100%" fo:font-style="normal" fo:font-weight="normal" officeooo:rsid="04cd86ac" style:font-size-asian="10.5pt" style:font-style-asian="normal" style:font-weight-asian="normal" style:font-style-complex="normal" style:font-weight-complex="normal"/>
    </style:style>
    <style:style style:name="T127" style:family="text">
      <style:text-properties style:text-position="0% 100%" fo:font-style="normal" fo:font-weight="normal" officeooo:rsid="04db54da" style:font-size-asian="10.5pt" style:font-style-asian="normal" style:font-weight-asian="normal" style:font-style-complex="normal" style:font-weight-complex="normal"/>
    </style:style>
    <style:style style:name="T128" style:family="text">
      <style:text-properties style:text-position="0% 100%" fo:font-style="normal" fo:font-weight="normal" officeooo:rsid="04f064fd" style:font-size-asian="10.5pt" style:font-style-asian="normal" style:font-weight-asian="normal" style:font-style-complex="normal" style:font-weight-complex="normal"/>
    </style:style>
    <style:style style:name="T129" style:family="text">
      <style:text-properties style:text-position="0% 100%" fo:font-style="normal" fo:font-weight="normal" officeooo:rsid="04f3e4b7" style:font-size-asian="10.5pt" style:font-style-asian="normal" style:font-weight-asian="normal" style:font-style-complex="normal" style:font-weight-complex="normal"/>
    </style:style>
    <style:style style:name="T130" style:family="text">
      <style:text-properties style:text-position="0% 100%" fo:font-style="normal" fo:font-weight="normal" officeooo:rsid="04f629e3" style:font-size-asian="10.5pt" style:font-style-asian="normal" style:font-weight-asian="normal" style:font-style-complex="normal" style:font-weight-complex="normal"/>
    </style:style>
    <style:style style:name="T131" style:family="text">
      <style:text-properties style:text-position="0% 100%" fo:font-style="normal" fo:font-weight="normal" officeooo:rsid="04fd76b8" style:font-size-asian="10.5pt" style:font-style-asian="normal" style:font-weight-asian="normal" style:font-style-complex="normal" style:font-weight-complex="normal"/>
    </style:style>
    <style:style style:name="T132" style:family="text">
      <style:text-properties style:text-position="0% 100%" fo:font-style="normal" fo:font-weight="normal" officeooo:rsid="04fed239" style:font-size-asian="10.5pt" style:font-style-asian="normal" style:font-weight-asian="normal" style:font-style-complex="normal" style:font-weight-complex="normal"/>
    </style:style>
    <style:style style:name="T133" style:family="text">
      <style:text-properties style:text-position="0% 100%" fo:font-style="normal" fo:font-weight="normal" officeooo:rsid="04ffe5ee" style:font-size-asian="10.5pt" style:font-style-asian="normal" style:font-weight-asian="normal" style:font-style-complex="normal" style:font-weight-complex="normal"/>
    </style:style>
    <style:style style:name="T134" style:family="text">
      <style:text-properties style:text-position="0% 100%" fo:font-style="normal" fo:font-weight="normal" officeooo:rsid="05025476" style:font-size-asian="10.5pt" style:font-style-asian="normal" style:font-weight-asian="normal" style:font-style-complex="normal" style:font-weight-complex="normal"/>
    </style:style>
    <style:style style:name="T135" style:family="text">
      <style:text-properties style:text-position="0% 100%" fo:font-style="normal" fo:font-weight="normal" officeooo:rsid="05033391" style:font-size-asian="10.5pt" style:font-style-asian="normal" style:font-weight-asian="normal" style:font-style-complex="normal" style:font-weight-complex="normal"/>
    </style:style>
    <style:style style:name="T136" style:family="text">
      <style:text-properties style:text-position="0% 100%" fo:font-style="normal" fo:font-weight="normal" officeooo:rsid="050f6ed8" style:font-size-asian="10.5pt" style:font-style-asian="normal" style:font-weight-asian="normal" style:font-style-complex="normal" style:font-weight-complex="normal"/>
    </style:style>
    <style:style style:name="T137" style:family="text">
      <style:text-properties style:text-position="0% 100%" fo:font-style="normal" fo:font-weight="normal" officeooo:rsid="0535f152" style:font-size-asian="10.5pt" style:font-style-asian="normal" style:font-weight-asian="normal" style:font-style-complex="normal" style:font-weight-complex="normal"/>
    </style:style>
    <style:style style:name="T138" style:family="text">
      <style:text-properties style:text-position="0% 100%" fo:font-style="normal" fo:font-weight="normal" officeooo:rsid="0536e776" style:font-size-asian="10.5pt" style:font-style-asian="normal" style:font-weight-asian="normal" style:font-style-complex="normal" style:font-weight-complex="normal"/>
    </style:style>
    <style:style style:name="T139" style:family="text">
      <style:text-properties style:text-position="0% 100%" fo:font-style="normal" fo:font-weight="normal" officeooo:rsid="053884bc" style:font-size-asian="10.5pt" style:font-style-asian="normal" style:font-weight-asian="normal" style:font-style-complex="normal" style:font-weight-complex="normal"/>
    </style:style>
    <style:style style:name="T140" style:family="text">
      <style:text-properties style:text-position="0% 100%" fo:font-style="normal" fo:font-weight="normal" officeooo:rsid="053af449" style:font-size-asian="10.5pt" style:font-style-asian="normal" style:font-weight-asian="normal" style:font-style-complex="normal" style:font-weight-complex="normal"/>
    </style:style>
    <style:style style:name="T141" style:family="text">
      <style:text-properties style:text-position="0% 100%" fo:font-style="normal" fo:font-weight="normal" officeooo:rsid="053b318c" style:font-size-asian="10.5pt" style:font-style-asian="normal" style:font-weight-asian="normal" style:font-style-complex="normal" style:font-weight-complex="normal"/>
    </style:style>
    <style:style style:name="T142" style:family="text">
      <style:text-properties style:text-position="0% 100%" fo:font-style="normal" fo:font-weight="normal" officeooo:rsid="0541e31a" style:font-size-asian="10.5pt" style:font-style-asian="normal" style:font-weight-asian="normal" style:font-style-complex="normal" style:font-weight-complex="normal"/>
    </style:style>
    <style:style style:name="T143" style:family="text">
      <style:text-properties style:text-position="0% 100%" fo:font-style="normal" fo:font-weight="normal" officeooo:rsid="054cc78f" style:font-size-asian="10.5pt" style:font-style-asian="normal" style:font-weight-asian="normal" style:font-style-complex="normal" style:font-weight-complex="normal"/>
    </style:style>
    <style:style style:name="T144" style:family="text">
      <style:text-properties style:text-position="0% 100%" fo:font-style="normal" fo:font-weight="normal" officeooo:rsid="059c9171" style:font-size-asian="10.5pt" style:font-style-asian="normal" style:font-weight-asian="normal" style:font-style-complex="normal" style:font-weight-complex="normal"/>
    </style:style>
    <style:style style:name="T145" style:family="text">
      <style:text-properties style:text-position="0% 100%" fo:font-style="normal" fo:font-weight="normal" officeooo:rsid="058fcde7" style:font-size-asian="10.5pt" style:font-style-asian="normal" style:font-weight-asian="normal" style:font-style-complex="normal" style:font-weight-complex="normal"/>
    </style:style>
    <style:style style:name="T146" style:family="text">
      <style:text-properties style:text-position="0% 100%" fo:font-style="normal" fo:font-weight="normal" officeooo:rsid="059e519e" style:font-size-asian="10.5pt" style:font-style-asian="normal" style:font-weight-asian="normal" style:font-style-complex="normal" style:font-weight-complex="normal"/>
    </style:style>
    <style:style style:name="T147" style:family="text">
      <style:text-properties style:text-position="0% 100%" fo:font-style="normal" fo:font-weight="normal" officeooo:rsid="05aeb5bb" style:font-size-asian="10.5pt" style:font-style-asian="normal" style:font-weight-asian="normal" style:font-style-complex="normal" style:font-weight-complex="normal"/>
    </style:style>
    <style:style style:name="T148" style:family="text">
      <style:text-properties style:text-position="0% 100%" fo:font-style="normal" fo:font-weight="normal" officeooo:rsid="05b5da37" style:font-size-asian="10.5pt" style:font-style-asian="normal" style:font-weight-asian="normal" style:font-style-complex="normal" style:font-weight-complex="normal"/>
    </style:style>
    <style:style style:name="T149" style:family="text">
      <style:text-properties style:text-position="0% 100%" fo:font-style="normal" fo:font-weight="normal" officeooo:rsid="05b7408a" style:font-size-asian="10.5pt" style:font-style-asian="normal" style:font-weight-asian="normal" style:font-style-complex="normal" style:font-weight-complex="normal"/>
    </style:style>
    <style:style style:name="T150" style:family="text">
      <style:text-properties style:text-position="0% 100%" fo:font-style="normal" fo:font-weight="normal" officeooo:rsid="05b8e7cf" style:font-size-asian="10.5pt" style:font-style-asian="normal" style:font-weight-asian="normal" style:font-style-complex="normal" style:font-weight-complex="normal"/>
    </style:style>
    <style:style style:name="T151" style:family="text">
      <style:text-properties style:text-position="0% 100%" fo:font-style="normal" fo:font-weight="normal" officeooo:rsid="05be5147" style:font-size-asian="10.5pt" style:font-style-asian="normal" style:font-weight-asian="normal" style:font-style-complex="normal" style:font-weight-complex="normal"/>
    </style:style>
    <style:style style:name="T152" style:family="text">
      <style:text-properties style:text-position="0% 100%" fo:font-style="normal" fo:font-weight="normal" officeooo:rsid="05d0a843" style:font-size-asian="10.5pt" style:font-style-asian="normal" style:font-weight-asian="normal" style:font-style-complex="normal" style:font-weight-complex="normal"/>
    </style:style>
    <style:style style:name="T153" style:family="text">
      <style:text-properties style:text-position="0% 100%" fo:font-style="normal" fo:font-weight="normal" officeooo:rsid="0604e94d" style:font-size-asian="10.5pt" style:font-style-asian="normal" style:font-weight-asian="normal" style:font-style-complex="normal" style:font-weight-complex="normal"/>
    </style:style>
    <style:style style:name="T154" style:family="text">
      <style:text-properties style:text-position="0% 100%" fo:font-style="normal" fo:font-weight="normal" officeooo:rsid="06077685" style:font-size-asian="10.5pt" style:font-style-asian="normal" style:font-weight-asian="normal" style:font-style-complex="normal" style:font-weight-complex="normal"/>
    </style:style>
    <style:style style:name="T155" style:family="text">
      <style:text-properties style:text-position="0% 100%" fo:font-style="normal" fo:font-weight="normal" officeooo:rsid="062c152e" style:font-size-asian="10.5pt" style:font-style-asian="normal" style:font-weight-asian="normal" style:font-style-complex="normal" style:font-weight-complex="normal"/>
    </style:style>
    <style:style style:name="T156" style:family="text">
      <style:text-properties style:text-position="0% 100%" fo:font-style="normal" fo:font-weight="normal" officeooo:rsid="0640bba8" style:font-size-asian="10.5pt" style:font-style-asian="normal" style:font-weight-asian="normal" style:font-style-complex="normal" style:font-weight-complex="normal"/>
    </style:style>
    <style:style style:name="T157" style:family="text">
      <style:text-properties style:text-position="0% 100%" fo:font-style="normal" fo:font-weight="normal" officeooo:rsid="06486e38" style:font-size-asian="10.5pt" style:font-style-asian="normal" style:font-weight-asian="normal" style:font-style-complex="normal" style:font-weight-complex="normal"/>
    </style:style>
    <style:style style:name="T158" style:family="text">
      <style:text-properties style:text-position="0% 100%" fo:font-style="normal" fo:font-weight="normal" officeooo:rsid="064a52ec" style:font-size-asian="10.5pt" style:font-style-asian="normal" style:font-weight-asian="normal" style:font-style-complex="normal" style:font-weight-complex="normal"/>
    </style:style>
    <style:style style:name="T159" style:family="text">
      <style:text-properties style:text-position="0% 100%" fo:font-style="normal" fo:font-weight="normal" officeooo:rsid="064cc50d" style:font-size-asian="10.5pt" style:font-style-asian="normal" style:font-weight-asian="normal" style:font-style-complex="normal" style:font-weight-complex="normal"/>
    </style:style>
    <style:style style:name="T160" style:family="text">
      <style:text-properties style:text-position="0% 100%" fo:font-style="normal" fo:font-weight="normal" officeooo:rsid="064e11e5" style:font-size-asian="10.5pt" style:font-style-asian="normal" style:font-weight-asian="normal" style:font-style-complex="normal" style:font-weight-complex="normal"/>
    </style:style>
    <style:style style:name="T161" style:family="text">
      <style:text-properties style:text-position="0% 100%" fo:font-style="normal" fo:font-weight="normal" officeooo:rsid="06a2cd36" style:font-size-asian="10.5pt" style:font-style-asian="normal" style:font-weight-asian="normal" style:font-style-complex="normal" style:font-weight-complex="normal"/>
    </style:style>
    <style:style style:name="T162" style:family="text">
      <style:text-properties style:text-position="0% 100%" fo:font-style="normal" fo:font-weight="normal" officeooo:rsid="06a41b38" style:font-size-asian="10.5pt" style:font-style-asian="normal" style:font-weight-asian="normal" style:font-style-complex="normal" style:font-weight-complex="normal"/>
    </style:style>
    <style:style style:name="T163" style:family="text">
      <style:text-properties style:text-position="0% 100%" fo:font-style="normal" fo:font-weight="normal" officeooo:rsid="06e9e0df" style:font-size-asian="10.5pt" style:font-style-asian="normal" style:font-weight-asian="normal" style:font-style-complex="normal" style:font-weight-complex="normal"/>
    </style:style>
    <style:style style:name="T164" style:family="text">
      <style:text-properties style:text-position="0% 100%" fo:font-style="normal" fo:font-weight="normal" officeooo:rsid="06ecf138" style:font-size-asian="10.5pt" style:font-style-asian="normal" style:font-weight-asian="normal" style:font-style-complex="normal" style:font-weight-complex="normal"/>
    </style:style>
    <style:style style:name="T165" style:family="text">
      <style:text-properties style:text-position="0% 100%" fo:font-style="normal" fo:font-weight="normal" officeooo:rsid="06ecf394" style:font-size-asian="10.5pt" style:font-style-asian="normal" style:font-weight-asian="normal" style:font-style-complex="normal" style:font-weight-complex="normal"/>
    </style:style>
    <style:style style:name="T166" style:family="text">
      <style:text-properties style:text-position="0% 100%" fo:font-style="normal" fo:font-weight="normal" officeooo:rsid="06f02c98" style:font-size-asian="10.5pt" style:font-style-asian="normal" style:font-weight-asian="normal" style:font-style-complex="normal" style:font-weight-complex="normal"/>
    </style:style>
    <style:style style:name="T167" style:family="text">
      <style:text-properties style:text-position="0% 100%" fo:font-style="normal" fo:font-weight="normal" officeooo:rsid="06fbdf3f" style:font-size-asian="10.5pt" style:font-style-asian="normal" style:font-weight-asian="normal" style:font-style-complex="normal" style:font-weight-complex="normal"/>
    </style:style>
    <style:style style:name="T168" style:family="text">
      <style:text-properties style:text-position="0% 100%" fo:font-style="normal" fo:font-weight="normal" officeooo:rsid="070c42d5" style:font-size-asian="10.5pt" style:font-style-asian="normal" style:font-weight-asian="normal" style:font-style-complex="normal" style:font-weight-complex="normal"/>
    </style:style>
    <style:style style:name="T169" style:family="text">
      <style:text-properties style:text-position="0% 100%" fo:font-style="normal" fo:font-weight="normal" officeooo:rsid="07185e9b" style:font-size-asian="10.5pt" style:font-style-asian="normal" style:font-weight-asian="normal" style:font-style-complex="normal" style:font-weight-complex="normal"/>
    </style:style>
    <style:style style:name="T170" style:family="text">
      <style:text-properties style:text-position="0% 100%" fo:font-style="normal" fo:font-weight="normal" officeooo:rsid="072112af" style:font-size-asian="10.5pt" style:font-style-asian="normal" style:font-weight-asian="normal" style:font-style-complex="normal" style:font-weight-complex="normal"/>
    </style:style>
    <style:style style:name="T171" style:family="text">
      <style:text-properties style:text-position="0% 100%" fo:font-style="normal" fo:font-weight="normal" officeooo:rsid="072a4301" style:font-size-asian="10.5pt" style:font-style-asian="normal" style:font-weight-asian="normal" style:font-style-complex="normal" style:font-weight-complex="normal"/>
    </style:style>
    <style:style style:name="T172" style:family="text">
      <style:text-properties style:text-position="0% 100%" fo:font-style="normal" fo:font-weight="normal" officeooo:rsid="072d72b4" style:font-size-asian="10.5pt" style:font-style-asian="normal" style:font-weight-asian="normal" style:font-style-complex="normal" style:font-weight-complex="normal"/>
    </style:style>
    <style:style style:name="T173" style:family="text">
      <style:text-properties style:text-position="0% 100%" fo:font-style="normal" fo:font-weight="normal" officeooo:rsid="072d865f" style:font-size-asian="10.5pt" style:font-style-asian="normal" style:font-weight-asian="normal" style:font-style-complex="normal" style:font-weight-complex="normal"/>
    </style:style>
    <style:style style:name="T174" style:family="text">
      <style:text-properties style:text-position="0% 100%" fo:font-style="normal" style:text-underline-style="none" fo:font-weight="normal"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00b1f442"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01793052" style:font-style-asian="normal" style:font-weight-asian="normal" style:font-style-complex="normal" style:font-weight-complex="normal"/>
    </style:style>
    <style:style style:name="T177" style:family="text">
      <style:text-properties style:text-position="0% 100%" fo:font-style="normal" style:text-underline-style="none" fo:font-weight="normal" officeooo:rsid="00a97614"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22bfb39"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230550c"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234b020"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2333707" style:font-style-asian="normal" style:font-weight-asian="normal" style:font-style-complex="normal" style:font-weight-complex="normal"/>
    </style:style>
    <style:style style:name="T182" style:family="text">
      <style:text-properties style:text-position="0% 100%" fo:font-style="normal" style:text-underline-style="none" fo:font-weight="normal" officeooo:rsid="02331dc5" style:font-style-asian="normal" style:font-weight-asian="normal" style:font-style-complex="normal" style:font-weight-complex="normal"/>
    </style:style>
    <style:style style:name="T183" style:family="text">
      <style:text-properties style:text-position="0% 100%" fo:font-style="normal" style:text-underline-style="none" fo:font-weight="normal" officeooo:rsid="03a504f6" style:font-style-asian="normal" style:font-weight-asian="normal" style:font-style-complex="normal" style:font-weight-complex="normal"/>
    </style:style>
    <style:style style:name="T184" style:family="text">
      <style:text-properties style:text-position="0% 100%" fo:font-style="normal" style:text-underline-style="none" fo:font-weight="normal" officeooo:rsid="03b835e5" style:font-style-asian="normal" style:font-weight-asian="normal" style:font-style-complex="normal" style:font-weight-complex="normal"/>
    </style:style>
    <style:style style:name="T185" style:family="text">
      <style:text-properties style:text-position="0% 100%" fo:font-style="normal" style:text-underline-style="none" fo:font-weight="normal" officeooo:rsid="03b93485" style:font-style-asian="normal" style:font-weight-asian="normal" style:font-style-complex="normal" style:font-weight-complex="normal"/>
    </style:style>
    <style:style style:name="T186" style:family="text">
      <style:text-properties style:text-position="0% 100%" fo:font-style="normal" style:text-underline-style="none" fo:font-weight="normal" officeooo:rsid="03ba4706" style:font-style-asian="normal" style:font-weight-asian="normal" style:font-style-complex="normal" style:font-weight-complex="normal"/>
    </style:style>
    <style:style style:name="T187" style:family="text">
      <style:text-properties style:text-position="0% 100%" fo:font-style="normal" style:text-underline-style="none" fo:font-weight="normal" officeooo:rsid="028b6175"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027a3056" style:font-style-asian="normal" style:font-weight-asian="normal" style:font-style-complex="normal" style:font-weight-complex="normal"/>
    </style:style>
    <style:style style:name="T189" style:family="text">
      <style:text-properties style:text-position="0% 100%" fo:font-style="normal" style:text-underline-style="none" fo:font-weight="normal" officeooo:rsid="03baefa0" style:font-style-asian="normal" style:font-weight-asian="normal" style:font-style-complex="normal" style:font-weight-complex="normal"/>
    </style:style>
    <style:style style:name="T190" style:family="text">
      <style:text-properties style:text-position="0% 100%" fo:font-style="normal" style:text-underline-style="none" fo:font-weight="normal" officeooo:rsid="0387de0e" style:font-style-asian="normal" style:font-weight-asian="normal" style:font-style-complex="normal" style:font-weight-complex="normal"/>
    </style:style>
    <style:style style:name="T191" style:family="text">
      <style:text-properties style:text-position="0% 100%" fo:font-style="normal" style:text-underline-style="none" fo:font-weight="normal" officeooo:rsid="03c21168" style:font-style-asian="normal" style:font-weight-asian="normal" style:font-style-complex="normal" style:font-weight-complex="normal"/>
    </style:style>
    <style:style style:name="T192" style:family="text">
      <style:text-properties style:text-position="0% 100%" fo:font-style="normal" style:text-underline-style="none" fo:font-weight="normal" officeooo:rsid="0158218b" style:font-style-asian="normal" style:font-weight-asian="normal" style:font-style-complex="normal" style:font-weight-complex="normal"/>
    </style:style>
    <style:style style:name="T193" style:family="text">
      <style:text-properties style:text-position="0% 100%" fo:font-style="normal" style:text-underline-style="none" fo:font-weight="normal" officeooo:rsid="03beecfe" style:font-style-asian="normal" style:font-weight-asian="normal" style:font-style-complex="normal" style:font-weight-complex="normal"/>
    </style:style>
    <style:style style:name="T194" style:family="text">
      <style:text-properties style:text-position="0% 100%" fo:font-style="normal" style:text-underline-style="none" fo:font-weight="normal" officeooo:rsid="01548692" style:font-style-asian="normal" style:font-weight-asian="normal" style:font-style-complex="normal" style:font-weight-complex="normal"/>
    </style:style>
    <style:style style:name="T195" style:family="text">
      <style:text-properties style:text-position="0% 100%" fo:font-style="normal" style:text-underline-style="none" fo:font-weight="normal" officeooo:rsid="03c25619" style:font-style-asian="normal" style:font-weight-asian="normal" style:font-style-complex="normal" style:font-weight-complex="normal"/>
    </style:style>
    <style:style style:name="T196" style:family="text">
      <style:text-properties style:text-position="0% 100%" fo:font-style="normal" style:text-underline-style="none" fo:font-weight="normal" officeooo:rsid="00a9d808" style:font-style-asian="normal" style:font-weight-asian="normal" style:font-style-complex="normal" style:font-weight-complex="normal"/>
    </style:style>
    <style:style style:name="T197" style:family="text">
      <style:text-properties style:text-position="0% 100%" fo:font-style="normal" style:text-underline-style="none" fo:font-weight="normal" officeooo:rsid="03cd8599" style:font-style-asian="normal" style:font-weight-asian="normal" style:font-style-complex="normal" style:font-weight-complex="normal"/>
    </style:style>
    <style:style style:name="T198" style:family="text">
      <style:text-properties style:text-position="0% 100%" fo:font-style="normal" style:text-underline-style="none" fo:font-weight="normal" officeooo:rsid="03d32bf0" style:font-style-asian="normal" style:font-weight-asian="normal" style:font-style-complex="normal" style:font-weight-complex="normal"/>
    </style:style>
    <style:style style:name="T199" style:family="text">
      <style:text-properties style:text-position="0% 100%" fo:font-style="normal" style:text-underline-style="none" fo:font-weight="normal" officeooo:rsid="02b70dfa" style:font-style-asian="normal" style:font-weight-asian="normal" style:font-style-complex="normal" style:font-weight-complex="normal"/>
    </style:style>
    <style:style style:name="T200" style:family="text">
      <style:text-properties style:text-position="0% 100%" fo:font-style="normal" style:text-underline-style="none" fo:font-weight="normal" officeooo:rsid="03d57621" style:font-style-asian="normal" style:font-weight-asian="normal" style:font-style-complex="normal" style:font-weight-complex="normal"/>
    </style:style>
    <style:style style:name="T201" style:family="text">
      <style:text-properties style:text-position="0% 100%" fo:font-style="normal" style:text-underline-style="none" fo:font-weight="normal" officeooo:rsid="03ebdfb7" style:font-style-asian="normal" style:font-weight-asian="normal" style:font-style-complex="normal" style:font-weight-complex="normal"/>
    </style:style>
    <style:style style:name="T202" style:family="text">
      <style:text-properties style:text-position="0% 100%" fo:font-style="normal" style:text-underline-style="none" fo:font-weight="normal" officeooo:rsid="03e22ddc" style:font-style-asian="normal" style:font-weight-asian="normal" style:font-style-complex="normal" style:font-weight-complex="normal"/>
    </style:style>
    <style:style style:name="T203" style:family="text">
      <style:text-properties style:text-position="0% 100%" fo:font-style="normal" style:text-underline-style="none" fo:font-weight="normal" officeooo:rsid="03e0a2c8" style:font-style-asian="normal" style:font-weight-asian="normal" style:font-style-complex="normal" style:font-weight-complex="normal"/>
    </style:style>
    <style:style style:name="T204" style:family="text">
      <style:text-properties style:text-position="0% 100%" fo:font-style="normal" style:text-underline-style="none" fo:font-weight="normal" officeooo:rsid="03f9395d" style:font-style-asian="normal" style:font-weight-asian="normal" style:font-style-complex="normal" style:font-weight-complex="normal"/>
    </style:style>
    <style:style style:name="T205" style:family="text">
      <style:text-properties style:text-position="0% 100%" fo:font-style="normal" style:text-underline-style="none" fo:font-weight="normal" officeooo:rsid="014f00e5" style:font-style-asian="normal" style:font-weight-asian="normal" style:font-style-complex="normal" style:font-weight-complex="normal"/>
    </style:style>
    <style:style style:name="T206" style:family="text">
      <style:text-properties style:text-position="0% 100%" fo:font-style="normal" style:text-underline-style="none" fo:font-weight="normal" officeooo:rsid="014c41e1" style:font-style-asian="normal" style:font-weight-asian="normal" style:font-style-complex="normal" style:font-weight-complex="normal"/>
    </style:style>
    <style:style style:name="T207" style:family="text">
      <style:text-properties style:text-position="0% 100%" fo:font-style="normal" style:text-underline-style="none" fo:font-weight="normal" officeooo:rsid="0422a34b" style:font-style-asian="normal" style:font-weight-asian="normal" style:font-style-complex="normal" style:font-weight-complex="normal"/>
    </style:style>
    <style:style style:name="T208" style:family="text">
      <style:text-properties style:text-position="0% 100%" fo:font-style="normal" style:text-underline-style="none" fo:font-weight="normal" officeooo:rsid="0422d833" style:font-style-asian="normal" style:font-weight-asian="normal" style:font-style-complex="normal" style:font-weight-complex="normal"/>
    </style:style>
    <style:style style:name="T209" style:family="text">
      <style:text-properties style:text-position="0% 100%" fo:font-style="normal" style:text-underline-style="none" fo:font-weight="normal" officeooo:rsid="044ec869" style:font-style-asian="normal" style:font-weight-asian="normal" style:font-style-complex="normal" style:font-weight-complex="normal"/>
    </style:style>
    <style:style style:name="T210" style:family="text">
      <style:text-properties style:text-position="0% 100%" fo:font-style="normal" style:text-underline-style="none" fo:font-weight="normal" officeooo:rsid="043ce3f6" style:font-style-asian="normal" style:font-weight-asian="normal" style:font-style-complex="normal" style:font-weight-complex="normal"/>
    </style:style>
    <style:style style:name="T211" style:family="text">
      <style:text-properties style:text-position="0% 100%" fo:font-style="normal" style:text-underline-style="none" fo:font-weight="normal" officeooo:rsid="051737c3" style:font-style-asian="normal" style:font-weight-asian="normal" style:font-style-complex="normal" style:font-weight-complex="normal"/>
    </style:style>
    <style:style style:name="T212" style:family="text">
      <style:text-properties style:text-position="0% 100%" fo:font-style="normal" style:text-underline-style="none" fo:font-weight="normal" officeooo:rsid="05177166" style:font-style-asian="normal" style:font-weight-asian="normal" style:font-style-complex="normal" style:font-weight-complex="normal"/>
    </style:style>
    <style:style style:name="T213" style:family="text">
      <style:text-properties style:text-position="0% 100%" fo:font-style="normal" style:text-underline-style="none" fo:font-weight="normal" officeooo:rsid="051c656c" style:font-style-asian="normal" style:font-weight-asian="normal" style:font-style-complex="normal" style:font-weight-complex="normal"/>
    </style:style>
    <style:style style:name="T214" style:family="text">
      <style:text-properties style:text-position="0% 100%" fo:font-style="normal" style:text-underline-style="none" fo:font-weight="normal" officeooo:rsid="051d64bb" style:font-style-asian="normal" style:font-weight-asian="normal" style:font-style-complex="normal" style:font-weight-complex="normal"/>
    </style:style>
    <style:style style:name="T215" style:family="text">
      <style:text-properties style:text-position="0% 100%" fo:font-style="normal" style:text-underline-style="none" fo:font-weight="normal" officeooo:rsid="051d8b03" style:font-style-asian="normal" style:font-weight-asian="normal" style:font-style-complex="normal" style:font-weight-complex="normal"/>
    </style:style>
    <style:style style:name="T216" style:family="text">
      <style:text-properties style:text-position="0% 100%" fo:font-style="normal" style:text-underline-style="none" fo:font-weight="normal" officeooo:rsid="0520dfd2" style:font-style-asian="normal" style:font-weight-asian="normal" style:font-style-complex="normal" style:font-weight-complex="normal"/>
    </style:style>
    <style:style style:name="T217" style:family="text">
      <style:text-properties style:text-position="0% 100%" fo:font-style="normal" style:text-underline-style="none" fo:font-weight="normal" officeooo:rsid="052233c5" style:font-style-asian="normal" style:font-weight-asian="normal" style:font-style-complex="normal" style:font-weight-complex="normal"/>
    </style:style>
    <style:style style:name="T218" style:family="text">
      <style:text-properties style:text-position="0% 100%" fo:font-style="normal" style:text-underline-style="none" fo:font-weight="normal" officeooo:rsid="0530a73b" style:font-style-asian="normal" style:font-weight-asian="normal" style:font-style-complex="normal" style:font-weight-complex="normal"/>
    </style:style>
    <style:style style:name="T219" style:family="text">
      <style:text-properties style:text-position="0% 100%" fo:font-style="normal" style:text-underline-style="none" fo:font-weight="normal" officeooo:rsid="053b7d7b" style:font-style-asian="normal" style:font-weight-asian="normal" style:font-style-complex="normal" style:font-weight-complex="normal"/>
    </style:style>
    <style:style style:name="T220" style:family="text">
      <style:text-properties style:text-position="0% 100%" fo:font-style="normal" style:text-underline-style="none" fo:font-weight="normal" officeooo:rsid="053cb290" style:font-style-asian="normal" style:font-weight-asian="normal" style:font-style-complex="normal" style:font-weight-complex="normal"/>
    </style:style>
    <style:style style:name="T221" style:family="text">
      <style:text-properties style:text-position="0% 100%" fo:font-style="normal" style:text-underline-style="none" fo:font-weight="normal" officeooo:rsid="05d936a4" style:font-style-asian="normal" style:font-weight-asian="normal" style:font-style-complex="normal" style:font-weight-complex="normal"/>
    </style:style>
    <style:style style:name="T222" style:family="text">
      <style:text-properties style:text-position="0% 100%" fo:font-style="normal" style:text-underline-style="none" fo:font-weight="normal" officeooo:rsid="063f85fc" style:font-style-asian="normal" style:font-weight-asian="normal" style:font-style-complex="normal" style:font-weight-complex="normal"/>
    </style:style>
    <style:style style:name="T223" style:family="text">
      <style:text-properties style:text-position="0% 100%" fo:font-style="normal" style:text-underline-style="none" fo:font-weight="normal" officeooo:rsid="06400474" style:font-style-asian="normal" style:font-weight-asian="normal" style:font-style-complex="normal" style:font-weight-complex="normal"/>
    </style:style>
    <style:style style:name="T224" style:family="text">
      <style:text-properties style:text-position="0% 100%" fo:font-style="normal" style:text-underline-style="none" fo:font-weight="normal" officeooo:rsid="0643fa6f" style:font-style-asian="normal" style:font-weight-asian="normal" style:font-style-complex="normal" style:font-weight-complex="normal"/>
    </style:style>
    <style:style style:name="T225" style:family="text">
      <style:text-properties style:text-position="0% 100%" fo:font-style="normal" style:text-underline-style="none" fo:font-weight="normal" officeooo:rsid="0650c91f" style:font-style-asian="normal" style:font-weight-asian="normal" style:font-style-complex="normal" style:font-weight-complex="normal"/>
    </style:style>
    <style:style style:name="T226" style:family="text">
      <style:text-properties style:text-position="0% 100%" fo:font-style="normal" style:text-underline-style="none" fo:font-weight="normal" officeooo:rsid="0651cecd" style:font-style-asian="normal" style:font-weight-asian="normal" style:font-style-complex="normal" style:font-weight-complex="normal"/>
    </style:style>
    <style:style style:name="T227" style:family="text">
      <style:text-properties style:text-position="0% 100%" fo:font-style="normal" style:text-underline-style="none" fo:font-weight="normal" officeooo:rsid="06f3067f" style:font-style-asian="normal" style:font-weight-asian="normal" style:font-style-complex="normal" style:font-weight-complex="normal"/>
    </style:style>
    <style:style style:name="T228" style:family="text">
      <style:text-properties style:text-position="0% 100%" fo:font-style="normal" style:text-underline-style="none" fo:font-weight="normal" officeooo:rsid="06f45a4c" style:font-style-asian="normal" style:font-weight-asian="normal" style:font-style-complex="normal" style:font-weight-complex="normal"/>
    </style:style>
    <style:style style:name="T229" style:family="text">
      <style:text-properties style:text-position="0% 100%" fo:font-style="normal" style:text-underline-style="none" fo:font-weight="normal" officeooo:rsid="071dc42a" style:font-style-asian="normal" style:font-weight-asian="normal" style:font-style-complex="normal" style:font-weight-complex="normal"/>
    </style:style>
    <style:style style:name="T230" style:family="text">
      <style:text-properties style:text-position="0% 100%" fo:font-style="normal" style:text-underline-style="none" fo:font-weight="normal" officeooo:rsid="071f9227" style:font-style-asian="normal" style:font-weight-asian="normal" style:font-style-complex="normal" style:font-weight-complex="normal"/>
    </style:style>
    <style:style style:name="T231" style:family="text">
      <style:text-properties style:text-position="0% 100%" fo:font-style="normal" style:text-underline-style="none" fo:font-weight="normal" officeooo:rsid="071fb668" style:font-style-asian="normal" style:font-weight-asian="normal" style:font-style-complex="normal" style:font-weight-complex="normal"/>
    </style:style>
    <style:style style:name="T232" style:family="text">
      <style:text-properties style:text-position="0% 100%" fo:font-style="normal" style:text-underline-style="none" fo:font-weight="normal" style:font-size-asian="10.5pt" style:font-style-asian="normal" style:font-weight-asian="normal" style:font-style-complex="normal" style:font-weight-complex="normal"/>
    </style:style>
    <style:style style:name="T233" style:family="text">
      <style:text-properties style:text-position="0% 100%" fo:font-style="normal" style:text-underline-style="none" fo:font-weight="normal" officeooo:rsid="04bd04ad" style:font-size-asian="10.5pt" style:font-style-asian="normal" style:font-weight-asian="normal" style:font-style-complex="normal" style:font-weight-complex="normal"/>
    </style:style>
    <style:style style:name="T234" style:family="text">
      <style:text-properties style:text-position="0% 100%" fo:font-style="normal" style:text-underline-style="none" fo:font-weight="normal" officeooo:rsid="04d8fdd4" style:font-size-asian="10.5pt" style:font-style-asian="normal" style:font-weight-asian="normal" style:font-style-complex="normal" style:font-weight-complex="normal"/>
    </style:style>
    <style:style style:name="T235" style:family="text">
      <style:text-properties style:text-position="0% 100%" fo:font-style="normal" style:text-underline-style="none" fo:font-weight="normal" officeooo:rsid="04dc0d0f" style:font-size-asian="10.5pt" style:font-style-asian="normal" style:font-weight-asian="normal" style:font-style-complex="normal" style:font-weight-complex="normal"/>
    </style:style>
    <style:style style:name="T236" style:family="text">
      <style:text-properties style:text-position="0% 100%" fo:font-style="normal" style:text-underline-style="none" fo:font-weight="normal" officeooo:rsid="04f16149" style:font-size-asian="10.5pt" style:font-style-asian="normal" style:font-weight-asian="normal" style:font-style-complex="normal" style:font-weight-complex="normal"/>
    </style:style>
    <style:style style:name="T237" style:family="text">
      <style:text-properties style:text-position="0% 100%" fo:font-style="normal" style:text-underline-style="none" fo:font-weight="normal" officeooo:rsid="05465567" style:font-size-asian="10.5pt" style:font-style-asian="normal" style:font-weight-asian="normal" style:font-style-complex="normal" style:font-weight-complex="normal"/>
    </style:style>
    <style:style style:name="T238" style:family="text">
      <style:text-properties style:text-position="0% 100%" fo:font-style="normal" style:text-underline-style="none" fo:font-weight="normal" officeooo:rsid="05492e0d" style:font-size-asian="10.5pt" style:font-style-asian="normal" style:font-weight-asian="normal" style:font-style-complex="normal" style:font-weight-complex="normal"/>
    </style:style>
    <style:style style:name="T239" style:family="text">
      <style:text-properties style:text-position="0% 100%" fo:font-style="normal" style:text-underline-style="none" fo:font-weight="normal" officeooo:rsid="054dce31" style:font-size-asian="10.5pt" style:font-style-asian="normal" style:font-weight-asian="normal" style:font-style-complex="normal" style:font-weight-complex="normal"/>
    </style:style>
    <style:style style:name="T240" style:family="text">
      <style:text-properties style:text-position="0% 100%" fo:font-style="normal" style:text-underline-style="none" fo:font-weight="normal" officeooo:rsid="054fca30" style:font-size-asian="10.5pt" style:font-style-asian="normal" style:font-weight-asian="normal" style:font-style-complex="normal" style:font-weight-complex="normal"/>
    </style:style>
    <style:style style:name="T241" style:family="text">
      <style:text-properties style:text-position="0% 100%" fo:font-style="normal" style:text-underline-style="none" fo:font-weight="normal" officeooo:rsid="0552d19b" style:font-size-asian="10.5pt" style:font-style-asian="normal" style:font-weight-asian="normal" style:font-style-complex="normal" style:font-weight-complex="normal"/>
    </style:style>
    <style:style style:name="T242" style:family="text">
      <style:text-properties style:text-position="0% 100%" fo:font-style="normal" style:text-underline-style="none" fo:font-weight="normal" officeooo:rsid="0552f603" style:font-size-asian="10.5pt" style:font-style-asian="normal" style:font-weight-asian="normal" style:font-style-complex="normal" style:font-weight-complex="normal"/>
    </style:style>
    <style:style style:name="T243" style:family="text">
      <style:text-properties style:text-position="0% 100%" fo:font-style="normal" style:text-underline-style="none" fo:font-weight="normal" officeooo:rsid="05545933" style:font-size-asian="10.5pt" style:font-style-asian="normal" style:font-weight-asian="normal" style:font-style-complex="normal" style:font-weight-complex="normal"/>
    </style:style>
    <style:style style:name="T244" style:family="text">
      <style:text-properties style:text-position="0% 100%" fo:font-style="normal" style:text-underline-style="none" fo:font-weight="normal" officeooo:rsid="05566d20" style:font-size-asian="10.5pt" style:font-style-asian="normal" style:font-weight-asian="normal" style:font-style-complex="normal" style:font-weight-complex="normal"/>
    </style:style>
    <style:style style:name="T245" style:family="text">
      <style:text-properties style:text-position="0% 100%" fo:font-style="normal" style:text-underline-style="none" fo:font-weight="normal" officeooo:rsid="05574b1a" style:font-size-asian="10.5pt" style:font-style-asian="normal" style:font-weight-asian="normal" style:font-style-complex="normal" style:font-weight-complex="normal"/>
    </style:style>
    <style:style style:name="T246" style:family="text">
      <style:text-properties style:text-position="0% 100%" fo:font-style="normal" style:text-underline-style="none" fo:font-weight="normal" officeooo:rsid="055924ce" style:font-size-asian="10.5pt" style:font-style-asian="normal" style:font-weight-asian="normal" style:font-style-complex="normal" style:font-weight-complex="normal"/>
    </style:style>
    <style:style style:name="T247" style:family="text">
      <style:text-properties style:text-position="0% 100%" fo:font-style="normal" style:text-underline-style="none" fo:font-weight="normal" officeooo:rsid="055c24b1" style:font-size-asian="10.5pt" style:font-style-asian="normal" style:font-weight-asian="normal" style:font-style-complex="normal" style:font-weight-complex="normal"/>
    </style:style>
    <style:style style:name="T248" style:family="text">
      <style:text-properties style:text-position="0% 100%" fo:font-style="normal" style:text-underline-style="none" fo:font-weight="normal" officeooo:rsid="055c37d7" style:font-size-asian="10.5pt" style:font-style-asian="normal" style:font-weight-asian="normal" style:font-style-complex="normal" style:font-weight-complex="normal"/>
    </style:style>
    <style:style style:name="T249" style:family="text">
      <style:text-properties style:text-position="0% 100%" fo:font-style="normal" style:text-underline-style="none" fo:font-weight="normal" officeooo:rsid="06a679b2" style:font-size-asian="10.5pt" style:font-style-asian="normal" style:font-weight-asian="normal" style:font-style-complex="normal" style:font-weight-complex="normal"/>
    </style:style>
    <style:style style:name="T250" style:family="text">
      <style:text-properties style:text-position="0% 100%" fo:font-style="normal" style:text-underline-style="none" fo:font-weight="normal" officeooo:rsid="06bf7b06" style:font-size-asian="10.5pt" style:font-style-asian="normal" style:font-weight-asian="normal" style:font-style-complex="normal" style:font-weight-complex="normal"/>
    </style:style>
    <style:style style:name="T251" style:family="text">
      <style:text-properties style:text-position="0% 100%" fo:font-style="normal" style:text-underline-style="none" fo:font-weight="normal" officeooo:rsid="06c177b7" style:font-size-asian="10.5pt" style:font-style-asian="normal" style:font-weight-asian="normal" style:font-style-complex="normal" style:font-weight-complex="normal"/>
    </style:style>
    <style:style style:name="T252" style:family="text">
      <style:text-properties style:text-position="0% 100%" fo:font-style="normal" style:text-underline-style="none" fo:font-weight="normal" officeooo:rsid="06c719d2" style:font-size-asian="10.5pt" style:font-style-asian="normal" style:font-weight-asian="normal" style:font-style-complex="normal" style:font-weight-complex="normal"/>
    </style:style>
    <style:style style:name="T253" style:family="text">
      <style:text-properties style:text-position="0% 100%" fo:font-style="normal" style:text-underline-style="none" fo:font-weight="normal" officeooo:rsid="06ca5bc9" style:font-size-asian="10.5pt" style:font-style-asian="normal" style:font-weight-asian="normal" style:font-style-complex="normal" style:font-weight-complex="normal"/>
    </style:style>
    <style:style style:name="T254" style:family="text">
      <style:text-properties style:text-position="0% 100%" fo:font-style="normal" style:text-underline-style="none" fo:font-weight="normal" officeooo:rsid="06ca87a3" style:font-size-asian="10.5pt" style:font-style-asian="normal" style:font-weight-asian="normal" style:font-style-complex="normal" style:font-weight-complex="normal"/>
    </style:style>
    <style:style style:name="T255" style:family="text">
      <style:text-properties style:text-position="0% 100%" fo:font-style="normal" style:text-underline-style="none" fo:font-weight="normal" officeooo:rsid="06cbb2fb" style:font-size-asian="10.5pt" style:font-style-asian="normal" style:font-weight-asian="normal" style:font-style-complex="normal" style:font-weight-complex="normal"/>
    </style:style>
    <style:style style:name="T256" style:family="text">
      <style:text-properties style:text-position="0% 100%" fo:font-style="normal" style:text-underline-style="none" fo:font-weight="normal" officeooo:rsid="06cd2bb1" style:font-size-asian="10.5pt" style:font-style-asian="normal" style:font-weight-asian="normal" style:font-style-complex="normal" style:font-weight-complex="normal"/>
    </style:style>
    <style:style style:name="T257" style:family="text">
      <style:text-properties style:text-position="0% 100%" fo:font-style="normal" style:text-underline-style="none" fo:font-weight="normal" officeooo:rsid="06cd8bb0" style:font-size-asian="10.5pt" style:font-style-asian="normal" style:font-weight-asian="normal" style:font-style-complex="normal" style:font-weight-complex="normal"/>
    </style:style>
    <style:style style:name="T258" style:family="text">
      <style:text-properties style:text-position="0% 100%" fo:font-style="normal" style:text-underline-style="none" fo:font-weight="normal" officeooo:rsid="06d13134" style:font-size-asian="10.5pt" style:font-style-asian="normal" style:font-weight-asian="normal" style:font-style-complex="normal" style:font-weight-complex="normal"/>
    </style:style>
    <style:style style:name="T259" style:family="text">
      <style:text-properties style:text-position="0% 100%" fo:font-style="normal" style:text-underline-style="none" fo:font-weight="normal" officeooo:rsid="06ee8f54" style:font-size-asian="10.5pt" style:font-style-asian="normal" style:font-weight-asian="normal" style:font-style-complex="normal" style:font-weight-complex="normal"/>
    </style:style>
    <style:style style:name="T260" style:family="text">
      <style:text-properties style:text-position="0% 100%" fo:font-style="normal" style:text-underline-style="none" fo:font-weight="normal" officeooo:rsid="07223778" style:font-size-asian="10.5pt" style:font-style-asian="normal" style:font-weight-asian="normal" style:font-style-complex="normal" style:font-weight-complex="normal"/>
    </style:style>
    <style:style style:name="T261" style:family="text">
      <style:text-properties style:text-position="0% 100%" fo:font-style="normal" style:text-underline-style="none" fo:font-weight="normal" officeooo:rsid="072b640d" style:font-size-asian="10.5pt" style:font-style-asian="normal" style:font-weight-asian="normal" style:font-style-complex="normal" style:font-weight-complex="normal"/>
    </style:style>
    <style:style style:name="T262" style:family="text">
      <style:text-properties style:text-position="0% 100%" fo:font-style="normal" style:text-underline-style="none" fo:font-weight="normal" officeooo:rsid="072ff215" style:font-size-asian="10.5pt" style:font-style-asian="normal" style:font-weight-asian="normal" style:font-style-complex="normal" style:font-weight-complex="normal"/>
    </style:style>
    <style:style style:name="T263" style:family="text">
      <style:text-properties style:text-position="0% 100%" fo:font-style="normal" style:text-underline-style="none" fo:font-weight="normal" officeooo:rsid="073165c8" style:font-size-asian="10.5pt" style:font-style-asian="normal" style:font-weight-asian="normal" style:font-style-complex="normal" style:font-weight-complex="normal"/>
    </style:style>
    <style:style style:name="T264" style:family="text">
      <style:text-properties style:text-position="0% 100%" fo:font-style="normal" style:text-underline-style="none" fo:font-weight="normal" officeooo:rsid="0732cdad" style:font-size-asian="10.5pt" style:font-style-asian="normal" style:font-weight-asian="normal" style:font-style-complex="normal" style:font-weight-complex="normal"/>
    </style:style>
    <style:style style:name="T265" style:family="text">
      <style:text-properties style:text-position="0% 100%" fo:font-style="normal" style:text-underline-style="none" fo:font-weight="normal" officeooo:rsid="07337fbf" style:font-size-asian="10.5pt" style:font-style-asian="normal" style:font-weight-asian="normal" style:font-style-complex="normal" style:font-weight-complex="normal"/>
    </style:style>
    <style:style style:name="T266" style:family="text">
      <style:text-properties style:text-position="0% 100%" fo:font-style="normal" style:text-underline-style="none" fo:font-weight="normal" officeooo:rsid="073487e0" style:font-size-asian="10.5pt" style:font-style-asian="normal" style:font-weight-asian="normal" style:font-style-complex="normal" style:font-weight-complex="normal"/>
    </style:style>
    <style:style style:name="T267" style:family="text">
      <style:text-properties style:text-position="0% 100%" fo:font-style="normal" style:text-underline-style="none" fo:font-weight="normal" officeooo:rsid="073619ab" style:font-size-asian="10.5pt" style:font-style-asian="normal" style:font-weight-asian="normal" style:font-style-complex="normal" style:font-weight-complex="normal"/>
    </style:style>
    <style:style style:name="T268" style:family="text">
      <style:text-properties style:text-position="0% 100%" fo:font-style="normal" style:text-underline-style="none" fo:font-weight="normal" officeooo:rsid="0737bdf4" style:font-size-asian="10.5pt" style:font-style-asian="normal" style:font-weight-asian="normal" style:font-style-complex="normal" style:font-weight-complex="normal"/>
    </style:style>
    <style:style style:name="T269" style:family="text">
      <style:text-properties style:text-position="0% 100%" fo:font-style="normal" style:text-underline-style="none" fo:font-weight="normal" officeooo:rsid="0738f748" style:font-size-asian="10.5pt" style:font-style-asian="normal" style:font-weight-asian="normal" style:font-style-complex="normal" style:font-weight-complex="normal"/>
    </style:style>
    <style:style style:name="T270" style:family="text">
      <style:text-properties style:text-position="0% 100%" fo:font-style="normal" style:text-underline-style="none" fo:font-weight="normal" officeooo:rsid="073a6635" style:font-size-asian="10.5pt" style:font-style-asian="normal" style:font-weight-asian="normal" style:font-style-complex="normal" style:font-weight-complex="normal"/>
    </style:style>
    <style:style style:name="T271" style:family="text">
      <style:text-properties style:text-position="0% 100%" fo:font-style="normal" style:text-underline-style="none" fo:font-weight="normal" officeooo:rsid="073b209e" style:font-size-asian="10.5pt" style:font-style-asian="normal" style:font-weight-asian="normal" style:font-style-complex="normal" style:font-weight-complex="normal"/>
    </style:style>
    <style:style style:name="T272" style:family="text">
      <style:text-properties style:text-position="0% 100%" fo:font-style="normal" style:text-underline-style="none" fo:font-weight="normal" officeooo:rsid="073b5a96" style:font-size-asian="10.5pt" style:font-style-asian="normal" style:font-weight-asian="normal" style:font-style-complex="normal" style:font-weight-complex="normal"/>
    </style:style>
    <style:style style:name="T273" style:family="text">
      <style:text-properties style:text-position="0% 100%" fo:font-style="normal" style:text-underline-style="none" fo:font-weight="normal" officeooo:rsid="073c9f3c" style:font-size-asian="10.5pt" style:font-style-asian="normal" style:font-weight-asian="normal" style:font-style-complex="normal" style:font-weight-complex="normal"/>
    </style:style>
    <style:style style:name="T274" style:family="text">
      <style:text-properties style:text-position="0% 100%" fo:font-style="normal" style:text-underline-style="none" fo:font-weight="normal" officeooo:rsid="073dbc04" style:font-size-asian="10.5pt" style:font-style-asian="normal" style:font-weight-asian="normal" style:font-style-complex="normal" style:font-weight-complex="normal"/>
    </style:style>
    <style:style style:name="T275" style:family="text">
      <style:text-properties style:text-position="0% 100%" fo:font-style="normal" style:text-underline-style="none" fo:font-weight="normal" officeooo:rsid="073dc98f" style:font-size-asian="10.5pt" style:font-style-asian="normal" style:font-weight-asian="normal" style:font-style-complex="normal" style:font-weight-complex="normal"/>
    </style:style>
    <style:style style:name="T276" style:family="text">
      <style:text-properties style:text-position="0% 100%" fo:font-style="normal" style:text-underline-style="none" fo:font-weight="normal" officeooo:rsid="073e46d0" style:font-size-asian="10.5pt" style:font-style-asian="normal" style:font-weight-asian="normal" style:font-style-complex="normal" style:font-weight-complex="normal"/>
    </style:style>
    <style:style style:name="T277" style:family="text">
      <style:text-properties style:text-position="0% 100%" fo:font-style="normal" style:text-underline-style="none" fo:font-weight="bold" officeooo:rsid="027a3056" style:font-style-asian="normal" style:font-weight-asian="bold" style:font-style-complex="normal" style:font-weight-complex="bold"/>
    </style:style>
    <style:style style:name="T278" style:family="text">
      <style:text-properties style:text-position="0% 100%" fo:font-style="normal" style:text-underline-style="none" officeooo:rsid="04ec70cc" style:font-style-asian="normal" style:font-style-complex="normal"/>
    </style:style>
    <style:style style:name="T279" style:family="text">
      <style:text-properties style:text-position="0% 100%" fo:font-style="normal" style:text-underline-style="none" officeooo:rsid="072b640d" style:font-style-asian="normal" style:font-style-complex="normal"/>
    </style:style>
    <style:style style:name="T280" style:family="text">
      <style:text-properties style:text-position="0% 100%" fo:font-style="normal" style:font-style-asian="normal" style:font-style-complex="normal"/>
    </style:style>
    <style:style style:name="T281" style:family="text">
      <style:text-properties style:text-position="0% 100%" fo:font-style="normal" officeooo:rsid="0166a5c2" style:font-style-asian="normal" style:font-style-complex="normal"/>
    </style:style>
    <style:style style:name="T282" style:family="text">
      <style:text-properties style:text-position="0% 100%" fo:font-style="normal" officeooo:rsid="0158218b" style:font-style-asian="normal" style:font-style-complex="normal"/>
    </style:style>
    <style:style style:name="T283" style:family="text">
      <style:text-properties style:text-position="0% 100%" fo:font-style="normal" officeooo:rsid="01c67e36" style:font-style-asian="normal" style:font-style-complex="normal"/>
    </style:style>
    <style:style style:name="T284" style:family="text">
      <style:text-properties style:text-position="0% 100%" fo:font-style="normal" officeooo:rsid="01ccc65e" style:font-style-asian="normal" style:font-style-complex="normal"/>
    </style:style>
    <style:style style:name="T285" style:family="text">
      <style:text-properties style:text-position="0% 100%" fo:font-style="normal" officeooo:rsid="014adf79" style:font-style-asian="normal" style:font-style-complex="normal"/>
    </style:style>
    <style:style style:name="T286" style:family="text">
      <style:text-properties style:text-position="0% 100%" fo:font-style="normal" officeooo:rsid="01ddb279" style:font-style-asian="normal" style:font-style-complex="normal"/>
    </style:style>
    <style:style style:name="T287" style:family="text">
      <style:text-properties style:text-position="0% 100%" fo:font-style="normal" officeooo:rsid="01d63b28" style:font-style-asian="normal" style:font-style-complex="normal"/>
    </style:style>
    <style:style style:name="T288" style:family="text">
      <style:text-properties style:text-position="0% 100%" fo:font-style="normal" officeooo:rsid="0011a6eb" style:font-style-asian="normal" style:font-style-complex="normal"/>
    </style:style>
    <style:style style:name="T289" style:family="text">
      <style:text-properties style:text-position="0% 100%" fo:font-style="normal" officeooo:rsid="00549374" style:font-style-asian="normal" style:font-style-complex="normal"/>
    </style:style>
    <style:style style:name="T290" style:family="text">
      <style:text-properties style:text-position="0% 100%" fo:font-style="normal" officeooo:rsid="0055b784" style:font-style-asian="normal" style:font-style-complex="normal"/>
    </style:style>
    <style:style style:name="T291" style:family="text">
      <style:text-properties style:text-position="0% 100%" fo:font-style="normal" officeooo:rsid="00570927" style:font-style-asian="normal" style:font-style-complex="normal"/>
    </style:style>
    <style:style style:name="T292" style:family="text">
      <style:text-properties style:text-position="0% 100%" fo:font-style="normal" officeooo:rsid="00581dc9" style:font-style-asian="normal" style:font-style-complex="normal"/>
    </style:style>
    <style:style style:name="T293" style:family="text">
      <style:text-properties style:text-position="0% 100%" fo:font-style="normal" officeooo:rsid="00582db0" style:font-style-asian="normal" style:font-style-complex="normal"/>
    </style:style>
    <style:style style:name="T294" style:family="text">
      <style:text-properties style:text-position="0% 100%" fo:font-style="normal" officeooo:rsid="005b69e6" style:font-style-asian="normal" style:font-style-complex="normal"/>
    </style:style>
    <style:style style:name="T295" style:family="text">
      <style:text-properties style:text-position="0% 100%" fo:font-style="normal" officeooo:rsid="005e159f" style:font-style-asian="normal" style:font-style-complex="normal"/>
    </style:style>
    <style:style style:name="T296" style:family="text">
      <style:text-properties style:text-position="0% 100%" fo:font-style="normal" officeooo:rsid="005e7eb8" style:font-style-asian="normal" style:font-style-complex="normal"/>
    </style:style>
    <style:style style:name="T297" style:family="text">
      <style:text-properties style:text-position="0% 100%" fo:font-style="normal" officeooo:rsid="01e05168" style:font-style-asian="normal" style:font-style-complex="normal"/>
    </style:style>
    <style:style style:name="T298" style:family="text">
      <style:text-properties style:text-position="0% 100%" fo:font-style="normal" officeooo:rsid="0135e711" style:font-style-asian="normal" style:font-style-complex="normal"/>
    </style:style>
    <style:style style:name="T299" style:family="text">
      <style:text-properties style:text-position="0% 100%" fo:font-style="normal" officeooo:rsid="013a4c49" style:font-style-asian="normal" style:font-style-complex="normal"/>
    </style:style>
    <style:style style:name="T300" style:family="text">
      <style:text-properties style:text-position="0% 100%" fo:font-style="normal" officeooo:rsid="0139a1b7" style:font-style-asian="normal" style:font-style-complex="normal"/>
    </style:style>
    <style:style style:name="T301" style:family="text">
      <style:text-properties style:text-position="0% 100%" fo:font-style="normal" officeooo:rsid="019451fd" style:font-style-asian="normal" style:font-style-complex="normal"/>
    </style:style>
    <style:style style:name="T302" style:family="text">
      <style:text-properties style:text-position="0% 100%" fo:font-style="normal" officeooo:rsid="01a44410" style:font-style-asian="normal" style:font-style-complex="normal"/>
    </style:style>
    <style:style style:name="T303" style:family="text">
      <style:text-properties style:text-position="0% 100%" fo:font-style="normal" officeooo:rsid="01548692" style:font-style-asian="normal" style:font-style-complex="normal"/>
    </style:style>
    <style:style style:name="T304" style:family="text">
      <style:text-properties style:text-position="0% 100%" fo:font-style="normal" officeooo:rsid="028e93af" style:font-style-asian="normal" style:font-style-complex="normal"/>
    </style:style>
    <style:style style:name="T305" style:family="text">
      <style:text-properties style:text-position="0% 100%" fo:font-style="normal" officeooo:rsid="02f84d61" style:font-style-asian="normal" style:font-style-complex="normal"/>
    </style:style>
    <style:style style:name="T306" style:family="text">
      <style:text-properties style:text-position="0% 100%" fo:font-style="normal" officeooo:rsid="03097a31" style:font-style-asian="normal" style:font-style-complex="normal"/>
    </style:style>
    <style:style style:name="T307" style:family="text">
      <style:text-properties style:text-position="0% 100%" fo:font-style="normal" officeooo:rsid="0387de0e" style:font-style-asian="normal" style:font-style-complex="normal"/>
    </style:style>
    <style:style style:name="T308" style:family="text">
      <style:text-properties style:text-position="0% 100%" fo:font-style="normal" officeooo:rsid="03baefa0" style:font-style-asian="normal" style:font-style-complex="normal"/>
    </style:style>
    <style:style style:name="T309" style:family="text">
      <style:text-properties style:text-position="0% 100%" fo:font-style="normal" officeooo:rsid="03bb40d0" style:font-style-asian="normal" style:font-style-complex="normal"/>
    </style:style>
    <style:style style:name="T310" style:family="text">
      <style:text-properties style:text-position="0% 100%" fo:font-style="normal" officeooo:rsid="03beecfe" style:font-style-asian="normal" style:font-style-complex="normal"/>
    </style:style>
    <style:style style:name="T311" style:family="text">
      <style:text-properties style:text-position="0% 100%" fo:font-style="normal" officeooo:rsid="03dc098c" style:font-style-asian="normal" style:font-style-complex="normal"/>
    </style:style>
    <style:style style:name="T312" style:family="text">
      <style:text-properties style:text-position="0% 100%" fo:font-style="normal" officeooo:rsid="03e9e34e" style:font-style-asian="normal" style:font-style-complex="normal"/>
    </style:style>
    <style:style style:name="T313" style:family="text">
      <style:text-properties style:text-position="0% 100%" fo:font-style="normal" officeooo:rsid="04286e5b" style:font-style-asian="normal" style:font-style-complex="normal"/>
    </style:style>
    <style:style style:name="T314" style:family="text">
      <style:text-properties style:text-position="0% 100%" fo:font-style="normal" officeooo:rsid="04293679" style:font-style-asian="normal" style:font-style-complex="normal"/>
    </style:style>
    <style:style style:name="T315" style:family="text">
      <style:text-properties style:text-position="0% 100%" fo:font-style="normal" officeooo:rsid="043ca306" style:font-style-asian="normal" style:font-style-complex="normal"/>
    </style:style>
    <style:style style:name="T316" style:family="text">
      <style:text-properties style:text-position="0% 100%" fo:font-style="normal" officeooo:rsid="04465bc5" style:font-style-asian="normal" style:font-style-complex="normal"/>
    </style:style>
    <style:style style:name="T317" style:family="text">
      <style:text-properties style:text-position="0% 100%" fo:font-style="normal" officeooo:rsid="0447174c" style:font-style-asian="normal" style:font-style-complex="normal"/>
    </style:style>
    <style:style style:name="T318" style:family="text">
      <style:text-properties style:text-position="0% 100%" fo:font-style="normal" officeooo:rsid="044f046e" style:font-style-asian="normal" style:font-style-complex="normal"/>
    </style:style>
    <style:style style:name="T319" style:family="text">
      <style:text-properties style:text-position="0% 100%" fo:font-style="normal" officeooo:rsid="0459f380" style:font-style-asian="normal" style:font-style-complex="normal"/>
    </style:style>
    <style:style style:name="T320" style:family="text">
      <style:text-properties style:text-position="0% 100%" fo:font-style="normal" officeooo:rsid="045bfa5a" style:font-style-asian="normal" style:font-style-complex="normal"/>
    </style:style>
    <style:style style:name="T321" style:family="text">
      <style:text-properties style:text-position="0% 100%" fo:font-style="normal" officeooo:rsid="0471b149" style:font-style-asian="normal" style:font-style-complex="normal"/>
    </style:style>
    <style:style style:name="T322" style:family="text">
      <style:text-properties style:text-position="0% 100%" fo:font-style="normal" officeooo:rsid="04731b27" style:font-style-asian="normal" style:font-style-complex="normal"/>
    </style:style>
    <style:style style:name="T323" style:family="text">
      <style:text-properties style:text-position="0% 100%" fo:font-style="normal" officeooo:rsid="0404ca06" style:font-style-asian="normal" style:font-style-complex="normal"/>
    </style:style>
    <style:style style:name="T324" style:family="text">
      <style:text-properties style:text-position="0% 100%" fo:font-style="normal" officeooo:rsid="0477aa00" style:font-style-asian="normal" style:font-style-complex="normal"/>
    </style:style>
    <style:style style:name="T325" style:family="text">
      <style:text-properties style:text-position="0% 100%" fo:font-style="normal" officeooo:rsid="047914e0" style:font-style-asian="normal" style:font-style-complex="normal"/>
    </style:style>
    <style:style style:name="T326" style:family="text">
      <style:text-properties style:text-position="0% 100%" fo:font-style="normal" officeooo:rsid="047b82ff" style:font-style-asian="normal" style:font-style-complex="normal"/>
    </style:style>
    <style:style style:name="T327" style:family="text">
      <style:text-properties style:text-position="0% 100%" fo:font-style="normal" officeooo:rsid="049741d8" style:font-style-asian="normal" style:font-style-complex="normal"/>
    </style:style>
    <style:style style:name="T328" style:family="text">
      <style:text-properties style:text-position="0% 100%" fo:font-style="normal" officeooo:rsid="04a388bb" style:font-style-asian="normal" style:font-style-complex="normal"/>
    </style:style>
    <style:style style:name="T329" style:family="text">
      <style:text-properties style:text-position="0% 100%" fo:font-style="normal" officeooo:rsid="04a542ed" style:font-style-asian="normal" style:font-style-complex="normal"/>
    </style:style>
    <style:style style:name="T330" style:family="text">
      <style:text-properties style:text-position="0% 100%" fo:font-style="normal" officeooo:rsid="04a54d2d" style:font-style-asian="normal" style:font-style-complex="normal"/>
    </style:style>
    <style:style style:name="T331" style:family="text">
      <style:text-properties style:text-position="0% 100%" fo:font-style="normal" officeooo:rsid="04a5ca72" style:font-style-asian="normal" style:font-style-complex="normal"/>
    </style:style>
    <style:style style:name="T332" style:family="text">
      <style:text-properties style:text-position="0% 100%" fo:font-style="normal" officeooo:rsid="04bf709d" style:font-style-asian="normal" style:font-style-complex="normal"/>
    </style:style>
    <style:style style:name="T333" style:family="text">
      <style:text-properties style:text-position="0% 100%" fo:font-style="normal" officeooo:rsid="04bf7505" style:font-style-asian="normal" style:font-style-complex="normal"/>
    </style:style>
    <style:style style:name="T334" style:family="text">
      <style:text-properties style:text-position="0% 100%" fo:font-style="normal" officeooo:rsid="04e34c10" style:font-style-asian="normal" style:font-style-complex="normal"/>
    </style:style>
    <style:style style:name="T335" style:family="text">
      <style:text-properties style:text-position="0% 100%" fo:font-style="normal" officeooo:rsid="05177166" style:font-style-asian="normal" style:font-style-complex="normal"/>
    </style:style>
    <style:style style:name="T336" style:family="text">
      <style:text-properties style:text-position="0% 100%" fo:font-style="normal" officeooo:rsid="05236b86" style:font-style-asian="normal" style:font-style-complex="normal"/>
    </style:style>
    <style:style style:name="T337" style:family="text">
      <style:text-properties style:text-position="0% 100%" fo:font-style="normal" officeooo:rsid="05243897" style:font-style-asian="normal" style:font-style-complex="normal"/>
    </style:style>
    <style:style style:name="T338" style:family="text">
      <style:text-properties style:text-position="0% 100%" fo:font-style="normal" officeooo:rsid="05266786" style:font-style-asian="normal" style:font-style-complex="normal"/>
    </style:style>
    <style:style style:name="T339" style:family="text">
      <style:text-properties style:text-position="0% 100%" fo:font-style="normal" officeooo:rsid="052a319e" style:font-style-asian="normal" style:font-style-complex="normal"/>
    </style:style>
    <style:style style:name="T340" style:family="text">
      <style:text-properties style:text-position="0% 100%" fo:font-style="normal" officeooo:rsid="0532f1e5" style:font-style-asian="normal" style:font-style-complex="normal"/>
    </style:style>
    <style:style style:name="T341" style:family="text">
      <style:text-properties style:text-position="0% 100%" fo:font-style="normal" officeooo:rsid="0533202e" style:font-style-asian="normal" style:font-style-complex="normal"/>
    </style:style>
    <style:style style:name="T342" style:family="text">
      <style:text-properties style:text-position="0% 100%" fo:font-style="normal" officeooo:rsid="05463d0f" style:font-style-asian="normal" style:font-style-complex="normal"/>
    </style:style>
    <style:style style:name="T343" style:family="text">
      <style:text-properties style:text-position="0% 100%" fo:font-style="normal" officeooo:rsid="0561ea28" style:font-style-asian="normal" style:font-style-complex="normal"/>
    </style:style>
    <style:style style:name="T344" style:family="text">
      <style:text-properties style:text-position="0% 100%" fo:font-style="normal" officeooo:rsid="05677c39" style:font-style-asian="normal" style:font-style-complex="normal"/>
    </style:style>
    <style:style style:name="T345" style:family="text">
      <style:text-properties style:text-position="0% 100%" fo:font-style="normal" officeooo:rsid="0585bb9e" style:font-style-asian="normal" style:font-style-complex="normal"/>
    </style:style>
    <style:style style:name="T346" style:family="text">
      <style:text-properties style:text-position="0% 100%" fo:font-style="normal" officeooo:rsid="05d936a4" style:font-style-asian="normal" style:font-style-complex="normal"/>
    </style:style>
    <style:style style:name="T347" style:family="text">
      <style:text-properties style:text-position="0% 100%" fo:font-style="normal" officeooo:rsid="05db02df" style:font-style-asian="normal" style:font-style-complex="normal"/>
    </style:style>
    <style:style style:name="T348" style:family="text">
      <style:text-properties style:text-position="0% 100%" fo:font-style="normal" officeooo:rsid="060a2f62" style:font-style-asian="normal" style:font-style-complex="normal"/>
    </style:style>
    <style:style style:name="T349" style:family="text">
      <style:text-properties style:text-position="0% 100%" fo:font-style="normal" officeooo:rsid="0624cffa" style:font-style-asian="normal" style:font-style-complex="normal"/>
    </style:style>
    <style:style style:name="T350" style:family="text">
      <style:text-properties style:text-position="0% 100%" fo:font-style="normal" officeooo:rsid="06400474" style:font-style-asian="normal" style:font-style-complex="normal"/>
    </style:style>
    <style:style style:name="T351" style:family="text">
      <style:text-properties style:text-position="0% 100%" fo:font-style="normal" officeooo:rsid="06450870" style:font-style-asian="normal" style:font-style-complex="normal"/>
    </style:style>
    <style:style style:name="T352" style:family="text">
      <style:text-properties style:text-position="0% 100%" fo:font-style="normal" officeooo:rsid="0650c91f" style:font-style-asian="normal" style:font-style-complex="normal"/>
    </style:style>
    <style:style style:name="T353" style:family="text">
      <style:text-properties style:text-position="0% 100%" fo:font-style="normal" officeooo:rsid="065429e2" style:font-style-asian="normal" style:font-style-complex="normal"/>
    </style:style>
    <style:style style:name="T354" style:family="text">
      <style:text-properties style:text-position="0% 100%" fo:font-style="normal" officeooo:rsid="0655e42c" style:font-style-asian="normal" style:font-style-complex="normal"/>
    </style:style>
    <style:style style:name="T355" style:family="text">
      <style:text-properties style:text-position="0% 100%" fo:font-style="normal" officeooo:rsid="065a6d1f" style:font-style-asian="normal" style:font-style-complex="normal"/>
    </style:style>
    <style:style style:name="T356" style:family="text">
      <style:text-properties style:text-position="0% 100%" fo:font-style="normal" officeooo:rsid="06c85aba" style:font-style-asian="normal" style:font-style-complex="normal"/>
    </style:style>
    <style:style style:name="T357" style:family="text">
      <style:text-properties style:text-position="0% 100%" fo:font-style="normal" officeooo:rsid="06cf8311" style:font-style-asian="normal" style:font-style-complex="normal"/>
    </style:style>
    <style:style style:name="T358" style:family="text">
      <style:text-properties style:text-position="0% 100%" fo:font-style="normal" officeooo:rsid="06d016aa" style:font-style-asian="normal" style:font-style-complex="normal"/>
    </style:style>
    <style:style style:name="T359" style:family="text">
      <style:text-properties style:text-position="0% 100%" fo:font-style="normal" officeooo:rsid="06d23897" style:font-style-asian="normal" style:font-style-complex="normal"/>
    </style:style>
    <style:style style:name="T360" style:family="text">
      <style:text-properties style:text-position="0% 100%" fo:font-style="normal" officeooo:rsid="06d2cbca" style:font-style-asian="normal" style:font-style-complex="normal"/>
    </style:style>
    <style:style style:name="T361" style:family="text">
      <style:text-properties style:text-position="0% 100%" fo:font-style="normal" officeooo:rsid="06f02c98" style:font-style-asian="normal" style:font-style-complex="normal"/>
    </style:style>
    <style:style style:name="T362" style:family="text">
      <style:text-properties style:text-position="0% 100%" fo:font-style="normal" officeooo:rsid="06f45a4c" style:font-style-asian="normal" style:font-style-complex="normal"/>
    </style:style>
    <style:style style:name="T363" style:family="text">
      <style:text-properties style:text-position="0% 100%" fo:font-style="normal" officeooo:rsid="07223778" style:font-style-asian="normal" style:font-style-complex="normal"/>
    </style:style>
    <style:style style:name="T364" style:family="text">
      <style:text-properties style:text-position="0% 100%" fo:font-style="normal" officeooo:rsid="07241583" style:font-style-asian="normal" style:font-style-complex="normal"/>
    </style:style>
    <style:style style:name="T365" style:family="text">
      <style:text-properties style:text-position="0% 100%" fo:font-style="normal" officeooo:rsid="072b640d" style:font-style-asian="normal" style:font-style-complex="normal"/>
    </style:style>
    <style:style style:name="T366" style:family="text">
      <style:text-properties style:text-position="0% 100%" fo:font-style="normal" officeooo:rsid="0738f748" style:font-style-asian="normal" style:font-style-complex="normal"/>
    </style:style>
    <style:style style:name="T367" style:family="text">
      <style:text-properties style:text-position="0% 100%" fo:font-style="normal" officeooo:rsid="073dcf5f" style:font-style-asian="normal" style:font-style-complex="normal"/>
    </style:style>
    <style:style style:name="T368" style:family="text">
      <style:text-properties style:text-position="0% 100%" fo:font-style="normal" officeooo:rsid="03be7a4f" style:font-size-asian="16pt" style:font-style-asian="normal" style:font-style-complex="normal"/>
    </style:style>
    <style:style style:name="T369" style:family="text">
      <style:text-properties style:text-position="0% 100%" fo:font-style="normal" officeooo:rsid="0275a901" style:font-size-asian="16pt" style:font-style-asian="normal" style:font-style-complex="normal"/>
    </style:style>
    <style:style style:name="T370" style:family="text">
      <style:text-properties style:text-position="0% 100%" fo:font-style="normal" officeooo:rsid="03c2eb3e" style:font-size-asian="16pt" style:font-style-asian="normal" style:font-style-complex="normal"/>
    </style:style>
    <style:style style:name="T371" style:family="text">
      <style:text-properties style:text-position="0% 100%" fo:font-style="normal" style:font-size-asian="14pt" style:font-style-asian="normal" style:font-size-complex="16pt" style:font-style-complex="normal"/>
    </style:style>
    <style:style style:name="T372" style:family="text">
      <style:text-properties style:text-position="0% 100%" fo:font-style="normal" officeooo:rsid="001069a0" style:font-size-asian="14pt" style:font-style-asian="normal" style:font-size-complex="16pt" style:font-style-complex="normal"/>
    </style:style>
    <style:style style:name="T373" style:family="text">
      <style:text-properties style:text-position="0% 100%" fo:font-style="normal" officeooo:rsid="0275a901" style:font-size-asian="14pt" style:font-style-asian="normal" style:font-size-complex="16pt" style:font-style-complex="normal"/>
    </style:style>
    <style:style style:name="T374" style:family="text">
      <style:text-properties style:text-position="0% 100%" fo:font-style="normal" fo:font-weight="bold" officeooo:rsid="02f276ea" style:font-style-asian="normal" style:font-weight-asian="bold" style:font-style-complex="normal" style:font-weight-complex="bold"/>
    </style:style>
    <style:style style:name="T375" style:family="text">
      <style:text-properties style:text-position="0% 100%" fo:font-style="normal" fo:font-weight="bold" officeooo:rsid="0123ac42" style:font-style-asian="normal" style:font-weight-asian="bold" style:font-style-complex="normal" style:font-weight-complex="bold"/>
    </style:style>
    <style:style style:name="T376" style:family="text">
      <style:text-properties style:text-position="0% 100%" fo:font-style="normal" fo:font-weight="bold" officeooo:rsid="03decb37" style:font-style-asian="normal" style:font-weight-asian="bold" style:font-style-complex="normal" style:font-weight-complex="bold"/>
    </style:style>
    <style:style style:name="T377" style:family="text">
      <style:text-properties style:text-position="0% 100%" fo:font-style="normal" fo:font-weight="bold" officeooo:rsid="03f4fd97" style:font-style-asian="normal" style:font-weight-asian="bold" style:font-style-complex="normal" style:font-weight-complex="bold"/>
    </style:style>
    <style:style style:name="T378" style:family="text">
      <style:text-properties style:text-position="0% 100%" fo:font-style="italic" fo:font-weight="normal" officeooo:rsid="00549374" style:font-style-asian="italic" style:font-weight-asian="normal" style:font-style-complex="italic" style:font-weight-complex="normal"/>
    </style:style>
    <style:style style:name="T379" style:family="text">
      <style:text-properties style:text-position="0% 100%" fo:font-style="italic" fo:font-weight="normal" officeooo:rsid="0236372c" style:font-style-asian="italic" style:font-weight-asian="normal" style:font-style-complex="italic" style:font-weight-complex="normal"/>
    </style:style>
    <style:style style:name="T380" style:family="text">
      <style:text-properties style:text-position="0% 100%" fo:font-style="italic" fo:font-weight="normal" officeooo:rsid="02eb6d84" style:font-style-asian="italic" style:font-weight-asian="normal" style:font-style-complex="italic" style:font-weight-complex="normal"/>
    </style:style>
    <style:style style:name="T381" style:family="text">
      <style:text-properties style:text-position="0% 100%" fo:font-style="italic" fo:font-weight="normal" officeooo:rsid="02961193" style:font-style-asian="italic" style:font-weight-asian="normal" style:font-style-complex="italic" style:font-weight-complex="normal"/>
    </style:style>
    <style:style style:name="T382" style:family="text">
      <style:text-properties style:text-position="0% 100%" fo:font-style="italic" fo:font-weight="normal" officeooo:rsid="0296f83c" style:font-style-asian="italic" style:font-weight-asian="normal" style:font-style-complex="italic" style:font-weight-complex="normal"/>
    </style:style>
    <style:style style:name="T383" style:family="text">
      <style:text-properties style:text-position="0% 100%" fo:font-style="italic" fo:font-weight="normal" officeooo:rsid="02aaaf80" style:font-style-asian="italic" style:font-weight-asian="normal" style:font-style-complex="italic" style:font-weight-complex="normal"/>
    </style:style>
    <style:style style:name="T384" style:family="text">
      <style:text-properties style:text-position="0% 100%" fo:font-style="italic" fo:font-weight="normal" officeooo:rsid="02ac21d9" style:font-style-asian="italic" style:font-weight-asian="normal" style:font-style-complex="italic" style:font-weight-complex="normal"/>
    </style:style>
    <style:style style:name="T385" style:family="text">
      <style:text-properties style:text-position="0% 100%" fo:font-style="italic" fo:font-weight="normal" officeooo:rsid="02c5983d" style:font-style-asian="italic" style:font-weight-asian="normal" style:font-style-complex="italic" style:font-weight-complex="normal"/>
    </style:style>
    <style:style style:name="T386" style:family="text">
      <style:text-properties style:text-position="0% 100%" fo:font-style="italic" fo:font-weight="normal" officeooo:rsid="039f6586" style:font-style-asian="italic" style:font-weight-asian="normal" style:font-style-complex="italic" style:font-weight-complex="normal"/>
    </style:style>
    <style:style style:name="T387" style:family="text">
      <style:text-properties style:text-position="0% 100%" fo:font-style="italic" fo:font-weight="normal" officeooo:rsid="03b93485" style:font-style-asian="italic" style:font-weight-asian="normal" style:font-style-complex="italic" style:font-weight-complex="normal"/>
    </style:style>
    <style:style style:name="T388" style:family="text">
      <style:text-properties style:text-position="0% 100%" fo:font-style="italic" fo:font-weight="normal" officeooo:rsid="0324587b" style:font-style-asian="italic" style:font-weight-asian="normal" style:font-style-complex="italic" style:font-weight-complex="normal"/>
    </style:style>
    <style:style style:name="T389" style:family="text">
      <style:text-properties style:text-position="0% 100%" fo:font-style="italic" fo:font-weight="normal" officeooo:rsid="052ece28" style:font-style-asian="italic" style:font-weight-asian="normal" style:font-style-complex="italic" style:font-weight-complex="normal"/>
    </style:style>
    <style:style style:name="T390" style:family="text">
      <style:text-properties style:text-position="0% 100%" fo:font-style="italic" fo:font-weight="normal" officeooo:rsid="052d6ff1" style:font-style-asian="italic" style:font-weight-asian="normal" style:font-style-complex="italic" style:font-weight-complex="normal"/>
    </style:style>
    <style:style style:name="T391" style:family="text">
      <style:text-properties style:text-position="0% 100%" fo:font-style="italic" fo:font-weight="normal" officeooo:rsid="056a6160" style:font-style-asian="italic" style:font-weight-asian="normal" style:font-style-complex="italic" style:font-weight-complex="normal"/>
    </style:style>
    <style:style style:name="T392" style:family="text">
      <style:text-properties style:text-position="0% 100%" fo:font-style="italic" fo:font-weight="normal" officeooo:rsid="06dc158e" style:font-style-asian="italic" style:font-weight-asian="normal" style:font-style-complex="italic" style:font-weight-complex="normal"/>
    </style:style>
    <style:style style:name="T393" style:family="text">
      <style:text-properties style:text-position="0% 100%" fo:font-style="italic" fo:font-weight="normal" officeooo:rsid="06ddf573" style:font-style-asian="italic" style:font-weight-asian="normal" style:font-style-complex="italic" style:font-weight-complex="normal"/>
    </style:style>
    <style:style style:name="T394" style:family="text">
      <style:text-properties style:text-position="0% 100%" fo:font-style="italic" fo:font-weight="normal" officeooo:rsid="03c01626" style:font-style-asian="italic" style:font-weight-asian="normal" style:font-style-complex="italic" style:font-weight-complex="normal"/>
    </style:style>
    <style:style style:name="T395" style:family="text">
      <style:text-properties style:text-position="0% 100%" fo:font-style="italic" fo:font-weight="normal" style:font-size-asian="10.5pt" style:font-style-asian="italic" style:font-weight-asian="normal" style:font-style-complex="italic" style:font-weight-complex="normal"/>
    </style:style>
    <style:style style:name="T396" style:family="text">
      <style:text-properties style:text-position="0% 100%" fo:font-style="italic" fo:font-weight="normal" officeooo:rsid="04cd34a3" style:font-size-asian="10.5pt" style:font-style-asian="italic" style:font-weight-asian="normal" style:font-style-complex="italic" style:font-weight-complex="normal"/>
    </style:style>
    <style:style style:name="T397" style:family="text">
      <style:text-properties style:text-position="0% 100%" fo:font-style="italic" fo:font-weight="normal" officeooo:rsid="0532f1e5" style:font-size-asian="10.5pt" style:font-style-asian="italic" style:font-weight-asian="normal" style:font-style-complex="italic" style:font-weight-complex="normal"/>
    </style:style>
    <style:style style:name="T398" style:family="text">
      <style:text-properties style:text-position="0% 100%" fo:font-style="italic" style:text-underline-style="none" fo:font-weight="normal" officeooo:rsid="02331dc5" style:font-style-asian="italic" style:font-weight-asian="normal" style:font-style-complex="italic" style:font-weight-complex="normal"/>
    </style:style>
    <style:style style:name="T399" style:family="text">
      <style:text-properties style:text-position="0% 100%" fo:font-style="italic" style:text-underline-style="none" fo:font-weight="normal" officeooo:rsid="03b835e5" style:font-style-asian="italic" style:font-weight-asian="normal" style:font-style-complex="italic" style:font-weight-complex="normal"/>
    </style:style>
    <style:style style:name="T400" style:family="text">
      <style:text-properties style:text-position="0% 100%" fo:font-style="italic" style:text-underline-style="none" fo:font-weight="normal" officeooo:rsid="028b6175" style:font-style-asian="italic" style:font-weight-asian="normal" style:font-style-complex="italic" style:font-weight-complex="normal"/>
    </style:style>
    <style:style style:name="T401" style:family="text">
      <style:text-properties style:text-position="0% 100%" fo:font-style="italic" style:text-underline-style="none" fo:font-weight="normal" officeooo:rsid="027a3056" style:font-style-asian="italic" style:font-weight-asian="normal" style:font-style-complex="italic" style:font-weight-complex="normal"/>
    </style:style>
    <style:style style:name="T402" style:family="text">
      <style:text-properties style:text-position="0% 100%" fo:font-style="italic" style:text-underline-style="none" fo:font-weight="normal" officeooo:rsid="03e22ddc" style:font-style-asian="italic" style:font-weight-asian="normal" style:font-style-complex="italic" style:font-weight-complex="normal"/>
    </style:style>
    <style:style style:name="T403" style:family="text">
      <style:text-properties style:text-position="0% 100%" fo:font-style="italic" style:text-underline-style="none" fo:font-weight="normal" officeooo:rsid="014f00e5" style:font-style-asian="italic" style:font-weight-asian="normal" style:font-style-complex="italic" style:font-weight-complex="normal"/>
    </style:style>
    <style:style style:name="T404" style:family="text">
      <style:text-properties style:text-position="0% 100%" fo:font-style="italic" style:text-underline-style="none" fo:font-weight="normal" officeooo:rsid="004330a3" style:font-style-asian="italic" style:font-weight-asian="normal" style:font-style-complex="italic" style:font-weight-complex="normal"/>
    </style:style>
    <style:style style:name="T405" style:family="text">
      <style:text-properties style:text-position="0% 100%" fo:font-style="italic" style:text-underline-style="none" fo:font-weight="normal" officeooo:rsid="052ece28" style:font-style-asian="italic" style:font-weight-asian="normal" style:font-style-complex="italic" style:font-weight-complex="normal"/>
    </style:style>
    <style:style style:name="T406" style:family="text">
      <style:text-properties style:text-position="0% 100%" fo:font-style="italic" style:text-underline-style="none" fo:font-weight="normal" officeooo:rsid="0530a73b" style:font-style-asian="italic" style:font-weight-asian="normal" style:font-style-complex="italic" style:font-weight-complex="normal"/>
    </style:style>
    <style:style style:name="T407" style:family="text">
      <style:text-properties style:text-position="0% 100%" fo:font-style="italic" style:text-underline-style="none" fo:font-weight="normal" officeooo:rsid="05697bf1" style:font-style-asian="italic" style:font-weight-asian="normal" style:font-style-complex="italic" style:font-weight-complex="normal"/>
    </style:style>
    <style:style style:name="T408" style:family="text">
      <style:text-properties style:text-position="0% 100%" fo:font-style="italic" style:text-underline-style="none" fo:font-weight="normal" officeooo:rsid="056a6160" style:font-style-asian="italic" style:font-weight-asian="normal" style:font-style-complex="italic" style:font-weight-complex="normal"/>
    </style:style>
    <style:style style:name="T409" style:family="text">
      <style:text-properties style:text-position="0% 100%" fo:font-style="italic" style:text-underline-style="none" fo:font-weight="normal" officeooo:rsid="05e12cf8" style:font-style-asian="italic" style:font-weight-asian="normal" style:font-style-complex="italic" style:font-weight-complex="normal"/>
    </style:style>
    <style:style style:name="T410" style:family="text">
      <style:text-properties style:text-position="0% 100%" fo:font-style="italic" style:text-underline-style="none" fo:font-weight="normal" officeooo:rsid="06f45a4c" style:font-style-asian="italic" style:font-weight-asian="normal" style:font-style-complex="italic" style:font-weight-complex="normal"/>
    </style:style>
    <style:style style:name="T411" style:family="text">
      <style:text-properties style:text-position="0% 100%" fo:font-style="italic" style:text-underline-style="none" fo:font-weight="normal" officeooo:rsid="071dc42a" style:font-style-asian="italic" style:font-weight-asian="normal" style:font-style-complex="italic" style:font-weight-complex="normal"/>
    </style:style>
    <style:style style:name="T412" style:family="text">
      <style:text-properties style:text-position="0% 100%" fo:font-style="italic" style:text-underline-style="none" fo:font-weight="normal" officeooo:rsid="071f9227" style:font-style-asian="italic" style:font-weight-asian="normal" style:font-style-complex="italic" style:font-weight-complex="normal"/>
    </style:style>
    <style:style style:name="T413" style:family="text">
      <style:text-properties style:text-position="0% 100%" fo:font-style="italic" style:text-underline-style="none" fo:font-weight="normal" officeooo:rsid="073487e0" style:font-size-asian="10.5pt" style:font-style-asian="italic" style:font-weight-asian="normal" style:font-style-complex="italic" style:font-weight-complex="normal"/>
    </style:style>
    <style:style style:name="T414" style:family="text">
      <style:text-properties style:text-position="0% 100%" fo:font-style="italic" style:text-underline-style="none" fo:font-weight="bold" style:font-style-asian="italic" style:font-weight-asian="bold" style:font-style-complex="italic" style:font-weight-complex="bold"/>
    </style:style>
    <style:style style:name="T415" style:family="text">
      <style:text-properties style:text-position="0% 100%" fo:font-style="italic" style:text-underline-style="none" fo:font-weight="bold" officeooo:rsid="00b1f442" style:font-style-asian="italic" style:font-weight-asian="bold" style:font-style-complex="italic" style:font-weight-complex="bold"/>
    </style:style>
    <style:style style:name="T416" style:family="text">
      <style:text-properties style:text-position="0% 100%" fo:font-style="italic" style:text-underline-style="none" fo:font-weight="bold" officeooo:rsid="051d64bb" style:font-style-asian="italic" style:font-weight-asian="bold" style:font-style-complex="italic" style:font-weight-complex="bold"/>
    </style:style>
    <style:style style:name="T417" style:family="text">
      <style:text-properties style:text-position="0% 100%" fo:font-style="italic" style:text-underline-style="none" fo:font-weight="bold" officeooo:rsid="0158218b" style:font-style-asian="italic" style:font-weight-asian="bold" style:font-style-complex="italic" style:font-weight-complex="bold"/>
    </style:style>
    <style:style style:name="T418" style:family="text">
      <style:text-properties style:text-position="0% 100%" fo:font-style="italic" style:text-underline-style="none" fo:font-weight="bold" officeooo:rsid="052bd1d1" style:font-style-asian="italic" style:font-weight-asian="bold" style:font-style-complex="italic" style:font-weight-complex="bold"/>
    </style:style>
    <style:style style:name="T419" style:family="text">
      <style:text-properties style:text-position="0% 100%" fo:font-style="italic" style:text-underline-style="none" fo:font-weight="bold" officeooo:rsid="05697bf1" style:font-style-asian="italic" style:font-weight-asian="bold" style:font-style-complex="italic" style:font-weight-complex="bold"/>
    </style:style>
    <style:style style:name="T420" style:family="text">
      <style:text-properties style:text-position="0% 100%" fo:font-style="italic" style:text-underline-style="none" fo:font-weight="bold" officeooo:rsid="03b835e5" style:font-style-asian="italic" style:font-weight-asian="bold" style:font-style-complex="italic" style:font-weight-complex="bold"/>
    </style:style>
    <style:style style:name="T421" style:family="text">
      <style:text-properties style:text-position="0% 100%" fo:font-style="italic" officeooo:rsid="00537c64" style:font-style-asian="italic" style:font-style-complex="italic"/>
    </style:style>
    <style:style style:name="T422" style:family="text">
      <style:text-properties style:text-position="0% 100%" fo:font-style="italic" officeooo:rsid="00549374" style:font-style-asian="italic" style:font-style-complex="italic"/>
    </style:style>
    <style:style style:name="T423" style:family="text">
      <style:text-properties style:text-position="0% 100%" fo:font-style="italic" officeooo:rsid="04293679" style:font-style-asian="italic" style:font-style-complex="italic"/>
    </style:style>
    <style:style style:name="T424" style:family="text">
      <style:text-properties style:text-position="0% 100%" fo:font-style="italic" officeooo:rsid="047b82ff" style:font-style-asian="italic" style:font-style-complex="italic"/>
    </style:style>
    <style:style style:name="T425" style:family="text">
      <style:text-properties style:text-position="0% 100%" fo:font-style="italic" officeooo:rsid="05266786" style:font-style-asian="italic" style:font-style-complex="italic"/>
    </style:style>
    <style:style style:name="T426" style:family="text">
      <style:text-properties style:text-position="0% 100%" fo:font-style="italic" officeooo:rsid="052d6ff1" style:font-style-asian="italic" style:font-style-complex="italic"/>
    </style:style>
    <style:style style:name="T427" style:family="text">
      <style:text-properties style:text-position="0% 100%" fo:font-style="italic" officeooo:rsid="05697bf1" style:font-style-asian="italic" style:font-style-complex="italic"/>
    </style:style>
    <style:style style:name="T428" style:family="text">
      <style:text-properties style:text-position="0% 100%" fo:font-style="italic" officeooo:rsid="05d936a4" style:font-style-asian="italic" style:font-style-complex="italic"/>
    </style:style>
    <style:style style:name="T429" style:family="text">
      <style:text-properties style:text-position="0% 100%" fo:font-style="italic" fo:font-weight="bold" officeooo:rsid="02ea1bbc" style:font-style-asian="italic" style:font-weight-asian="bold" style:font-style-complex="italic" style:font-weight-complex="bold"/>
    </style:style>
    <style:style style:name="T430" style:family="text">
      <style:text-properties style:text-position="0% 100%" fo:font-style="italic" fo:font-weight="bold" officeooo:rsid="051089e8" style:font-style-asian="italic" style:font-weight-asian="bold" style:font-style-complex="italic" style:font-weight-complex="bold"/>
    </style:style>
    <style:style style:name="T431" style:family="text">
      <style:text-properties style:text-position="0% 100%" fo:font-style="italic" fo:font-weight="bold" officeooo:rsid="010b2a23" style:font-style-asian="italic" style:font-weight-asian="bold" style:font-style-complex="italic" style:font-weight-complex="bold"/>
    </style:style>
    <style:style style:name="T432" style:family="text">
      <style:text-properties style:text-position="0% 100%" fo:font-style="italic" fo:font-weight="bold" officeooo:rsid="052901b2" style:font-style-asian="italic" style:font-weight-asian="bold" style:font-style-complex="italic" style:font-weight-complex="bold"/>
    </style:style>
    <style:style style:name="T433" style:family="text">
      <style:text-properties style:text-position="0% 100%" fo:font-style="italic" fo:font-weight="bold" officeooo:rsid="01a57baf" style:font-style-asian="italic" style:font-weight-asian="bold" style:font-style-complex="italic" style:font-weight-complex="bold"/>
    </style:style>
    <style:style style:name="T434" style:family="text">
      <style:text-properties style:text-position="0% 100%" fo:font-style="italic" fo:font-weight="bold" officeooo:rsid="06288a0b" style:font-style-asian="italic" style:font-weight-asian="bold" style:font-style-complex="italic" style:font-weight-complex="bold"/>
    </style:style>
    <style:style style:name="T435" style:family="text">
      <style:text-properties style:text-position="0% 100%" fo:font-style="italic" fo:font-weight="bold" officeooo:rsid="06291e2c" style:font-style-asian="italic" style:font-weight-asian="bold" style:font-style-complex="italic" style:font-weight-complex="bold"/>
    </style:style>
    <style:style style:name="T436" style:family="text">
      <style:text-properties style:text-position="0% 100%" fo:font-style="italic" fo:font-weight="bold" officeooo:rsid="05e12cf8" style:font-style-asian="italic" style:font-weight-asian="bold" style:font-style-complex="italic" style:font-weight-complex="bold"/>
    </style:style>
    <style:style style:name="T437" style:family="text">
      <style:text-properties style:text-position="0% 100%" fo:font-style="italic" fo:font-weight="bold" officeooo:rsid="03f4fd97" style:font-style-asian="italic" style:font-weight-asian="bold" style:font-style-complex="italic" style:font-weight-complex="bold"/>
    </style:style>
    <style:style style:name="T438" style:family="text">
      <style:text-properties style:text-position="0% 100%" style:font-name="Liberation Serif" fo:font-style="normal" fo:font-weight="normal" officeooo:rsid="0303e9a7" style:font-style-asian="normal" style:font-weight-asian="normal" style:font-style-complex="normal" style:font-weight-complex="normal"/>
    </style:style>
    <style:style style:name="T439" style:family="text">
      <style:text-properties style:text-position="0% 100%" style:font-name="Liberation Serif" fo:font-style="normal" fo:font-weight="normal" officeooo:rsid="066f6336" style:font-style-asian="normal" style:font-weight-asian="normal" style:font-style-complex="normal" style:font-weight-complex="normal"/>
    </style:style>
    <style:style style:name="T440" style:family="text">
      <style:text-properties style:text-position="0% 100%" style:font-name="Liberation Serif" fo:font-style="normal" fo:font-weight="normal" officeooo:rsid="06ddf573" style:font-style-asian="normal" style:font-weight-asian="normal" style:font-style-complex="normal" style:font-weight-complex="normal"/>
    </style:style>
    <style:style style:name="T441" style:family="text">
      <style:text-properties style:text-position="0% 100%" style:font-name="Liberation Serif" fo:font-style="normal" fo:font-weight="normal" officeooo:rsid="06dc158e" style:font-style-asian="normal" style:font-weight-asian="normal" style:font-style-complex="normal" style:font-weight-complex="normal"/>
    </style:style>
    <style:style style:name="T442" style:family="text">
      <style:text-properties style:text-position="0% 100%" style:font-name="Liberation Serif" fo:font-style="normal" fo:font-weight="normal" officeooo:rsid="06df8ba8" style:font-style-asian="normal" style:font-weight-asian="normal" style:font-style-complex="normal" style:font-weight-complex="normal"/>
    </style:style>
    <style:style style:name="T443" style:family="text">
      <style:text-properties style:text-position="0% 100%" style:font-name="Liberation Serif" fo:font-style="normal" fo:font-weight="normal" officeooo:rsid="06df32b8" style:font-style-asian="normal" style:font-weight-asian="normal" style:font-style-complex="normal" style:font-weight-complex="normal"/>
    </style:style>
    <style:style style:name="T444" style:family="text">
      <style:text-properties style:text-position="0% 100%" style:font-name="Liberation Serif" fo:font-style="normal" fo:font-weight="normal" officeooo:rsid="06dfbc1b" style:font-style-asian="normal" style:font-weight-asian="normal" style:font-style-complex="normal" style:font-weight-complex="normal"/>
    </style:style>
    <style:style style:name="T445" style:family="text">
      <style:text-properties style:text-position="0% 100%" style:font-name="Liberation Serif" fo:font-style="normal" fo:font-weight="normal" officeooo:rsid="06e154d8" style:font-style-asian="normal" style:font-weight-asian="normal" style:font-style-complex="normal" style:font-weight-complex="normal"/>
    </style:style>
    <style:style style:name="T446" style:family="text">
      <style:text-properties style:text-position="0% 100%" style:font-name="Liberation Serif" fo:font-style="normal" fo:font-weight="normal" officeooo:rsid="06e2b1e1" style:font-style-asian="normal" style:font-weight-asian="normal" style:font-style-complex="normal" style:font-weight-complex="normal"/>
    </style:style>
    <style:style style:name="T447" style:family="text">
      <style:text-properties style:text-position="0% 100%" style:font-name="Liberation Serif" fo:font-style="normal" fo:font-weight="normal" officeooo:rsid="06e47b7e" style:font-style-asian="normal" style:font-weight-asian="normal" style:font-style-complex="normal" style:font-weight-complex="normal"/>
    </style:style>
    <style:style style:name="T448" style:family="text">
      <style:text-properties style:text-position="0% 100%" style:font-name="Liberation Serif" fo:font-style="normal" fo:font-weight="normal" officeooo:rsid="06e653c0" style:font-style-asian="normal" style:font-weight-asian="normal" style:font-style-complex="normal" style:font-weight-complex="normal"/>
    </style:style>
    <style:style style:name="T449" style:family="text">
      <style:text-properties style:text-position="0% 100%" style:font-name="Liberation Serif" fo:font-style="normal" fo:font-weight="normal" officeooo:rsid="070b7288" style:font-style-asian="normal" style:font-weight-asian="normal" style:font-style-complex="normal" style:font-weight-complex="normal"/>
    </style:style>
    <style:style style:name="T450"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451" style:family="text">
      <style:text-properties style:text-position="0% 100%" style:font-name="Liberation Serif" fo:font-style="normal" style:text-underline-style="none" fo:font-weight="normal" officeooo:rsid="02f0af7f" style:font-style-asian="normal" style:font-weight-asian="normal" style:font-style-complex="normal" style:font-weight-complex="normal"/>
    </style:style>
    <style:style style:name="T452" style:family="text">
      <style:text-properties style:text-position="0% 100%" style:font-name="Liberation Serif" fo:font-style="normal" style:text-underline-style="none" fo:font-weight="normal" officeooo:rsid="0691c26f" style:font-style-asian="normal" style:font-weight-asian="normal" style:font-style-complex="normal" style:font-weight-complex="normal"/>
    </style:style>
    <style:style style:name="T453" style:family="text">
      <style:text-properties style:text-position="0% 100%" style:font-name="Liberation Serif" fo:font-style="normal" style:text-underline-style="none" fo:font-weight="normal" officeooo:rsid="068fe2fb" style:font-style-asian="normal" style:font-weight-asian="normal" style:font-style-complex="normal" style:font-weight-complex="normal"/>
    </style:style>
    <style:style style:name="T454" style:family="text">
      <style:text-properties style:text-position="0% 100%" style:font-name="Liberation Serif" fo:font-style="normal" style:text-underline-style="none" fo:font-weight="normal" officeooo:rsid="040f38a1" style:font-style-asian="normal" style:font-weight-asian="normal" style:font-style-complex="normal" style:font-weight-complex="normal"/>
    </style:style>
    <style:style style:name="T455" style:family="text">
      <style:text-properties style:text-position="0% 100%" style:font-name="Liberation Serif" fo:font-style="normal" style:text-underline-style="none" fo:font-weight="normal" officeooo:rsid="01d63b28" style:font-style-asian="normal" style:font-weight-asian="normal" style:font-style-complex="normal" style:font-weight-complex="normal"/>
    </style:style>
    <style:style style:name="T456" style:family="text">
      <style:text-properties style:text-position="0% 100%" style:font-name="Liberation Serif" fo:font-style="normal" style:text-underline-style="none" fo:font-weight="normal" officeooo:rsid="0671a9a1" style:font-style-asian="normal" style:font-weight-asian="normal" style:font-style-complex="normal" style:font-weight-complex="normal"/>
    </style:style>
    <style:style style:name="T457" style:family="text">
      <style:text-properties style:text-position="0% 100%" style:font-name="Liberation Serif" fo:font-style="normal" style:text-underline-style="none" fo:font-weight="normal" officeooo:rsid="028b6175" style:font-style-asian="normal" style:font-weight-asian="normal" style:font-style-complex="normal" style:font-weight-complex="normal"/>
    </style:style>
    <style:style style:name="T458" style:family="text">
      <style:text-properties style:text-position="0% 100%" style:font-name="Liberation Serif" fo:font-style="normal" style:text-underline-style="none" fo:font-weight="normal" officeooo:rsid="00a9d808" style:font-style-asian="normal" style:font-weight-asian="normal" style:font-style-complex="normal" style:font-weight-complex="normal"/>
    </style:style>
    <style:style style:name="T459" style:family="text">
      <style:text-properties style:text-position="0% 100%" style:font-name="Liberation Serif" fo:font-style="normal" style:text-underline-style="none" fo:font-weight="normal" officeooo:rsid="06e47b7e" style:font-style-asian="normal" style:font-weight-asian="normal" style:font-style-complex="normal" style:font-weight-complex="normal"/>
    </style:style>
    <style:style style:name="T460" style:family="text">
      <style:text-properties style:text-position="0% 100%" style:font-name="Liberation Serif" fo:font-style="normal" style:text-underline-style="none" fo:font-weight="normal" officeooo:rsid="066d8765" style:font-style-asian="normal" style:font-weight-asian="normal" style:font-style-complex="normal" style:font-weight-complex="normal"/>
    </style:style>
    <style:style style:name="T461" style:family="text">
      <style:text-properties style:text-position="0% 100%" style:font-name="Liberation Serif" fo:font-style="normal" style:text-underline-style="none" fo:font-weight="normal" officeooo:rsid="06e2b1e1" style:font-style-asian="normal" style:font-weight-asian="normal" style:font-style-complex="normal" style:font-weight-complex="normal"/>
    </style:style>
    <style:style style:name="T462" style:family="text">
      <style:text-properties style:text-position="0% 100%" style:font-name="Liberation Serif" fo:font-style="italic" fo:font-weight="normal" officeooo:rsid="06dc158e" style:font-style-asian="italic" style:font-weight-asian="normal" style:font-style-complex="italic" style:font-weight-complex="normal"/>
    </style:style>
    <style:style style:name="T463" style:family="text">
      <style:text-properties style:text-position="0% 100%" style:font-name="Liberation Serif" fo:font-style="italic" fo:font-weight="normal" officeooo:rsid="06ddf573" style:font-style-asian="italic" style:font-weight-asian="normal" style:font-style-complex="italic" style:font-weight-complex="normal"/>
    </style:style>
    <style:style style:name="T464" style:family="text">
      <style:text-properties style:text-position="0% 100%" style:font-name="Liberation Serif" fo:font-style="italic" fo:font-weight="normal" officeooo:rsid="06e154d8" style:font-style-asian="italic" style:font-weight-asian="normal" style:font-style-complex="italic" style:font-weight-complex="normal"/>
    </style:style>
    <style:style style:name="T465" style:family="text">
      <style:text-properties style:text-position="0% 100%" style:font-name="Liberation Serif" fo:font-style="italic" fo:font-weight="normal" officeooo:rsid="06fd516c" style:font-style-asian="italic" style:font-weight-asian="normal" style:font-style-complex="italic" style:font-weight-complex="normal"/>
    </style:style>
    <style:style style:name="T466" style:family="text">
      <style:text-properties style:text-position="0% 100%" style:font-name="Liberation Serif" fo:font-style="italic" style:text-underline-style="none" fo:font-weight="normal" style:font-style-asian="italic" style:font-weight-asian="normal" style:font-style-complex="italic" style:font-weight-complex="normal"/>
    </style:style>
    <style:style style:name="T467" style:family="text">
      <style:text-properties style:text-position="0% 100%" style:font-name="Liberation Serif" fo:font-style="italic" style:text-underline-style="none" fo:font-weight="normal" officeooo:rsid="0691c26f" style:font-style-asian="italic" style:font-weight-asian="normal" style:font-style-complex="italic" style:font-weight-complex="normal"/>
    </style:style>
    <style:style style:name="T468" style:family="text">
      <style:text-properties style:text-position="0% 100%" style:font-name="Liberation Serif1" fo:font-style="normal" fo:font-weight="normal" officeooo:rsid="0236372c" style:font-style-asian="normal" style:font-weight-asian="normal" style:font-style-complex="normal" style:font-weight-complex="normal"/>
    </style:style>
    <style:style style:name="T469" style:family="text">
      <style:text-properties style:text-position="0% 100%" style:font-name="Liberation Serif1" fo:font-style="normal" fo:font-weight="normal" officeooo:rsid="02961193" style:font-style-asian="normal" style:font-weight-asian="normal" style:font-style-complex="normal" style:font-weight-complex="normal"/>
    </style:style>
    <style:style style:name="T470"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71" style:family="text">
      <style:text-properties style:text-position="0% 100%" fo:font-size="12pt" fo:font-style="normal" fo:font-weight="normal" officeooo:rsid="02006e31" style:font-size-asian="12pt" style:font-style-asian="normal" style:font-weight-asian="normal" style:font-size-complex="12pt" style:font-style-complex="normal" style:font-weight-complex="normal"/>
    </style:style>
    <style:style style:name="T472" style:family="text">
      <style:text-properties style:text-position="0% 100%" fo:font-size="12pt" fo:font-style="normal" fo:font-weight="normal" officeooo:rsid="01eca8b4" style:font-size-asian="12pt" style:font-style-asian="normal" style:font-weight-asian="normal" style:font-size-complex="12pt" style:font-style-complex="normal" style:font-weight-complex="normal"/>
    </style:style>
    <style:style style:name="T473" style:family="text">
      <style:text-properties style:text-position="0% 100%" fo:font-size="12pt" fo:font-style="normal" fo:font-weight="normal" officeooo:rsid="01f4e81f" style:font-size-asian="12pt" style:font-style-asian="normal" style:font-weight-asian="normal" style:font-size-complex="12pt" style:font-style-complex="normal" style:font-weight-complex="normal"/>
    </style:style>
    <style:style style:name="T474" style:family="text">
      <style:text-properties style:text-position="0% 100%" fo:font-size="12pt" fo:font-style="normal" fo:font-weight="normal" officeooo:rsid="00d90ab2" style:font-size-asian="12pt" style:font-style-asian="normal" style:font-weight-asian="normal" style:font-size-complex="12pt" style:font-style-complex="normal" style:font-weight-complex="normal"/>
    </style:style>
    <style:style style:name="T475" style:family="text">
      <style:text-properties style:text-position="0% 100%" fo:font-size="12pt" fo:font-style="normal" fo:font-weight="normal" officeooo:rsid="02eb6d84" style:font-size-asian="12pt" style:font-style-asian="normal" style:font-weight-asian="normal" style:font-size-complex="12pt" style:font-style-complex="normal" style:font-weight-complex="normal"/>
    </style:style>
    <style:style style:name="T476" style:family="text">
      <style:text-properties style:text-position="0% 100%" fo:font-size="12pt" fo:font-style="normal" fo:font-weight="normal" officeooo:rsid="0276974d" style:font-size-asian="12pt" style:font-style-asian="normal" style:font-weight-asian="normal" style:font-size-complex="12pt" style:font-style-complex="normal" style:font-weight-complex="normal"/>
    </style:style>
    <style:style style:name="T477" style:family="text">
      <style:text-properties style:text-position="0% 100%" fo:font-size="12pt" fo:font-style="normal" fo:font-weight="normal" officeooo:rsid="0283e7ec" style:font-size-asian="12pt" style:font-style-asian="normal" style:font-weight-asian="normal" style:font-size-complex="12pt" style:font-style-complex="normal" style:font-weight-complex="normal"/>
    </style:style>
    <style:style style:name="T478" style:family="text">
      <style:text-properties style:text-position="0% 100%" fo:font-size="12pt" fo:font-style="normal" fo:font-weight="normal" officeooo:rsid="028aa33c" style:font-size-asian="12pt" style:font-style-asian="normal" style:font-weight-asian="normal" style:font-size-complex="12pt" style:font-style-complex="normal" style:font-weight-complex="normal"/>
    </style:style>
    <style:style style:name="T479" style:family="text">
      <style:text-properties style:text-position="0% 100%" fo:font-size="12pt" fo:font-style="normal" fo:font-weight="normal" officeooo:rsid="028e2d9b" style:font-size-asian="12pt" style:font-style-asian="normal" style:font-weight-asian="normal" style:font-size-complex="12pt" style:font-style-complex="normal" style:font-weight-complex="normal"/>
    </style:style>
    <style:style style:name="T480" style:family="text">
      <style:text-properties style:text-position="0% 100%" fo:font-size="12pt" fo:font-style="normal" fo:font-weight="normal" officeooo:rsid="028d8f26" style:font-size-asian="12pt" style:font-style-asian="normal" style:font-weight-asian="normal" style:font-size-complex="12pt" style:font-style-complex="normal" style:font-weight-complex="normal"/>
    </style:style>
    <style:style style:name="T481" style:family="text">
      <style:text-properties style:text-position="0% 100%" fo:font-size="12pt" fo:font-style="normal" fo:font-weight="normal" officeooo:rsid="028f0555" style:font-size-asian="12pt" style:font-style-asian="normal" style:font-weight-asian="normal" style:font-size-complex="12pt" style:font-style-complex="normal" style:font-weight-complex="normal"/>
    </style:style>
    <style:style style:name="T482" style:family="text">
      <style:text-properties style:text-position="0% 100%" fo:font-size="12pt" fo:font-style="normal" fo:font-weight="normal" officeooo:rsid="027f0805" style:font-size-asian="12pt" style:font-style-asian="normal" style:font-weight-asian="normal" style:font-size-complex="12pt" style:font-style-complex="normal" style:font-weight-complex="normal"/>
    </style:style>
    <style:style style:name="T483" style:family="text">
      <style:text-properties style:text-position="0% 100%" fo:font-size="12pt" fo:font-style="normal" fo:font-weight="normal" officeooo:rsid="03a92094" style:font-size-asian="12pt" style:font-style-asian="normal" style:font-weight-asian="normal" style:font-size-complex="12pt" style:font-style-complex="normal" style:font-weight-complex="normal"/>
    </style:style>
    <style:style style:name="T484" style:family="text">
      <style:text-properties style:text-position="0% 100%" fo:font-size="12pt" fo:font-style="normal" fo:font-weight="normal" officeooo:rsid="03a9dd79" style:font-size-asian="12pt" style:font-style-asian="normal" style:font-weight-asian="normal" style:font-size-complex="12pt" style:font-style-complex="normal" style:font-weight-complex="normal"/>
    </style:style>
    <style:style style:name="T485" style:family="text">
      <style:text-properties style:text-position="0% 100%" fo:font-size="12pt" fo:font-style="normal" fo:font-weight="normal" officeooo:rsid="0295b2e8" style:font-size-asian="12pt" style:font-style-asian="normal" style:font-weight-asian="normal" style:font-size-complex="12pt" style:font-style-complex="normal" style:font-weight-complex="normal"/>
    </style:style>
    <style:style style:name="T486" style:family="text">
      <style:text-properties style:text-position="0% 100%" fo:font-size="12pt" fo:font-style="normal" fo:font-weight="normal" officeooo:rsid="029b2087" style:font-size-asian="12pt" style:font-style-asian="normal" style:font-weight-asian="normal" style:font-size-complex="12pt" style:font-style-complex="normal" style:font-weight-complex="normal"/>
    </style:style>
    <style:style style:name="T487" style:family="text">
      <style:text-properties style:text-position="0% 100%" fo:font-size="12pt" fo:font-style="normal" fo:font-weight="normal" officeooo:rsid="0236372c" style:font-size-asian="12pt" style:font-style-asian="normal" style:font-weight-asian="normal" style:font-size-complex="12pt" style:font-style-complex="normal" style:font-weight-complex="normal"/>
    </style:style>
    <style:style style:name="T488" style:family="text">
      <style:text-properties style:text-position="0% 100%" fo:font-size="12pt" fo:font-style="normal" fo:font-weight="normal" officeooo:rsid="03d6bd8a" style:font-size-asian="12pt" style:font-style-asian="normal" style:font-weight-asian="normal" style:font-size-complex="12pt" style:font-style-complex="normal" style:font-weight-complex="normal"/>
    </style:style>
    <style:style style:name="T489" style:family="text">
      <style:text-properties style:text-position="0% 100%" fo:font-size="12pt" fo:font-style="normal" fo:font-weight="normal" officeooo:rsid="042b2559" style:font-size-asian="12pt" style:font-style-asian="normal" style:font-weight-asian="normal" style:font-size-complex="12pt" style:font-style-complex="normal" style:font-weight-complex="normal"/>
    </style:style>
    <style:style style:name="T490" style:family="text">
      <style:text-properties style:text-position="0% 100%" fo:font-size="12pt" fo:font-style="normal" fo:font-weight="normal" officeooo:rsid="0480c2e7" style:font-size-asian="12pt" style:font-style-asian="normal" style:font-weight-asian="normal" style:font-size-complex="12pt" style:font-style-complex="normal" style:font-weight-complex="normal"/>
    </style:style>
    <style:style style:name="T491" style:family="text">
      <style:text-properties style:text-position="0% 100%" fo:font-size="12pt" fo:font-style="normal" fo:font-weight="normal" officeooo:rsid="04aaa29f" style:font-size-asian="12pt" style:font-style-asian="normal" style:font-weight-asian="normal" style:font-size-complex="12pt" style:font-style-complex="normal" style:font-weight-complex="normal"/>
    </style:style>
    <style:style style:name="T492" style:family="text">
      <style:text-properties style:text-position="0% 100%" fo:font-size="12pt" fo:font-style="normal" fo:font-weight="normal" officeooo:rsid="0588f72b" style:font-size-asian="12pt" style:font-style-asian="normal" style:font-weight-asian="normal" style:font-size-complex="12pt" style:font-style-complex="normal" style:font-weight-complex="normal"/>
    </style:style>
    <style:style style:name="T493" style:family="text">
      <style:text-properties style:text-position="0% 100%" fo:font-size="12pt" fo:font-style="normal" fo:font-weight="normal" officeooo:rsid="05d22aeb" style:font-size-asian="12pt" style:font-style-asian="normal" style:font-weight-asian="normal" style:font-size-complex="12pt" style:font-style-complex="normal" style:font-weight-complex="normal"/>
    </style:style>
    <style:style style:name="T494" style:family="text">
      <style:text-properties style:text-position="0% 100%" fo:font-size="12pt" fo:font-style="normal" fo:font-weight="normal" officeooo:rsid="062ad3ad" style:font-size-asian="12pt" style:font-style-asian="normal" style:font-weight-asian="normal" style:font-size-complex="12pt" style:font-style-complex="normal" style:font-weight-complex="normal"/>
    </style:style>
    <style:style style:name="T495" style:family="text">
      <style:text-properties style:text-position="0% 100%" fo:font-size="12pt" fo:font-style="normal" fo:font-weight="normal" officeooo:rsid="06ebaa7f" style:font-size-asian="12pt" style:font-style-asian="normal" style:font-weight-asian="normal" style:font-size-complex="12pt" style:font-style-complex="normal" style:font-weight-complex="normal"/>
    </style:style>
    <style:style style:name="T496" style:family="text">
      <style:text-properties style:text-position="0% 100%" fo:font-size="12pt" fo:font-style="italic" fo:font-weight="normal" officeooo:rsid="02eb6d84" style:font-size-asian="12pt" style:font-style-asian="italic" style:font-weight-asian="normal" style:font-size-complex="12pt" style:font-style-complex="italic" style:font-weight-complex="normal"/>
    </style:style>
    <style:style style:name="T497" style:family="text">
      <style:text-properties style:text-position="0% 100%" fo:font-size="12pt" fo:font-style="italic" fo:font-weight="normal" officeooo:rsid="02901d5e" style:font-size-asian="12pt" style:font-style-asian="italic" style:font-weight-asian="normal" style:font-size-complex="12pt" style:font-style-complex="italic" style:font-weight-complex="normal"/>
    </style:style>
    <style:style style:name="T498" style:family="text">
      <style:text-properties style:text-position="0% 100%" fo:font-size="12pt" fo:font-style="italic" fo:font-weight="normal" officeooo:rsid="0236372c" style:font-size-asian="12pt" style:font-style-asian="italic" style:font-weight-asian="normal" style:font-size-complex="12pt" style:font-style-complex="italic" style:font-weight-complex="normal"/>
    </style:style>
    <style:style style:name="T499" style:family="text">
      <style:text-properties style:text-position="0% 100%" fo:font-size="12pt" fo:font-style="italic" fo:font-weight="normal" officeooo:rsid="04aaa29f" style:font-size-asian="12pt" style:font-style-asian="italic" style:font-weight-asian="normal" style:font-size-complex="12pt" style:font-style-complex="italic" style:font-weight-complex="normal"/>
    </style:style>
    <style:style style:name="T500" style:family="text">
      <style:text-properties style:text-position="0% 100%" fo:font-weight="normal" officeooo:rsid="0387de0e" style:font-weight-asian="normal" style:font-weight-complex="normal"/>
    </style:style>
    <style:style style:name="T501" style:family="text">
      <style:text-properties style:text-position="0% 100%" officeooo:rsid="0404ca06"/>
    </style:style>
    <style:style style:name="T502" style:family="text">
      <style:text-properties style:text-position="0% 100%" officeooo:rsid="0404d3f9"/>
    </style:style>
    <style:style style:name="T503" style:family="text">
      <style:text-properties style:text-position="0% 100%" officeooo:rsid="04065142"/>
    </style:style>
    <style:style style:name="T504" style:family="text">
      <style:text-properties style:text-position="0% 100%" officeooo:rsid="040f905c"/>
    </style:style>
    <style:style style:name="T505" style:family="text">
      <style:text-properties style:text-position="0% 100%" officeooo:rsid="0410ea88"/>
    </style:style>
    <style:style style:name="T506" style:family="text">
      <style:text-properties style:text-position="0% 100%" officeooo:rsid="0411f5f1"/>
    </style:style>
    <style:style style:name="T507" style:family="text">
      <style:text-properties style:text-position="0% 100%" officeooo:rsid="0453e60f"/>
    </style:style>
    <style:style style:name="T508" style:family="text">
      <style:text-properties style:text-position="0% 100%" officeooo:rsid="04588176"/>
    </style:style>
    <style:style style:name="T509" style:family="text">
      <style:text-properties style:text-position="0% 100%" officeooo:rsid="045ad6f3"/>
    </style:style>
    <style:style style:name="T510" style:family="text">
      <style:text-properties style:text-position="0% 100%" officeooo:rsid="045bfa5a"/>
    </style:style>
    <style:style style:name="T511" style:family="text">
      <style:text-properties style:text-position="0% 100%" officeooo:rsid="051089e8"/>
    </style:style>
    <style:style style:name="T512" style:family="text">
      <style:text-properties style:text-position="0% 100%" fo:font-weight="bold" officeooo:rsid="0158218b" style:font-weight-asian="bold" style:font-weight-complex="bold"/>
    </style:style>
    <style:style style:name="T513" style:family="text">
      <style:text-properties style:text-position="0% 100%" fo:font-weight="bold" officeooo:rsid="052a319e" style:font-weight-asian="bold" style:font-weight-complex="bold"/>
    </style:style>
    <style:style style:name="T514" style:family="text">
      <style:text-properties style:text-position="0% 100%" officeooo:rsid="0650c91f"/>
    </style:style>
    <style:style style:name="T515" style:family="text">
      <style:text-properties style:text-position="0% 100%" fo:font-size="6pt" fo:font-style="italic" style:text-underline-style="none" fo:font-weight="normal" officeooo:rsid="06f45a4c" style:font-size-asian="5.25pt" style:font-style-asian="italic" style:font-weight-asian="normal" style:font-size-complex="6pt" style:font-style-complex="italic" style:font-weight-complex="normal"/>
    </style:style>
    <style:style style:name="T516" style:family="text">
      <style:text-properties style:text-position="0% 100%" fo:font-size="6pt" fo:font-style="normal" style:text-underline-style="none" fo:font-weight="normal" officeooo:rsid="06f45a4c" style:font-size-asian="5.25pt" style:font-style-asian="normal" style:font-weight-asian="normal" style:font-size-complex="6pt" style:font-style-complex="normal" style:font-weight-complex="normal"/>
    </style:style>
    <style:style style:name="T517" style:family="text">
      <style:text-properties style:text-position="0% 100%" fo:font-size="6pt" fo:font-style="normal" fo:font-weight="normal" officeooo:rsid="070ea804" style:font-size-asian="5.25pt" style:font-style-asian="normal" style:font-weight-asian="normal" style:font-size-complex="6pt" style:font-style-complex="normal" style:font-weight-complex="normal"/>
    </style:style>
    <style:style style:name="T518" style:family="text">
      <style:text-properties style:text-position="0% 100%" fo:font-size="8pt" fo:font-style="normal" fo:font-weight="normal" officeooo:rsid="03c01626" style:font-size-asian="7pt" style:font-style-asian="normal" style:font-weight-asian="normal" style:font-size-complex="8pt" style:font-style-complex="normal" style:font-weight-complex="normal"/>
    </style:style>
    <style:style style:name="T519" style:family="text">
      <style:text-properties style:text-position="0% 100%" officeooo:rsid="071b25d7"/>
    </style:style>
    <style:style style:name="T520" style:family="text">
      <style:text-properties style:text-position="0% 100%" officeooo:rsid="0729ba2e"/>
    </style:style>
    <style:style style:name="T521" style:family="text">
      <style:text-properties style:text-position="0% 100%" officeooo:rsid="0729c31d"/>
    </style:style>
    <style:style style:name="T522" style:family="text">
      <style:text-properties style:text-position="super 58%" fo:font-style="italic" fo:font-weight="normal" officeooo:rsid="00bf02aa" style:font-style-asian="italic" style:font-weight-asian="normal" style:font-style-complex="italic" style:font-weight-complex="normal"/>
    </style:style>
    <style:style style:name="T523" style:family="text">
      <style:text-properties style:text-position="super 58%" fo:font-style="italic" fo:font-weight="normal" officeooo:rsid="03c01626" style:font-style-asian="italic" style:font-weight-asian="normal" style:font-style-complex="italic" style:font-weight-complex="normal"/>
    </style:style>
    <style:style style:name="T524" style:family="text">
      <style:text-properties style:text-position="super 58%" fo:font-style="italic" style:font-style-asian="italic" style:font-style-complex="italic"/>
    </style:style>
    <style:style style:name="T525" style:family="text">
      <style:text-properties style:text-position="super 58%" fo:font-style="italic" fo:font-weight="bold" officeooo:rsid="0207f28c" style:font-style-asian="italic" style:font-weight-asian="bold" style:font-style-complex="italic" style:font-weight-complex="bold"/>
    </style:style>
    <style:style style:name="T526" style:family="text">
      <style:text-properties style:text-position="super 58%" fo:font-style="italic" fo:font-weight="bold" officeooo:rsid="05601dd4" style:font-style-asian="italic" style:font-weight-asian="bold" style:font-style-complex="italic" style:font-weight-complex="bold"/>
    </style:style>
    <style:style style:name="T527" style:family="text">
      <style:text-properties style:text-position="super 58%" fo:font-style="italic" fo:font-weight="bold" officeooo:rsid="014c41e1" style:font-style-asian="italic" style:font-weight-asian="bold" style:font-style-complex="italic" style:font-weight-complex="bold"/>
    </style:style>
    <style:style style:name="T528" style:family="text">
      <style:text-properties style:text-position="super 58%" fo:font-style="italic" fo:font-weight="bold" officeooo:rsid="03c01626" style:font-style-asian="italic" style:font-weight-asian="bold" style:font-style-complex="italic" style:font-weight-complex="bold"/>
    </style:style>
    <style:style style:name="T529" style:family="text">
      <style:text-properties style:text-position="super 58%" fo:font-style="italic" style:text-underline-style="none" fo:font-weight="normal" officeooo:rsid="014c41e1" style:font-style-asian="italic" style:font-weight-asian="normal" style:font-style-complex="italic" style:font-weight-complex="normal"/>
    </style:style>
    <style:style style:name="T530" style:family="text">
      <style:text-properties style:text-position="super 58%" fo:font-style="normal" fo:font-weight="normal" officeooo:rsid="02961193" style:font-style-asian="normal" style:font-weight-asian="normal" style:font-style-complex="normal" style:font-weight-complex="normal"/>
    </style:style>
    <style:style style:name="T531" style:family="text">
      <style:text-properties style:text-position="super 58%" fo:font-style="normal" fo:font-weight="normal" officeooo:rsid="03d57621" style:font-style-asian="normal" style:font-weight-asian="normal" style:font-style-complex="normal" style:font-weight-complex="normal"/>
    </style:style>
    <style:style style:name="T532" style:family="text">
      <style:text-properties style:text-position="super 58%" fo:font-style="normal" fo:font-weight="normal" officeooo:rsid="057bda94" style:font-style-asian="normal" style:font-weight-asian="normal" style:font-style-complex="normal" style:font-weight-complex="normal"/>
    </style:style>
    <style:style style:name="T533" style:family="text">
      <style:text-properties style:text-position="super 58%" fo:font-style="normal" fo:font-weight="normal" style:font-size-asian="10.5pt" style:font-style-asian="normal" style:font-weight-asian="normal" style:font-style-complex="normal" style:font-weight-complex="normal"/>
    </style:style>
    <style:style style:name="T534" style:family="text">
      <style:text-properties style:text-position="super 58%" fo:font-style="normal" fo:font-weight="bold" style:font-style-asian="normal" style:font-weight-asian="bold" style:font-style-complex="normal" style:font-weight-complex="bold"/>
    </style:style>
    <style:style style:name="T535" style:family="text">
      <style:text-properties style:text-position="super 58%" fo:font-style="normal" style:text-underline-style="none" officeooo:rsid="04ec70cc" style:font-style-asian="normal" style:font-style-complex="normal"/>
    </style:style>
    <style:style style:name="T536" style:family="text">
      <style:text-properties style:text-position="super 58%" fo:font-style="normal" style:text-underline-style="none" fo:font-weight="bold" style:font-style-asian="normal" style:font-weight-asian="bold" style:font-style-complex="normal" style:font-weight-complex="bold"/>
    </style:style>
    <style:style style:name="T537" style:family="text">
      <style:text-properties style:text-position="super 58%" fo:font-style="normal" officeooo:rsid="045bfa5a" style:font-style-asian="normal" style:font-style-complex="normal"/>
    </style:style>
    <style:style style:name="T538" style:family="text">
      <style:text-properties style:text-position="super 58%" fo:font-style="normal" officeooo:rsid="05697bf1" style:font-style-asian="normal" style:font-style-complex="normal"/>
    </style:style>
    <style:style style:name="T539" style:family="text">
      <style:text-properties style:text-position="super 58%" fo:font-size="12pt" fo:font-style="normal" fo:font-weight="normal" officeooo:rsid="0295b2e8" style:font-size-asian="12pt" style:font-style-asian="normal" style:font-weight-asian="normal" style:font-size-complex="12pt" style:font-style-complex="normal" style:font-weight-complex="normal"/>
    </style:style>
    <style:style style:name="T540" style:family="text">
      <style:text-properties style:text-position="super 58%" fo:font-size="12pt" fo:font-style="italic" officeooo:rsid="0236372c" style:font-size-asian="12pt" style:font-style-asian="italic" style:font-size-complex="12pt" style:font-style-complex="italic"/>
    </style:style>
    <style:style style:name="T541" style:family="text">
      <style:text-properties style:text-position="super 58%" fo:font-weight="normal" style:font-weight-asian="normal" style:font-weight-complex="normal"/>
    </style:style>
    <style:style style:name="T542" style:family="text">
      <style:text-properties style:text-position="super 58%" fo:font-weight="normal" officeooo:rsid="063cad18" style:font-weight-asian="normal" style:font-weight-complex="normal"/>
    </style:style>
    <style:style style:name="T543" style:family="text">
      <style:text-properties style:text-position="super 58%" officeooo:rsid="045ad6f3"/>
    </style:style>
    <style:style style:name="T544" style:family="text">
      <style:text-properties style:text-position="super 58%" style:font-name="Liberation Serif" fo:font-style="italic" fo:font-weight="normal" officeooo:rsid="06e47b7e" style:font-style-asian="italic" style:font-weight-asian="normal" style:font-style-complex="italic" style:font-weight-complex="normal"/>
    </style:style>
    <style:style style:name="T545" style:family="text">
      <style:text-properties style:text-position="sub 58%" fo:font-style="italic" officeooo:rsid="05266786" style:font-style-asian="italic" style:font-style-complex="italic"/>
    </style:style>
    <style:style style:name="T546" style:family="text">
      <style:text-properties style:text-position="sub 58%" fo:font-style="italic" fo:font-weight="bold" officeooo:rsid="02ebd240" style:font-style-asian="italic" style:font-weight-asian="bold" style:font-style-complex="italic" style:font-weight-complex="bold"/>
    </style:style>
    <style:style style:name="T547" style:family="text">
      <style:text-properties style:text-position="sub 58%" fo:font-style="italic" fo:font-weight="bold" officeooo:rsid="014f00e5" style:font-style-asian="italic" style:font-weight-asian="bold" style:font-style-complex="italic" style:font-weight-complex="bold"/>
    </style:style>
    <style:style style:name="T548" style:family="text">
      <style:text-properties style:text-position="sub 58%" fo:font-style="italic" style:text-underline-style="none" fo:font-weight="normal" officeooo:rsid="028b6175" style:font-style-asian="italic" style:font-weight-asian="normal" style:font-style-complex="italic" style:font-weight-complex="normal"/>
    </style:style>
    <style:style style:name="T549" style:family="text">
      <style:text-properties style:text-position="sub 58%" fo:font-style="italic" style:text-underline-style="none" fo:font-weight="normal" officeooo:rsid="027a3056" style:font-style-asian="italic" style:font-weight-asian="normal" style:font-style-complex="italic" style:font-weight-complex="normal"/>
    </style:style>
    <style:style style:name="T550" style:family="text">
      <style:text-properties style:text-position="sub 58%" fo:font-style="italic" style:text-underline-style="none" fo:font-weight="normal" officeooo:rsid="014f00e5" style:font-style-asian="italic" style:font-weight-asian="normal" style:font-style-complex="italic" style:font-weight-complex="normal"/>
    </style:style>
    <style:style style:name="T551" style:family="text">
      <style:text-properties style:text-position="sub 58%" fo:font-style="italic" style:text-underline-style="none" fo:font-weight="bold" style:font-style-asian="italic" style:font-weight-asian="bold" style:font-style-complex="italic" style:font-weight-complex="bold"/>
    </style:style>
    <style:style style:name="T552" style:family="text">
      <style:text-properties style:text-position="sub 58%" fo:font-style="italic" style:text-underline-style="none" fo:font-weight="bold" officeooo:rsid="0158218b" style:font-style-asian="italic" style:font-weight-asian="bold" style:font-style-complex="italic" style:font-weight-complex="bold"/>
    </style:style>
    <style:style style:name="T553" style:family="text">
      <style:text-properties style:text-position="sub 58%" fo:font-style="italic" style:text-underline-style="none" fo:font-weight="bold" officeooo:rsid="028b6175" style:font-style-asian="italic" style:font-weight-asian="bold" style:font-style-complex="italic" style:font-weight-complex="bold"/>
    </style:style>
    <style:style style:name="T554" style:family="text">
      <style:text-properties style:text-position="sub 58%" fo:font-style="italic" style:text-underline-style="none" fo:font-weight="bold" officeooo:rsid="03b835e5" style:font-style-asian="italic" style:font-weight-asian="bold" style:font-style-complex="italic" style:font-weight-complex="bold"/>
    </style:style>
    <style:style style:name="T555" style:family="text">
      <style:text-properties style:text-position="sub 58%" fo:font-style="italic" style:text-underline-style="none" fo:font-weight="bold" officeooo:rsid="014f00e5" style:font-style-asian="italic" style:font-weight-asian="bold" style:font-style-complex="italic" style:font-weight-complex="bold"/>
    </style:style>
    <style:style style:name="T556" style:family="text">
      <style:text-properties style:text-position="sub 58%" fo:font-style="italic" style:text-underline-style="none" officeooo:rsid="028b6175" style:font-style-asian="italic" style:font-style-complex="italic"/>
    </style:style>
    <style:style style:name="T557" style:family="text">
      <style:text-properties style:text-position="sub 58%" fo:font-weight="bold" officeooo:rsid="0158218b" style:font-weight-asian="bold" style:font-weight-complex="bold"/>
    </style:style>
    <style:style style:name="T558" style:family="text">
      <style:text-properties style:text-position="sub 58%" fo:font-style="normal" style:text-underline-style="none" fo:font-weight="normal" officeooo:rsid="06f45a4c" style:font-style-asian="normal" style:font-weight-asian="normal" style:font-style-complex="normal" style:font-weight-complex="normal"/>
    </style:style>
    <style:style style:name="T559" style:family="text">
      <style:text-properties fo:font-style="italic" style:font-style-asian="italic" style:font-style-complex="italic"/>
    </style:style>
    <style:style style:name="T560" style:family="text">
      <style:text-properties fo:font-style="italic" officeooo:rsid="00549374" style:font-style-asian="italic" style:font-style-complex="italic"/>
    </style:style>
    <style:style style:name="T561" style:family="text">
      <style:text-properties fo:font-style="italic" officeooo:rsid="03f4fd97" style:font-style-asian="italic" style:font-style-complex="italic"/>
    </style:style>
    <style:style style:name="T562" style:family="text">
      <style:text-properties fo:font-style="italic" officeooo:rsid="052a319e" style:font-style-asian="italic" style:font-style-complex="italic"/>
    </style:style>
    <style:style style:name="T563" style:family="text">
      <style:text-properties fo:font-style="italic" officeooo:rsid="052ece28" style:font-style-asian="italic" style:font-style-complex="italic"/>
    </style:style>
    <style:style style:name="T564" style:family="text">
      <style:text-properties fo:font-style="italic" officeooo:rsid="04c446f1" style:font-style-asian="italic" style:font-style-complex="italic"/>
    </style:style>
    <style:style style:name="T565" style:family="text">
      <style:text-properties fo:font-style="italic" officeooo:rsid="05697bf1" style:font-style-asian="italic" style:font-style-complex="italic"/>
    </style:style>
    <style:style style:name="T566" style:family="text">
      <style:text-properties fo:font-style="italic" officeooo:rsid="05df95b0" style:font-style-asian="italic" style:font-style-complex="italic"/>
    </style:style>
    <style:style style:name="T567" style:family="text">
      <style:text-properties fo:font-style="italic" officeooo:rsid="05e12cf8" style:font-style-asian="italic" style:font-style-complex="italic"/>
    </style:style>
    <style:style style:name="T568" style:family="text">
      <style:text-properties fo:font-style="italic" fo:font-weight="normal" officeooo:rsid="05ec24ca" style:font-style-asian="italic" style:font-weight-asian="normal" style:font-style-complex="italic" style:font-weight-complex="normal"/>
    </style:style>
    <style:style style:name="T569" style:family="text">
      <style:text-properties fo:font-style="italic" fo:font-weight="normal" officeooo:rsid="063cad18" style:font-style-asian="italic" style:font-weight-asian="normal" style:font-style-complex="italic" style:font-weight-complex="normal"/>
    </style:style>
    <style:style style:name="T570" style:family="text">
      <style:text-properties fo:font-style="italic" style:text-underline-style="none" officeooo:rsid="028b6175" style:font-style-asian="italic" style:font-style-complex="italic"/>
    </style:style>
    <style:style style:name="T571" style:family="text">
      <style:text-properties fo:font-style="italic" style:text-underline-style="none" officeooo:rsid="052d6ff1" style:font-style-asian="italic" style:font-style-complex="italic"/>
    </style:style>
    <style:style style:name="T572" style:family="text">
      <style:text-properties fo:font-style="italic" style:text-underline-style="none" officeooo:rsid="05df95b0" style:font-style-asian="italic" style:font-style-complex="italic"/>
    </style:style>
    <style:style style:name="T573" style:family="text">
      <style:text-properties fo:font-style="italic" style:text-underline-style="none" officeooo:rsid="052ece28" style:font-style-asian="italic" style:font-style-complex="italic"/>
    </style:style>
    <style:style style:name="T574" style:family="text">
      <style:text-properties fo:font-style="italic" style:text-underline-style="none" officeooo:rsid="00549374" style:font-style-asian="italic" style:font-style-complex="italic"/>
    </style:style>
    <style:style style:name="T575" style:family="text">
      <style:text-properties fo:font-style="italic" style:text-underline-style="none" officeooo:rsid="0673e656" style:font-style-asian="italic" style:font-style-complex="italic"/>
    </style:style>
    <style:style style:name="T576" style:family="text">
      <style:text-properties fo:font-style="italic" style:text-underline-style="none" officeooo:rsid="069ed7c9" style:font-style-asian="italic" style:font-style-complex="italic"/>
    </style:style>
    <style:style style:name="T577" style:family="text">
      <style:text-properties fo:font-style="italic" style:text-underline-style="none" fo:font-weight="normal" officeooo:rsid="052d6ff1" style:font-style-asian="italic" style:font-weight-asian="normal" style:font-style-complex="italic" style:font-weight-complex="normal"/>
    </style:style>
    <style:style style:name="T578" style:family="text">
      <style:text-properties fo:font-style="italic" style:text-underline-style="none" fo:font-weight="bold" officeooo:rsid="028b6175" style:font-style-asian="italic" style:font-weight-asian="bold" style:font-style-complex="italic" style:font-weight-complex="bold"/>
    </style:style>
    <style:style style:name="T579" style:family="text">
      <style:text-properties fo:font-style="italic" style:text-underline-style="none" fo:font-weight="bold" officeooo:rsid="052d6ff1" style:font-style-asian="italic" style:font-weight-asian="bold" style:font-style-complex="italic" style:font-weight-complex="bold"/>
    </style:style>
    <style:style style:name="T580" style:family="text">
      <style:text-properties fo:font-style="italic" style:text-underline-style="none" fo:font-weight="bold" officeooo:rsid="014f00e5" style:font-style-asian="italic" style:font-weight-asian="bold" style:font-style-complex="italic" style:font-weight-complex="bold"/>
    </style:style>
    <style:style style:name="T581" style:family="text">
      <style:text-properties fo:font-style="italic" style:text-underline-style="none" fo:font-weight="bold" officeooo:rsid="06751b7b" style:font-style-asian="italic" style:font-weight-asian="bold" style:font-style-complex="italic" style:font-weight-complex="bold"/>
    </style:style>
    <style:style style:name="T582" style:family="text">
      <style:text-properties fo:font-style="italic" style:text-underline-style="none" fo:font-weight="bold" officeooo:rsid="069ed7c9" style:font-style-asian="italic" style:font-weight-asian="bold" style:font-style-complex="italic" style:font-weight-complex="bold"/>
    </style:style>
    <style:style style:name="T583" style:family="text">
      <style:text-properties fo:font-style="italic" style:text-underline-style="none" fo:font-weight="bold" officeooo:rsid="069fce18" style:font-style-asian="italic" style:font-weight-asian="bold" style:font-style-complex="italic" style:font-weight-complex="bold"/>
    </style:style>
    <style:style style:name="T584" style:family="text">
      <style:text-properties fo:font-style="italic" style:font-size-asian="10.5pt" style:font-style-asian="italic" style:font-style-complex="italic"/>
    </style:style>
    <style:style style:name="T585" style:family="text">
      <style:text-properties fo:font-style="italic" officeooo:rsid="038c72a4" style:font-size-asian="10.5pt" style:font-style-asian="italic" style:font-style-complex="italic"/>
    </style:style>
    <style:style style:name="T586" style:family="text">
      <style:text-properties fo:font-style="italic" fo:font-weight="bold" officeooo:rsid="014f00e5" style:font-style-asian="italic" style:font-weight-asian="bold" style:font-style-complex="italic" style:font-weight-complex="bold"/>
    </style:style>
    <style:style style:name="T587" style:family="text">
      <style:text-properties fo:font-style="italic" fo:font-weight="bold" officeooo:rsid="052ece28" style:font-style-asian="italic" style:font-weight-asian="bold" style:font-style-complex="italic" style:font-weight-complex="bold"/>
    </style:style>
    <style:style style:name="T588" style:family="text">
      <style:text-properties fo:font-style="normal" style:font-style-asian="normal" style:font-style-complex="normal"/>
    </style:style>
    <style:style style:name="T589" style:family="text">
      <style:text-properties fo:font-style="normal" officeooo:rsid="008afe22" style:font-style-asian="normal" style:font-style-complex="normal"/>
    </style:style>
    <style:style style:name="T590" style:family="text">
      <style:text-properties fo:font-style="normal" officeooo:rsid="03c037d3" style:font-style-asian="normal" style:font-style-complex="normal"/>
    </style:style>
    <style:style style:name="T591" style:family="text">
      <style:text-properties fo:font-style="normal" officeooo:rsid="03c1704d" style:font-style-asian="normal" style:font-style-complex="normal"/>
    </style:style>
    <style:style style:name="T592" style:family="text">
      <style:text-properties fo:font-style="normal" officeooo:rsid="03c21168" style:font-style-asian="normal" style:font-style-complex="normal"/>
    </style:style>
    <style:style style:name="T593" style:family="text">
      <style:text-properties fo:font-style="normal" officeooo:rsid="04665e60" style:font-style-asian="normal" style:font-style-complex="normal"/>
    </style:style>
    <style:style style:name="T594" style:family="text">
      <style:text-properties fo:font-style="normal" officeooo:rsid="046a24cb" style:font-style-asian="normal" style:font-style-complex="normal"/>
    </style:style>
    <style:style style:name="T595" style:family="text">
      <style:text-properties fo:font-style="normal" officeooo:rsid="046e055d" style:font-style-asian="normal" style:font-style-complex="normal"/>
    </style:style>
    <style:style style:name="T596" style:family="text">
      <style:text-properties fo:font-style="normal" officeooo:rsid="0471b149" style:font-style-asian="normal" style:font-style-complex="normal"/>
    </style:style>
    <style:style style:name="T597" style:family="text">
      <style:text-properties fo:font-style="normal" officeooo:rsid="0477aa00" style:font-style-asian="normal" style:font-style-complex="normal"/>
    </style:style>
    <style:style style:name="T598" style:family="text">
      <style:text-properties fo:font-style="normal" officeooo:rsid="052539bf" style:font-style-asian="normal" style:font-style-complex="normal"/>
    </style:style>
    <style:style style:name="T599" style:family="text">
      <style:text-properties fo:font-style="normal" officeooo:rsid="05266786" style:font-style-asian="normal" style:font-style-complex="normal"/>
    </style:style>
    <style:style style:name="T600" style:family="text">
      <style:text-properties fo:font-style="normal" officeooo:rsid="053b7d7b" style:font-style-asian="normal" style:font-style-complex="normal"/>
    </style:style>
    <style:style style:name="T601" style:family="text">
      <style:text-properties fo:font-style="normal" officeooo:rsid="0587ba0f" style:font-style-asian="normal" style:font-style-complex="normal"/>
    </style:style>
    <style:style style:name="T602" style:family="text">
      <style:text-properties fo:font-style="normal" officeooo:rsid="065429e2" style:font-style-asian="normal" style:font-style-complex="normal"/>
    </style:style>
    <style:style style:name="T603" style:family="text">
      <style:text-properties fo:font-style="normal" officeooo:rsid="06f42ce6" style:font-style-asian="normal" style:font-style-complex="normal"/>
    </style:style>
    <style:style style:name="T604" style:family="text">
      <style:text-properties fo:font-style="normal" officeooo:rsid="052a319e" style:font-style-asian="normal" style:font-style-complex="normal"/>
    </style:style>
    <style:style style:name="T605" style:family="text">
      <style:text-properties officeooo:rsid="01c67e36"/>
    </style:style>
    <style:style style:name="T606" style:family="text">
      <style:text-properties officeooo:rsid="00537c64"/>
    </style:style>
    <style:style style:name="T607" style:family="text">
      <style:text-properties officeooo:rsid="01d20980"/>
    </style:style>
    <style:style style:name="T608" style:family="text">
      <style:text-properties officeooo:rsid="014c41e1"/>
    </style:style>
    <style:style style:name="T609" style:family="text">
      <style:text-properties fo:font-weight="normal" style:font-weight-asian="normal" style:font-weight-complex="normal"/>
    </style:style>
    <style:style style:name="T610" style:family="text">
      <style:text-properties fo:font-weight="normal" officeooo:rsid="03c6e9b3" style:font-weight-asian="normal" style:font-weight-complex="normal"/>
    </style:style>
    <style:style style:name="T611" style:family="text">
      <style:text-properties fo:font-weight="normal" officeooo:rsid="03ca1a90" style:font-weight-asian="normal" style:font-weight-complex="normal"/>
    </style:style>
    <style:style style:name="T612" style:family="text">
      <style:text-properties fo:font-weight="normal" officeooo:rsid="056f4ca9" style:font-weight-asian="normal" style:font-weight-complex="normal"/>
    </style:style>
    <style:style style:name="T613" style:family="text">
      <style:text-properties fo:font-weight="normal" officeooo:rsid="05ec24ca" style:font-weight-asian="normal" style:font-weight-complex="normal"/>
    </style:style>
    <style:style style:name="T614" style:family="text">
      <style:text-properties fo:font-weight="normal" officeooo:rsid="05ebb2f6" style:font-weight-asian="normal" style:font-weight-complex="normal"/>
    </style:style>
    <style:style style:name="T615" style:family="text">
      <style:text-properties fo:font-weight="normal" officeooo:rsid="056e53e6" style:font-weight-asian="normal" style:font-weight-complex="normal"/>
    </style:style>
    <style:style style:name="T616" style:family="text">
      <style:text-properties fo:font-weight="normal" officeooo:rsid="063bab6a" style:font-weight-asian="normal" style:font-weight-complex="normal"/>
    </style:style>
    <style:style style:name="T617" style:family="text">
      <style:text-properties fo:font-weight="normal" officeooo:rsid="05f0aac5" style:font-weight-asian="normal" style:font-weight-complex="normal"/>
    </style:style>
    <style:style style:name="T618" style:family="text">
      <style:text-properties fo:font-weight="normal" officeooo:rsid="063cad18" style:font-weight-asian="normal" style:font-weight-complex="normal"/>
    </style:style>
    <style:style style:name="T619" style:family="text">
      <style:text-properties fo:font-weight="normal" officeooo:rsid="063eaa95" style:font-weight-asian="normal" style:font-weight-complex="normal"/>
    </style:style>
    <style:style style:name="T620" style:family="text">
      <style:text-properties fo:font-weight="normal" officeooo:rsid="0657ac4f" style:font-weight-asian="normal" style:font-weight-complex="normal"/>
    </style:style>
    <style:style style:name="T621" style:family="text">
      <style:text-properties fo:font-weight="normal" officeooo:rsid="0657e604" style:font-weight-asian="normal" style:font-weight-complex="normal"/>
    </style:style>
    <style:style style:name="T622" style:family="text">
      <style:text-properties fo:font-weight="normal" officeooo:rsid="06595555" style:font-weight-asian="normal" style:font-weight-complex="normal"/>
    </style:style>
    <style:style style:name="T623" style:family="text">
      <style:text-properties fo:font-weight="normal" officeooo:rsid="03decb37" style:font-weight-asian="normal" style:font-weight-complex="normal"/>
    </style:style>
    <style:style style:name="T624" style:family="text">
      <style:text-properties fo:font-weight="normal" officeooo:rsid="071fb668" style:font-weight-asian="normal" style:font-weight-complex="normal"/>
    </style:style>
    <style:style style:name="T625" style:family="text">
      <style:text-properties officeooo:rsid="02372349"/>
    </style:style>
    <style:style style:name="T626" style:family="text">
      <style:text-properties officeooo:rsid="02377d85"/>
    </style:style>
    <style:style style:name="T627" style:family="text">
      <style:text-properties officeooo:rsid="0275a901"/>
    </style:style>
    <style:style style:name="T628" style:family="text">
      <style:text-properties officeooo:rsid="027f0805"/>
    </style:style>
    <style:style style:name="T629" style:family="text">
      <style:text-properties style:font-name="FreeSerif1" fo:font-size="13pt" officeooo:rsid="02863bea" style:font-size-asian="13pt" style:font-size-complex="13pt"/>
    </style:style>
    <style:style style:name="T630" style:family="text">
      <style:text-properties style:font-name="FreeSerif1" fo:font-size="13pt" officeooo:rsid="07278067" style:font-size-asian="13pt" style:font-size-complex="13pt"/>
    </style:style>
    <style:style style:name="T631" style:family="text">
      <style:text-properties fo:font-weight="bold" style:font-weight-asian="bold" style:font-weight-complex="bold"/>
    </style:style>
    <style:style style:name="T632" style:family="text">
      <style:text-properties fo:font-weight="bold" officeooo:rsid="02f276ea" style:font-weight-asian="bold" style:font-weight-complex="bold"/>
    </style:style>
    <style:style style:name="T633" style:family="text">
      <style:text-properties fo:font-weight="bold" officeooo:rsid="0123ac42" style:font-weight-asian="bold" style:font-weight-complex="bold"/>
    </style:style>
    <style:style style:name="T634" style:family="text">
      <style:text-properties fo:font-weight="bold" officeooo:rsid="014f00e5" style:font-weight-asian="bold" style:font-weight-complex="bold"/>
    </style:style>
    <style:style style:name="T635" style:family="text">
      <style:text-properties fo:font-weight="bold" officeooo:rsid="068694f9" style:font-weight-asian="bold" style:font-weight-complex="bold"/>
    </style:style>
    <style:style style:name="T636" style:family="text">
      <style:text-properties fo:font-weight="bold" officeooo:rsid="014c41e1" style:font-weight-asian="bold" style:font-weight-complex="bold"/>
    </style:style>
    <style:style style:name="T637" style:family="text">
      <style:text-properties fo:font-size="12pt" officeooo:rsid="02372349" style:font-size-asian="12pt" style:font-size-complex="12pt"/>
    </style:style>
    <style:style style:name="T638" style:family="text">
      <style:text-properties fo:font-size="12pt" officeooo:rsid="0236372c" style:font-size-asian="12pt" style:font-size-complex="12pt"/>
    </style:style>
    <style:style style:name="T639" style:family="text">
      <style:text-properties fo:font-size="12pt" fo:font-style="italic" officeooo:rsid="0236372c" style:font-size-asian="12pt" style:font-style-asian="italic" style:font-size-complex="12pt" style:font-style-complex="italic"/>
    </style:style>
    <style:style style:name="T640" style:family="text">
      <style:text-properties officeooo:rsid="03acbd46"/>
    </style:style>
    <style:style style:name="T641" style:family="text">
      <style:text-properties officeooo:rsid="03ad29ee"/>
    </style:style>
    <style:style style:name="T642" style:family="text">
      <style:text-properties officeooo:rsid="03bb40d0"/>
    </style:style>
    <style:style style:name="T643" style:family="text">
      <style:text-properties officeooo:rsid="0130eb94"/>
    </style:style>
    <style:style style:name="T644" style:family="text">
      <style:text-properties officeooo:rsid="03c6e9b3"/>
    </style:style>
    <style:style style:name="T645" style:family="text">
      <style:text-properties officeooo:rsid="03cfb6cf"/>
    </style:style>
    <style:style style:name="T646" style:family="text">
      <style:text-properties officeooo:rsid="03d18780"/>
    </style:style>
    <style:style style:name="T647" style:family="text">
      <style:text-properties style:font-size-asian="10.5pt"/>
    </style:style>
    <style:style style:name="T648" style:family="text">
      <style:text-properties officeooo:rsid="0482225a" style:font-size-asian="10.5pt"/>
    </style:style>
    <style:style style:name="T649" style:family="text">
      <style:text-properties officeooo:rsid="0482e3a0" style:font-size-asian="10.5pt"/>
    </style:style>
    <style:style style:name="T650" style:family="text">
      <style:text-properties officeooo:rsid="0130eb94" style:font-size-asian="10.5pt"/>
    </style:style>
    <style:style style:name="T651" style:family="text">
      <style:text-properties officeooo:rsid="04b284c9" style:font-size-asian="10.5pt"/>
    </style:style>
    <style:style style:name="T652" style:family="text">
      <style:text-properties officeooo:rsid="04ae855f" style:font-size-asian="10.5pt"/>
    </style:style>
    <style:style style:name="T653" style:family="text">
      <style:text-properties officeooo:rsid="04b3004d" style:font-size-asian="10.5pt"/>
    </style:style>
    <style:style style:name="T654" style:family="text">
      <style:text-properties officeooo:rsid="04c446f1" style:font-size-asian="10.5pt"/>
    </style:style>
    <style:style style:name="T655" style:family="text">
      <style:text-properties officeooo:rsid="04c48cc8" style:font-size-asian="10.5pt"/>
    </style:style>
    <style:style style:name="T656" style:family="text">
      <style:text-properties officeooo:rsid="04c5c0c5" style:font-size-asian="10.5pt"/>
    </style:style>
    <style:style style:name="T657" style:family="text">
      <style:text-properties officeooo:rsid="0533202e" style:font-size-asian="10.5pt"/>
    </style:style>
    <style:style style:name="T658" style:family="text">
      <style:text-properties officeooo:rsid="038c72a4" style:font-size-asian="10.5pt"/>
    </style:style>
    <style:style style:name="T659" style:family="text">
      <style:text-properties officeooo:rsid="055eb2aa" style:font-size-asian="10.5pt"/>
    </style:style>
    <style:style style:name="T660" style:family="text">
      <style:text-properties officeooo:rsid="0560cdea" style:font-size-asian="10.5pt"/>
    </style:style>
    <style:style style:name="T661" style:family="text">
      <style:text-properties officeooo:rsid="04854d79" style:font-size-asian="10.5pt"/>
    </style:style>
    <style:style style:name="T662" style:family="text">
      <style:text-properties officeooo:rsid="0561ea28" style:font-size-asian="10.5pt"/>
    </style:style>
    <style:style style:name="T663" style:family="text">
      <style:text-properties officeooo:rsid="058ab2c1" style:font-size-asian="10.5pt"/>
    </style:style>
    <style:style style:name="T664" style:family="text">
      <style:text-properties officeooo:rsid="05a690e6" style:font-size-asian="10.5pt"/>
    </style:style>
    <style:style style:name="T665" style:family="text">
      <style:text-properties officeooo:rsid="062f9f7b" style:font-size-asian="10.5pt"/>
    </style:style>
    <style:style style:name="T666" style:family="text">
      <style:text-properties officeooo:rsid="063916e0" style:font-size-asian="10.5pt"/>
    </style:style>
    <style:style style:name="T667" style:family="text">
      <style:text-properties officeooo:rsid="066b99df" style:font-size-asian="10.5pt"/>
    </style:style>
    <style:style style:name="T668" style:family="text">
      <style:text-properties officeooo:rsid="07185e9b" style:font-size-asian="10.5pt"/>
    </style:style>
    <style:style style:name="T669" style:family="text">
      <style:text-properties officeooo:rsid="07190823" style:font-size-asian="10.5pt"/>
    </style:style>
    <style:style style:name="T670" style:family="text">
      <style:text-properties officeooo:rsid="072d72b4" style:font-size-asian="10.5pt"/>
    </style:style>
    <style:style style:name="T671" style:family="text">
      <style:text-properties style:text-underline-style="none"/>
    </style:style>
    <style:style style:name="T672" style:family="text">
      <style:text-properties style:text-underline-style="none" officeooo:rsid="028b6175"/>
    </style:style>
    <style:style style:name="T673" style:family="text">
      <style:text-properties style:text-underline-style="none" officeooo:rsid="00a9d808"/>
    </style:style>
    <style:style style:name="T674" style:family="text">
      <style:text-properties style:text-underline-style="none" fo:font-weight="normal" style:font-weight-asian="normal" style:font-weight-complex="normal"/>
    </style:style>
    <style:style style:name="T675" style:family="text">
      <style:text-properties style:text-underline-style="none" fo:font-weight="normal" officeooo:rsid="03decb37" style:font-weight-asian="normal" style:font-weight-complex="normal"/>
    </style:style>
    <style:style style:name="T676" style:family="text">
      <style:text-properties style:text-underline-style="none" fo:font-weight="normal" officeooo:rsid="01ce9bd0" style:font-weight-asian="normal" style:font-weight-complex="normal"/>
    </style:style>
    <style:style style:name="T677" style:family="text">
      <style:text-properties style:text-underline-style="none" fo:font-weight="normal" officeooo:rsid="01d20980" style:font-weight-asian="normal" style:font-weight-complex="normal"/>
    </style:style>
    <style:style style:name="T678" style:family="text">
      <style:text-properties style:text-underline-style="none" fo:font-weight="normal" officeooo:rsid="01d63b28" style:font-weight-asian="normal" style:font-weight-complex="normal"/>
    </style:style>
    <style:style style:name="T679" style:family="text">
      <style:text-properties style:text-underline-style="none" fo:font-weight="normal" officeooo:rsid="0011a6eb" style:font-weight-asian="normal" style:font-weight-complex="normal"/>
    </style:style>
    <style:style style:name="T680" style:family="text">
      <style:text-properties style:text-underline-style="none" fo:font-weight="normal" officeooo:rsid="042793ff" style:font-weight-asian="normal" style:font-weight-complex="normal"/>
    </style:style>
    <style:style style:name="T681" style:family="text">
      <style:text-properties style:text-underline-style="none" fo:font-weight="normal" officeooo:rsid="065a6d1f" style:font-weight-asian="normal" style:font-weight-complex="normal"/>
    </style:style>
    <style:style style:name="T682" style:family="text">
      <style:text-properties style:text-underline-style="none" fo:font-weight="normal" officeooo:rsid="028b6175" style:font-weight-asian="normal" style:font-weight-complex="normal"/>
    </style:style>
    <style:style style:name="T683" style:family="text">
      <style:text-properties style:text-underline-style="none" fo:font-weight="normal" officeooo:rsid="00a9d808" style:font-weight-asian="normal" style:font-weight-complex="normal"/>
    </style:style>
    <style:style style:name="T684" style:family="text">
      <style:text-properties style:text-underline-style="none" fo:font-weight="normal" officeooo:rsid="06fd685a" style:font-weight-asian="normal" style:font-weight-complex="normal"/>
    </style:style>
    <style:style style:name="T685" style:family="text">
      <style:text-properties style:text-underline-style="none" officeooo:rsid="03e0a2c8"/>
    </style:style>
    <style:style style:name="T686" style:family="text">
      <style:text-properties style:text-underline-style="none" officeooo:rsid="03e22ddc"/>
    </style:style>
    <style:style style:name="T687" style:family="text">
      <style:text-properties style:text-underline-style="none" officeooo:rsid="038d99b6"/>
    </style:style>
    <style:style style:name="T688" style:family="text">
      <style:text-properties style:text-underline-style="none" officeooo:rsid="03f15371"/>
    </style:style>
    <style:style style:name="T689" style:family="text">
      <style:text-properties style:text-underline-style="none" officeooo:rsid="03f1ad01"/>
    </style:style>
    <style:style style:name="T690" style:family="text">
      <style:text-properties style:text-underline-style="none" officeooo:rsid="0480c2e7"/>
    </style:style>
    <style:style style:name="T691" style:family="text">
      <style:text-properties style:text-underline-style="none" officeooo:rsid="00537c64"/>
    </style:style>
    <style:style style:name="T692" style:family="text">
      <style:text-properties style:text-underline-style="none" officeooo:rsid="01c67e36"/>
    </style:style>
    <style:style style:name="T693" style:family="text">
      <style:text-properties style:text-underline-style="none" officeooo:rsid="0673e656"/>
    </style:style>
    <style:style style:name="T694" style:family="text">
      <style:text-properties style:text-underline-style="none" fo:font-weight="bold" officeooo:rsid="0673e656" style:font-weight-asian="bold" style:font-weight-complex="bold"/>
    </style:style>
    <style:style style:name="T695" style:family="text">
      <style:text-properties style:text-underline-style="none" fo:font-weight="bold" officeooo:rsid="028b6175" style:font-weight-asian="bold" style:font-weight-complex="bold"/>
    </style:style>
    <style:style style:name="T696" style:family="text">
      <style:text-properties style:text-underline-style="none" officeooo:rsid="014f00e5"/>
    </style:style>
    <style:style style:name="T697" style:family="text">
      <style:text-properties style:text-underline-style="none" officeooo:rsid="06744ec9"/>
    </style:style>
    <style:style style:name="T698" style:family="text">
      <style:text-properties style:text-underline-style="none" officeooo:rsid="06751b7b"/>
    </style:style>
    <style:style style:name="T699" style:family="text">
      <style:text-properties style:text-underline-style="none" officeooo:rsid="06872a53"/>
    </style:style>
    <style:style style:name="T700" style:family="text">
      <style:text-properties style:text-underline-style="none" officeooo:rsid="068766a5"/>
    </style:style>
    <style:style style:name="T701" style:family="text">
      <style:text-properties style:text-underline-style="none" officeooo:rsid="06927a2e"/>
    </style:style>
    <style:style style:name="T702" style:family="text">
      <style:text-properties style:text-underline-style="none" officeooo:rsid="06944130"/>
    </style:style>
    <style:style style:name="T703" style:family="text">
      <style:text-properties style:text-underline-style="none" officeooo:rsid="0694de79"/>
    </style:style>
    <style:style style:name="T704" style:family="text">
      <style:text-properties style:text-underline-style="none" officeooo:rsid="069fce18"/>
    </style:style>
    <style:style style:name="T705" style:family="text">
      <style:text-properties style:text-underline-style="none" officeooo:rsid="06aba098"/>
    </style:style>
    <style:style style:name="T706" style:family="text">
      <style:text-properties style:text-underline-style="none" officeooo:rsid="06d5779e"/>
    </style:style>
    <style:style style:name="T707" style:family="text">
      <style:text-properties style:text-underline-style="none" officeooo:rsid="06d75762"/>
    </style:style>
    <style:style style:name="T708" style:family="text">
      <style:text-properties style:text-underline-style="none" officeooo:rsid="06d87e01"/>
    </style:style>
    <style:style style:name="T709" style:family="text">
      <style:text-properties style:text-underline-style="none" officeooo:rsid="06d9dfcb"/>
    </style:style>
    <style:style style:name="T710" style:family="text">
      <style:text-properties style:text-underline-style="none" officeooo:rsid="06e9ad1b"/>
    </style:style>
    <style:style style:name="T711" style:family="text">
      <style:text-properties style:text-underline-style="none" officeooo:rsid="06e9e0df"/>
    </style:style>
    <style:style style:name="T712" style:family="text">
      <style:text-properties style:text-underline-style="none" officeooo:rsid="06feca81"/>
    </style:style>
    <style:style style:name="T713" style:family="text">
      <style:text-properties style:text-underline-style="none" officeooo:rsid="07002fb4"/>
    </style:style>
    <style:style style:name="T714" style:family="text">
      <style:text-properties style:text-underline-style="none" officeooo:rsid="07013c2d"/>
    </style:style>
    <style:style style:name="T715" style:family="text">
      <style:text-properties style:text-underline-style="none" officeooo:rsid="072112af"/>
    </style:style>
    <style:style style:name="T716" style:family="text">
      <style:text-properties style:text-underline-style="none" officeooo:rsid="072ea471"/>
    </style:style>
    <style:style style:name="T717" style:family="text">
      <style:text-properties officeooo:rsid="03decb37"/>
    </style:style>
    <style:style style:name="T718" style:family="text">
      <style:text-properties officeooo:rsid="03e371b7"/>
    </style:style>
    <style:style style:name="T719" style:family="text">
      <style:text-properties officeooo:rsid="03ee855d"/>
    </style:style>
    <style:style style:name="T720" style:family="text">
      <style:text-properties officeooo:rsid="03f4fd97"/>
    </style:style>
    <style:style style:name="T721" style:family="text">
      <style:text-properties officeooo:rsid="0404d3f9"/>
    </style:style>
    <style:style style:name="T722" style:family="text">
      <style:text-properties officeooo:rsid="0447cc35"/>
    </style:style>
    <style:style style:name="T723" style:family="text">
      <style:text-properties officeooo:rsid="0480c2e7"/>
    </style:style>
    <style:style style:name="T724" style:family="text">
      <style:text-properties officeooo:rsid="0482225a"/>
    </style:style>
    <style:style style:name="T725" style:family="text">
      <style:text-properties officeooo:rsid="04a388bb"/>
    </style:style>
    <style:style style:name="T726" style:family="text">
      <style:text-properties officeooo:rsid="04a542ed"/>
    </style:style>
    <style:style style:name="T727" style:family="text">
      <style:text-properties officeooo:rsid="04a54d2d"/>
    </style:style>
    <style:style style:name="T728" style:family="text">
      <style:text-properties officeooo:rsid="04a5ca72"/>
    </style:style>
    <style:style style:name="T729" style:family="text">
      <style:text-properties style:font-name="Liberation Sans" fo:font-size="11pt" officeooo:rsid="0494d53f" style:font-size-asian="10.5pt" style:font-size-complex="11pt"/>
    </style:style>
    <style:style style:name="T730" style:family="text">
      <style:text-properties style:font-name="Liberation Sans" fo:font-size="11pt" officeooo:rsid="04b4dbbf" style:font-size-asian="10.5pt" style:font-size-complex="11pt"/>
    </style:style>
    <style:style style:name="T731" style:family="text">
      <style:text-properties style:font-name="Liberation Sans" fo:font-size="11pt" officeooo:rsid="04bf7505" style:font-size-asian="10.5pt" style:font-size-complex="11pt"/>
    </style:style>
    <style:style style:name="T732" style:family="text">
      <style:text-properties style:font-name="Liberation Sans" fo:font-size="11pt" fo:font-style="italic" officeooo:rsid="0494d53f" style:font-size-asian="10.5pt" style:font-style-asian="italic" style:font-size-complex="11pt" style:font-style-complex="italic"/>
    </style:style>
    <style:style style:name="T733" style:family="text">
      <style:text-properties style:font-name="Liberation Sans" fo:font-size="11pt" fo:font-style="italic" officeooo:rsid="04be2707" style:font-size-asian="10.5pt" style:font-style-asian="italic" style:font-size-complex="11pt" style:font-style-complex="italic"/>
    </style:style>
    <style:style style:name="T734" style:family="text">
      <style:text-properties style:font-name="Liberation Sans" fo:font-size="11pt" fo:font-style="italic" officeooo:rsid="04b4dbbf" style:font-size-asian="10.5pt" style:font-style-asian="italic" style:font-size-complex="11pt" style:font-style-complex="italic"/>
    </style:style>
    <style:style style:name="T735" style:family="text">
      <style:text-properties officeooo:rsid="04b610bf"/>
    </style:style>
    <style:style style:name="T736" style:family="text">
      <style:text-properties officeooo:rsid="04b90697"/>
    </style:style>
    <style:style style:name="T737" style:family="text">
      <style:text-properties officeooo:rsid="04b9cfb8"/>
    </style:style>
    <style:style style:name="T738" style:family="text">
      <style:text-properties officeooo:rsid="04c446f1"/>
    </style:style>
    <style:style style:name="T739" style:family="text">
      <style:text-properties officeooo:rsid="05177166"/>
    </style:style>
    <style:style style:name="T740" style:family="text">
      <style:text-properties officeooo:rsid="052a319e"/>
    </style:style>
    <style:style style:name="T741" style:family="text">
      <style:text-properties officeooo:rsid="0532f1e5"/>
    </style:style>
    <style:style style:name="T742" style:family="text">
      <style:text-properties officeooo:rsid="0533202e"/>
    </style:style>
    <style:style style:name="T743" style:family="text">
      <style:text-properties officeooo:rsid="05463d0f"/>
    </style:style>
    <style:style style:name="T744" style:family="text">
      <style:text-properties officeooo:rsid="05899992"/>
    </style:style>
    <style:style style:name="T745" style:family="text">
      <style:text-properties officeooo:rsid="062dbb1e"/>
    </style:style>
    <style:style style:name="T746" style:family="text">
      <style:text-properties officeooo:rsid="065c5977"/>
    </style:style>
    <style:style style:name="T747" style:family="text">
      <style:text-properties officeooo:rsid="066d8765"/>
    </style:style>
    <style:style style:name="T748" style:family="text">
      <style:text-properties officeooo:rsid="068694f9"/>
    </style:style>
    <style:style style:name="T749" style:family="text">
      <style:text-properties officeooo:rsid="06d44b72"/>
    </style:style>
    <style:style style:name="T750" style:family="text">
      <style:text-properties fo:font-size="8pt" style:text-underline-style="none" officeooo:rsid="06d5779e" style:font-size-asian="7pt" style:font-size-complex="8pt"/>
    </style:style>
    <style:style style:name="T751" style:family="text">
      <style:text-properties officeooo:rsid="071b25d7"/>
    </style:style>
    <style:style style:name="T752" style:family="text">
      <style:text-properties officeooo:rsid="071b4bb5"/>
    </style:style>
    <style:style style:name="T753" style:family="text">
      <style:text-properties officeooo:rsid="071d323a"/>
    </style:style>
    <style:style style:name="T754" style:family="text">
      <style:text-properties officeooo:rsid="0726007b"/>
    </style:style>
    <style:style style:name="T755" style:family="text">
      <style:text-properties officeooo:rsid="0728a2b3"/>
    </style:style>
    <style:style style:name="T756" style:family="text">
      <style:text-properties officeooo:rsid="072a4301"/>
    </style:style>
    <style:style style:name="T757" style:family="text">
      <style:text-properties officeooo:rsid="073f8f5b"/>
    </style:style>
    <style:style style:name="T758" style:family="text">
      <style:text-properties officeooo:rsid="0741232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text:span text:style-name="T758">An Improved </text:span>Integer <text:span text:style-name="T722">Multiplicative </text:span>Inverse (mod<text:span text:style-name="T721">ulo</text:span> 2<text:span text:style-name="T534">w</text:span><text:span text:style-name="T280">)</text:span></text:p>
      <text:p text:style-name="P144"/>
      <text:p text:style-name="P141">Jeffrey Hurchalla</text:p>
      <text:p text:style-name="P138"><text:a xlink:type="simple" xlink:href="mailto:jeffrey@jeffhurchalla.com" text:style-name="Internet_20_link" text:visited-style-name="Visited_20_Internet_20_Link"><text:span text:style-name="T629">jeff</text:span></text:a><text:a xlink:type="simple" xlink:href="mailto:jeffrey@jeffhurchalla.com" text:style-name="Internet_20_link" text:visited-style-name="Visited_20_Internet_20_Link"><text:span text:style-name="T630">rey</text:span></text:a><text:a xlink:type="simple" xlink:href="mailto:jeffrey@jeffhurchalla.com" text:style-name="Internet_20_link" text:visited-style-name="Visited_20_Internet_20_Link"><text:span text:style-name="T629">@jeffhurchalla.com</text:span></text:a></text:p>
      <text:p text:style-name="P141"/>
      <text:p text:style-name="P143"><text:span text:style-name="T754">April 8,</text:span> 202<text:span text:style-name="T754">2</text:span></text:p>
      <text:p text:style-name="P141"/>
      <text:p text:style-name="P142">Abstract</text:p>
      <text:p text:style-name="P146"><text:span text:style-name="T503"><text:s text:c="5"/></text:span><text:span text:style-name="T519">This paper presents a</text:span><text:span text:style-name="T501">n </text:span><text:span text:style-name="T1">algorithm</text:span><text:span text:style-name="T503"> </text:span><text:span text:style-name="T1">for the integer multiplicative inverse</text:span><text:span text:style-name="T504"> </text:span><text:span text:style-name="T509">(mod 2</text:span><text:span text:style-name="T543">w</text:span><text:span text:style-name="T509">) </text:span><text:span text:style-name="T519">which </text:span><text:span text:style-name="T514">c</text:span><text:span text:style-name="T508">omplet</text:span><text:span text:style-name="T519">es</text:span><text:span text:style-name="T508"> in</text:span><text:span text:style-name="T501"> the fewest cycles known </text:span><text:span text:style-name="T507">for</text:span><text:span text:style-name="T1"> modern microprocessors, </text:span><text:span text:style-name="T507">wh</text:span><text:span text:style-name="T519">en</text:span><text:span text:style-name="T507"> using </text:span><text:span text:style-name="T519">the</text:span><text:span text:style-name="T502"> native bit width </text:span><text:span text:style-name="T424">w</text:span><text:span text:style-name="T502"> </text:span><text:span text:style-name="T510">for the modulus </text:span><text:span text:style-name="T320">2</text:span><text:span text:style-name="T537">w</text:span><text:span text:style-name="T1">. <text:s/></text:span><text:span text:style-name="T501">The algorithm is a</text:span><text:span text:style-name="T511"> </text:span><text:span text:style-name="T520">modification</text:span><text:span text:style-name="T501"> of a method by Dumas, </text:span><text:span text:style-name="T520">and </text:span><text:span text:style-name="T521">for</text:span><text:span text:style-name="T520"> computers </text:span><text:span text:style-name="T521">it </text:span><text:span text:style-name="T520">slightly increases</text:span><text:span text:style-name="T501"> generality and efficiency. <text:s/></text:span><text:span text:style-name="T519">A proof is given, and the algorithm is</text:span><text:span text:style-name="T506"> shown to be closely related to the better known</text:span><text:span text:style-name="T505"> Newton’s method </text:span><text:span text:style-name="T506">algorithm for the inverse</text:span><text:span text:style-name="T505">. <text:s/></text:span><text:span text:style-name="T501"><text:s/></text:span><text:span text:style-name="T514">S</text:span><text:span text:style-name="T322">imple direct formulas,</text:span><text:span text:style-name="T352"> which are needed by this algorithm and by Newton’s method,</text:span><text:span text:style-name="T322"> are</text:span><text:span text:style-name="T352"> </text:span><text:span text:style-name="T322">reviewed and proven for </text:span><text:span text:style-name="T319">the </text:span><text:span text:style-name="T323">integer inverse </text:span><text:span text:style-name="T321">modul</text:span><text:span text:style-name="T322">o</text:span><text:span text:style-name="T321"> 2</text:span><text:span text:style-name="T538">k</text:span><text:span text:style-name="T321"> </text:span><text:span text:style-name="T334">with</text:span><text:span text:style-name="T321"> </text:span><text:span text:style-name="T427">k</text:span><text:span text:style-name="T321"> = 1,2,3,4, </text:span><text:span text:style-name="T322">or </text:span><text:span text:style-name="T326">5</text:span><text:span text:style-name="T343">, </text:span><text:span text:style-name="T345">providing</text:span><text:span text:style-name="T324"> </text:span><text:span text:style-name="T351">the</text:span><text:span text:style-name="T324"> first proof </text:span><text:span text:style-name="T325">of</text:span><text:span text:style-name="T593"> the </text:span><text:span text:style-name="T595">preferred</text:span><text:span text:style-name="T594"> </text:span><text:span text:style-name="T593">formula </text:span><text:span text:style-name="T601">with</text:span><text:span text:style-name="T596"> </text:span><text:span text:style-name="T565">k</text:span><text:span text:style-name="T593">=</text:span><text:span text:style-name="T594">4 </text:span><text:span text:style-name="T597">or 5</text:span><text:span text:style-name="T593">.</text:span></text:p>
      <text:p text:style-name="P139"/>
      <text:h text:style-name="Heading_20_1" text:outline-level="1"><text:span text:style-name="T373">1 <text:s text:c="3"/></text:span><text:span text:style-name="T372">I</text:span><text:span text:style-name="T371">ntroduction</text:span></text:h>
      <text:p text:style-name="P63"/>
      <text:p text:style-name="P128"><text:span text:style-name="T66">The </text:span><text:span text:style-name="T67">integer </text:span><text:span text:style-name="T16">multiplicative inverse </text:span><text:span text:style-name="T12">(</text:span><text:span text:style-name="T16">modulo 2</text:span><text:span text:style-name="T525">w</text:span><text:span text:style-name="T12">) </text:span><text:span text:style-name="T14">of an odd integer </text:span><text:span text:style-name="T430">a</text:span><text:span text:style-name="T14"> </text:span><text:span text:style-name="T4">i</text:span><text:span text:style-name="T14">s the integer </text:span><text:span text:style-name="T431">x</text:span><text:span text:style-name="T14"> that satisfies</text:span></text:p>
      <table:table table:name="Table64" table:style-name="Table64">
        <table:table-column table:style-name="Table64.A"/>
        <table:table-column table:style-name="Table64.B"/>
        <table:table-header-rows>
          <table:table-row>
            <table:table-cell table:style-name="Table64.A1" office:value-type="string">
              <text:p text:style-name="P147"><draw:frame draw:style-name="fr1" draw:name="Object76" text:anchor-type="as-char" svg:y="-0.172in" svg:width="1.078in" svg:height="0.2193in" draw:z-index="0"><draw:object xlink:href="./Object 1" xlink:type="simple" xlink:show="embed" xlink:actuate="onLoad"/><draw:image xlink:href="./ObjectReplacements/Object 1" xlink:type="simple" xlink:show="embed" xlink:actuate="onLoad"/><svg:desc>formula</svg:desc></draw:frame></text:p>
            </table:table-cell>
            <table:table-cell table:style-name="Table64.A1" office:value-type="string">
              <text:p text:style-name="P166">(<text:sequence text:ref-name="refText0" text:name="Text" text:formula="ooow:Text+1" style:num-format="1">1</text:sequence>)</text:p>
            </table:table-cell>
          </table:table-row>
        </table:table-header-rows>
      </table:table>
      <text:p text:style-name="P97"><text:span text:style-name="T224">where </text:span><text:span text:style-name="T415">w</text:span><text:span text:style-name="T175"> is </text:span><text:span text:style-name="T183">typically </text:span><text:span text:style-name="T225">set to </text:span><text:span text:style-name="T174">the</text:span><text:span text:style-name="T2"> bit width of</text:span><text:span text:style-name="T42"> </text:span><text:span text:style-name="T4">arithmetic</text:span><text:span text:style-name="T2"> </text:span><text:span text:style-name="T42">operations </text:span><text:span text:style-name="T6">on </text:span><text:span text:style-name="T42">a</text:span><text:span text:style-name="T6"> </text:span><text:span text:style-name="T4">computer</text:span><text:span text:style-name="T2">.</text:span></text:p>
      <text:p text:style-name="P53"/>
      <text:p text:style-name="P98"><text:span text:style-name="T80">We </text:span><text:span text:style-name="T101">will </text:span><text:span text:style-name="T80">refer to </text:span><text:span text:style-name="T434">x</text:span><text:span text:style-name="T82"> as </text:span><text:span text:style-name="T101">simply </text:span><text:span text:style-name="T80">the </text:span><text:span text:style-name="T66">“</text:span><text:span text:style-name="T101">multiplicative</text:span><text:span text:style-name="T16"> </text:span><text:span text:style-name="T67">inverse” </text:span><text:span text:style-name="T101">or “inverse”</text:span><text:span text:style-name="T12">. <text:s/></text:span><text:span text:style-name="T83">The inverse</text:span><text:span text:style-name="T82"> </text:span><text:span text:style-name="T435">x</text:span><text:span text:style-name="T83"> is</text:span><text:span text:style-name="T17"> a unique </text:span><text:span text:style-name="T82">value</text:span><text:span text:style-name="T7"> </text:span><text:span text:style-name="T79">(mod 2</text:span><text:span text:style-name="T532">w</text:span><text:span text:style-name="T79">) </text:span><text:span text:style-name="T15">for </text:span><text:span text:style-name="T83">any</text:span><text:span text:style-name="T15"> odd integer </text:span><text:span text:style-name="T435">a</text:span><text:span text:style-name="T15">, </text:span><text:span text:style-name="T8">and </text:span><text:span text:style-name="T83">it does not exist</text:span><text:span text:style-name="T15"> for </text:span><text:span text:style-name="T83">any</text:span><text:span text:style-name="T15"> even integer </text:span><text:span text:style-name="T435">a</text:span><text:span text:style-name="T15">.</text:span></text:p>
      <text:p text:style-name="P51"/>
      <text:p text:style-name="P137"><text:span text:style-name="T494">A</text:span><text:span text:style-name="T470">pplications for the inverse </text:span><text:span text:style-name="T492">include</text:span><text:span text:style-name="T471"> </text:span><text:a xlink:type="simple" xlink:href="https://en.wikipedia.org/wiki/Montgomery_modular_multiplication" text:style-name="Internet_20_link" text:visited-style-name="Visited_20_Internet_20_Link"><text:span text:style-name="T472">Montgomery </text:span></text:a><text:a xlink:type="simple" xlink:href="https://en.wikipedia.org/wiki/Montgomery_modular_multiplication" text:style-name="Internet_20_link" text:visited-style-name="Visited_20_Internet_20_Link"><text:span text:style-name="T483">m</text:span></text:a><text:a xlink:type="simple" xlink:href="https://en.wikipedia.org/wiki/Montgomery_modular_multiplication" text:style-name="Internet_20_link" text:visited-style-name="Visited_20_Internet_20_Link"><text:span text:style-name="T472">ultiplication</text:span></text:a><text:span text:style-name="T472"> </text:span><text:span text:style-name="T476">[1]</text:span><text:span text:style-name="T493">[16]</text:span><text:span text:style-name="T473">, </text:span><text:span text:style-name="T474">comput</text:span><text:span text:style-name="T477">ing</text:span><text:span text:style-name="T474"> exact division by a</text:span><text:span text:style-name="T490">n integer</text:span><text:span text:style-name="T474"> constant </text:span><text:span text:style-name="T472">[</text:span><text:span text:style-name="T490">2</text:span><text:span text:style-name="T472">]</text:span><text:span text:style-name="T474">,</text:span><text:span text:style-name="T470"> </text:span><text:span text:style-name="T474">test</text:span><text:span text:style-name="T477">ing</text:span><text:span text:style-name="T474"> for a zero remainder after dividing by a</text:span><text:span text:style-name="T490"> </text:span><text:span text:style-name="T474">constant </text:span><text:span text:style-name="T472">[</text:span><text:span text:style-name="T490">3</text:span><text:span text:style-name="T472">], </text:span><text:span text:style-name="T490">and </text:span><text:span text:style-name="T483">integer division [</text:span><text:span text:style-name="T490">4</text:span><text:span text:style-name="T483">].</text:span></text:p>
      <text:p text:style-name="P38"/>
      <text:p text:style-name="P40"><text:span text:style-name="T646">T</text:span>he inverse c<text:span text:style-name="T723">an</text:span> be calculated in <text:span text:style-name="T645">at least</text:span> <text:span text:style-name="T640">three </text:span>different ways. <text:s/>The <text:span text:style-name="T645">first and most well</text:span> known method is the <text:a xlink:type="simple" xlink:href="https://en.wikipedia.org/wiki/Extended_Euclidean_algorithm" text:style-name="Internet_20_link" text:visited-style-name="Visited_20_Internet_20_Link"><text:span text:style-name="T641">extended Euclidean algorithm</text:span></text:a><text:span text:style-name="T641"> </text:span>[5]. <text:s/>The second method is inspired by Newton’s method for approximating a reciprocal [6], <text:span text:style-name="T745">and we follow a convention of simply calling</text:span> <text:span text:style-name="T745">it </text:span>“Newton’s method”<text:span text:style-name="T724"><text:note text:id="ftn1" text:note-class="footnote"><text:note-citation>1</text:note-citation><text:note-body><text:p text:style-name="P192">More accurately it is Newton’s method over p-adic numbers, or a use of Hensel lifting.</text:p></text:note-body></text:note></text:span><text:span text:style-name="T724"> </text:span>[10]<text:span text:style-name="T724">. <text:s/>The third method was discovered by Dumas [7], and is expanded upon in this paper for implementation on a computer.</text:span></text:p>
      <text:p text:style-name="P39"/>
      <text:p text:style-name="P52"><text:span text:style-name="T751">For background, calculating the inverse via </text:span>Newton’s method <text:span text:style-name="T744">is almost always more efficient on a computer than</text:span> <text:span text:style-name="T756">via </text:span>the extended Euclidean algorithm. <text:s/><text:span text:style-name="T752">Given the modulus 2</text:span><text:span text:style-name="T526">w</text:span>, Newton’s <text:soft-page-break/>method has order of complexity <text:span text:style-name="T585">O</text:span><text:span text:style-name="T658">(log </text:span><text:span text:style-name="T584">w</text:span><text:span text:style-name="T658">), </text:span><text:span text:style-name="T664">as </text:span><text:span text:style-name="T647">compared to </text:span><text:span text:style-name="T585">O</text:span><text:span text:style-name="T658">(</text:span><text:span text:style-name="T584">w</text:span><text:span text:style-name="T658">) </text:span><text:span text:style-name="T647">for </text:span><text:span text:style-name="T663">the </text:span><text:span text:style-name="T647">extended Euclidean. <text:s/></text:span><text:span text:style-name="T659">Newton’s method </text:span><text:span text:style-name="T670">also</text:span><text:span text:style-name="T647"> </text:span><text:span text:style-name="T659">has a </text:span><text:span text:style-name="T662">better</text:span><text:span text:style-name="T659"> constant factor in its expected running time </text:span><text:span text:style-name="T665">due to the fact </text:span><text:span text:style-name="T666">that </text:span><text:span text:style-name="T665">it</text:span><text:span text:style-name="T659"> </text:span><text:span text:style-name="T666">uses</text:span><text:span text:style-name="T659"> no divisions</text:span><text:span text:style-name="T647">. <text:s/></text:span><text:span text:style-name="T648">Granlund and Montgomery [9] first mentioned </text:span><text:span text:style-name="T660">Newton’s method for the integer inverse</text:span><text:span text:style-name="T649">,</text:span><text:span text:style-name="T648"> Warren [10] provide</text:span><text:span text:style-name="T649">d</text:span><text:span text:style-name="T648"> an easy to follow algorithm and proof for it, and academic papers [7][11][12] and blog entries [8][13][14] further explore</text:span><text:span text:style-name="T649">d</text:span><text:span text:style-name="T648"> i</text:span><text:span text:style-name="T661">t</text:span><text:span text:style-name="T648">.</text:span></text:p>
      <text:p text:style-name="P64"/>
      <text:p text:style-name="P133"><text:span text:style-name="T102">Given the modulus 2</text:span><text:span text:style-name="T526">w</text:span><text:span text:style-name="T108">, </text:span><text:span text:style-name="T106">D</text:span><text:span text:style-name="T105">umas’ </text:span><text:span text:style-name="T157">A</text:span><text:span text:style-name="T105">lgorithm </text:span><text:span text:style-name="T157">3 [7] </text:span><text:span text:style-name="T144">has </text:span><text:span text:style-name="T151">nearly</text:span><text:span text:style-name="T107"> the same number </text:span><text:span text:style-name="T105">and type </text:span><text:span text:style-name="T107">of </text:span><text:span text:style-name="T109">o</text:span><text:span text:style-name="T107">peration</text:span><text:span text:style-name="T109">s as Newton’s method. <text:s/></text:span><text:span text:style-name="T147">In practice </text:span><text:span text:style-name="T155">however</text:span><text:span text:style-name="T144">, Dumas’ algorithm</text:span><text:span text:style-name="T105"> </text:span><text:span text:style-name="T173">can complete faster</text:span><text:span text:style-name="T105"> </text:span><text:span text:style-name="T145">on</text:span><text:span text:style-name="T105"> modern CPU</text:span><text:span text:style-name="T167">s</text:span><text:span text:style-name="T105"> </text:span><text:span text:style-name="T78">because </text:span><text:span text:style-name="T103">a</text:span><text:span text:style-name="T145"> CPU</text:span><text:span text:style-name="T105"> can </text:span><text:span text:style-name="T159">exploit</text:span><text:span text:style-name="T105"> instruction level parallelism when executing it </text:span><text:span text:style-name="T146">[8]. <text:s/></text:span><text:span text:style-name="T160">Section 6 </text:span><text:span text:style-name="T172">shows </text:span><text:span text:style-name="T173">its </text:span><text:span text:style-name="T149">i</text:span><text:span text:style-name="T172">mproved latency compared to</text:span><text:span text:style-name="T105"> Newton’s method. <text:s/></text:span><text:span text:style-name="T148">Th</text:span><text:span text:style-name="T150">e algorithm in this paper </text:span><text:span text:style-name="T160">further improves</text:span><text:span text:style-name="T148"> Dumas’ </text:span><text:span text:style-name="T160">algorithm </text:span><text:span text:style-name="T171">for use on a computer</text:span><text:span text:style-name="T152">.</text:span></text:p>
      <text:p text:style-name="P54"/>
      <text:h text:style-name="Heading_20_1" text:outline-level="1"><text:span text:style-name="T627">2 <text:s text:c="3"/>Computing t</text:span>he <text:span text:style-name="T753">Multiplicative Inverse</text:span></text:h>
      <text:p text:style-name="P89"/>
      <text:p text:style-name="P103">We present a <text:span text:style-name="T756">different derivation of</text:span> Dumas’ <text:span text:style-name="T756">A</text:span>lgorithm <text:span text:style-name="T756">3 that provides improvements to its flexibility</text:span> and efficiency <text:span text:style-name="T756">on a computer.</text:span></text:p>
      <text:p text:style-name="P61"/>
      <text:p text:style-name="P102"><text:span text:style-name="T51">For </text:span><text:span text:style-name="T63">the sake of </text:span><text:span text:style-name="T51">readability, we use </text:span><text:span text:style-name="T99">the expression</text:span><text:span text:style-name="T394"> pow(2, n)</text:span><text:span text:style-name="T51"> to represent </text:span><text:span text:style-name="T63">an</text:span><text:span text:style-name="T51"> integer 2</text:span><text:span text:style-name="T528">n</text:span><text:span text:style-name="T51">. <text:s/>For example,</text:span><text:span text:style-name="T518"> <text:s/></text:span><text:span text:style-name="T394">y </text:span><text:span text:style-name="T523">pow(2, n)</text:span><text:span text:style-name="T518"> <text:s/></text:span><text:span text:style-name="T100">would represent</text:span><text:span text:style-name="T517"> </text:span><text:span text:style-name="T394"><draw:frame draw:style-name="fr2" draw:name="Object14" text:anchor-type="as-char" svg:y="-0.1862in" svg:width="0.2772in" svg:height="0.222in" draw:z-index="13"><draw:object xlink:href="./Object 16" xlink:type="simple" xlink:show="embed" xlink:actuate="onLoad"/><draw:image xlink:href="./ObjectReplacements/Object 16" xlink:type="simple" xlink:show="embed" xlink:actuate="onLoad"/><svg:desc>formula</svg:desc></draw:frame></text:span><text:span text:style-name="T51">.</text:span></text:p>
      <text:p text:style-name="P101"/>
      <text:p text:style-name="P100"><text:span text:style-name="T9">Let </text:span><text:span text:style-name="T432">a</text:span><text:span text:style-name="T9"> be </text:span><text:span text:style-name="T2">an odd integer </text:span><text:span text:style-name="T9">for which </text:span><text:span text:style-name="T10">we</text:span><text:span text:style-name="T9"> w</text:span><text:span text:style-name="T70">ish</text:span><text:span text:style-name="T9"> to find the </text:span><text:span text:style-name="T103">multiplicative </text:span><text:span text:style-name="T9">inverse</text:span><text:span text:style-name="T16"> </text:span><text:span text:style-name="T12">(</text:span><text:span text:style-name="T16">mod 2</text:span><text:span text:style-name="T525">w</text:span><text:span text:style-name="T12">)</text:span><text:span text:style-name="T9">.</text:span></text:p>
      <text:p text:style-name="P96"><text:span text:style-name="T9">Let</text:span><text:span text:style-name="T2"> </text:span><text:span text:style-name="T415">w</text:span><text:span text:style-name="T175"> </text:span><text:span text:style-name="T176">be</text:span><text:span text:style-name="T177"> a po</text:span><text:span text:style-name="T178">sitive integer</text:span><text:span text:style-name="T229">. <text:s/></text:span><text:span text:style-name="T186">I</text:span><text:span text:style-name="T179">n practice </text:span><text:span text:style-name="T180">we</text:span><text:span text:style-name="T229"> </text:span><text:span text:style-name="T181">set</text:span><text:span text:style-name="T179"> </text:span><text:span text:style-name="T398">w</text:span><text:span text:style-name="T182"> </text:span><text:span text:style-name="T181">to</text:span><text:span text:style-name="T175"> </text:span><text:span text:style-name="T174">the</text:span><text:span text:style-name="T2"> bit width of the </text:span><text:span text:style-name="T4">arithmetic</text:span><text:span text:style-name="T2"> </text:span><text:span text:style-name="T10">we</text:span><text:span text:style-name="T3"> </text:span><text:span text:style-name="T53">will </text:span><text:span text:style-name="T3">us</text:span><text:span text:style-name="T48">e</text:span><text:span text:style-name="T5"> </text:span><text:span text:style-name="T6">on </text:span><text:span text:style-name="T46">a</text:span><text:span text:style-name="T6"> </text:span><text:span text:style-name="T4">computer; </text:span><text:span text:style-name="T48">m</text:span><text:span text:style-name="T47">ost commonly </text:span><text:span text:style-name="T387">w</text:span><text:span text:style-name="T47"> </text:span><text:span text:style-name="T64">is</text:span><text:span text:style-name="T47"> 32 or 64, </text:span><text:span text:style-name="T53">for</text:span><text:span text:style-name="T47"> a 32 bit or 64 bit computer architecture.</text:span></text:p>
      <text:p text:style-name="P99"><text:span text:style-name="T9">Let</text:span><text:span text:style-name="T2"> </text:span><text:span text:style-name="T419">k</text:span><text:span text:style-name="T175"> </text:span><text:span text:style-name="T176">be</text:span><text:span text:style-name="T177"> a</text:span><text:span text:style-name="T230"> </text:span><text:span text:style-name="T177">po</text:span><text:span text:style-name="T178">sitive integer </text:span><text:span text:style-name="T184">such that </text:span><text:span text:style-name="T407">k</text:span><text:span text:style-name="T184"> divides </text:span><text:span text:style-name="T399">w,</text:span><text:span text:style-name="T184"> and </text:span><text:span text:style-name="T207">such that</text:span><text:span text:style-name="T184"> (</text:span><text:span text:style-name="T399">w</text:span><text:span text:style-name="T184">/</text:span><text:span text:style-name="T407">k</text:span><text:span text:style-name="T184">)</text:span><text:span text:style-name="T399"> </text:span><text:span text:style-name="T184">is a power of 2. <text:s/></text:span><text:span text:style-name="T230">We usually wish to use </text:span><text:span text:style-name="T412">k</text:span><text:span text:style-name="T230">&lt;=5 </text:span><text:span text:style-name="T231">(in order to use simple direct formulas from section 5)</text:span><text:span text:style-name="T230">, so if a </text:span><text:span text:style-name="T412">k</text:span><text:span text:style-name="T230"> in that range does not exist, increase </text:span><text:span text:style-name="T412">w</text:span><text:span text:style-name="T230"> by the minimal amount needed to obtain a </text:span><text:span text:style-name="T231">satisfactory</text:span><text:span text:style-name="T230"> </text:span><text:span text:style-name="T412">k</text:span><text:span text:style-name="T230">;</text:span><text:span text:style-name="T229"> th</text:span><text:span text:style-name="T231">e</text:span><text:span text:style-name="T229"> algorithm’s result will suffice for your </text:span><text:span text:style-name="T230">original</text:span><text:span text:style-name="T229"> value of </text:span><text:span text:style-name="T411">w</text:span><text:span text:style-name="T229">. <text:s/></text:span><text:span text:style-name="T184"><text:s/></text:span><text:span text:style-name="T185">Common choices for </text:span><text:span text:style-name="T407">k</text:span><text:span text:style-name="T185"> would be 1, 2, or 4. <text:s/></text:span><text:span text:style-name="T209">We can note in advance that d</text:span><text:span text:style-name="T199">oubling </text:span><text:span text:style-name="T208">the size of</text:span><text:span text:style-name="T199"> </text:span><text:span text:style-name="T407">k</text:span><text:span text:style-name="T199"> </text:span><text:span text:style-name="T200">decreases</text:span><text:span text:style-name="T199"> the number of iterations </text:span><text:span text:style-name="T200">required by </text:span><text:span text:style-name="T207">the</text:span><text:span text:style-name="T199"> </text:span><text:span text:style-name="T226">upcoming </text:span><text:span text:style-name="T199">recurrence </text:span><text:span text:style-name="T199"><text:sequence-ref text:reference-format="text" text:ref-name="refText3">(4)</text:sequence-ref></text:span><text:span text:style-name="T199"><text:s/>by 1.</text:span></text:p>
      <text:p text:style-name="P78"/>
      <text:p text:style-name="P105"><text:span text:style-name="T215">S</text:span><text:span text:style-name="T174">et </text:span><text:span text:style-name="T414">x</text:span><text:span text:style-name="T551">0</text:span><text:span text:style-name="T174"> </text:span><text:span text:style-name="T215">to</text:span><text:span text:style-name="T174"> </text:span><text:span text:style-name="T189">an</text:span><text:span text:style-name="T215">y</text:span><text:span text:style-name="T174"> integer that </text:span><text:span text:style-name="T215">satisfies</text:span></text:p>
      <table:table table:name="Table4" table:style-name="Table4">
        <table:table-column table:style-name="Table4.A"/>
        <table:table-column table:style-name="Table4.B"/>
        <table:table-header-rows>
          <table:table-row>
            <table:table-cell table:style-name="Table4.A1" office:value-type="string">
              <text:p text:style-name="P148"><draw:frame draw:style-name="fr1" draw:name="Object8" text:anchor-type="as-char" svg:y="-0.172in" svg:width="1.1591in" svg:height="0.2327in" draw:z-index="14"><draw:object xlink:href="./Object 36" xlink:type="simple" xlink:show="embed" xlink:actuate="onLoad"/><draw:image xlink:href="./ObjectReplacements/Object 36" xlink:type="simple" xlink:show="embed" xlink:actuate="onLoad"/><svg:desc>formula</svg:desc></draw:frame></text:p>
            </table:table-cell>
            <table:table-cell table:style-name="Table4.A1" office:value-type="string">
              <text:p text:style-name="P167">(<text:sequence text:ref-name="refText1" text:name="Text" text:formula="ooow:Text+1" style:num-format="1">2</text:sequence>)</text:p>
            </table:table-cell>
          </table:table-row>
        </table:table-header-rows>
      </table:table>
      <text:p text:style-name="P104"><text:span text:style-name="T186">S</text:span><text:span text:style-name="T223">e</text:span><text:span text:style-name="T186">ction </text:span><text:span text:style-name="T198">5</text:span><text:span text:style-name="T186"> </text:span><text:span text:style-name="T223">lists</text:span><text:span text:style-name="T188"> formulas </text:span><text:span text:style-name="T216">for</text:span><text:span text:style-name="T188"> </text:span><text:span text:style-name="T401">x</text:span><text:span text:style-name="T549">0</text:span><text:span text:style-name="T277"> </text:span><text:span text:style-name="T223">for</text:span><text:span text:style-name="T217"> values of</text:span><text:span text:style-name="T186"> </text:span><text:span text:style-name="T408">k</text:span><text:span text:style-name="T223">=</text:span><text:span text:style-name="T222">1, </text:span><text:span text:style-name="T223">2, or</text:span><text:span text:style-name="T222"> 4</text:span><text:span text:style-name="T188">. <text:s/></text:span><text:span text:style-name="T186">For example, if we are using</text:span><text:span text:style-name="T187"> </text:span><text:span text:style-name="T408">k</text:span><text:span text:style-name="T187">=1, </text:span><text:span text:style-name="T223">then</text:span><text:span text:style-name="T187"> </text:span><text:span text:style-name="T400">x</text:span><text:span text:style-name="T548">0</text:span><text:span text:style-name="T187">=1</text:span><text:span text:style-name="T213"> satisf</text:span><text:span text:style-name="T223">ies</text:span><text:span text:style-name="T187"> </text:span><text:span text:style-name="T187"><text:sequence-ref text:reference-format="text" text:ref-name="refText1">(2)</text:sequence-ref></text:span><text:span text:style-name="T174">.</text:span></text:p>
      <text:p text:style-name="P79"/>
      <text:p text:style-name="P106"><text:span text:style-name="T174">Set</text:span><text:span text:style-name="T214"> </text:span><text:span text:style-name="T416">y</text:span><text:span text:style-name="T214"> </text:span><text:span text:style-name="T215">to any integer that satisfies</text:span></text:p>
      <table:table table:name="Table5" table:style-name="Table5">
        <table:table-column table:style-name="Table5.A"/>
        <table:table-column table:style-name="Table5.B"/>
        <table:table-header-rows>
          <table:table-row>
            <table:table-cell table:style-name="Table5.A1" office:value-type="string">
              <text:p text:style-name="P148"><draw:frame draw:style-name="fr1" draw:name="Object6" text:anchor-type="as-char" svg:y="-0.172in" svg:width="1.4236in" svg:height="0.2327in" draw:z-index="15"><draw:object xlink:href="./Object 34" xlink:type="simple" xlink:show="embed" xlink:actuate="onLoad"/><draw:image xlink:href="./ObjectReplacements/Object 34" xlink:type="simple" xlink:show="embed" xlink:actuate="onLoad"/><svg:desc>formula</svg:desc></draw:frame></text:p>
            </table:table-cell>
            <table:table-cell table:style-name="Table5.A1" office:value-type="string">
              <text:p text:style-name="P167">(<text:sequence text:ref-name="refText2" text:name="Text" text:formula="ooow:Text+1" style:num-format="1">3</text:sequence>)</text:p>
            </table:table-cell>
          </table:table-row>
        </table:table-header-rows>
      </table:table>
      <text:p text:style-name="P60"/>
      <text:p text:style-name="P111"><text:span text:style-name="T19">Define the </text:span><text:span text:style-name="T20">discrete </text:span><text:span text:style-name="T19">recurrence relation</text:span></text:p>
      <table:table table:name="Table60" table:style-name="Table60">
        <table:table-column table:style-name="Table60.A"/>
        <table:table-column table:style-name="Table60.B"/>
        <table:table-header-rows>
          <table:table-row>
            <table:table-cell table:style-name="Table60.A1" office:value-type="string">
              <text:p text:style-name="P147"><draw:frame draw:style-name="fr1" draw:name="Object75" text:anchor-type="as-char" svg:y="-0.1744in" svg:width="2.1311in" svg:height="0.2346in" draw:z-index="1"><draw:object xlink:href="./Object 5" xlink:type="simple" xlink:show="embed" xlink:actuate="onLoad"/><draw:image xlink:href="./ObjectReplacements/Object 5" xlink:type="simple" xlink:show="embed" xlink:actuate="onLoad"/><svg:desc>formula</svg:desc></draw:frame></text:p>
            </table:table-cell>
            <table:table-cell table:style-name="Table60.A1" office:value-type="string">
              <text:p text:style-name="P166">(<text:sequence text:ref-name="refText3" text:name="Text" text:formula="ooow:Text+1" style:num-format="1">4</text:sequence>)</text:p>
            </table:table-cell>
          </table:table-row>
        </table:table-header-rows>
      </table:table>
      <text:p text:style-name="P73"/>
      <text:p text:style-name="P116"><text:soft-page-break/><text:span text:style-name="T308">S</text:span><text:span text:style-name="T280">et </text:span><text:span text:style-name="T433">p</text:span><text:span text:style-name="T336"> to the integer</text:span></text:p>
      <table:table table:name="Table84" table:style-name="Table84">
        <table:table-column table:style-name="Table84.A"/>
        <table:table-column table:style-name="Table84.B"/>
        <table:table-header-rows>
          <table:table-row>
            <table:table-cell table:style-name="Table84.A1" office:value-type="string">
              <text:p text:style-name="P147"><draw:frame draw:style-name="fr1" draw:name="Object101" text:anchor-type="as-char" svg:y="-0.152in" svg:width="1.0161in" svg:height="0.2134in" draw:z-index="2"><draw:object xlink:href="./Object 7" xlink:type="simple" xlink:show="embed" xlink:actuate="onLoad"/><draw:image xlink:href="./ObjectReplacements/Object 7" xlink:type="simple" xlink:show="embed" xlink:actuate="onLoad"/><svg:desc>formula</svg:desc></draw:frame></text:p>
            </table:table-cell>
            <table:table-cell table:style-name="Table84.A1" office:value-type="string">
              <text:p text:style-name="P166">(<text:sequence text:ref-name="refText4" text:name="Text" text:formula="ooow:Text+1" style:num-format="1">5</text:sequence>)</text:p>
            </table:table-cell>
          </table:table-row>
        </table:table-header-rows>
      </table:table>
      <text:p text:style-name="P134"><text:span text:style-name="T350">And p</text:span><text:span text:style-name="T307">erform </text:span><text:span text:style-name="T500">p</text:span><text:span text:style-name="T307"> iterations of r</text:span><text:span text:style-name="T301">ecurrence </text:span><text:span text:style-name="T302">relation </text:span><text:span text:style-name="T302"><text:sequence-ref text:reference-format="text" text:ref-name="refText3">(4)</text:sequence-ref></text:span><text:span text:style-name="T302">.</text:span></text:p>
      <text:p text:style-name="P134"><text:span text:style-name="T337">The resulting </text:span><text:span text:style-name="T512">x</text:span><text:span text:style-name="T557">p</text:span><text:span text:style-name="T282"> </text:span><text:span text:style-name="T344">is</text:span><text:span text:style-name="T303"> </text:span><text:span text:style-name="T307">the</text:span><text:span text:style-name="T303"> desired </text:span><text:span text:style-name="T362">integer </text:span><text:span text:style-name="T303">inverse </text:span><text:span text:style-name="T310">of</text:span><text:span text:style-name="T303"> </text:span><text:span text:style-name="T513">a</text:span><text:span text:style-name="T303">, </text:span><text:span text:style-name="T304">satisfying</text:span></text:p>
      <table:table table:name="Table62" table:style-name="Table62">
        <table:table-column table:style-name="Table62.A"/>
        <table:table-column table:style-name="Table62.B"/>
        <table:table-header-rows>
          <table:table-row>
            <table:table-cell table:style-name="Table62.A1" office:value-type="string">
              <text:p text:style-name="P147"><draw:frame draw:style-name="fr1" draw:name="Object77" text:anchor-type="as-char" svg:y="-0.172in" svg:width="1.1898in" svg:height="0.2327in" draw:z-index="3"><draw:object xlink:href="./Object 8" xlink:type="simple" xlink:show="embed" xlink:actuate="onLoad"/><draw:image xlink:href="./ObjectReplacements/Object 8" xlink:type="simple" xlink:show="embed" xlink:actuate="onLoad"/><svg:desc>formula</svg:desc></draw:frame></text:p>
            </table:table-cell>
            <table:table-cell table:style-name="Table62.A1" office:value-type="string">
              <text:p text:style-name="P166"><text:s/>(<text:sequence text:ref-name="refText5" text:name="Text" text:formula="ooow:Text+1" style:num-format="1">6</text:sequence>)</text:p>
            </table:table-cell>
          </table:table-row>
        </table:table-header-rows>
      </table:table>
      <text:p text:style-name="P55"/>
      <text:p text:style-name="P117"><text:span text:style-name="T49">T</text:span><text:span text:style-name="T34">he following</text:span><text:span text:style-name="T35"> C </text:span><text:span text:style-name="T36">function</text:span><text:span text:style-name="T35"> implements the algorithm, using </text:span><text:span text:style-name="T385">w</text:span><text:span text:style-name="T35">=</text:span><text:span text:style-name="T71">64</text:span><text:span text:style-name="T35">, </text:span><text:span text:style-name="T391">k</text:span><text:span text:style-name="T35">=</text:span><text:span text:style-name="T49">4</text:span><text:span text:style-name="T35">, and thus </text:span><text:span text:style-name="T385">p</text:span><text:span text:style-name="T35">=</text:span><text:span text:style-name="T71">4</text:span><text:span text:style-name="T35">:</text:span></text:p>
      <text:p text:style-name="P50"/>
      <text:list xml:id="list4192590194" text:style-name="L1">
        <text:list-item>
          <text:p text:style-name="P193"><text:span text:style-name="T280"><text:s/>uint</text:span><text:span text:style-name="T342">64</text:span><text:span text:style-name="T280">_t </text:span><text:span text:style-name="T297">integer</text:span><text:span text:style-name="T280">_inv</text:span><text:span text:style-name="T297">erse</text:span><text:span text:style-name="T280">(uint</text:span><text:span text:style-name="T342">64</text:span><text:span text:style-name="T280">_t </text:span><text:span text:style-name="T339">a</text:span><text:span text:style-name="T280">)</text:span></text:p>
        </text:list-item>
        <text:list-item>
          <text:p text:style-name="P200"><text:s/>{</text:p>
        </text:list-item>
        <text:list-item>
          <text:p text:style-name="P204"><text:s text:c="4"/>assert(<text:span text:style-name="T740">a</text:span>%2 == 1);</text:p>
        </text:list-item>
        <text:list-item>
          <text:p text:style-name="P196"><text:span text:style-name="T280"><text:s text:c="4"/>uint</text:span><text:span text:style-name="T328">64</text:span><text:span text:style-name="T280">_t x0 = </text:span><text:span text:style-name="T298">(3*</text:span><text:span text:style-name="T339">a</text:span><text:span text:style-name="T298">)^2; <text:s text:c="5"/>// </text:span><text:span text:style-name="T308">See section </text:span><text:span text:style-name="T327">5, </text:span><text:span text:style-name="T308">formula </text:span><text:span text:style-name="T327">3.</text:span></text:p>
        </text:list-item>
        <text:list-item>
          <text:p text:style-name="P196"><text:span text:style-name="T308"><text:s text:c="4"/></text:span><text:span text:style-name="T280">uint</text:span><text:span text:style-name="T328">64</text:span><text:span text:style-name="T309">_t y = 1 - </text:span><text:span text:style-name="T339">a</text:span><text:span text:style-name="T309">*x0;</text:span></text:p>
        </text:list-item>
        <text:list-item>
          <text:p text:style-name="P196"><text:span text:style-name="T300"><text:s text:c="4"/></text:span><text:span text:style-name="T280">uint</text:span><text:span text:style-name="T328">64</text:span><text:span text:style-name="T300">_t x</text:span><text:span text:style-name="T299">1 = x0*(</text:span><text:span text:style-name="T331">1 + y</text:span><text:span text:style-name="T299">);</text:span></text:p>
        </text:list-item>
        <text:list-item>
          <text:p text:style-name="P197"><text:span text:style-name="T299"><text:s text:c="4"/></text:span><text:span text:style-name="T309">y *= y;</text:span></text:p>
        </text:list-item>
        <text:list-item>
          <text:p text:style-name="P196"><text:span text:style-name="T309"><text:s text:c="4"/></text:span><text:span text:style-name="T280">uint</text:span><text:span text:style-name="T328">64</text:span><text:span text:style-name="T300">_t x</text:span><text:span text:style-name="T299">2 = x1*(</text:span><text:span text:style-name="T331">1 + y</text:span><text:span text:style-name="T299">);</text:span></text:p>
        </text:list-item>
        <text:list-item>
          <text:p text:style-name="P208"><text:s text:c="4"/>y *= y;</text:p>
        </text:list-item>
        <text:list-item>
          <text:p text:style-name="P196"><text:span text:style-name="T300"><text:s text:c="2"/></text:span><text:span text:style-name="T280">uint</text:span><text:span text:style-name="T328">64</text:span><text:span text:style-name="T300">_t x</text:span><text:span text:style-name="T299">3 = x2*(</text:span><text:span text:style-name="T331">1 + y</text:span><text:span text:style-name="T299">);</text:span></text:p>
        </text:list-item>
        <text:list-item>
          <text:p text:style-name="P209"><text:s text:c="2"/><text:span text:style-name="T642">y *= y;</text:span></text:p>
        </text:list-item>
        <text:list-item>
          <text:p text:style-name="P196"><text:span text:style-name="T300"><text:s text:c="2"/>uint</text:span><text:span text:style-name="T328">64</text:span><text:span text:style-name="T300">_t x</text:span><text:span text:style-name="T329">4</text:span><text:span text:style-name="T299"> = x</text:span><text:span text:style-name="T330">3</text:span><text:span text:style-name="T299">*(</text:span><text:span text:style-name="T331">1 + y</text:span><text:span text:style-name="T299">);</text:span></text:p>
        </text:list-item>
        <text:list-item>
          <text:p text:style-name="P209"><text:s text:c="2"/>return x<text:span text:style-name="T726">4</text:span>;</text:p>
        </text:list-item>
        <text:list-item>
          <text:p text:style-name="P201">}</text:p>
        </text:list-item>
      </text:list>
      <text:p text:style-name="P3"/>
      <text:p text:style-name="P83">Figure 1: C code for the <text:span text:style-name="T743">64</text:span> bit integer inverse.</text:p>
      <text:p text:style-name="P69"/>
      <text:p text:style-name="P107"><text:span text:style-name="T281">N</text:span><text:span text:style-name="T280">ot</text:span><text:span text:style-name="T311">e that a</text:span><text:span text:style-name="T41">ny </text:span><text:span text:style-name="T59">unsigned </text:span><text:span text:style-name="T50">computer </text:span><text:span text:style-name="T41">arithmetic instruction </text:span><text:span text:style-name="T81">that has</text:span><text:span text:style-name="T41"> bit width </text:span><text:span text:style-name="T386">w</text:span><text:span text:style-name="T41"> </text:span><text:span text:style-name="T50">automatically gets </text:span><text:span text:style-name="T22">performed modulo 2</text:span><text:span text:style-name="T522">w</text:span><text:span text:style-name="T41">.</text:span><text:span text:style-name="T4"> <text:s/></text:span><text:span text:style-name="T84">This is reflected </text:span><text:span text:style-name="T33">i</text:span><text:span text:style-name="T23">n</text:span><text:span text:style-name="T21"> C and C++;</text:span><text:span text:style-name="T84"> </text:span><text:span text:style-name="T58">the </text:span><text:span text:style-name="T21">data types</text:span><text:span text:style-name="T24"> </text:span><text:span text:style-name="T21">uint32_t </text:span><text:span text:style-name="T54">and </text:span><text:span text:style-name="T21">uint64_t</text:span><text:span text:style-name="T54"> respectively </text:span><text:span text:style-name="T58">ensure</text:span><text:span text:style-name="T54"> arithmetic modulo 2</text:span><text:span text:style-name="T531">32</text:span><text:span text:style-name="T54"> and 2</text:span><text:span text:style-name="T531">64</text:span><text:span text:style-name="T54">.</text:span></text:p>
      <text:p text:style-name="P56"/>
      <text:h text:style-name="P185" text:outline-level="1"><text:span text:style-name="T368">3</text:span><text:span text:style-name="T369"> <text:s text:c="3"/></text:span><text:span text:style-name="T368">Proof</text:span></text:h>
      <text:p text:style-name="P135"/>
      <text:p text:style-name="P108"><text:span text:style-name="T598">R</text:span><text:span text:style-name="T590">earrang</text:span><text:span text:style-name="T603">ing</text:span><text:span text:style-name="T588"> </text:span><text:span text:style-name="T588"><text:sequence-ref text:reference-format="text" text:ref-name="refText2">(3)</text:sequence-ref></text:span><text:span text:style-name="T588">,</text:span></text:p>
      <table:table table:name="Table3" table:style-name="Table3">
        <table:table-column table:style-name="Table3.A"/>
        <table:table-column table:style-name="Table3.B"/>
        <table:table-header-rows>
          <table:table-row>
            <table:table-cell table:style-name="Table3.A1" office:value-type="string">
              <text:p text:style-name="P159"><draw:frame draw:style-name="fr1" draw:name="Object38" text:anchor-type="as-char" svg:y="-0.1744in" svg:width="2.4555in" svg:height="0.2346in" draw:z-index="16"><draw:object xlink:href="./Object 22" xlink:type="simple" xlink:show="embed" xlink:actuate="onLoad"/><draw:image xlink:href="./ObjectReplacements/Object 22" xlink:type="simple" xlink:show="embed" xlink:actuate="onLoad"/><svg:desc>formula</svg:desc></draw:frame></text:p>
            </table:table-cell>
            <table:table-cell table:style-name="Table3.A1" office:value-type="string">
              <text:p text:style-name="P178">(<text:sequence text:ref-name="refText6" text:name="Text" text:formula="ooow:Text+1" style:num-format="1">7</text:sequence>)</text:p>
            </table:table-cell>
          </table:table-row>
        </table:table-header-rows>
      </table:table>
      <text:p text:style-name="P130"><text:span text:style-name="T588">Assume </text:span><text:span text:style-name="T602">for an arbitrary value of integer</text:span><text:span text:style-name="T588"> </text:span><text:span text:style-name="T559">n</text:span><text:span text:style-name="T588"> that</text:span></text:p>
      <table:table table:name="Table36" table:style-name="Table36">
        <table:table-column table:style-name="Table36.A"/>
        <table:table-column table:style-name="Table36.B"/>
        <table:table-header-rows>
          <table:table-row>
            <table:table-cell table:style-name="Table36.A1" office:value-type="string">
              <text:p text:style-name="P159"><draw:frame draw:style-name="fr1" draw:name="Object19" text:anchor-type="as-char" svg:y="-0.1744in" svg:width="1.8563in" svg:height="0.2346in" draw:z-index="17"><draw:object xlink:href="./Object 24" xlink:type="simple" xlink:show="embed" xlink:actuate="onLoad"/><draw:image xlink:href="./ObjectReplacements/Object 24" xlink:type="simple" xlink:show="embed" xlink:actuate="onLoad"/><svg:desc>formula</svg:desc></draw:frame></text:p>
            </table:table-cell>
            <table:table-cell table:style-name="Table36.A1" office:value-type="string">
              <text:p text:style-name="P178">(<text:sequence text:ref-name="refText7" text:name="Text" text:formula="ooow:Text+1" style:num-format="1">8</text:sequence>)</text:p>
            </table:table-cell>
          </table:table-row>
        </table:table-header-rows>
      </table:table>
      <text:p text:style-name="P110"><text:span text:style-name="T599">Multiply both sides of</text:span><text:span text:style-name="T588"> </text:span><text:span text:style-name="T588"><text:sequence-ref text:reference-format="text" text:ref-name="refText3">(4)</text:sequence-ref></text:span><text:span text:style-name="T588"><text:s/></text:span><text:span text:style-name="T599">by </text:span><text:span text:style-name="T562">a</text:span><text:span text:style-name="T604">.</text:span></text:p>
      <table:table table:name="Table20" table:style-name="Table20">
        <table:table-column table:style-name="Table20.A"/>
        <table:table-column table:style-name="Table20.B"/>
        <table:table-header-rows>
          <table:table-row>
            <table:table-cell table:style-name="Table20.A1" office:value-type="string">
              <text:p text:style-name="P149"><draw:frame draw:style-name="fr1" draw:name="Object21" text:anchor-type="as-char" svg:y="-0.1744in" svg:width="2.3008in" svg:height="0.2346in" draw:z-index="18"><draw:object xlink:href="./Object 39" xlink:type="simple" xlink:show="embed" xlink:actuate="onLoad"/><draw:image xlink:href="./ObjectReplacements/Object 39" xlink:type="simple" xlink:show="embed" xlink:actuate="onLoad"/><svg:desc>formula</svg:desc></draw:frame></text:p>
            </table:table-cell>
            <table:table-cell table:style-name="Table20.A1" office:value-type="string">
              <text:p text:style-name="P168">(<text:sequence text:ref-name="refText8" text:name="Text" text:formula="ooow:Text+1" style:num-format="1">9</text:sequence>)</text:p>
            </table:table-cell>
          </table:table-row>
        </table:table-header-rows>
      </table:table>
      <text:p text:style-name="P112"><text:span text:style-name="T739">Substitute</text:span> <text:span text:style-name="T280"><text:sequence-ref text:reference-format="text" text:ref-name="refText7">(8)</text:sequence-ref></text:span><text:span text:style-name="T280"><text:s/></text:span><text:span text:style-name="T338">for </text:span><text:span text:style-name="T339">a</text:span><text:span text:style-name="T425">x</text:span><text:span text:style-name="T545">n </text:span><text:span text:style-name="T338">.</text:span></text:p>
      <table:table table:name="Table22" table:style-name="Table22">
        <table:table-column table:style-name="Table22.A"/>
        <table:table-column table:style-name="Table22.B"/>
        <table:table-header-rows>
          <table:table-row>
            <table:table-cell table:style-name="Table22.A1" office:value-type="string">
              <text:p text:style-name="P150"><draw:frame draw:style-name="fr1" draw:name="Object24" text:anchor-type="as-char" svg:y="-0.1744in" svg:width="4.0728in" svg:height="0.2346in" draw:z-index="19"><draw:object xlink:href="./Object 42" xlink:type="simple" xlink:show="embed" xlink:actuate="onLoad"/><draw:image xlink:href="./ObjectReplacements/Object 42" xlink:type="simple" xlink:show="embed" xlink:actuate="onLoad"/><svg:desc>formula</svg:desc></draw:frame></text:p>
            </table:table-cell>
            <table:table-cell table:style-name="Table22.A1" office:value-type="string">
              <text:p text:style-name="P169">(<text:sequence text:ref-name="refText9" text:name="Text" text:formula="ooow:Text+1" style:num-format="1">10</text:sequence>)</text:p>
            </table:table-cell>
          </table:table-row>
        </table:table-header-rows>
      </table:table>
      <text:p text:style-name="P112"><text:span text:style-name="T354">By induction, base case </text:span><text:span text:style-name="T280"><text:sequence-ref text:reference-format="text" text:ref-name="refText6">(7)</text:sequence-ref></text:span><text:span text:style-name="T280"><text:s/></text:span><text:span text:style-name="T354">and steps </text:span><text:span text:style-name="T354"><text:sequence-ref text:reference-format="text" text:ref-name="refText7">(8)</text:sequence-ref></text:span><text:span text:style-name="T354"><text:s/></text:span><text:span text:style-name="T280"><text:sequence-ref text:reference-format="text" text:ref-name="refText9">(10)</text:sequence-ref></text:span><text:span text:style-name="T280"><text:s/></text:span><text:span text:style-name="T335">prove</text:span><text:span text:style-name="T280"> that for all n &gt;= 0,</text:span></text:p>
      <table:table table:name="Table18" table:style-name="Table18">
        <table:table-column table:style-name="Table18.A"/>
        <table:table-column table:style-name="Table18.B"/>
        <table:table-header-rows>
          <table:table-row>
            <table:table-cell table:style-name="Table18.A1" office:value-type="string">
              <text:p text:style-name="P159"><draw:frame draw:style-name="fr1" draw:name="Object20" text:anchor-type="as-char" svg:y="-0.1744in" svg:width="1.8563in" svg:height="0.2346in" draw:z-index="20"><draw:object xlink:href="./Object 25" xlink:type="simple" xlink:show="embed" xlink:actuate="onLoad"/><draw:image xlink:href="./ObjectReplacements/Object 25" xlink:type="simple" xlink:show="embed" xlink:actuate="onLoad"/><svg:desc>formula</svg:desc></draw:frame></text:p>
            </table:table-cell>
            <table:table-cell table:style-name="Table18.A1" office:value-type="string">
              <text:p text:style-name="P178">(<text:sequence text:ref-name="refText10" text:name="Text" text:formula="ooow:Text+1" style:num-format="1">11</text:sequence>)</text:p>
            </table:table-cell>
          </table:table-row>
        </table:table-header-rows>
      </table:table>
      <text:p text:style-name="P114"><text:soft-page-break/><text:span text:style-name="T335">Substitut</text:span><text:span text:style-name="T346">e</text:span><text:span text:style-name="T280"> </text:span><text:span text:style-name="T280"><text:sequence-ref text:reference-format="text" text:ref-name="refText2">(3)</text:sequence-ref></text:span><text:span text:style-name="T280"><text:s/></text:span><text:span text:style-name="T346">for </text:span><text:span text:style-name="T428">y</text:span><text:span text:style-name="T346">.</text:span></text:p>
      <table:table table:name="Table19" table:style-name="Table19">
        <table:table-column table:style-name="Table19.A"/>
        <table:table-column table:style-name="Table19.B"/>
        <table:table-header-rows>
          <table:table-row>
            <table:table-cell table:style-name="Table19.A1" office:value-type="string">
              <text:p text:style-name="P159"><draw:frame draw:style-name="fr1" draw:name="Object26" text:anchor-type="as-char" svg:y="-0.1744in" svg:width="2.3098in" svg:height="0.2346in" draw:z-index="21"><draw:object xlink:href="./Object 26" xlink:type="simple" xlink:show="embed" xlink:actuate="onLoad"/><draw:image xlink:href="./ObjectReplacements/Object 26" xlink:type="simple" xlink:show="embed" xlink:actuate="onLoad"/><svg:desc>formula</svg:desc></draw:frame></text:p>
            </table:table-cell>
            <table:table-cell table:style-name="Table19.A1" office:value-type="string">
              <text:p text:style-name="P178">(<text:sequence text:ref-name="refText11" text:name="Text" text:formula="ooow:Text+1" style:num-format="1">12</text:sequence>)</text:p>
            </table:table-cell>
          </table:table-row>
        </table:table-header-rows>
      </table:table>
      <text:p text:style-name="P109"><text:span text:style-name="T589">B</text:span><text:span text:style-name="T588">y definition of congruence, </text:span><text:span text:style-name="T592">there exists </text:span><text:span text:style-name="T600">an</text:span><text:span text:style-name="T591"> integer </text:span><text:span text:style-name="T565">q</text:span><text:span text:style-name="T591"> such that</text:span><text:span text:style-name="T310"> </text:span><text:span text:style-name="T347">we can restate </text:span><text:span text:style-name="T310"><text:sequence-ref text:reference-format="text" text:ref-name="refText1">(2)</text:sequence-ref></text:span><text:span text:style-name="T310"><text:s/></text:span><text:span text:style-name="T353">as</text:span></text:p>
      <table:table table:name="Table6" table:style-name="Table6">
        <table:table-column table:style-name="Table6.A"/>
        <table:table-column table:style-name="Table6.B"/>
        <table:table-header-rows>
          <table:table-row>
            <table:table-cell table:style-name="Table6.A1" office:value-type="string">
              <text:p text:style-name="P151"><draw:frame draw:style-name="fr1" draw:name="Object7" text:anchor-type="as-char" svg:y="-0.172in" svg:width="0.9043in" svg:height="0.2327in" draw:z-index="23"><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170">(<text:sequence text:ref-name="refText12" text:name="Text" text:formula="ooow:Text+1" style:num-format="1">13</text:sequence>)</text:p>
            </table:table-cell>
          </table:table-row>
        </table:table-header-rows>
      </table:table>
      <text:p text:style-name="P113"><text:span text:style-name="T191">Substitut</text:span><text:span text:style-name="T221">e</text:span><text:span text:style-name="T191"> </text:span><text:span text:style-name="T191"><text:sequence-ref text:reference-format="text" text:ref-name="refText12">(13)</text:sequence-ref></text:span><text:span text:style-name="T191"><text:s/></text:span><text:span text:style-name="T174">into </text:span><text:span text:style-name="T174"><text:sequence-ref text:reference-format="text" text:ref-name="refText11">(12)</text:sequence-ref></text:span><text:span text:style-name="T174">.</text:span></text:p>
      <table:table table:name="Table24" table:style-name="Table24">
        <table:table-column table:style-name="Table24.A"/>
        <table:table-column table:style-name="Table24.B"/>
        <table:table-header-rows>
          <table:table-row>
            <table:table-cell table:style-name="Table24.A1" office:value-type="string">
              <text:p text:style-name="P159"><draw:frame draw:style-name="fr1" draw:name="Object28" text:anchor-type="as-char" svg:y="-0.1744in" svg:width="4.2709in" svg:height="0.2346in" draw:z-index="24"><draw:object xlink:href="./Object 18" xlink:type="simple" xlink:show="embed" xlink:actuate="onLoad"/><draw:image xlink:href="./ObjectReplacements/Object 18" xlink:type="simple" xlink:show="embed" xlink:actuate="onLoad"/><svg:desc>formula</svg:desc></draw:frame></text:p>
            </table:table-cell>
            <table:table-cell table:style-name="Table24.A1" office:value-type="string">
              <text:p text:style-name="P178">(<text:sequence text:ref-name="refText13" text:name="Text" text:formula="ooow:Text+1" style:num-format="1">14</text:sequence>)</text:p>
            </table:table-cell>
          </table:table-row>
        </table:table-header-rows>
      </table:table>
      <text:p text:style-name="P115"><text:span text:style-name="T174">Since </text:span><text:span text:style-name="T174"><text:sequence-ref text:reference-format="text" text:ref-name="refText4">(5)</text:sequence-ref></text:span><text:span text:style-name="T174"><text:s/></text:span><text:span text:style-name="T211">sets <text:s/></text:span><text:span text:style-name="T410">p</text:span><text:span text:style-name="T515"> </text:span><text:span text:style-name="T410">=</text:span><text:span text:style-name="T515"> </text:span><text:span text:style-name="T228">log</text:span><text:span text:style-name="T558">2 </text:span><text:span text:style-name="T228">(</text:span><text:span text:style-name="T410">w</text:span><text:span text:style-name="T515"> </text:span><text:span text:style-name="T228">/</text:span><text:span text:style-name="T516"> </text:span><text:span text:style-name="T410">k</text:span><text:span text:style-name="T228">)</text:span><text:span text:style-name="T516"> </text:span><text:span text:style-name="T228">,</text:span></text:p>
      <table:table table:name="Table29" table:style-name="Table29">
        <table:table-column table:style-name="Table29.A"/>
        <table:table-column table:style-name="Table29.B"/>
        <table:table-header-rows>
          <table:table-row>
            <table:table-cell table:style-name="Table29.A1" office:value-type="string">
              <text:p text:style-name="P152"><draw:frame draw:style-name="fr1" draw:name="Object31" text:anchor-type="as-char" svg:y="-0.1772in" svg:width="4.2953in" svg:height="0.2374in" draw:z-index="25"><draw:object xlink:href="./Object 50" xlink:type="simple" xlink:show="embed" xlink:actuate="onLoad"/><draw:image xlink:href="./ObjectReplacements/Object 50" xlink:type="simple" xlink:show="embed" xlink:actuate="onLoad"/><svg:desc>formula</svg:desc></draw:frame></text:p>
            </table:table-cell>
            <table:table-cell table:style-name="Table29.A1" office:value-type="string">
              <text:p text:style-name="P171">(<text:sequence text:ref-name="refText14" text:name="Text" text:formula="ooow:Text+1" style:num-format="1">15</text:sequence>)</text:p>
            </table:table-cell>
          </table:table-row>
        </table:table-header-rows>
      </table:table>
      <text:p text:style-name="P80"/>
      <text:p text:style-name="P119"><text:span text:style-name="T197">Th</text:span><text:span text:style-name="T212">us</text:span><text:span text:style-name="T211"> </text:span><text:span text:style-name="T417">x</text:span><text:span text:style-name="T552">p</text:span><text:span text:style-name="T192"> </text:span><text:span text:style-name="T193">is</text:span><text:span text:style-name="T194"> </text:span><text:span text:style-name="T190">the</text:span><text:span text:style-name="T194"> </text:span><text:span text:style-name="T195">integer </text:span><text:span text:style-name="T227">multiplicative</text:span><text:span text:style-name="T194"> inverse </text:span><text:span text:style-name="T193">of</text:span><text:span text:style-name="T194"> </text:span><text:span text:style-name="T418">a</text:span><text:span text:style-name="T194"> </text:span><text:span text:style-name="T174">(mod 2</text:span><text:span text:style-name="T536">w</text:span><text:span text:style-name="T174">).</text:span></text:p>
      <text:p text:style-name="P88"/>
      <text:h text:style-name="P186" text:outline-level="1"><text:span text:style-name="T370">4</text:span><text:span text:style-name="T369"> <text:s text:c="3"/></text:span><text:span text:style-name="T370">Relationship to Newton’s Method</text:span></text:h>
      <text:p text:style-name="Standard"/>
      <text:p text:style-name="P71"><text:span text:style-name="T609">We can show that the algorithm of Section 2 </text:span><text:span text:style-name="T617">is closely related to </text:span><text:span text:style-name="T609">Newton’s method.</text:span></text:p>
      <text:p text:style-name="P57"/>
      <text:p text:style-name="P70"><text:span text:style-name="T620">Restating</text:span><text:span text:style-name="T619"> recurrence</text:span><text:span text:style-name="T611"> </text:span><text:span text:style-name="T611"><text:sequence-ref text:reference-format="text" text:ref-name="refText3">(4)</text:sequence-ref></text:span><text:span text:style-name="T611">,</text:span></text:p>
      <table:table table:name="Table1" table:style-name="Table1">
        <table:table-column table:style-name="Table1.A"/>
        <table:table-column table:style-name="Table1.B"/>
        <table:table-header-rows>
          <table:table-row>
            <table:table-cell table:style-name="Table1.A1" office:value-type="string">
              <text:p text:style-name="P160"><draw:frame draw:style-name="fr1" draw:name="Object11" text:anchor-type="as-char" svg:y="-0.2563in" svg:width="2.5201in" svg:height="0.478in" draw:z-index="26"><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79">(<text:sequence text:ref-name="refText15" text:name="Text" text:formula="ooow:Text+1" style:num-format="1">16</text:sequence>)</text:p>
            </table:table-cell>
          </table:table-row>
        </table:table-header-rows>
      </table:table>
      <text:p text:style-name="P70"><text:span text:style-name="T609">Substitut</text:span><text:span text:style-name="T620">e</text:span><text:span text:style-name="T609"> </text:span><text:span text:style-name="T609"><text:sequence-ref text:reference-format="text" text:ref-name="refText10">(11)</text:sequence-ref></text:span><text:span text:style-name="T609"><text:s/></text:span><text:span text:style-name="T620">into </text:span><text:span text:style-name="T620"><text:sequence-ref text:reference-format="text" text:ref-name="refText15">(16)</text:sequence-ref></text:span><text:span text:style-name="T620">.</text:span></text:p>
      <table:table table:name="Table28" table:style-name="Table28">
        <table:table-column table:style-name="Table28.A"/>
        <table:table-column table:style-name="Table28.B"/>
        <table:table-header-rows>
          <table:table-row>
            <table:table-cell table:style-name="Table28.A1" office:value-type="string">
              <text:p text:style-name="P160"><draw:frame draw:style-name="fr1" draw:name="Object33" text:anchor-type="as-char" svg:y="-0.172in" svg:width="1.8563in" svg:height="0.2327in" draw:z-index="27"><draw:object xlink:href="./Object 20" xlink:type="simple" xlink:show="embed" xlink:actuate="onLoad"/><draw:image xlink:href="./ObjectReplacements/Object 20" xlink:type="simple" xlink:show="embed" xlink:actuate="onLoad"/><svg:desc>formula</svg:desc></draw:frame></text:p>
            </table:table-cell>
            <table:table-cell table:style-name="Table28.A1" office:value-type="string">
              <text:p text:style-name="P179">(<text:sequence text:ref-name="refText16" text:name="Text" text:formula="ooow:Text+1" style:num-format="1">17</text:sequence>)</text:p>
            </table:table-cell>
          </table:table-row>
        </table:table-header-rows>
      </table:table>
      <text:p text:style-name="P71"><text:span text:style-name="T609">T</text:span><text:span text:style-name="T610">he recurrence for the </text:span><text:span text:style-name="T624">multiplicative</text:span><text:span text:style-name="T610"> inverse via Newton’s method </text:span><text:span text:style-name="T609">[10]</text:span><text:span text:style-name="T610"> is given as</text:span></text:p>
      <table:table table:name="Table30" table:style-name="Table30">
        <table:table-column table:style-name="Table30.A"/>
        <table:table-column table:style-name="Table30.B"/>
        <table:table-header-rows>
          <table:table-row>
            <table:table-cell table:style-name="Table30.A1" office:value-type="string">
              <text:p text:style-name="P160"><draw:frame draw:style-name="fr1" draw:name="Object36" text:anchor-type="as-char" svg:y="-0.152in" svg:width="1.2035in" svg:height="0.2134in" draw:z-index="28"><draw:object xlink:href="./Object 21" xlink:type="simple" xlink:show="embed" xlink:actuate="onLoad"/><draw:image xlink:href="./ObjectReplacements/Object 21" xlink:type="simple" xlink:show="embed" xlink:actuate="onLoad"/><svg:desc>formula</svg:desc></draw:frame></text:p>
            </table:table-cell>
            <table:table-cell table:style-name="Table30.A1" office:value-type="string">
              <text:p text:style-name="P179">(<text:sequence text:ref-name="refText17" text:name="Text" text:formula="ooow:Text+1" style:num-format="1">18</text:sequence>)</text:p>
            </table:table-cell>
          </table:table-row>
        </table:table-header-rows>
      </table:table>
      <text:p text:style-name="P58"/>
      <text:p text:style-name="P72"><text:span text:style-name="T609">Tak</text:span><text:span text:style-name="T614">ing</text:span><text:span text:style-name="T609"> this modulo 2</text:span><text:span text:style-name="T541">w</text:span><text:span text:style-name="T616"> </text:span><text:span text:style-name="T621">results in</text:span><text:span text:style-name="T616"> </text:span><text:span text:style-name="T615"><text:sequence-ref text:reference-format="text" text:ref-name="refText16">(17)</text:sequence-ref></text:span><text:span text:style-name="T615">, </text:span><text:span text:style-name="T618">and t</text:span><text:span text:style-name="T615">hus </text:span><text:span text:style-name="T613">for all </text:span><text:span text:style-name="T568">n</text:span><text:span text:style-name="T613">, </text:span><text:span text:style-name="T612">the</text:span><text:span text:style-name="T615"> Newton’s method </text:span><text:span text:style-name="T612">recurrence</text:span></text:p>
      <text:p text:style-name="P72"><text:span text:style-name="T621">and</text:span><text:span text:style-name="T615"> Section 2’s recurrence</text:span><text:span text:style-name="T611"> </text:span><text:span text:style-name="T611"><text:sequence-ref text:reference-format="text" text:ref-name="refText3">(4)</text:sequence-ref></text:span><text:span text:style-name="T611"><text:s/></text:span><text:span text:style-name="T621">produce </text:span><text:span text:style-name="T622">equivalent</text:span><text:span text:style-name="T621"> values modulo </text:span><text:span text:style-name="T609">2</text:span><text:span text:style-name="T541">w</text:span><text:span text:style-name="T542"> </text:span><text:span text:style-name="T619">(i.e. </text:span><text:span text:style-name="T618">up to </text:span><text:span text:style-name="T569">w</text:span><text:span text:style-name="T618"> bits</text:span><text:span text:style-name="T619">)</text:span><text:span text:style-name="T618">.</text:span></text:p>
      <text:p text:style-name="P59"/>
      <text:h text:style-name="P187" text:outline-level="1"><text:span text:style-name="T644">5</text:span><text:span text:style-name="T104"> <text:s text:c="3"/></text:span><text:span text:style-name="T37">Formulas </text:span><text:span text:style-name="T39">to Set </text:span><text:span text:style-name="T429">x</text:span><text:span text:style-name="T546">0</text:span><text:span text:style-name="T37">, </text:span><text:span text:style-name="T89">with</text:span><text:span text:style-name="T52"> Proofs</text:span></text:h>
      <text:p text:style-name="Standard"/>
      <text:p text:style-name="P120">Simply restating <text:sequence-ref text:reference-format="text" text:ref-name="refText1">(2)</text:sequence-ref>, we wish to find an integer <text:span text:style-name="T420">x</text:span><text:span text:style-name="T554">0</text:span><text:span text:style-name="T184"> such that</text:span></text:p>
      <table:table table:name="Table2" table:style-name="Table2">
        <table:table-column table:style-name="Table2.A"/>
        <table:table-column table:style-name="Table2.B"/>
        <table:table-header-rows>
          <table:table-row>
            <table:table-cell table:style-name="Table2.A1" office:value-type="string">
              <text:p text:style-name="P153"><draw:frame draw:style-name="fr1" draw:name="Object15" text:anchor-type="as-char" svg:y="-0.172in" svg:width="1.1591in" svg:height="0.2327in" draw:z-index="29"><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172">(<text:sequence text:ref-name="refText18" text:name="Text" text:formula="ooow:Text+1" style:num-format="1">19</text:sequence>)</text:p>
            </table:table-cell>
          </table:table-row>
        </table:table-header-rows>
      </table:table>
      <text:p text:style-name="P41"/>
      <text:p text:style-name="P74"><text:span text:style-name="T717">Formula 1 (</text:span><text:span text:style-name="T566">k</text:span><text:span text:style-name="T717">=1)</text:span></text:p>
      <text:p text:style-name="P42">For <text:span text:style-name="T566">k</text:span>=1, <text:span text:style-name="T718">set </text:span><text:span text:style-name="T672"><text:s/></text:span><text:span text:style-name="T578">x</text:span><text:span text:style-name="T553">0</text:span><text:span text:style-name="T695">=1</text:span><text:span text:style-name="T672">.</text:span></text:p>
      <text:p text:style-name="P82">Proof:</text:p>
      <text:p text:style-name="P77"><text:span text:style-name="T675">S</text:span><text:span text:style-name="T681">ince</text:span><text:span text:style-name="T674"> </text:span><text:span text:style-name="T577">a</text:span><text:span text:style-name="T674"> is an odd integer, </text:span><text:span text:style-name="T674"><draw:frame draw:style-name="fr2" draw:name="Object23" text:anchor-type="as-char" svg:y="-0.1701in" svg:width="1.2173in" svg:height="0.2193in" draw:z-index="30"><draw:object xlink:href="./Object 4" xlink:type="simple" xlink:show="embed" xlink:actuate="onLoad"/><draw:image xlink:href="./ObjectReplacements/Object 4" xlink:type="simple" xlink:show="embed" xlink:actuate="onLoad"/><svg:desc>formula</svg:desc></draw:frame></text:span><text:span text:style-name="T680">, <text:s/></text:span><text:span text:style-name="T677">and b</text:span><text:span text:style-name="T678">y substitution</text:span><text:span text:style-name="T679"> </text:span><text:span text:style-name="T676"><draw:frame draw:style-name="fr3" draw:name="Object30" text:anchor-type="as-char" svg:y="-0.172in" svg:width="1.1098in" svg:height="0.2327in" draw:z-index="31"><draw:object xlink:href="./Object 28" xlink:type="simple" xlink:show="embed" xlink:actuate="onLoad"/><draw:image xlink:href="./ObjectReplacements/Object 28" xlink:type="simple" xlink:show="embed" xlink:actuate="onLoad"/><svg:desc>formula</svg:desc></draw:frame></text:span><text:span text:style-name="T676">, </text:span><text:span text:style-name="T684">which is congruence</text:span><text:span text:style-name="T682"> </text:span><text:span text:style-name="T682"><text:sequence-ref text:reference-format="text" text:ref-name="refText18">(19)</text:sequence-ref></text:span><text:span text:style-name="T683">.</text:span></text:p>
      <text:p text:style-name="P75"><text:soft-page-break/><text:span text:style-name="T717">Formula 2 (</text:span><text:span text:style-name="T566">k</text:span><text:span text:style-name="T717">=2)</text:span></text:p>
      <text:p text:style-name="P43">For<text:span text:style-name="T631"> </text:span><text:span text:style-name="T566">k</text:span>=2, set <text:s/><text:span text:style-name="T578">x</text:span><text:span text:style-name="T553">0</text:span><text:span text:style-name="T672">=</text:span><text:span text:style-name="T579">a</text:span><text:span text:style-name="T671">.</text:span></text:p>
      <text:p text:style-name="P125"><text:span text:style-name="T374">Proof</text:span><text:span text:style-name="T375">:</text:span></text:p>
      <text:p text:style-name="P124"><text:span text:style-name="T318">L</text:span><text:span text:style-name="T290">et </text:span><text:span text:style-name="T291">the integer </text:span><text:span text:style-name="T289"><text:s/></text:span><text:span text:style-name="T422">q</text:span><text:span text:style-name="T289">=</text:span><text:span text:style-name="T426">a</text:span><text:span text:style-name="T289">/</text:span><text:span text:style-name="T312">4</text:span><text:span text:style-name="T289">, and </text:span><text:span text:style-name="T292">the integer</text:span><text:span text:style-name="T289"> <text:s/></text:span><text:span text:style-name="T422">r</text:span><text:span text:style-name="T289">=</text:span><text:span text:style-name="T426">a</text:span><text:span text:style-name="T289">%</text:span><text:span text:style-name="T312">4</text:span><text:span text:style-name="T289">. <text:s/></text:span><text:span text:style-name="T294">Thus</text:span></text:p>
      <table:table table:name="Table8" table:style-name="Table8">
        <table:table-column table:style-name="Table8.A"/>
        <table:table-column table:style-name="Table8.B"/>
        <table:table-header-rows>
          <table:table-row>
            <table:table-cell table:style-name="Table8.A1" office:value-type="string">
              <text:p text:style-name="P158"><draw:frame draw:style-name="fr1" draw:name="Object10" text:anchor-type="as-char" svg:y="-0.3335in" svg:width="1.1043in" svg:height="0.6193in" draw:z-index="5"><draw:object xlink:href="./Object 9" xlink:type="simple" xlink:show="embed" xlink:actuate="onLoad"/><draw:image xlink:href="./ObjectReplacements/Object 9" xlink:type="simple" xlink:show="embed" xlink:actuate="onLoad"/><svg:desc>formula</svg:desc></draw:frame></text:p>
            </table:table-cell>
            <table:table-cell table:style-name="Table8.A1" office:value-type="string">
              <text:p text:style-name="P177">(<text:sequence text:ref-name="refText19" text:name="Text" text:formula="ooow:Text+1" style:num-format="1">20</text:sequence>)</text:p>
            </table:table-cell>
          </table:table-row>
        </table:table-header-rows>
      </table:table>
      <text:p text:style-name="P124"><text:span text:style-name="T293">Since </text:span><text:span text:style-name="T390">a</text:span><text:span text:style-name="T293"> is odd, </text:span><text:span text:style-name="T421">r</text:span><text:span text:style-name="T284"> </text:span><text:span text:style-name="T293">belongs to</text:span><text:span text:style-name="T284"> </text:span><text:span text:style-name="T283">the set {</text:span><text:span text:style-name="T285">1, 3</text:span><text:span text:style-name="T283">}. <text:s/></text:span><text:span text:style-name="T305">B</text:span><text:span text:style-name="T295">y testing </text:span><text:span text:style-name="T306">every</text:span><text:span text:style-name="T295"> </text:span><text:span text:style-name="T296">element</text:span><text:span text:style-name="T295"> </text:span><text:span text:style-name="T318">of the set </text:span><text:span text:style-name="T295">we</text:span><text:span text:style-name="T305"> </text:span><text:span text:style-name="T295">see</text:span><text:span text:style-name="T286"> </text:span><text:span text:style-name="T288">that</text:span></text:p>
      <table:table table:name="Table7" table:style-name="Table7">
        <table:table-column table:style-name="Table7.A"/>
        <table:table-column table:style-name="Table7.B"/>
        <table:table-header-rows>
          <table:table-row>
            <table:table-cell table:style-name="Table7.A1" office:value-type="string">
              <text:p text:style-name="P158"><draw:frame draw:style-name="fr1" draw:name="Object9" text:anchor-type="as-char" svg:y="-0.172in" svg:width="1.0063in" svg:height="0.2193in" draw:z-index="6"><draw:object xlink:href="./Object 44" xlink:type="simple" xlink:show="embed" xlink:actuate="onLoad"/><draw:image xlink:href="./ObjectReplacements/Object 44" xlink:type="simple" xlink:show="embed" xlink:actuate="onLoad"/><svg:desc>formula</svg:desc></draw:frame></text:p>
            </table:table-cell>
            <table:table-cell table:style-name="Table7.A1" office:value-type="string">
              <text:p text:style-name="P177">(<text:sequence text:ref-name="refText20" text:name="Text" text:formula="ooow:Text+1" style:num-format="1">21</text:sequence>)</text:p>
            </table:table-cell>
          </table:table-row>
        </table:table-header-rows>
      </table:table>
      <text:p text:style-name="P127"><text:span text:style-name="T85">T</text:span><text:span text:style-name="T2">hus by </text:span><text:span text:style-name="T2"><text:sequence-ref text:reference-format="text" text:ref-name="refText19">(20)</text:sequence-ref></text:span><text:span text:style-name="T2">,</text:span></text:p>
      <table:table table:name="Table9" table:style-name="Table9">
        <table:table-column table:style-name="Table9.A"/>
        <table:table-column table:style-name="Table9.B"/>
        <table:table-header-rows>
          <table:table-row>
            <table:table-cell table:style-name="Table9.A1" office:value-type="string">
              <text:p text:style-name="P157"><draw:frame draw:style-name="fr1" draw:name="Object12" text:anchor-type="as-char" svg:y="-0.172in" svg:width="1.2846in" svg:height="0.2193in" draw:z-index="7"><draw:object xlink:href="./Object 45" xlink:type="simple" xlink:show="embed" xlink:actuate="onLoad"/><draw:image xlink:href="./ObjectReplacements/Object 45" xlink:type="simple" xlink:show="embed" xlink:actuate="onLoad"/><svg:desc>formula</svg:desc></draw:frame></text:p>
            </table:table-cell>
            <table:table-cell table:style-name="Table9.A1" office:value-type="string">
              <text:p text:style-name="P176">(<text:sequence text:ref-name="refText21" text:name="Text" text:formula="ooow:Text+1" style:num-format="1">22</text:sequence>)</text:p>
            </table:table-cell>
          </table:table-row>
        </table:table-header-rows>
      </table:table>
      <text:p text:style-name="P126"><text:span text:style-name="T355">Since </text:span><text:span text:style-name="T355"><draw:frame draw:style-name="fr2" draw:name="Object103" text:anchor-type="as-char" svg:y="-0.172in" svg:width="1.2071in" svg:height="0.2193in" draw:z-index="4"><draw:object xlink:href="./Object 13" xlink:type="simple" xlink:show="embed" xlink:actuate="onLoad"/><draw:image xlink:href="./ObjectReplacements/Object 13" xlink:type="simple" xlink:show="embed" xlink:actuate="onLoad"/><svg:desc>formula</svg:desc></draw:frame></text:span><text:span text:style-name="T607">, b</text:span><text:span text:style-name="T287">y substitution </text:span><draw:frame draw:style-name="fr3" draw:name="Object108" text:anchor-type="as-char" svg:y="-0.172in" svg:width="1.1425in" svg:height="0.2327in" draw:z-index="38"><draw:object xlink:href="./Object 14" xlink:type="simple" xlink:show="embed" xlink:actuate="onLoad"/><draw:image xlink:href="./ObjectReplacements/Object 14" xlink:type="simple" xlink:show="embed" xlink:actuate="onLoad"/><svg:desc>formula</svg:desc></draw:frame>.</text:p>
      <text:p text:style-name="P49">This same approach <text:span text:style-name="T746">can also</text:span> show that for <text:span text:style-name="T572">k</text:span><text:span text:style-name="T671">=3,</text:span> <text:s/><text:span text:style-name="T570">x</text:span><text:span text:style-name="T556">0</text:span><text:span text:style-name="T672">=</text:span><text:span text:style-name="T571">a</text:span><text:span text:style-name="T686"> <text:s/></text:span><text:span text:style-name="T671">always</text:span><text:span text:style-name="T685"> </text:span><text:span text:style-name="T672">satisf</text:span><text:span text:style-name="T671">ies</text:span><text:span text:style-name="T672"> </text:span><text:span text:style-name="T672"><text:sequence-ref text:reference-format="text" text:ref-name="refText18">(19)</text:sequence-ref></text:span><text:span text:style-name="T673">.</text:span><text:span text:style-name="T671"> <text:s/>We focus on </text:span><text:span text:style-name="T572">k</text:span><text:span text:style-name="T671">=2 because </text:span><text:span text:style-name="T572">k</text:span><text:span text:style-name="T671">=3 is rarely needed.</text:span></text:p>
      <text:p text:style-name="P48"/>
      <text:p text:style-name="P76"><text:span text:style-name="T717">Formula 3 (</text:span><text:span text:style-name="T567">k</text:span><text:span text:style-name="T717">=4 </text:span><text:span text:style-name="T623">and</text:span><text:span text:style-name="T717"> </text:span><text:span text:style-name="T561">w</text:span><text:span text:style-name="T720">&gt;=4)</text:span></text:p>
      <text:p text:style-name="P44">For <text:span text:style-name="T567">k</text:span>=<text:span text:style-name="T719">4</text:span>, set <text:span text:style-name="T631"><text:s/></text:span><text:span text:style-name="T586">x</text:span><text:span text:style-name="T547">0</text:span><text:span text:style-name="T634">=XOR((3</text:span><text:span text:style-name="T587">a</text:span><text:span text:style-name="T634">)%2</text:span><text:span text:style-name="T527">w</text:span><text:span text:style-name="T636">, 2)</text:span><text:span text:style-name="T608">.</text:span><text:span text:style-name="T671"> <text:s/></text:span><text:span text:style-name="T688">T</text:span><text:span text:style-name="T687">h</text:span><text:span text:style-name="T689">e</text:span><text:span text:style-name="T687"> formula </text:span><text:span text:style-name="T688">is attributed </text:span><text:span text:style-name="T687">to Peter Montgomery </text:span><text:span text:style-name="T688">[</text:span><text:span text:style-name="T690">4</text:span><text:span text:style-name="T688">]</text:span><text:span text:style-name="T687">.</text:span></text:p>
      <text:p text:style-name="P34"><text:span text:style-name="T632">Proof</text:span><text:span text:style-name="T633">:</text:span></text:p>
      <text:p text:style-name="P121"><text:span text:style-name="T65">L</text:span><text:span text:style-name="T38">et the integer <text:s/></text:span><text:span text:style-name="T378">q</text:span><text:span text:style-name="T25">=</text:span><text:span text:style-name="T389">a</text:span><text:span text:style-name="T25">/</text:span><text:span text:style-name="T60">16</text:span><text:span text:style-name="T25">, and the integer <text:s/></text:span><text:span text:style-name="T378">r</text:span><text:span text:style-name="T25">=</text:span><text:span text:style-name="T389">a</text:span><text:span text:style-name="T25">%</text:span><text:span text:style-name="T60">16</text:span><text:span text:style-name="T25">. <text:s/>Thus</text:span></text:p>
      <table:table table:name="Table10" table:style-name="Table10">
        <table:table-column table:style-name="Table10.A"/>
        <table:table-column table:style-name="Table10.B"/>
        <table:table-header-rows>
          <table:table-row>
            <table:table-cell table:style-name="Table10.A1" office:value-type="string">
              <text:p text:style-name="P156"><draw:frame draw:style-name="fr1" draw:name="Object13" text:anchor-type="as-char" svg:y="-0.2193in" svg:width="1.2937in" svg:height="0.3925in" draw:z-index="8"><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175">(<text:sequence text:ref-name="refText22" text:name="Text" text:formula="ooow:Text+1" style:num-format="1">23</text:sequence>)</text:p>
            </table:table-cell>
          </table:table-row>
        </table:table-header-rows>
      </table:table>
      <text:p text:style-name="P33"><text:span text:style-name="T606">Since </text:span><text:span text:style-name="T563">a</text:span><text:span text:style-name="T606"> is odd, </text:span><text:span text:style-name="T560">r</text:span><text:span text:style-name="T605"> belongs to the set {1, 3, 5, 7, 9, 11, 13, 15}. <text:s/>By testing every element of the set we see that</text:span></text:p>
      <table:table table:name="Table11" table:style-name="Table11">
        <table:table-column table:style-name="Table11.A"/>
        <table:table-column table:style-name="Table11.B"/>
        <table:table-header-rows>
          <table:table-row>
            <table:table-cell table:style-name="Table11.A1" office:value-type="string">
              <text:p text:style-name="P155"><draw:frame draw:style-name="fr1" draw:name="Object1" text:anchor-type="as-char" svg:y="-0.152in" svg:width="1.9547in" svg:height="0.2in" draw:z-index="9"><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174">(<text:sequence text:ref-name="refText23" text:name="Text" text:formula="ooow:Text+1" style:num-format="1">24</text:sequence>)</text:p>
            </table:table-cell>
          </table:table-row>
        </table:table-header-rows>
      </table:table>
      <text:p text:style-name="P35"><text:span text:style-name="T747">Using </text:span><text:span text:style-name="T747"><text:sequence-ref text:reference-format="text" text:ref-name="refText22">(23)</text:sequence-ref></text:span><text:span text:style-name="T747"><text:s/>with </text:span><text:span text:style-name="T747"><text:sequence-ref text:reference-format="text" text:ref-name="refText23">(24)</text:sequence-ref></text:span><text:span text:style-name="T747">,</text:span></text:p>
      <table:table table:name="Table12" table:style-name="Table12">
        <table:table-column table:style-name="Table12.A"/>
        <table:table-column table:style-name="Table12.B"/>
        <table:table-header-rows>
          <table:table-row>
            <table:table-cell table:style-name="Table12.A1" office:value-type="string">
              <text:p text:style-name="P155"><draw:frame draw:style-name="fr1" draw:name="Object5" text:anchor-type="as-char" svg:y="-0.152in" svg:width="1.9681in" svg:height="0.2in" draw:z-index="10"><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174">(<text:sequence text:ref-name="refText24" text:name="Text" text:formula="ooow:Text+1" style:num-format="1">25</text:sequence>)</text:p>
            </table:table-cell>
          </table:table-row>
        </table:table-header-rows>
      </table:table>
      <text:p text:style-name="P94"><text:span text:style-name="T459">By</text:span><text:span text:style-name="T460"> </text:span><text:span text:style-name="T460"><text:sequence-ref text:reference-format="text" text:ref-name="refText22">(23)</text:sequence-ref></text:span><text:span text:style-name="T460"><text:s/></text:span><text:span text:style-name="T459">and</text:span><text:span text:style-name="T461"> the fact that</text:span><text:span text:style-name="T452"> </text:span><text:span text:style-name="T467">w</text:span><text:span text:style-name="T452">&gt;=4,</text:span></text:p>
      <table:table table:name="Table13" table:style-name="Table13">
        <table:table-column table:style-name="Table13.A"/>
        <table:table-column table:style-name="Table13.B"/>
        <table:table-header-rows>
          <table:table-row>
            <table:table-cell table:style-name="Table13.A1" office:value-type="string">
              <text:p text:style-name="P165"><draw:frame draw:style-name="fr1" draw:name="Object2" text:anchor-type="as-char" svg:y="-0.2374in" svg:width="1.698in" svg:height="0.428in" draw:z-index="39"><draw:object xlink:href="./Object 15" xlink:type="simple" xlink:show="embed" xlink:actuate="onLoad"/><draw:image xlink:href="./ObjectReplacements/Object 15" xlink:type="simple" xlink:show="embed" xlink:actuate="onLoad"/><svg:desc>formula</svg:desc></draw:frame></text:p>
            </table:table-cell>
            <table:table-cell table:style-name="Table13.A1" office:value-type="string">
              <text:p text:style-name="P184">(<text:sequence text:ref-name="refText25" text:name="Text" text:formula="ooow:Text+1" style:num-format="1">26</text:sequence>)</text:p>
            </table:table-cell>
          </table:table-row>
        </table:table-header-rows>
      </table:table>
      <text:p text:style-name="P94"><text:span text:style-name="T447">Thus,</text:span><text:span text:style-name="T446"> the </text:span><text:span text:style-name="T447">result of</text:span><text:span text:style-name="T465"> </text:span><text:span text:style-name="T464">3</text:span><text:span text:style-name="T462">a </text:span><text:span text:style-name="T441">%</text:span><text:span text:style-name="T462"> </text:span><text:span text:style-name="T447">2</text:span><text:span text:style-name="T544">w</text:span><text:span text:style-name="T441"> must have the same value in its second bit as </text:span><text:span text:style-name="T446">the </text:span><text:span text:style-name="T447">result of</text:span><text:span text:style-name="T446"> </text:span><text:span text:style-name="T445">3</text:span><text:span text:style-name="T462">r</text:span><text:span text:style-name="T441">. <text:s/></text:span><text:span text:style-name="T443">We can observe that </text:span><text:span text:style-name="T440">XORing an integer with 2 </text:span><text:span text:style-name="T443">flips</text:span><text:span text:style-name="T440"> the second bit of the integer </text:span><text:span text:style-name="T443">and leaves the rest of the integer unchanged. <text:s/>S</text:span><text:span text:style-name="T440">ince </text:span><text:span text:style-name="T446">the </text:span><text:span text:style-name="T447">results</text:span><text:span text:style-name="T440"> </text:span><text:span text:style-name="T464">3</text:span><text:span text:style-name="T462">a </text:span><text:span text:style-name="T441">%</text:span><text:span text:style-name="T462"> </text:span><text:span text:style-name="T447">2</text:span><text:span text:style-name="T544">w</text:span><text:span text:style-name="T440"> and </text:span><text:span text:style-name="T445">3</text:span><text:span text:style-name="T463">r</text:span><text:span text:style-name="T440"> </text:span><text:span text:style-name="T448">both </text:span><text:span text:style-name="T440">contain the same value </text:span><text:span text:style-name="T443">at</text:span><text:span text:style-name="T440"> the</text:span><text:span text:style-name="T445">ir</text:span><text:span text:style-name="T440"> second bit</text:span><text:span text:style-name="T445">s</text:span><text:span text:style-name="T440">, both </text:span><text:span text:style-name="T447">results</text:span><text:span text:style-name="T440"> will </text:span><text:span text:style-name="T444">continue to</text:span><text:span text:style-name="T443"> have </text:span><text:span text:style-name="T442">equal</text:span><text:span text:style-name="T443"> second bits after being</text:span><text:span text:style-name="T440"> XOR</text:span><text:span text:style-name="T443">ed</text:span><text:span text:style-name="T440"> with 2, </text:span><text:span text:style-name="T442">and the rest of their bits will be unchanged. <text:s/></text:span><text:span text:style-name="T448">Continuing from</text:span><text:span text:style-name="T446"> </text:span><text:span text:style-name="T446"><text:sequence-ref text:reference-format="text" text:ref-name="refText25">(26)</text:sequence-ref></text:span><text:span text:style-name="T440">,</text:span></text:p>
      <table:table table:name="Table15" table:style-name="Table15">
        <table:table-column table:style-name="Table15.A"/>
        <table:table-column table:style-name="Table15.B"/>
        <table:table-header-rows>
          <table:table-row>
            <table:table-cell table:style-name="Table15.A1" office:value-type="string">
              <text:p text:style-name="P154"><draw:frame draw:style-name="fr1" draw:name="Object3" text:anchor-type="as-char" svg:y="-0.172in" svg:width="3.0472in" svg:height="0.2193in" draw:z-index="11"><draw:object xlink:href="./Object 32" xlink:type="simple" xlink:show="embed" xlink:actuate="onLoad"/><draw:image xlink:href="./ObjectReplacements/Object 32" xlink:type="simple" xlink:show="embed" xlink:actuate="onLoad"/><svg:desc>formula</svg:desc></draw:frame></text:p>
            </table:table-cell>
            <table:table-cell table:style-name="Table15.A1" office:value-type="string">
              <text:p text:style-name="P173">(<text:sequence text:ref-name="refText26" text:name="Text" text:formula="ooow:Text+1" style:num-format="1">27</text:sequence>)</text:p>
            </table:table-cell>
          </table:table-row>
        </table:table-header-rows>
      </table:table>
      <text:p text:style-name="P90"><text:span text:style-name="T438">Substituting </text:span><text:span text:style-name="T438"><text:sequence-ref text:reference-format="text" text:ref-name="refText26">(27)</text:sequence-ref></text:span><text:span text:style-name="T438"><text:s/>in</text:span><text:span text:style-name="T439">to</text:span><text:span text:style-name="T438"> </text:span><text:span text:style-name="T438"><text:sequence-ref text:reference-format="text" text:ref-name="refText24">(25)</text:sequence-ref></text:span><text:span text:style-name="T438">,</text:span></text:p>
      <table:table table:name="Table16" table:style-name="Table16">
        <table:table-column table:style-name="Table16.A"/>
        <table:table-column table:style-name="Table16.B"/>
        <table:table-header-rows>
          <table:table-row>
            <table:table-cell table:style-name="Table16.A1" office:value-type="string">
              <text:p text:style-name="P154"><draw:frame draw:style-name="fr1" draw:name="Object4" text:anchor-type="as-char" svg:y="-0.172in" svg:width="2.4311in" svg:height="0.2193in" draw:z-index="12"><draw:object xlink:href="./Object 33" xlink:type="simple" xlink:show="embed" xlink:actuate="onLoad"/><draw:image xlink:href="./ObjectReplacements/Object 33" xlink:type="simple" xlink:show="embed" xlink:actuate="onLoad"/><svg:desc>formula</svg:desc></draw:frame></text:p>
            </table:table-cell>
            <table:table-cell table:style-name="Table16.A1" office:value-type="string">
              <text:p text:style-name="P173">(<text:sequence text:ref-name="refText27" text:name="Text" text:formula="ooow:Text+1" style:num-format="1">28</text:sequence>)</text:p>
            </table:table-cell>
          </table:table-row>
        </table:table-header-rows>
      </table:table>
      <text:p text:style-name="P91"><text:span text:style-name="T62">B</text:span><text:span text:style-name="T11">y substitution we </text:span><text:span text:style-name="T87">can see that </text:span><text:span text:style-name="T11"><draw:frame draw:style-name="fr3" draw:name="Object18" text:anchor-type="as-char" svg:y="-0.1701in" svg:width="1.2638in" svg:height="0.2327in" draw:z-index="22"><draw:object xlink:href="./Object 43" xlink:type="simple" xlink:show="embed" xlink:actuate="onLoad"/><draw:image xlink:href="./ObjectReplacements/Object 43" xlink:type="simple" xlink:show="embed" xlink:actuate="onLoad"/><svg:desc>formula</svg:desc></draw:frame></text:span><text:span text:style-name="T11">, which is congruence </text:span><text:span text:style-name="T187"><text:sequence-ref text:reference-format="text" text:ref-name="refText18">(19)</text:sequence-ref></text:span><text:span text:style-name="T196">.</text:span></text:p>
      <text:p text:style-name="P91"><text:span text:style-name="T61">This same approach </text:span><text:span text:style-name="T86">can also </text:span><text:span text:style-name="T61">show that for </text:span><text:span text:style-name="T409">k</text:span><text:span text:style-name="T201">=</text:span><text:span text:style-name="T204">5</text:span><text:span text:style-name="T201">,</text:span><text:span text:style-name="T61"> </text:span><text:span text:style-name="T402"><text:s/></text:span><text:span text:style-name="T403">x</text:span><text:span text:style-name="T550">0</text:span><text:span text:style-name="T205">=XOR(</text:span><text:span text:style-name="T218">(</text:span><text:span text:style-name="T205">3</text:span><text:span text:style-name="T405">a</text:span><text:span text:style-name="T406">)</text:span><text:span text:style-name="T404"> </text:span><text:span text:style-name="T206">% 2</text:span><text:span text:style-name="T529">w</text:span><text:span text:style-name="T206">, 2)</text:span><text:span text:style-name="T202"> <text:s/></text:span><text:span text:style-name="T201">always</text:span><text:span text:style-name="T203"> </text:span><text:span text:style-name="T187">satisf</text:span><text:span text:style-name="T201">ies</text:span><text:span text:style-name="T187"> </text:span><text:span text:style-name="T187"><text:sequence-ref text:reference-format="text" text:ref-name="refText18">(19)</text:sequence-ref></text:span><text:span text:style-name="T196">.</text:span></text:p>
      <text:p text:style-name="P95"><text:soft-page-break/><text:span text:style-name="T376">Formula 4 (</text:span><text:span text:style-name="T95">an </text:span><text:span text:style-name="T96">alternate formula for </text:span><text:span text:style-name="T436">k</text:span><text:span text:style-name="T376">=4 </text:span><text:span text:style-name="T95">and</text:span><text:span text:style-name="T376"> </text:span><text:span text:style-name="T437">w</text:span><text:span text:style-name="T377">&gt;=4)</text:span></text:p>
      <text:p text:style-name="P45">For <text:span text:style-name="T567">k</text:span>=<text:span text:style-name="T719">4</text:span>, set <text:s/><text:span text:style-name="T586">x</text:span><text:span text:style-name="T547">0</text:span><text:span text:style-name="T634">=(XOR(</text:span><text:span text:style-name="T587">a</text:span><text:span text:style-name="T634">, 2) – ((</text:span><text:span text:style-name="T586">a</text:span><text:span text:style-name="T634">+</text:span><text:span text:style-name="T586">a</text:span><text:span text:style-name="T634">)%2</text:span><text:span text:style-name="T527">w</text:span><text:span text:style-name="T635">))%2</text:span><text:span text:style-name="T527">w</text:span><text:span text:style-name="T748">.</text:span></text:p>
      <text:p text:style-name="P47"><text:span text:style-name="T688">T</text:span><text:span text:style-name="T687">h</text:span><text:span text:style-name="T693">is </text:span><text:span text:style-name="T687">formula </text:span><text:span text:style-name="T693">was </text:span><text:span text:style-name="T697">found</text:span><text:span text:style-name="T693"> by brute force testing </text:span><text:span text:style-name="T698">combinations of operators and integer constants </text:span><text:span text:style-name="T707">across candidate formulas</text:span><text:span text:style-name="T698"> </text:span><text:span text:style-name="T581">x</text:span><text:span text:style-name="T555">0</text:span><text:span text:style-name="T696">=</text:span><text:span text:style-name="T693"> (</text:span><text:span text:style-name="T576">r</text:span><text:span text:style-name="T693"> </text:span><text:span text:style-name="T694">op1 </text:span><text:span text:style-name="T575">constant1</text:span><text:span text:style-name="T693">) </text:span><text:span text:style-name="T694">op2 </text:span><text:span text:style-name="T693">(</text:span><text:span text:style-name="T576">r</text:span><text:span text:style-name="T693"> </text:span><text:span text:style-name="T694">op3 </text:span><text:span text:style-name="T575">constant2</text:span><text:span text:style-name="T693">), where </text:span><text:span text:style-name="T583">r</text:span><text:span text:style-name="T704"> is a variable integer, and</text:span><text:span text:style-name="T693"> </text:span><text:span text:style-name="T694">op1</text:span><text:span text:style-name="T693">,</text:span><text:span text:style-name="T694"> op2</text:span><text:span text:style-name="T693">, and </text:span><text:span text:style-name="T694">op3</text:span><text:span text:style-name="T693"> </text:span><text:span text:style-name="T711">were any</text:span><text:span text:style-name="T708"> </text:span><text:span text:style-name="T712">of the operators</text:span><text:span text:style-name="T693"> XOR, AND, OR, add, subtract, leftshift; </text:span><text:span text:style-name="T709">a</text:span><text:span text:style-name="T701"> candidate </text:span><text:span text:style-name="T702">formula </text:span><text:span text:style-name="T703">for </text:span><text:span text:style-name="T580">x</text:span><text:span text:style-name="T555">0 </text:span><text:span text:style-name="T705"><text:s/></text:span><text:span text:style-name="T710">was </text:span><text:span text:style-name="T706">successful </text:span><text:span text:style-name="T710">if it </text:span><text:span text:style-name="T705">satisfie</text:span><text:span text:style-name="T706">d</text:span><text:span text:style-name="T750"> </text:span><draw:frame draw:style-name="fr3" draw:name="Object40" text:anchor-type="as-char" svg:y="-0.152in" svg:width="1.1555in" svg:height="0.2134in" draw:z-index="40"><draw:object xlink:href="./Object 29" xlink:type="simple" xlink:show="embed" xlink:actuate="onLoad"/><draw:image xlink:href="./ObjectReplacements/Object 29" xlink:type="simple" xlink:show="embed" xlink:actuate="onLoad"/><svg:desc>formula</svg:desc></draw:frame><text:span text:style-name="T701"><text:s/>for all odd values </text:span><text:span text:style-name="T582">r</text:span><text:span text:style-name="T701"> </text:span><text:span text:style-name="T703">from 1 to 15</text:span><text:span text:style-name="T701">.</text:span></text:p>
      <text:p text:style-name="P46"><text:span text:style-name="T713">Note that</text:span><text:span text:style-name="T711"> </text:span><text:span text:style-name="T699">Formula </text:span><text:span text:style-name="T713">4</text:span><text:span text:style-name="T699"> </text:span><text:span text:style-name="T713">usually requires one more instruction </text:span><text:span text:style-name="T714">to implement </text:span><text:span text:style-name="T713">than Formula 3</text:span><text:span text:style-name="T700">. <text:s/></text:span><text:span text:style-name="T716">An</text:span><text:span text:style-name="T715"> exception </text:span><text:span text:style-name="T716">to this </text:span><text:span text:style-name="T715">is </text:span><text:span text:style-name="T716">usually</text:span><text:span text:style-name="T715"> SIMD implementations.</text:span></text:p>
      <text:p text:style-name="P36"><text:span text:style-name="T632">Proof</text:span><text:span text:style-name="T633">:</text:span></text:p>
      <text:p text:style-name="P122"><text:span text:style-name="T65">L</text:span><text:span text:style-name="T38">et the integer <text:s/></text:span><text:span text:style-name="T378">q</text:span><text:span text:style-name="T25">=</text:span><text:span text:style-name="T389">a</text:span><text:span text:style-name="T25">/</text:span><text:span text:style-name="T60">16</text:span><text:span text:style-name="T25">, and the integer <text:s/></text:span><text:span text:style-name="T378">r</text:span><text:span text:style-name="T25">=</text:span><text:span text:style-name="T389">a</text:span><text:span text:style-name="T25">%</text:span><text:span text:style-name="T60">16</text:span><text:span text:style-name="T25">. <text:s/>Thus</text:span></text:p>
      <table:table table:name="Table17" table:style-name="Table17">
        <table:table-column table:style-name="Table17.A"/>
        <table:table-column table:style-name="Table17.B"/>
        <table:table-header-rows>
          <table:table-row>
            <table:table-cell table:style-name="Table17.A1" office:value-type="string">
              <text:p text:style-name="P161"><draw:frame draw:style-name="fr1" draw:name="Object16" text:anchor-type="as-char" svg:y="-0.2193in" svg:width="1.2937in" svg:height="0.3925in" draw:z-index="32"><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180">(<text:sequence text:ref-name="refText28" text:name="Text" text:formula="ooow:Text+1" style:num-format="1">29</text:sequence>)</text:p>
            </table:table-cell>
          </table:table-row>
        </table:table-header-rows>
      </table:table>
      <text:p text:style-name="P37"><text:span text:style-name="T691">Since </text:span><text:span text:style-name="T573">a</text:span><text:span text:style-name="T691"> is odd, </text:span><text:span text:style-name="T574">r</text:span><text:span text:style-name="T692"> belongs to the set {1, 3, 5, 7, 9, 11, 13, 15}. <text:s/>By testing every element of the set we see that</text:span></text:p>
      <table:table table:name="Table21" table:style-name="Table21">
        <table:table-column table:style-name="Table21.A"/>
        <table:table-column table:style-name="Table21.B"/>
        <table:table-header-rows>
          <table:table-row>
            <table:table-cell table:style-name="Table21.A1" office:value-type="string">
              <text:p text:style-name="P162"><draw:frame draw:style-name="fr1" draw:name="Object35" text:anchor-type="as-char" svg:y="-0.152in" svg:width="2.6335in" svg:height="0.2in" draw:z-index="33"><draw:object xlink:href="./Object 23" xlink:type="simple" xlink:show="embed" xlink:actuate="onLoad"/><draw:image xlink:href="./ObjectReplacements/Object 23" xlink:type="simple" xlink:show="embed" xlink:actuate="onLoad"/><svg:desc>formula</svg:desc></draw:frame></text:p>
            </table:table-cell>
            <table:table-cell table:style-name="Table21.A1" office:value-type="string">
              <text:p text:style-name="P181">(<text:sequence text:ref-name="refText29" text:name="Text" text:formula="ooow:Text+1" style:num-format="1">30</text:sequence>)</text:p>
            </table:table-cell>
          </table:table-row>
        </table:table-header-rows>
      </table:table>
      <text:p text:style-name="P123"><text:span text:style-name="T88">Using </text:span><text:span text:style-name="T88"><text:sequence-ref text:reference-format="text" text:ref-name="refText28">(29)</text:sequence-ref></text:span><text:span text:style-name="T88"><text:s/>with </text:span><text:span text:style-name="T88"><text:sequence-ref text:reference-format="text" text:ref-name="refText29">(30)</text:sequence-ref></text:span><text:span text:style-name="T88">,</text:span></text:p>
      <table:table table:name="Table23" table:style-name="Table23">
        <table:table-column table:style-name="Table23.A"/>
        <table:table-column table:style-name="Table23.B"/>
        <table:table-header-rows>
          <table:table-row>
            <table:table-cell table:style-name="Table23.A1" office:value-type="string">
              <text:p text:style-name="P162"><draw:frame draw:style-name="fr1" draw:name="Object22" text:anchor-type="as-char" svg:y="-0.152in" svg:width="2.6736in" svg:height="0.2in" draw:z-index="34"><draw:object xlink:href="./Object 27" xlink:type="simple" xlink:show="embed" xlink:actuate="onLoad"/><draw:image xlink:href="./ObjectReplacements/Object 27" xlink:type="simple" xlink:show="embed" xlink:actuate="onLoad"/><svg:desc>formula</svg:desc></draw:frame></text:p>
            </table:table-cell>
            <table:table-cell table:style-name="Table23.A1" office:value-type="string">
              <text:p text:style-name="P181">(<text:sequence text:ref-name="refText30" text:name="Text" text:formula="ooow:Text+1" style:num-format="1">31</text:sequence>)</text:p>
            </table:table-cell>
          </table:table-row>
        </table:table-header-rows>
      </table:table>
      <text:p text:style-name="P92"><text:span text:style-name="T440">By </text:span><text:span text:style-name="T440"><text:sequence-ref text:reference-format="text" text:ref-name="refText28">(29)</text:sequence-ref></text:span><text:span text:style-name="T440">, </text:span><text:span text:style-name="T440"><draw:frame draw:style-name="fr3" draw:name="Object41" text:anchor-type="as-char" svg:y="-0.152in" svg:width="1.0374in" svg:height="0.2in" draw:z-index="41"><draw:object xlink:href="./Object 41" xlink:type="simple" xlink:show="embed" xlink:actuate="onLoad"/><draw:image xlink:href="./ObjectReplacements/Object 41" xlink:type="simple" xlink:show="embed" xlink:actuate="onLoad"/><svg:desc>formula</svg:desc></draw:frame></text:span><text:span text:style-name="T440">. <text:s/>Thus</text:span><text:span text:style-name="T392"> a</text:span><text:span text:style-name="T90"> must have the same value in its second bit as </text:span><text:span text:style-name="T392">r</text:span><text:span text:style-name="T90">. <text:s/></text:span><text:span text:style-name="T92">We can observe that </text:span><text:span text:style-name="T91">XORing an integer with 2 </text:span><text:span text:style-name="T92">flips</text:span><text:span text:style-name="T91"> the second bit of the integer </text:span><text:span text:style-name="T92">and leaves the rest of the integer unchanged. <text:s/>S</text:span><text:span text:style-name="T91">ince </text:span><text:span text:style-name="T393">a</text:span><text:span text:style-name="T91"> and </text:span><text:span text:style-name="T393">r</text:span><text:span text:style-name="T91"> contain the same value </text:span><text:span text:style-name="T92">at</text:span><text:span text:style-name="T91"> the second bit, both integers will </text:span><text:span text:style-name="T94">continue to</text:span><text:span text:style-name="T92"> have </text:span><text:span text:style-name="T93">equal</text:span><text:span text:style-name="T92"> second bits after being</text:span><text:span text:style-name="T91"> XOR</text:span><text:span text:style-name="T92">ed</text:span><text:span text:style-name="T91"> with 2</text:span><text:span text:style-name="T440">, </text:span><text:span text:style-name="T442">and the rest of their bits will be unchanged. <text:s/>Thus </text:span><text:span text:style-name="T440"><draw:frame draw:style-name="fr3" draw:name="Object42" text:anchor-type="as-char" svg:y="-0.152in" svg:width="1.0374in" svg:height="0.2in" draw:z-index="42"><draw:object xlink:href="./Object 46" xlink:type="simple" xlink:show="embed" xlink:actuate="onLoad"/><draw:image xlink:href="./ObjectReplacements/Object 46" xlink:type="simple" xlink:show="embed" xlink:actuate="onLoad"/><svg:desc>formula</svg:desc></draw:frame></text:span><text:span text:style-name="T440"><text:s/></text:span><text:span text:style-name="T449">implies that</text:span></text:p>
      <table:table table:name="Table34" table:style-name="Table34">
        <table:table-column table:style-name="Table34.A"/>
        <table:table-column table:style-name="Table34.B"/>
        <table:table-header-rows>
          <table:table-row>
            <table:table-cell table:style-name="Table34.A1" office:value-type="string">
              <text:p text:style-name="P164"><draw:frame draw:style-name="fr1" draw:name="Object43" text:anchor-type="as-char" svg:y="-0.152in" svg:width="2.3264in" svg:height="0.2in" draw:z-index="43"><draw:object xlink:href="./Object 47" xlink:type="simple" xlink:show="embed" xlink:actuate="onLoad"/><draw:image xlink:href="./ObjectReplacements/Object 47" xlink:type="simple" xlink:show="embed" xlink:actuate="onLoad"/><svg:desc>formula</svg:desc></draw:frame></text:p>
            </table:table-cell>
            <table:table-cell table:style-name="Table34.A1" office:value-type="string">
              <text:p text:style-name="P183">(<text:sequence text:ref-name="refText31" text:name="Text" text:formula="ooow:Text+1" style:num-format="1">32</text:sequence>)</text:p>
            </table:table-cell>
          </table:table-row>
        </table:table-header-rows>
      </table:table>
      <text:p text:style-name="P93"><text:span text:style-name="T451">S</text:span><text:span text:style-name="T453">ubstituting </text:span><text:span text:style-name="T453"><text:sequence-ref text:reference-format="text" text:ref-name="refText31">(32)</text:sequence-ref></text:span><text:span text:style-name="T453"><text:s/></text:span><text:span text:style-name="T452">into </text:span><text:span text:style-name="T452"><text:sequence-ref text:reference-format="text" text:ref-name="refText30">(31)</text:sequence-ref></text:span><text:span text:style-name="T452">,</text:span></text:p>
      <table:table table:name="Table32" table:style-name="Table32">
        <table:table-column table:style-name="Table32.A"/>
        <table:table-column table:style-name="Table32.B"/>
        <table:table-header-rows>
          <table:table-row>
            <table:table-cell table:style-name="Table32.A1" office:value-type="string">
              <text:p text:style-name="P163"><draw:frame draw:style-name="fr1" draw:name="Object25" text:anchor-type="as-char" svg:y="-0.152in" svg:width="2.6866in" svg:height="0.2in" draw:z-index="35"><draw:object xlink:href="./Object 35" xlink:type="simple" xlink:show="embed" xlink:actuate="onLoad"/><draw:image xlink:href="./ObjectReplacements/Object 35" xlink:type="simple" xlink:show="embed" xlink:actuate="onLoad"/><svg:desc>formula</svg:desc></draw:frame></text:p>
            </table:table-cell>
            <table:table-cell table:style-name="Table32.A1" office:value-type="string">
              <text:p text:style-name="P182">(<text:sequence text:ref-name="refText32" text:name="Text" text:formula="ooow:Text+1" style:num-format="1">33</text:sequence>)</text:p>
            </table:table-cell>
          </table:table-row>
        </table:table-header-rows>
      </table:table>
      <text:p text:style-name="P131"><text:span text:style-name="T450">And since </text:span><text:span text:style-name="T466">w</text:span><text:span text:style-name="T450">&gt;=4,</text:span></text:p>
      <table:table table:name="Table33" table:style-name="Table33">
        <table:table-column table:style-name="Table33.A"/>
        <table:table-column table:style-name="Table33.B"/>
        <table:table-header-rows>
          <table:table-row>
            <table:table-cell table:style-name="Table33.A1" office:value-type="string">
              <text:p text:style-name="P163"><draw:frame draw:style-name="fr1" draw:name="Object37" text:anchor-type="as-char" svg:y="-0.172in" svg:width="3.3555in" svg:height="0.2193in" draw:z-index="36"><draw:object xlink:href="./Object 37" xlink:type="simple" xlink:show="embed" xlink:actuate="onLoad"/><draw:image xlink:href="./ObjectReplacements/Object 37" xlink:type="simple" xlink:show="embed" xlink:actuate="onLoad"/><svg:desc>formula</svg:desc></draw:frame></text:p>
            </table:table-cell>
            <table:table-cell table:style-name="Table33.A1" office:value-type="string">
              <text:p text:style-name="P182">(<text:sequence text:ref-name="refText33" text:name="Text" text:formula="ooow:Text+1" style:num-format="1">34</text:sequence>)</text:p>
            </table:table-cell>
          </table:table-row>
        </table:table-header-rows>
      </table:table>
      <text:p text:style-name="P131"><text:span text:style-name="T454">B</text:span><text:span text:style-name="T455">y substitution we </text:span><text:span text:style-name="T456">can see that </text:span><text:span text:style-name="T455"><draw:frame draw:style-name="fr3" draw:name="Object39" text:anchor-type="as-char" svg:y="-0.172in" svg:width="1.2638in" svg:height="0.2327in" draw:z-index="37"><draw:object xlink:href="./Object 38" xlink:type="simple" xlink:show="embed" xlink:actuate="onLoad"/><draw:image xlink:href="./ObjectReplacements/Object 38" xlink:type="simple" xlink:show="embed" xlink:actuate="onLoad"/><svg:desc>formula</svg:desc></draw:frame></text:span><text:span text:style-name="T455">, which is congruence </text:span><text:span text:style-name="T457"><text:sequence-ref text:reference-format="text" text:ref-name="refText18">(19)</text:sequence-ref></text:span><text:span text:style-name="T458">.</text:span></text:p>
      <text:p text:style-name="P87"/>
      <text:h text:style-name="P188" text:outline-level="1"><text:span text:style-name="T210">6 <text:s text:c="3"/></text:span><text:span text:style-name="T219">E</text:span><text:span text:style-name="T220">fficiency</text:span></text:h>
      <text:p text:style-name="P65"/>
      <text:p text:style-name="P129"><text:span text:style-name="T112">W</text:span><text:span text:style-name="T105">e</text:span><text:span text:style-name="T112"> </text:span><text:span text:style-name="T105">compare </text:span><text:span text:style-name="T123">in this section</text:span><text:span text:style-name="T122"> </text:span><text:span text:style-name="T105">the expected number of </text:span><text:span text:style-name="T134">CPU </text:span><text:span text:style-name="T105">cycles to complete a 64 bit inverse (i.e. modulo 2</text:span><text:span text:style-name="T533">w</text:span><text:span text:style-name="T105"> with </text:span><text:span text:style-name="T395">w</text:span><text:span text:style-name="T105"> = 6</text:span><text:span text:style-name="T116">4</text:span><text:span text:style-name="T105">), </text:span><text:span text:style-name="T133">based on</text:span><text:span text:style-name="T131"> a performance model</text:span><text:span text:style-name="T105">. <text:s/></text:span><text:span text:style-name="T173">We will also briefly consider throughput at the end of this section. <text:s/></text:span><text:span text:style-name="T153">For </text:span><text:span text:style-name="T170">our</text:span><text:span text:style-name="T124"> performance model, </text:span><text:span text:style-name="T153">we</text:span><text:span text:style-name="T124"> </text:span><text:span text:style-name="T132">specif</text:span><text:span text:style-name="T153">y</text:span><text:span text:style-name="T110"> that an addition </text:span><text:span text:style-name="T113">(or subtraction) </text:span><text:span text:style-name="T110">requires 1 cycle to complete and </text:span><text:span text:style-name="T115">that </text:span><text:span text:style-name="T110">a multiplication requires 3 cycles to complete, and that multiplications are pipelined and that an addition can issue</text:span><text:span text:style-name="T135"> and</text:span><text:span text:style-name="T110"> execute in parallel with a multiplication. <text:s/></text:span><text:span text:style-name="T153">Th</text:span><text:span text:style-name="T154">is</text:span><text:span text:style-name="T153"> model</text:span><text:span text:style-name="T113"> also </text:span><text:span text:style-name="T132">specifies</text:span><text:span text:style-name="T113"> that the operation 3*</text:span><text:span text:style-name="T397">a</text:span><text:span text:style-name="T113"> can be completed in one cycle (via </text:span><text:span text:style-name="T136">an </text:span><text:span text:style-name="T113">add with shift </text:span><text:span text:style-name="T136">instruction</text:span><text:span text:style-name="T113">, or </text:span><text:span text:style-name="T129">the x86 </text:span><text:span text:style-name="T113">LEA </text:span><text:span text:style-name="T129">instruction</text:span><text:span text:style-name="T113">), and that </text:span><text:span text:style-name="T114">an</text:span><text:span text:style-name="T113"> XOR operation </text:span><text:span text:style-name="T115">requires</text:span><text:span text:style-name="T113"> one cycle. <text:s/></text:span><text:span text:style-name="T110">This model roughly corresponds to x86 </text:span><text:span text:style-name="T169">Intel </text:span><text:span text:style-name="T110">CPU </text:span><text:soft-page-break/><text:span text:style-name="T168">non-SIMD instruction timings </text:span><text:span text:style-name="T110">from the last 12 years [</text:span><text:span text:style-name="T111">15], and </text:span><text:span text:style-name="T138">it</text:span><text:span text:style-name="T111"> </text:span><text:span text:style-name="T141">reflect</text:span><text:span text:style-name="T142">s</text:span><text:span text:style-name="T137"> </text:span><text:span text:style-name="T158">typical</text:span><text:span text:style-name="T139"> </text:span><text:span text:style-name="T140">capabilities</text:span><text:span text:style-name="T137"> of</text:span><text:span text:style-name="T111"> modern CPUs.</text:span></text:p>
      <text:p text:style-name="P66"/>
      <text:p text:style-name="P118"><text:span text:style-name="T166">Let’s</text:span><text:span text:style-name="T117"> implement </text:span><text:span text:style-name="T120">Newton’s method </text:span><text:span text:style-name="T156">[10]</text:span><text:span text:style-name="T118"> for </text:span><text:span text:style-name="T127">the</text:span><text:span text:style-name="T118"> 64 bit inverse</text:span><text:span text:style-name="T117">:</text:span></text:p>
      <text:p text:style-name="P67"/>
      <text:list xml:id="list171721522004842" text:continue-numbering="true" text:style-name="L1">
        <text:list-item>
          <text:p text:style-name="P194"><text:span text:style-name="T280"><text:s/>uint</text:span><text:span text:style-name="T328">64</text:span><text:span text:style-name="T280">_t </text:span><text:span text:style-name="T332">newtons</text:span><text:span text:style-name="T280">_inv</text:span><text:span text:style-name="T297">erse</text:span><text:span text:style-name="T280">(uint</text:span><text:span text:style-name="T328">64</text:span><text:span text:style-name="T280">_t </text:span><text:span text:style-name="T340">a</text:span><text:span text:style-name="T280">)</text:span></text:p>
        </text:list-item>
        <text:list-item>
          <text:p text:style-name="P202"><text:s/>{</text:p>
        </text:list-item>
        <text:list-item>
          <text:p text:style-name="P205"><text:s text:c="4"/>assert(<text:span text:style-name="T741">a</text:span>%2 == 1);</text:p>
        </text:list-item>
        <text:list-item>
          <text:p text:style-name="P198"><text:span text:style-name="T280"><text:s text:c="4"/>uint</text:span><text:span text:style-name="T328">64</text:span><text:span text:style-name="T280">_t x0 = </text:span><text:span text:style-name="T298">(3*</text:span><text:span text:style-name="T340">a</text:span><text:span text:style-name="T298">)^2; <text:s text:c="5"/>// </text:span><text:span text:style-name="T308">See section </text:span><text:span text:style-name="T327">5, </text:span><text:span text:style-name="T308">formula </text:span><text:span text:style-name="T327">3.</text:span></text:p>
        </text:list-item>
        <text:list-item>
          <text:p text:style-name="P198"><text:span text:style-name="T300"><text:s text:c="4"/>uint</text:span><text:span text:style-name="T328">64</text:span><text:span text:style-name="T300">_t x</text:span><text:span text:style-name="T299">1 = x0*(</text:span><text:span text:style-name="T333">2 - </text:span><text:span text:style-name="T340">a</text:span><text:span text:style-name="T333">*x0</text:span><text:span text:style-name="T299">);</text:span></text:p>
        </text:list-item>
        <text:list-item>
          <text:p text:style-name="P198"><text:span text:style-name="T309"><text:s text:c="4"/></text:span><text:span text:style-name="T300">uint</text:span><text:span text:style-name="T328">64</text:span><text:span text:style-name="T300">_t x</text:span><text:span text:style-name="T299">2 = x1*(</text:span><text:span text:style-name="T333">2 - </text:span><text:span text:style-name="T340">a</text:span><text:span text:style-name="T333">*x1</text:span><text:span text:style-name="T299">);</text:span></text:p>
        </text:list-item>
        <text:list-item>
          <text:p text:style-name="P198"><text:span text:style-name="T300"><text:s text:c="4"/>uint</text:span><text:span text:style-name="T328">64</text:span><text:span text:style-name="T300">_t x</text:span><text:span text:style-name="T299">3 = x2*(</text:span><text:span text:style-name="T333">2 - </text:span><text:span text:style-name="T340">a</text:span><text:span text:style-name="T333">*x2</text:span><text:span text:style-name="T299">);</text:span></text:p>
        </text:list-item>
        <text:list-item>
          <text:p text:style-name="P198"><text:span text:style-name="T300"><text:s text:c="4"/>uint</text:span><text:span text:style-name="T328">64</text:span><text:span text:style-name="T300">_t x</text:span><text:span text:style-name="T329">4</text:span><text:span text:style-name="T299"> = x</text:span><text:span text:style-name="T330">3</text:span><text:span text:style-name="T299">*(</text:span><text:span text:style-name="T333">2 - </text:span><text:span text:style-name="T340">a</text:span><text:span text:style-name="T333">*x3</text:span><text:span text:style-name="T299">);</text:span></text:p>
        </text:list-item>
        <text:list-item>
          <text:p text:style-name="P210"><text:s text:c="4"/>return x<text:span text:style-name="T726">4</text:span>;</text:p>
        </text:list-item>
        <text:list-item>
          <text:p text:style-name="P215"><text:s/>}</text:p>
          <text:p text:style-name="P217"><text:span text:style-name="T729">Figure </text:span><text:span text:style-name="T730">2</text:span><text:span text:style-name="T729">: C code for the </text:span><text:span text:style-name="T730">64</text:span><text:span text:style-name="T729"> bit inverse </text:span><text:span text:style-name="T730">using </text:span><text:span text:style-name="T731">Newton</text:span><text:span text:style-name="T730">’</text:span><text:span text:style-name="T731">s</text:span><text:span text:style-name="T730"> </text:span><text:span text:style-name="T731">method</text:span><text:span text:style-name="T730">.</text:span></text:p>
        </text:list-item>
      </text:list>
      <text:p text:style-name="P86"/>
      <text:p text:style-name="P86"><text:span text:style-name="T749">Inspired by</text:span> the example of Reynolds [8], <text:span text:style-name="T738">let us consider the cycle timings of Figure 2 under the performance model we described. <text:s/>We will start on cycle 0 with 3*</text:span><text:span text:style-name="T564">a</text:span><text:span text:style-name="T738">. <text:s/>Operations are listed in order of the cycle on which they can issue. If more than one operation could issue on the same cycle, they would be listed on the same row, though we will see this never happens with Figure 2. <text:s/>Since every instruction in Figure 2 depends upon its preceding instruction, there is one long dependency chain throughout the Newton’s method algorithm:</text:span></text:p>
      <text:p text:style-name="P86"/>
      <text:p text:style-name="P22">Cycle number <text:s text:c="5"/>Operation(s)</text:p>
      <text:p text:style-name="P18"><text:span text:style-name="T647">0. <text:s text:c="15"/>tmp = 3*</text:span><text:span text:style-name="T657">a</text:span><text:span text:style-name="T647"> <text:s text:c="6"/>(</text:span><text:span text:style-name="T668">usua</text:span><text:span text:style-name="T647">lly a single cycle op</text:span><text:span text:style-name="T667">eration</text:span><text:span text:style-name="T647">)</text:span></text:p>
      <text:p text:style-name="P6"><text:span text:style-name="T651">1</text:span><text:span text:style-name="T650">. <text:s text:c="15"/></text:span><text:span text:style-name="T651">x0 = tmp ^ 2 <text:s text:c="3"/>(^ is xor)</text:span></text:p>
      <text:p text:style-name="P6"><text:span text:style-name="T651">2</text:span><text:span text:style-name="T647">. <text:s text:c="15"/></text:span><text:span text:style-name="T651">tmp = </text:span><text:span text:style-name="T657">a</text:span><text:span text:style-name="T651">*x0</text:span></text:p>
      <text:p text:style-name="P18"><text:span text:style-name="T647">3. <text:s text:c="31"/></text:span><text:span text:style-name="T652">(no </text:span><text:span text:style-name="T654">instruction</text:span><text:span text:style-name="T652"> possible, waiting on </text:span><text:span text:style-name="T654">tmp</text:span><text:span text:style-name="T652">)</text:span></text:p>
      <text:p text:style-name="P18"><text:span text:style-name="T647">4. <text:s text:c="31"/></text:span><text:span text:style-name="T652">(no </text:span><text:span text:style-name="T654">instruction</text:span><text:span text:style-name="T652"> possible, waiting on </text:span><text:span text:style-name="T654">tmp</text:span><text:span text:style-name="T652">)</text:span></text:p>
      <text:p text:style-name="P9"><text:span text:style-name="T647">5. <text:s text:c="15"/></text:span><text:span text:style-name="T654">tmp = 2 – tmp</text:span></text:p>
      <text:p text:style-name="P13"><text:span text:style-name="T654">6</text:span><text:span text:style-name="T647">. <text:s text:c="15"/></text:span><text:span text:style-name="T653">x1</text:span><text:span text:style-name="T647"> = </text:span><text:span text:style-name="T653">x0 </text:span><text:span text:style-name="T647">* tmp<text:line-break/></text:span><text:span text:style-name="T654">7</text:span><text:span text:style-name="T647">.</text:span></text:p>
      <text:p text:style-name="P25">8.</text:p>
      <text:p text:style-name="P19"><text:span text:style-name="T647">9. <text:s text:c="15"/>tmp = </text:span><text:span text:style-name="T657">a</text:span><text:span text:style-name="T651">*x</text:span><text:span text:style-name="T647">1</text:span></text:p>
      <text:p text:style-name="P26">10.</text:p>
      <text:p text:style-name="P26">11.</text:p>
      <text:p text:style-name="P7"><text:span text:style-name="T655">12</text:span><text:span text:style-name="T647">. <text:s text:c="14"/></text:span><text:span text:style-name="T654">tmp = 2 – tmp</text:span></text:p>
      <text:p text:style-name="P14"><text:span text:style-name="T655">13</text:span><text:span text:style-name="T654">. <text:s text:c="14"/></text:span><text:span text:style-name="T653">x</text:span><text:span text:style-name="T655">2</text:span><text:span text:style-name="T654"> = </text:span><text:span text:style-name="T653">x</text:span><text:span text:style-name="T655">1</text:span><text:span text:style-name="T653"> </text:span><text:span text:style-name="T654">* tmp</text:span></text:p>
      <text:p text:style-name="P19"><text:span text:style-name="T654">1</text:span><text:span text:style-name="T647">4.</text:span></text:p>
      <text:p text:style-name="P26">15.</text:p>
      <text:p text:style-name="P19"><text:span text:style-name="T647">16. <text:s text:c="14"/>tmp = </text:span><text:span text:style-name="T657">a</text:span><text:span text:style-name="T651">*x</text:span><text:span text:style-name="T647">2</text:span></text:p>
      <text:p text:style-name="P26">17.</text:p>
      <text:p text:style-name="P26">18.</text:p>
      <text:p text:style-name="P7"><text:span text:style-name="T655">19</text:span><text:span text:style-name="T647">. <text:s text:c="14"/></text:span><text:span text:style-name="T654">tmp = 2 – tmp</text:span></text:p>
      <text:p text:style-name="P14"><text:span text:style-name="T655">20</text:span><text:span text:style-name="T654">. <text:s text:c="14"/></text:span><text:span text:style-name="T653">x</text:span><text:span text:style-name="T655">3</text:span><text:span text:style-name="T654"> = </text:span><text:span text:style-name="T653">x</text:span><text:span text:style-name="T655">2</text:span><text:span text:style-name="T653"> </text:span><text:span text:style-name="T654">* tmp</text:span></text:p>
      <text:p text:style-name="P26">21.</text:p>
      <text:p text:style-name="P26">22.</text:p>
      <text:p text:style-name="P20"><text:span text:style-name="T656">23</text:span><text:span text:style-name="T647">. <text:s text:c="14"/>tmp = </text:span><text:span text:style-name="T657">a</text:span><text:span text:style-name="T651">*x</text:span><text:span text:style-name="T656">3</text:span></text:p>
      <text:p text:style-name="P20"><text:span text:style-name="T656">24</text:span><text:span text:style-name="T647">.</text:span></text:p>
      <text:p text:style-name="P20"><text:soft-page-break/><text:span text:style-name="T656">25</text:span><text:span text:style-name="T647">.</text:span></text:p>
      <text:p text:style-name="P8"><text:span text:style-name="T656">26</text:span><text:span text:style-name="T647">. <text:s text:c="14"/></text:span><text:span text:style-name="T654">tmp = 2 – tmp</text:span></text:p>
      <text:p text:style-name="P15"><text:span text:style-name="T656">27</text:span><text:span text:style-name="T654">. <text:s text:c="14"/></text:span><text:span text:style-name="T653">x</text:span><text:span text:style-name="T656">4</text:span><text:span text:style-name="T654"> = </text:span><text:span text:style-name="T653">x</text:span><text:span text:style-name="T656">5</text:span><text:span text:style-name="T653"> </text:span><text:span text:style-name="T654">* tmp</text:span></text:p>
      <text:p text:style-name="P20"><text:span text:style-name="T647">2</text:span><text:span text:style-name="T656">8</text:span><text:span text:style-name="T647">.</text:span></text:p>
      <text:p text:style-name="P20"><text:span text:style-name="T647">2</text:span><text:span text:style-name="T656">9</text:span><text:span text:style-name="T647">.</text:span></text:p>
      <text:p text:style-name="P28">30. <text:s text:c="14"/>return x4</text:p>
      <text:p text:style-name="P27"/>
      <text:p text:style-name="P140"><text:span text:style-name="T166">Let’s </text:span><text:span text:style-name="T117">implement </text:span><text:span text:style-name="T119">Dumas’ </text:span><text:span text:style-name="T163">original </text:span><text:span text:style-name="T156">A</text:span><text:span text:style-name="T119">lgorithm 3 </text:span><text:span text:style-name="T156">[7] </text:span><text:span text:style-name="T128">with</text:span><text:span text:style-name="T130">out</text:span><text:span text:style-name="T128"> looping</text:span><text:span text:style-name="T118"> for </text:span><text:span text:style-name="T121">the</text:span><text:span text:style-name="T118"> 64 bit inverse</text:span><text:span text:style-name="T117">:</text:span></text:p>
      <text:p text:style-name="P21"/>
      <text:list xml:id="list171722399345602" text:continue-numbering="true" text:style-name="L1">
        <text:list-item>
          <text:p text:style-name="P195"><text:span text:style-name="T280"><text:s/>uint</text:span><text:span text:style-name="T328">64</text:span><text:span text:style-name="T280">_t </text:span><text:span text:style-name="T328">original_dumas</text:span><text:span text:style-name="T280">_inv</text:span><text:span text:style-name="T297">erse</text:span><text:span text:style-name="T280">(uint</text:span><text:span text:style-name="T328">64</text:span><text:span text:style-name="T280">_t </text:span><text:span text:style-name="T341">a</text:span><text:span text:style-name="T280">)</text:span></text:p>
        </text:list-item>
        <text:list-item>
          <text:p text:style-name="P203"><text:s/>{</text:p>
        </text:list-item>
        <text:list-item>
          <text:p text:style-name="P206"><text:s text:c="4"/>assert(<text:span text:style-name="T742">a</text:span>%2 == 1);</text:p>
        </text:list-item>
        <text:list-item>
          <text:p text:style-name="P207"><text:s text:c="4"/><text:span text:style-name="T726">uint64_t y = a - 1;</text:span></text:p>
        </text:list-item>
        <text:list-item>
          <text:p text:style-name="P207"><text:s text:c="4"/>uint<text:span text:style-name="T725">64_t u0 = 2 - a;</text:span></text:p>
        </text:list-item>
        <text:list-item>
          <text:p text:style-name="P213"><text:s text:c="4"/><text:span text:style-name="T727">y</text:span> *= <text:span text:style-name="T727">y</text:span>;</text:p>
        </text:list-item>
        <text:list-item>
          <text:p text:style-name="P214"><text:s text:c="4"/>uint64_t u1 = u0*(<text:span text:style-name="T728">1 + y</text:span>);</text:p>
        </text:list-item>
        <text:list-item>
          <text:p text:style-name="P213"><text:s text:c="4"/><text:span text:style-name="T727">y</text:span> *= <text:span text:style-name="T727">y</text:span>;</text:p>
        </text:list-item>
        <text:list-item>
          <text:p text:style-name="P214"><text:s text:c="4"/>uint64_t u<text:span text:style-name="T727">2</text:span> = <text:span text:style-name="T727">u1*</text:span>(<text:span text:style-name="T728">1 + y</text:span>);</text:p>
        </text:list-item>
        <text:list-item>
          <text:p text:style-name="P213"><text:s text:c="4"/><text:span text:style-name="T727">y</text:span> *= <text:span text:style-name="T727">y</text:span>;</text:p>
        </text:list-item>
        <text:list-item>
          <text:p text:style-name="P214"><text:s text:c="4"/>uint64_t u<text:span text:style-name="T727">3</text:span> = <text:span text:style-name="T727">u2*</text:span>(<text:span text:style-name="T728">1 + y</text:span>);</text:p>
        </text:list-item>
        <text:list-item>
          <text:p text:style-name="P213"><text:s text:c="4"/><text:span text:style-name="T727">y</text:span> *= <text:span text:style-name="T727">y</text:span>;</text:p>
        </text:list-item>
        <text:list-item>
          <text:p text:style-name="P214"><text:s text:c="4"/>uint64_t u<text:span text:style-name="T727">4</text:span> = <text:span text:style-name="T727">u3*</text:span>(<text:span text:style-name="T728">1 + y</text:span>);</text:p>
        </text:list-item>
        <text:list-item>
          <text:p text:style-name="P213"><text:s text:c="4"/><text:span text:style-name="T727">y</text:span> *= <text:span text:style-name="T727">y</text:span>;</text:p>
        </text:list-item>
        <text:list-item>
          <text:p text:style-name="P199"><text:span text:style-name="T280"><text:s text:c="4"/>uint64_t u</text:span><text:span text:style-name="T330">5</text:span><text:span text:style-name="T280"> = </text:span><text:span text:style-name="T330">u4*</text:span><text:span text:style-name="T280">(</text:span><text:span text:style-name="T331">1 + y</text:span><text:span text:style-name="T280">);</text:span></text:p>
        </text:list-item>
        <text:list-item>
          <text:p text:style-name="P211"><text:s text:c="4"/>return <text:span text:style-name="T726">u5</text:span>;</text:p>
        </text:list-item>
        <text:list-item>
          <text:p text:style-name="P216"><text:s/>}</text:p>
          <text:p text:style-name="P212"><text:span text:style-name="T732">Figure </text:span><text:span text:style-name="T733">3</text:span><text:span text:style-name="T732">: C code for the </text:span><text:span text:style-name="T734">64</text:span><text:span text:style-name="T732"> bit inverse </text:span><text:span text:style-name="T734">using Dumas’ algorithm 3</text:span><text:span text:style-name="T730">.</text:span></text:p>
        </text:list-item>
      </text:list>
      <text:p text:style-name="P85"/>
      <text:p text:style-name="P84"><text:span text:style-name="T643">L</text:span>et’s consider the cycle timings for <text:span text:style-name="T736">Figure 3</text:span>, starting on cycle 0 with <text:span text:style-name="T737">its</text:span> subtraction <text:span text:style-name="T742">a</text:span> - 1. <text:s/><text:span text:style-name="T735">Operations are listed in order of the cycle on which they can issue, and when more than one operation can issue on the same cycle, they are listed on the same row:</text:span></text:p>
      <text:p text:style-name="P23"/>
      <text:p text:style-name="P23">Cycle number <text:s text:c="5"/>Operation(s)</text:p>
      <text:p text:style-name="P10"><text:span text:style-name="T650">0. <text:s text:c="15"/></text:span><text:span text:style-name="T647">y = </text:span><text:span text:style-name="T657">a</text:span><text:span text:style-name="T647"> </text:span><text:span text:style-name="T725">–</text:span><text:span text:style-name="T647"> 1</text:span></text:p>
      <text:p text:style-name="P10"><text:span text:style-name="T647">1. <text:s text:c="15"/>u0 = 2 </text:span><text:span text:style-name="T725">–</text:span><text:span text:style-name="T647"> </text:span><text:span text:style-name="T657">a</text:span><text:span text:style-name="T647">, <text:s text:c="8"/>y *= y</text:span></text:p>
      <text:p text:style-name="P4"><text:span text:style-name="T647">2. <text:s text:c="15"/>(no </text:span><text:span text:style-name="T654">instruction</text:span><text:span text:style-name="T647"> possible, waiting on y)</text:span></text:p>
      <text:p text:style-name="P4"><text:span text:style-name="T647">3. <text:s text:c="15"/>(no </text:span><text:span text:style-name="T654">instruction</text:span><text:span text:style-name="T647"> possible, waiting on y)</text:span></text:p>
      <text:p text:style-name="P23">4. <text:s text:c="15"/>tmp = (1 + y), <text:s text:c="5"/>y *= y</text:p>
      <text:p text:style-name="P23">5. <text:s text:c="15"/>u1 = u0 * tmp,</text:p>
      <text:p text:style-name="P29">6.</text:p>
      <text:p text:style-name="P29">7. <text:s text:c="15"/>tmp = (1 + y), <text:s text:c="5"/>y *= y</text:p>
      <text:p text:style-name="P29">8. <text:s text:c="15"/>u2 = u1 * tmp<text:line-break/>9.</text:p>
      <text:p text:style-name="P29">10. <text:s text:c="14"/>tmp = (1 + y), <text:s text:c="5"/>y *= y</text:p>
      <text:p text:style-name="P29">11. <text:s text:c="14"/>u3 = u2 * tmp</text:p>
      <text:p text:style-name="P29">12.</text:p>
      <text:p text:style-name="P29">13. <text:s text:c="14"/>tmp = (1 + y), <text:s text:c="5"/>y *= y</text:p>
      <text:p text:style-name="P29">14. <text:s text:c="14"/>u4 = u3 * tmp</text:p>
      <text:p text:style-name="P29">15.</text:p>
      <text:p text:style-name="P29">16. <text:s text:c="14"/>tmp = (1 + y)</text:p>
      <text:p text:style-name="P29">17. <text:s text:c="14"/>u5 = u4 * tmp</text:p>
      <text:p text:style-name="P30">18.</text:p>
      <text:p text:style-name="P30"><text:soft-page-break/>19.</text:p>
      <text:p text:style-name="P30">20. <text:s text:c="14"/>return u5</text:p>
      <text:p text:style-name="P145"/>
      <text:p text:style-name="P132"><text:span text:style-name="T164">There are </text:span><text:span text:style-name="T105">two dependency chains </text:span><text:span text:style-name="T125">(one</text:span><text:span text:style-name="T164"> </text:span><text:span text:style-name="T125">for </text:span><text:span text:style-name="T396">y </text:span><text:span text:style-name="T125">and </text:span><text:span text:style-name="T164">one for </text:span><text:span text:style-name="T396">u</text:span><text:span text:style-name="T125">) </text:span><text:span text:style-name="T164">executing</text:span><text:span text:style-name="T105"> mostly in parallel</text:span><text:span text:style-name="T126">. <text:s/></text:span><text:span text:style-name="T164">As a result </text:span><text:span text:style-name="T143">Dumas’ </text:span><text:span text:style-name="T161">algorithm </text:span><text:span text:style-name="T164">completes in 20 cycles</text:span><text:span text:style-name="T143">, compared</text:span><text:span text:style-name="T105"> to 30 cycles </text:span><text:span text:style-name="T143">for Newton’</text:span><text:span text:style-name="T161">s </text:span><text:span text:style-name="T162">m</text:span><text:span text:style-name="T161">ethod</text:span><text:span text:style-name="T105">.</text:span></text:p>
      <text:p text:style-name="P68"/>
      <text:p text:style-name="P132"><text:span text:style-name="T164">And </text:span><text:span text:style-name="T165">finally </text:span><text:span text:style-name="T164">l</text:span><text:span text:style-name="T72">et’s consider the timings </text:span><text:span text:style-name="T73">for </text:span><text:span text:style-name="T97">our</text:span><text:span text:style-name="T75"> </text:span><text:span text:style-name="T74">earlier </text:span><text:span text:style-name="T73">Figure 1, </text:span><text:span text:style-name="T77">which</text:span><text:span text:style-name="T73"> implemen</text:span><text:span text:style-name="T98">ted</text:span><text:span text:style-name="T72"> the</text:span><text:span text:style-name="T35"> </text:span><text:span text:style-name="T72">64 bit inverse using the </text:span><text:span text:style-name="T76">algorithm </text:span><text:span text:style-name="T77">presented</text:span><text:span text:style-name="T76"> in this paper</text:span><text:span text:style-name="T69">:</text:span></text:p>
      <text:p text:style-name="P62"/>
      <text:p text:style-name="P24">Cycle number <text:s text:c="5"/>Operation(s)</text:p>
      <text:p text:style-name="P17"><text:span text:style-name="T647">0. <text:s text:c="15"/>tmp = 3*</text:span><text:span text:style-name="T657">a</text:span><text:span text:style-name="T647"> <text:s text:c="6"/>(</text:span><text:span text:style-name="T669">usu</text:span><text:span text:style-name="T647">ally a single cycle op)</text:span></text:p>
      <text:p text:style-name="P5"><text:span text:style-name="T651">1</text:span><text:span text:style-name="T650">. <text:s text:c="15"/></text:span><text:span text:style-name="T651">x0 = tmp ^ 2 <text:s text:c="3"/>(^ is xor)</text:span></text:p>
      <text:p text:style-name="P5"><text:span text:style-name="T651">2</text:span><text:span text:style-name="T647">. <text:s text:c="15"/></text:span><text:span text:style-name="T651">tmp = </text:span><text:span text:style-name="T657">a</text:span><text:span text:style-name="T651">*x0</text:span></text:p>
      <text:p text:style-name="P31">3.</text:p>
      <text:p text:style-name="P31">4.</text:p>
      <text:p text:style-name="P11"><text:span text:style-name="T647">5. <text:s text:c="15"/></text:span><text:span text:style-name="T651">y = 1 </text:span><text:span text:style-name="T725">–</text:span><text:span text:style-name="T651"> tmp</text:span></text:p>
      <text:p text:style-name="P12"><text:span text:style-name="T653">6</text:span><text:span text:style-name="T647">. <text:s text:c="15"/>tmp = (1 + y), <text:s text:c="5"/>y *= y</text:span></text:p>
      <text:p text:style-name="P12"><text:span text:style-name="T653">7</text:span><text:span text:style-name="T647">. <text:s text:c="15"/></text:span><text:span text:style-name="T653">x1</text:span><text:span text:style-name="T647"> = </text:span><text:span text:style-name="T653">x0 </text:span><text:span text:style-name="T647">* tmp<text:line-break/></text:span><text:span text:style-name="T653">8</text:span><text:span text:style-name="T647">.</text:span></text:p>
      <text:p text:style-name="P12"><text:span text:style-name="T653">9</text:span><text:span text:style-name="T647">. <text:s text:c="15"/>tmp = (1 + y), <text:s text:c="5"/>y *= y</text:span></text:p>
      <text:p text:style-name="P12"><text:span text:style-name="T647">1</text:span><text:span text:style-name="T653">0</text:span><text:span text:style-name="T647">. <text:s text:c="14"/></text:span><text:span text:style-name="T653">x2</text:span><text:span text:style-name="T647"> = </text:span><text:span text:style-name="T653">x1</text:span><text:span text:style-name="T647"> * tmp</text:span></text:p>
      <text:p text:style-name="P12"><text:span text:style-name="T647">1</text:span><text:span text:style-name="T653">1</text:span><text:span text:style-name="T647">.</text:span></text:p>
      <text:p text:style-name="P12"><text:span text:style-name="T647">1</text:span><text:span text:style-name="T653">2</text:span><text:span text:style-name="T647">. <text:s text:c="14"/>tmp = (1 + y), <text:s text:c="5"/>y *= y</text:span></text:p>
      <text:p text:style-name="P12"><text:span text:style-name="T647">1</text:span><text:span text:style-name="T653">3</text:span><text:span text:style-name="T647">. <text:s text:c="14"/></text:span><text:span text:style-name="T653">x3</text:span><text:span text:style-name="T647"> = </text:span><text:span text:style-name="T653">x2</text:span><text:span text:style-name="T647"> * tmp</text:span></text:p>
      <text:p text:style-name="P12"><text:span text:style-name="T647">1</text:span><text:span text:style-name="T653">4</text:span><text:span text:style-name="T647">.</text:span></text:p>
      <text:p text:style-name="P12"><text:span text:style-name="T647">1</text:span><text:span text:style-name="T653">5</text:span><text:span text:style-name="T647">. <text:s text:c="14"/>tmp = (1 + y)</text:span></text:p>
      <text:p text:style-name="P12"><text:span text:style-name="T647">1</text:span><text:span text:style-name="T653">6</text:span><text:span text:style-name="T647">. <text:s text:c="14"/></text:span><text:span text:style-name="T653">x4</text:span><text:span text:style-name="T647"> = </text:span><text:span text:style-name="T653">x3</text:span><text:span text:style-name="T647"> * tmp</text:span></text:p>
      <text:p text:style-name="P16"><text:span text:style-name="T647">1</text:span><text:span text:style-name="T653">7</text:span><text:span text:style-name="T647">.</text:span></text:p>
      <text:p text:style-name="P16"><text:span text:style-name="T647">1</text:span><text:span text:style-name="T653">8</text:span><text:span text:style-name="T647">.</text:span></text:p>
      <text:p text:style-name="P16"><text:span text:style-name="T653">19</text:span><text:span text:style-name="T650">. <text:s text:c="14"/>return </text:span><text:span text:style-name="T653">x4</text:span></text:p>
      <text:p text:style-name="P32"/>
      <text:p text:style-name="P231"><text:span text:style-name="T239">Compared to Figure 3’</text:span><text:span text:style-name="T243">s</text:span><text:span text:style-name="T239"> </text:span><text:span text:style-name="T242">timings</text:span><text:span text:style-name="T239">,</text:span><text:span text:style-name="T235"> Figure </text:span><text:span text:style-name="T237">1</text:span><text:span text:style-name="T240"> complete</text:span><text:span text:style-name="T241">s one cycle </text:span><text:span text:style-name="T259">faster</text:span><text:span text:style-name="T233">, </text:span><text:span text:style-name="T245">mostly </text:span><text:span text:style-name="T247">due</text:span><text:span text:style-name="T245"> to its</text:span><text:span text:style-name="T244"> </text:span><text:span text:style-name="T248">ability</text:span><text:span text:style-name="T244"> to</text:span><text:span text:style-name="T233"> </text:span><text:span text:style-name="T246">use</text:span><text:span text:style-name="T233"> </text:span><text:span text:style-name="T236">the</text:span><text:span text:style-name="T233"> efficient formula </text:span><text:span text:style-name="T236">3 </text:span><text:span text:style-name="T249">(or formula 4) </text:span><text:span text:style-name="T233">from section 5. <text:s/></text:span><text:span text:style-name="T234">U</text:span><text:span text:style-name="T236">nder </text:span><text:span text:style-name="T256">our</text:span><text:span text:style-name="T236"> performance model </text:span><text:span text:style-name="T258">of</text:span><text:span text:style-name="T256"> </text:span><text:span text:style-name="T252">a typical modern microprocessor</text:span><text:span text:style-name="T236">, </text:span><text:span text:style-name="T257">this paper’s algorithm (</text:span><text:span text:style-name="T236">Figure </text:span><text:span text:style-name="T238">1</text:span><text:span text:style-name="T257">)</text:span><text:span text:style-name="T236"> improves </text:span><text:span text:style-name="T256">expected</text:span><text:span text:style-name="T251"> </text:span><text:span text:style-name="T262">latency</text:span><text:span text:style-name="T236"> </text:span><text:span text:style-name="T253">of the</text:span><text:span text:style-name="T254"> </text:span><text:span text:style-name="T260">64 bit </text:span><text:span text:style-name="T253">inverse </text:span><text:span text:style-name="T250">by ~60% over Newton’s method </text:span><text:span text:style-name="T255">(</text:span><text:span text:style-name="T250">Figure 2</text:span><text:span text:style-name="T255">) </text:span><text:span text:style-name="T260">and </text:span><text:span text:style-name="T236">by </text:span><text:span text:style-name="T260">~</text:span><text:span text:style-name="T236">5% over Dumas’ </text:span><text:span text:style-name="T261">A</text:span><text:span text:style-name="T236">lgorithm </text:span><text:span text:style-name="T261">3</text:span><text:span text:style-name="T236"> </text:span><text:span text:style-name="T260">as presented in his paper</text:span><text:span text:style-name="T236"> </text:span><text:span text:style-name="T255">(</text:span><text:span text:style-name="T236">Figure 3</text:span><text:span text:style-name="T255">)</text:span><text:span text:style-name="T250">.</text:span></text:p>
      <text:p text:style-name="P231"><text:span text:style-name="T250"/></text:p>
      <text:p text:style-name="P232"><text:span text:style-name="T271">Unfortunately </text:span><text:span text:style-name="T274">a </text:span><text:span text:style-name="T272">throughput analysis needs</text:span><text:span text:style-name="T271"> specific context, </text:span><text:span text:style-name="T272">which makes </text:span><text:span text:style-name="T274">comparing the</text:span><text:span text:style-name="T276">se</text:span><text:span text:style-name="T274"> functions</text:span><text:span text:style-name="T272"> difficult at best</text:span><text:span text:style-name="T266">. <text:s/></text:span><text:span text:style-name="T270">Throughput depends not just on the functions </text:span><text:span text:style-name="T274">themselves</text:span><text:span text:style-name="T270"> but</text:span><text:span text:style-name="T263"> up</text:span><text:span text:style-name="T232">on surrounding code,</text:span><text:span text:style-name="T263"> data dependencies, and</text:span><text:span text:style-name="T267"> specific CPU</text:span><text:span text:style-name="T263">. <text:s/></text:span><text:span text:style-name="T274">Nonetheless, </text:span><text:span text:style-name="T275">when using</text:span><text:span text:style-name="T265"> the inverse in a loop, i</text:span><text:span text:style-name="T263">f there is a loop-carried dependency on the result of the inverse, the lowest latency </text:span><text:span text:style-name="T268">functions</text:span><text:span text:style-name="T263"> </text:span><text:span text:style-name="T264">may tend to help</text:span><text:span text:style-name="T263"> throughput. <text:s/></text:span><text:span text:style-name="T275">We can note the inverse functions have a large number of multiplies, so we might </text:span><text:span text:style-name="T273">check for</text:span><text:span text:style-name="T269"> pressure on </text:span><text:span text:style-name="T265">the CPU’s multiplication execution unit(s), </text:span><text:span text:style-name="T273">and </text:span><text:span text:style-name="T272">favor lowest number of multiplies </text:span><text:span text:style-name="T273">if it </text:span><text:span text:style-name="T275">matters</text:span><text:span text:style-name="T273">;</text:span><text:span text:style-name="T265"> </text:span><text:span text:style-name="T275">this paper’s function is tied with Newton’s method for lowest number of multiplies.</text:span></text:p>
      <text:p text:style-name="P81"/>
      <text:h text:style-name="P190" text:outline-level="1"><text:soft-page-break/>8 <text:s text:c="3"/>Conclusion</text:h>
      <text:p text:style-name="Standard"/>
      <text:p text:style-name="P136"><text:span text:style-name="T313">Dumas’ algorithm for the</text:span><text:span text:style-name="T360"> </text:span><text:span text:style-name="T313">inverse has a </text:span><text:span text:style-name="T315">strong</text:span><text:span text:style-name="T313"> advantage over Newton’s method due to its ability to </text:span><text:span text:style-name="T315">exploit</text:span><text:span text:style-name="T313"> instruction level parallelism (</text:span><text:span text:style-name="T317">from</text:span><text:span text:style-name="T313"> pipelining and/or superscalar execution units) </text:span><text:span text:style-name="T315">available in</text:span><text:span text:style-name="T313"> modern microprocessors. <text:s/>The algorithm in this paper </text:span><text:span text:style-name="T356">ex</text:span><text:span text:style-name="T359">pands upon </text:span><text:span text:style-name="T314">Dumas’ work t</text:span><text:span text:style-name="T356">o </text:span><text:span text:style-name="T314">allow </text:span><text:span text:style-name="T364">for</text:span><text:span text:style-name="T313"> a more efficient starting value for its recurrence sequence, typically using </text:span><text:span text:style-name="T356">F</text:span><text:span text:style-name="T313">ormula </text:span><text:span text:style-name="T356">3 </text:span><text:span text:style-name="T313">from Section 5. <text:s/>Th</text:span><text:span text:style-name="T349">is </text:span><text:span text:style-name="T361">results in</text:span><text:span text:style-name="T314"> the</text:span><text:span text:style-name="T313"> </text:span><text:span text:style-name="T367">lowest number of cycles</text:span><text:span text:style-name="T314"> </text:span><text:span text:style-name="T356">currently</text:span><text:span text:style-name="T314"> known</text:span><text:span text:style-name="T313"> for </text:span><text:span text:style-name="T357">calculating</text:span><text:span text:style-name="T313"> </text:span><text:span text:style-name="T314">the </text:span><text:span text:style-name="T363">multiplicative </text:span><text:span text:style-name="T313">inverse </text:span><text:span text:style-name="T314">of a</text:span><text:span text:style-name="T358">n integer</text:span><text:span text:style-name="T314"> </text:span><text:span text:style-name="T365">(</text:span><text:span text:style-name="T316">modulo </text:span><text:span text:style-name="T278">2</text:span><text:span text:style-name="T535">w</text:span><text:span text:style-name="T279">) on a computer</text:span><text:span text:style-name="T313">,</text:span><text:span text:style-name="T365"> </text:span><text:span text:style-name="T314">whe</text:span><text:span text:style-name="T316">n</text:span><text:span text:style-name="T314"> </text:span><text:span text:style-name="T423">w</text:span><text:span text:style-name="T314"> is</text:span><text:span text:style-name="T313"> </text:span><text:span text:style-name="T317">less than or equal to </text:span><text:span text:style-name="T313">the </text:span><text:span text:style-name="T348">native </text:span><text:span text:style-name="T313">bit width of a CPU’s arithmetic instructions.</text:span></text:p>
      <text:h text:style-name="P189" text:outline-level="1">References</text:h>
      <text:p text:style-name="Standard"/>
      <text:list xml:id="list2435569115" text:style-name="L2">
        <text:list-item>
          <text:p text:style-name="P218">Wikipedia contributors. <text:s/>Montgomery modular multiplication. <text:s/><text:span text:style-name="T559">Wikipedia, The Free Encyclopedia</text:span>. <text:s/><text:span text:style-name="T628">Revised December 17, 2019.</text:span> <text:s/><text:a xlink:type="simple" xlink:href="https://en.wikipedia.org/w/index.php?title=Montgomery_modular_multiplication&amp;oldid=931195404" text:style-name="Internet_20_link" text:visited-style-name="Visited_20_Internet_20_Link">https://en.wikipedia.org/w/index.php?title=Montgomery_modular_multiplication&amp;oldid=931195404</text:a></text:p>
        </text:list-item>
        <text:list-item>
          <text:p text:style-name="P223">Henry Warren. <text:s/><text:span text:style-name="T559">Hacker’s Delight 2</text:span><text:span text:style-name="T524">nd</text:span><text:span text:style-name="T559"> Ed</text:span>. <text:span text:style-name="T625">[</text:span>Section 10.16<text:span text:style-name="T625">], </text:span>Addison-Wesley, <text:span text:style-name="T626">2</text:span>013.</text:p>
        </text:list-item>
        <text:list-item>
          <text:p text:style-name="P218"><text:span text:style-name="T638">Henry Warren. <text:s/></text:span><text:span text:style-name="T639">Hacker’s Delight 2</text:span><text:span text:style-name="T540">nd</text:span><text:span text:style-name="T639"> Ed</text:span><text:span text:style-name="T638">. </text:span><text:span text:style-name="T637">[</text:span><text:span text:style-name="T638">Section 10.1</text:span><text:span text:style-name="T637">7], </text:span><text:span text:style-name="T487">Addison-Wesley, 2013.</text:span></text:p>
        </text:list-item>
        <text:list-item>
          <text:p text:style-name="P224"><text:span text:style-name="T40">Ernst W. Mayer. <text:s/>Efficient long division via Montgomery multiply. <text:s/></text:span><text:a xlink:type="simple" xlink:href="https://arxiv.org/abs/1303.0328" text:style-name="Internet_20_link" text:visited-style-name="Visited_20_Internet_20_Link"><text:span text:style-name="T68">arXiv:1303.0328v6, 21 August 2016</text:span></text:a></text:p>
        </text:list-item>
        <text:list-item>
          <text:p text:style-name="P219"><text:span text:style-name="T487">Wikipedia contributors. <text:s/></text:span><text:span text:style-name="T488">Extended Euclidean Algorithm</text:span><text:span text:style-name="T487">. <text:s/></text:span><text:span text:style-name="T498">Wikipedia, The Free Encyclopedia</text:span><text:span text:style-name="T487">. <text:s/></text:span><text:span text:style-name="T482">Revised </text:span><text:span text:style-name="T484">January</text:span><text:span text:style-name="T482"> </text:span><text:span text:style-name="T484">29</text:span><text:span text:style-name="T482">, 20</text:span><text:span text:style-name="T484">21</text:span><text:span text:style-name="T482">. </text:span><text:span text:style-name="T487"><text:s/></text:span><text:a xlink:type="simple" xlink:href="https://en.wikipedia.org/w/index.php?title=Extended_Euclidean_algorithm&amp;oldid=1003613686" text:style-name="Internet_20_link" text:visited-style-name="Visited_20_Internet_20_Link"><text:span text:style-name="T484">https://en.wikipedia.org/w/index.php?title=Extended_Euclidean_algorithm&amp;oldid=1003613686</text:span></text:a></text:p>
        </text:list-item>
        <text:list-item>
          <text:p text:style-name="P225"><text:span text:style-name="T55">Wikipedia contributors. <text:s/></text:span><text:span text:style-name="T56">Newton’s Method.</text:span><text:span text:style-name="T55"> <text:s/></text:span><text:span text:style-name="T388">Wikipedia, The Free Encyclopedia</text:span><text:span text:style-name="T55">. <text:s/></text:span><text:span text:style-name="T43">Revised </text:span><text:span text:style-name="T57">January</text:span><text:span text:style-name="T43"> </text:span><text:span text:style-name="T57">25</text:span><text:span text:style-name="T43">, 20</text:span><text:span text:style-name="T57">20</text:span><text:span text:style-name="T43">. </text:span><text:span text:style-name="T55"><text:s/></text:span><text:a xlink:type="simple" xlink:href="https://en.wikipedia.org/w/index.php?title=Newton%27s_method&amp;oldid=937542756#Multiplicative_inverses_of_numbers_and_power_series" text:style-name="Internet_20_link" text:visited-style-name="Visited_20_Internet_20_Link"><text:span text:style-name="T44">https://en.wikipedia.org/w/index.php?title=Newton%27s_method&amp;oldid=937542756#Multiplicative_inverses_of_numbers_and_power_series</text:span></text:a></text:p>
        </text:list-item>
        <text:list-item>
          <text:p text:style-name="P226"><text:span text:style-name="T18">Jean-Guillaume Dumas. <text:s/>On Newton-Raphson iteration for multiplicative inverses modulo prime powers. <text:s/></text:span><text:span text:style-name="T380">IEEE Transactions on Computers,</text:span><text:span text:style-name="T18"> August 2014. <text:s/></text:span><text:a xlink:type="simple" xlink:href="https://arxiv.org/pdf/1209.6626.pdf" text:style-name="Internet_20_link" text:visited-style-name="Visited_20_Internet_20_Link"><text:span text:style-name="T380">arXiv:1209.6626v5</text:span></text:a><text:a xlink:type="simple" xlink:href="https://arxiv.org/pdf/1209.6626.pdf" text:style-name="Internet_20_link" text:visited-style-name="Visited_20_Internet_20_Link"><text:span text:style-name="T18">, </text:span></text:a><text:a xlink:type="simple" xlink:href="https://arxiv.org/pdf/1209.6626.pdf" text:style-name="Internet_20_link" text:visited-style-name="Visited_20_Internet_20_Link"><text:span text:style-name="T45">22 </text:span></text:a><text:a xlink:type="simple" xlink:href="https://arxiv.org/pdf/1209.6626.pdf" text:style-name="Internet_20_link" text:visited-style-name="Visited_20_Internet_20_Link"><text:span text:style-name="T18">April 2019</text:span></text:a></text:p>
        </text:list-item>
        <text:list-item>
          <text:p text:style-name="P228"><text:span text:style-name="T28">Marc Reynolds. </text:span><text:span text:style-name="T18"><text:s/>Integer multiplicative inverse via Newton's method. <text:s/></text:span><text:span text:style-name="T26">18 September 2017,</text:span><text:span text:style-name="T27"> </text:span><text:a xlink:type="simple" xlink:href="https://marc-b-reynolds.github.io/math/2017/09/18/ModInverse.html" text:style-name="Internet_20_link" text:visited-style-name="Visited_20_Internet_20_Link"><text:span text:style-name="T18">https://marc-b-reynolds.github.io/math/2017/09/18/ModInverse.html</text:span></text:a></text:p>
        </text:list-item>
        <text:list-item>
          <text:p text:style-name="P229"><text:span text:style-name="T13">Torbj</text:span><text:span text:style-name="T468">ö</text:span><text:span text:style-name="T13">rn Granlund and Peter Montgomery. <text:s/>Division by Invariant Integers using Multiplication. <text:s/></text:span><text:span text:style-name="T379">ACM SIGPLAN Notices</text:span><text:span text:style-name="T13">, Vol. 29, No. 6, June 1994.</text:span></text:p>
        </text:list-item>
        <text:list-item>
          <text:p text:style-name="P227"><text:span text:style-name="T13">Henry Warren. <text:s/></text:span><text:span text:style-name="T379">Hacker’s Delight </text:span><text:span text:style-name="T383">(1</text:span><text:span text:style-name="T384">st</text:span><text:span text:style-name="T379"> Ed</text:span><text:span text:style-name="T13">.</text:span><text:span text:style-name="T32">)</text:span><text:span text:style-name="T13">, </text:span><text:span text:style-name="T2">[</text:span><text:span text:style-name="T13">Section 10.1</text:span><text:span text:style-name="T31">5</text:span><text:span text:style-name="T2">], </text:span><text:span text:style-name="T13">Addison-Wesley, 20</text:span><text:span text:style-name="T31">02</text:span><text:span text:style-name="T13">.</text:span></text:p>
        </text:list-item>
        <text:list-item>
          <text:p text:style-name="P220"><text:span text:style-name="T475">Ortal Arazi </text:span><text:span text:style-name="T485">and</text:span><text:span text:style-name="T475"> Hairong Qi. <text:s/>On Calculating Multiplicative Inverses Modulo 2</text:span><text:span text:style-name="T539">m</text:span><text:span text:style-name="T475">. <text:s/></text:span><text:span text:style-name="T496">IEEE Transactions on Computers,</text:span><text:span text:style-name="T475"> Vol. 57, Issue 10, Oct</text:span><text:span text:style-name="T486">ober</text:span><text:span text:style-name="T475"> 2008.</text:span></text:p>
        </text:list-item>
        <text:list-item>
          <text:p text:style-name="P230"><text:span text:style-name="T469">Ç</text:span><text:span text:style-name="T18">etin Kaya Ko</text:span><text:span text:style-name="T469">ç.</text:span><text:span text:style-name="T18"> <text:s/>A New Algorithm for Inversion mod p</text:span><text:span text:style-name="T530">k</text:span><text:span text:style-name="T29">. <text:s/></text:span><text:a xlink:type="simple" xlink:href="https://eprint.iacr.org/2017/411.pdf" text:style-name="Internet_20_link" text:visited-style-name="Visited_20_Internet_20_Link"><text:span text:style-name="T381">IACR Cryptology ePrint </text:span></text:a><text:a xlink:type="simple" xlink:href="https://eprint.iacr.org/2017/411.pdf" text:style-name="Internet_20_link" text:visited-style-name="Visited_20_Internet_20_Link"><text:span text:style-name="T382">Archive</text:span></text:a><text:a xlink:type="simple" xlink:href="https://eprint.iacr.org/2017/411.pdf" text:style-name="Internet_20_link" text:visited-style-name="Visited_20_Internet_20_Link"><text:span text:style-name="T30">, 28 June 2017</text:span></text:a></text:p>
        </text:list-item>
        <text:list-item>
          <text:p text:style-name="P229"><text:span text:style-name="T26">Daniel Lemire. <text:s/>Computing the inverse of odd integers. <text:s/>18 September 2017, </text:span><text:span text:style-name="T27"><text:s/></text:span><text:a xlink:type="simple" xlink:href="https://lemire.me/blog/2017/09/18/computing-the-inverse-of-odd-integers/" text:style-name="Internet_20_link" text:visited-style-name="Visited_20_Internet_20_Link"><text:span text:style-name="T18">https://lemire.me/blog/2017/09/18/computing-the-inverse-of-odd-integers/</text:span></text:a><text:span text:style-name="T18"> </text:span></text:p>
        </text:list-item>
        <text:list-item>
          <text:p text:style-name="P218"><text:span text:style-name="T478">Quentin Carbonneaux. <text:s/>“2019-01-15.” </text:span><text:span text:style-name="T497">Notes</text:span><text:span text:style-name="T478"> <text:s/></text:span><text:span text:style-name="T479">15</text:span><text:span text:style-name="T480"> January 201</text:span><text:span text:style-name="T481">9</text:span><text:span text:style-name="T480">,</text:span><text:span text:style-name="T478"> </text:span><text:a xlink:type="simple" xlink:href="https://c9x.me/notes/2019-01-15.html" text:style-name="Internet_20_link" text:visited-style-name="Visited_20_Internet_20_Link"><text:span text:style-name="T475">https://c9x.me/notes/2019-01-15.html</text:span></text:a></text:p>
        </text:list-item>
        <text:list-item>
          <text:p text:style-name="P221"><text:soft-page-break/><text:span text:style-name="T475">A</text:span><text:span text:style-name="T491">gner Fog. <text:s/>Instruction Tables <text:s/></text:span><text:span text:style-name="T499">Lists of instruction latencies, throughputs and micro-operation breakdowns for Intel, AMD, and VIA CPUs</text:span><text:span text:style-name="T491">. <text:s/>Revised </text:span><text:span text:style-name="T470">2021-03-22. </text:span><text:a xlink:type="simple" xlink:href="https://www.agner.org/optimize/instruction_tables.pdf" text:style-name="Internet_20_link" text:visited-style-name="Visited_20_Internet_20_Link"><text:span text:style-name="T491">https://www.agner.org/optimize/instruction_tables.pdf</text:span></text:a></text:p>
        </text:list-item>
        <text:list-item>
          <text:p text:style-name="P222"><text:span text:style-name="T475">J</text:span><text:span text:style-name="T489">effrey Hurchalla. <text:s/>Montgomery REDC using the positive inverse (mod R). <text:s/>28 Dec</text:span><text:span text:style-name="T495">ember</text:span><text:span text:style-name="T489"> 2020, </text:span><text:a xlink:type="simple" xlink:href="https://github.com/hurchalla/modular_arithmetic/blob/master/montgomery_arithmetic/include/hurchalla/montgomery_arithmetic/low_level_api/detail/platform_specific/README_REDC.md" text:style-name="Internet_20_link" text:visited-style-name="Visited_20_Internet_20_Link"><text:span text:style-name="T489">https://github.com/hurchalla/modular_arithmetic/blob/master/montgomery_arithmetic/include/hurchalla/montgomery_arithmetic/low_level_api/detail/platform_specific/README_REDC.md</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text-position="0% 100%" fo:font-size="12pt" fo:font-style="normal" officeooo:rsid="056e53e6"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FreeSerif" fo:font-family="FreeSerif" style:font-style-name="Regular" style:font-family-generic="roman" style:font-pitch="variable" fo:font-size="16pt" fo:font-weight="normal" style:font-name-asian="Noto Sans CJK SC" style:font-family-asian="'Noto Sans CJK SC'" style:font-family-generic-asian="system" style:font-pitch-asian="variable" style:font-size-asian="24pt" style:font-weight-asian="normal" style:font-name-complex="Lohit Devanagari" style:font-family-complex="'Lohit Devanagari'" style:font-family-generic-complex="system" style:font-pitch-complex="variable" style:font-size-complex="24pt"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FreeSerif" fo:font-family="FreeSerif" style:font-style-name="Regular" style:font-family-generic="roman" style:font-pitch="variable" fo:font-size="16pt" fo:font-weight="normal"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26aedb7" officeooo:paragraph-rsid="026aedb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order="none" fo:padding-top="0in" fo:padding-bottom="0in" fo:padding-left="0.3201in" fo:padding-right="0.3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4:08:31.263752862</meta:creation-date>
    <dc:date>2022-04-08T17:17:20.207672797</dc:date>
    <meta:editing-duration>P8DT7H57M57S</meta:editing-duration>
    <meta:editing-cycles>1563</meta:editing-cycles>
    <meta:generator>LibreOffice/6.0.7.3$Linux_X86_64 LibreOffice_project/00m0$Build-3</meta:generator>
    <dc:title>The Integer Inverse (mod 2^w)</dc:title>
    <meta:document-statistic meta:table-count="34" meta:image-count="0" meta:object-count="44" meta:page-count="11" meta:paragraph-count="299" meta:word-count="2994" meta:character-count="18001" meta:non-whitespace-character-count="14282"/>
  </office:meta>
</office:document-meta>
</file>

<file path=Object 1/content.xml><?xml version="1.0" encoding="utf-8"?>
<math xmlns="http://www.w3.org/1998/Math/MathML" display="block">
  <semantics>
    <mrow>
      <mrow>
        <mi mathvariant="italic">ax</mi>
        <mo stretchy="false">≡</mo>
        <mn>1</mn>
      </mrow>
      <mrow>
        <mo fence="true" stretchy="false">(</mo>
        <mrow>
          <mrow>
            <mi mathvariant="italic">mod</mi>
            <msup>
              <mn>2</mn>
              <mi>w</mi>
            </msup>
          </mrow>
        </mrow>
        <mo fence="true" stretchy="false">)</mo>
      </mrow>
    </mrow>
    <annotation encoding="StarMath 5.0">ax equiv 1 ( mod 2^w )</annotation>
  </semantics>
</math>
</file>

<file path=Object 10/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1/content.xml><?xml version="1.0" encoding="utf-8"?>
<math xmlns="http://www.w3.org/1998/Math/MathML" display="block">
  <semantics>
    <mrow>
      <mrow>
        <mi>r</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r*XOR(3r, 2) equiv 1 ` ( mod 16)</annotation>
  </semantics>
</math>
</file>

<file path=Object 12/content.xml><?xml version="1.0" encoding="utf-8"?>
<math xmlns="http://www.w3.org/1998/Math/MathML" display="block">
  <semantics>
    <mrow>
      <mrow>
        <mi>a</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a*XOR(3r, 2) equiv 1 ` ( mod 16)</annotation>
  </semantics>
</math>
</file>

<file path=Object 13/content.xml><?xml version="1.0" encoding="utf-8"?>
<math xmlns="http://www.w3.org/1998/Math/MathML" display="block">
  <semantics>
    <mrow>
      <mrow>
        <mrow>
          <mi>a</mi>
          <mo stretchy="false">∗</mo>
          <mi>a</mi>
        </mrow>
        <mo stretchy="false">≡</mo>
        <mn>1</mn>
      </mrow>
      <mspace width="0.5em"/>
      <mrow>
        <mo fence="true" stretchy="false">(</mo>
        <mrow>
          <mrow>
            <mi mathvariant="italic">mod</mi>
            <msup>
              <mn>2</mn>
              <mn>2</mn>
            </msup>
          </mrow>
        </mrow>
        <mo fence="true" stretchy="false">)</mo>
      </mrow>
    </mrow>
    <annotation encoding="StarMath 5.0">a*a equiv 1 ` ( mod 2^2)</annotation>
  </semantics>
</math>
</file>

<file path=Object 14/content.xml><?xml version="1.0" encoding="utf-8"?>
<math xmlns="http://www.w3.org/1998/Math/MathML" display="block">
  <semantics>
    <mrow>
      <mrow>
        <msub>
          <mi mathvariant="italic">ax</mi>
          <mn>0</mn>
        </msub>
        <mo stretchy="false">≡</mo>
        <mn>1</mn>
      </mrow>
      <mspace width="0.5em"/>
      <mrow>
        <mo fence="true" stretchy="false">(</mo>
        <mrow>
          <mrow>
            <mi mathvariant="italic">mod</mi>
            <msup>
              <mn>2</mn>
              <mi>k</mi>
            </msup>
          </mrow>
        </mrow>
        <mo fence="true" stretchy="false">)</mo>
      </mrow>
    </mrow>
    <annotation encoding="StarMath 5.0">ax_0 equiv 1 ` (mod 2^k)</annotation>
  </semantics>
</math>
</file>

<file path=Object 15/content.xml><?xml version="1.0" encoding="utf-8"?>
<math xmlns="http://www.w3.org/1998/Math/MathML" display="block">
  <semantics>
    <mtable>
      <mtr>
        <mtd>
          <mrow>
            <mspace width="12.5em"/>
            <mn>3</mn>
            <mrow>
              <mi>a</mi>
              <mo stretchy="false">≡</mo>
              <mn>3</mn>
            </mrow>
            <mi>r</mi>
            <mspace width="0.5em"/>
            <mrow>
              <mo fence="true" stretchy="false">(</mo>
              <mrow>
                <mrow>
                  <mi mathvariant="italic">mod</mi>
                  <mn>16</mn>
                </mrow>
              </mrow>
              <mo fence="true" stretchy="false">)</mo>
            </mrow>
          </mrow>
        </mtd>
      </mtr>
      <mtr>
        <mtd>
          <mrow>
            <mrow>
              <mo fence="true" stretchy="false">(</mo>
              <mrow>
                <mrow>
                  <mn>3</mn>
                  <mi>a</mi>
                </mrow>
              </mrow>
              <mo fence="true" stretchy="false">)</mo>
            </mrow>
            <mtext>%</mtext>
            <mrow>
              <msup>
                <mn>2</mn>
                <mi>w</mi>
              </msup>
              <mo stretchy="false">≡</mo>
              <mn>3</mn>
            </mrow>
            <mi>r</mi>
            <mspace width="0.5em"/>
            <mrow>
              <mo fence="true" stretchy="false">(</mo>
              <mrow>
                <mrow>
                  <mi mathvariant="italic">mod</mi>
                  <mn>16</mn>
                </mrow>
              </mrow>
              <mo fence="true" stretchy="false">)</mo>
            </mrow>
          </mrow>
        </mtd>
      </mtr>
    </mtable>
    <annotation encoding="StarMath 5.0">`````````````````````````3a equiv 3r ` ( mod 16) newline
(3a)%2^w equiv 3r ` ( mod 16)</annotation>
  </semantics>
</math>
</file>

<file path=Object 16/content.xml><?xml version="1.0" encoding="utf-8"?>
<math xmlns="http://www.w3.org/1998/Math/MathML" display="block">
  <semantics>
    <msup>
      <mi>y</mi>
      <msup>
        <mn>2</mn>
        <mrow>
          <mspace width="0.5em"/>
          <mi>n</mi>
        </mrow>
      </msup>
    </msup>
    <annotation encoding="StarMath 5.0">y^{2^{`n}}</annotation>
  </semantics>
</math>
</file>

<file path=Object 17/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8/content.xml><?xml version="1.0" encoding="utf-8"?>
<math xmlns="http://www.w3.org/1998/Math/MathML" display="block">
  <semantics>
    <mrow>
      <msub>
        <mi mathvariant="italic">ax</mi>
        <mi>n</mi>
      </msub>
      <mrow>
        <mspace width="0.5em"/>
        <mo stretchy="false">≡</mo>
        <mspace width="0.5em"/>
      </mrow>
      <mrow>
        <mn>1</mn>
        <mo stretchy="false">−</mo>
        <msup>
          <mrow>
            <mo fence="true" stretchy="false">(</mo>
            <mrow>
              <mrow>
                <mn>1</mn>
                <mo stretchy="false">−</mo>
                <mrow>
                  <mo fence="true" stretchy="false">(</mo>
                  <mrow>
                    <mrow>
                      <mrow>
                        <mn>1</mn>
                        <mo stretchy="false">−</mo>
                        <mi>q</mi>
                      </mrow>
                      <msup>
                        <mn>2</mn>
                        <mi>k</mi>
                      </msup>
                    </mrow>
                  </mrow>
                  <mo fence="true" stretchy="false">)</mo>
                </mrow>
              </mrow>
            </mrow>
            <mo fence="true" stretchy="false">)</mo>
          </mrow>
          <mrow>
            <mi mathvariant="italic">pow</mi>
            <mrow>
              <mo fence="true" stretchy="false">(</mo>
              <mrow>
                <mrow>
                  <mn>2,</mn>
                  <mspace width="0.5em"/>
                  <mi>n</mi>
                </mrow>
              </mrow>
              <mo fence="true" stretchy="false">)</mo>
            </mrow>
          </mrow>
        </msup>
      </mrow>
      <mrow>
        <mspace width="0.5em"/>
        <mo stretchy="false">≡</mo>
        <mspace width="0.5em"/>
      </mrow>
      <mrow>
        <mn>1</mn>
        <mo stretchy="false">−</mo>
        <msup>
          <mi>q</mi>
          <mrow>
            <mi mathvariant="italic">pow</mi>
            <mrow>
              <mo fence="true" stretchy="false">(</mo>
              <mrow>
                <mrow>
                  <mn>2,</mn>
                  <mspace width="0.5em"/>
                  <mi>n</mi>
                </mrow>
              </mrow>
              <mo fence="true" stretchy="false">)</mo>
            </mrow>
          </mrow>
        </msup>
      </mrow>
      <msup>
        <mn>2</mn>
        <mrow>
          <mi>k</mi>
          <mspace width="0.5em"/>
          <mi mathvariant="italic">pow</mi>
          <mrow>
            <mo fence="true" stretchy="false">(</mo>
            <mrow>
              <mrow>
                <mn>2,</mn>
                <mspace width="0.5em"/>
                <mi>n</mi>
              </mrow>
            </mrow>
            <mo fence="true" stretchy="false">)</mo>
          </mrow>
        </mrow>
      </msup>
      <mspace width="1.5em"/>
      <mrow>
        <mo fence="true" stretchy="false">(</mo>
        <mrow>
          <mrow>
            <mi mathvariant="italic">mod</mi>
            <msup>
              <mn>2</mn>
              <mi>w</mi>
            </msup>
          </mrow>
        </mrow>
        <mo fence="true" stretchy="false">)</mo>
      </mrow>
    </mrow>
    <annotation encoding="StarMath 5.0">ax rsub {n} ` equiv ` 1 - (1 - (1 - q2^k)) rsup { pow(2, `n) } ` equiv `  1 - q rsup { pow(2, `n) } 2 rsup { k `pow(2, `n) } ``` (mod 2^w)</annotation>
  </semantics>
</math>
</file>

<file path=Object 2/content.xml><?xml version="1.0" encoding="utf-8"?>
<math xmlns="http://www.w3.org/1998/Math/MathML" display="block">
  <semantics>
    <mtable>
      <mtr>
        <mtd>
          <mrow>
            <mtext/>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mtd>
      </mtr>
      <mtr>
        <mtd>
          <mrow>
            <mtext/>
            <mrow>
              <msub>
                <mi>x</mi>
                <mrow>
                  <mi>n</mi>
                  <mo stretchy="false">+</mo>
                  <mn>1</mn>
                </mrow>
              </msub>
              <mo stretchy="false">≡</mo>
              <msub>
                <mi>x</mi>
                <mi>n</mi>
              </msub>
            </mrow>
            <mrow>
              <mo fence="true" stretchy="false">(</mo>
              <mrow>
                <mrow>
                  <mn>2</mn>
                  <mo stretchy="false">−</mo>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row>
              <mo fence="true" stretchy="false">)</mo>
            </mrow>
            <mspace width="1em"/>
            <mrow>
              <mo fence="true" stretchy="false">(</mo>
              <mrow>
                <mrow>
                  <mi mathvariant="italic">mod</mi>
                  <msup>
                    <mn>2</mn>
                    <mi>w</mi>
                  </msup>
                </mrow>
              </mrow>
              <mo fence="true" stretchy="false">)</mo>
            </mrow>
          </mrow>
        </mtd>
      </mtr>
    </mtable>
    <annotation encoding="StarMath 5.0">""x rsub {n+1} equiv x rsub {n} ( 1 + y rsup { pow(2, `n)} )  `` (mod 2^w) newline
""x rsub {n+1} equiv x rsub {n} ( 2 - (1 - y rsup { pow(2, `n)} ))  `` (mod 2^w)</annotation>
  </semantics>
</math>
</file>

<file path=Object 20/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space width="1em"/>
      <mrow>
        <mo fence="true" stretchy="false">(</mo>
        <mrow>
          <mrow>
            <mi mathvariant="italic">mod</mi>
            <msup>
              <mn>2</mn>
              <mi>w</mi>
            </msup>
          </mrow>
        </mrow>
        <mo fence="true" stretchy="false">)</mo>
      </mrow>
    </mrow>
    <annotation encoding="StarMath 5.0">x rsub {n+1} equiv x rsub {n} ( 2 - ax_n )  `` (mod 2^w)</annotation>
  </semantics>
</math>
</file>

<file path=Object 21/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row>
    <annotation encoding="StarMath 5.0">x rsub {n+1} = x rsub {n} ( 2 - ax_n )</annotation>
  </semantics>
</math>
</file>

<file path=Object 22/content.xml><?xml version="1.0" encoding="utf-8"?>
<math xmlns="http://www.w3.org/1998/Math/MathML" display="block">
  <semantics>
    <mrow>
      <msub>
        <mi mathvariant="italic">ax</mi>
        <mn>0</mn>
      </msub>
      <mrow>
        <mspace width="0.5em"/>
        <mo stretchy="false">≡</mo>
        <mspace width="0.5em"/>
      </mrow>
      <mrow>
        <mn>1</mn>
        <mo stretchy="false">−</mo>
        <mi>y</mi>
      </mrow>
      <mrow>
        <mspace width="0.5em"/>
        <mo stretchy="false">≡</mo>
        <mspace width="0.5em"/>
      </mrow>
      <mrow>
        <mn>1</mn>
        <mo stretchy="false">−</mo>
        <msup>
          <mi>y</mi>
          <mrow>
            <mi mathvariant="italic">pow</mi>
            <mrow>
              <mo fence="true" stretchy="false">(</mo>
              <mrow>
                <mrow>
                  <mn>2,</mn>
                  <mspace width="0.5em"/>
                  <mn>0</mn>
                </mrow>
              </mrow>
              <mo fence="true" stretchy="false">)</mo>
            </mrow>
          </mrow>
        </msup>
      </mrow>
      <mspace width="1.5em"/>
      <mrow>
        <mo fence="true" stretchy="false">(</mo>
        <mrow>
          <mrow>
            <mi mathvariant="italic">mod</mi>
            <msup>
              <mn>2</mn>
              <mi>w</mi>
            </msup>
          </mrow>
        </mrow>
        <mo fence="true" stretchy="false">)</mo>
      </mrow>
    </mrow>
    <annotation encoding="StarMath 5.0">ax rsub {0}  ` equiv  ` 1 - y  ` equiv ` 1 - y  rsup { pow(2, `0) } ``` (mod 2^w)</annotation>
  </semantics>
</math>
</file>

<file path=Object 23/content.xml><?xml version="1.0" encoding="utf-8"?>
<math xmlns="http://www.w3.org/1998/Math/MathML" display="block">
  <semantics>
    <mrow>
      <mi>r</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r</mi>
                  <mo stretchy="false">+</mo>
                  <mi>r</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r`*`(XOR(r,2)–(r+r)) ` equiv ` 1 `` ( mod 16)</annotation>
  </semantics>
</math>
</file>

<file path=Object 24/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5/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6/content.xml><?xml version="1.0" encoding="utf-8"?>
<math xmlns="http://www.w3.org/1998/Math/MathML" display="block">
  <semantics>
    <mrow>
      <mrow>
        <msub>
          <mi mathvariant="italic">ax</mi>
          <mi>n</mi>
        </msub>
        <mo stretchy="false">≡</mo>
        <mrow>
          <mn>1</mn>
          <mo stretchy="false">−</mo>
          <msup>
            <mrow>
              <mo fence="true" stretchy="false">(</mo>
              <mrow>
                <mrow>
                  <mn>1</mn>
                  <mo stretchy="false">−</mo>
                  <msub>
                    <mi mathvariant="italic">ax</mi>
                    <mn>0</mn>
                  </msub>
                </mrow>
              </mrow>
              <mo fence="true" stretchy="false">)</mo>
            </mrow>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1 - ax rsub{0}) rsup { pow(2, `n) } ``` (mod 2^w)</annotation>
  </semantics>
</math>
</file>

<file path=Object 2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r,2)–(a+a)) ` equiv ` 1 `` ( mod 16)</annotation>
  </semantics>
</math>
</file>

<file path=Object 28/content.xml><?xml version="1.0" encoding="utf-8"?>
<math xmlns="http://www.w3.org/1998/Math/MathML" display="block">
  <semantics>
    <mrow>
      <mrow>
        <msub>
          <mi mathvariant="italic">ax</mi>
          <mn>0</mn>
        </msub>
        <mo stretchy="false">≡</mo>
        <mn>1</mn>
      </mrow>
      <mrow>
        <mo fence="true" stretchy="false">(</mo>
        <mrow>
          <mrow>
            <mi mathvariant="italic">mod</mi>
            <msup>
              <mn>2</mn>
              <mi>k</mi>
            </msup>
          </mrow>
        </mrow>
        <mo fence="true" stretchy="false">)</mo>
      </mrow>
    </mrow>
    <annotation encoding="StarMath 5.0">ax_0 equiv 1 ( mod 2^k)</annotation>
  </semantics>
</math>
</file>

<file path=Object 29/content.xml><?xml version="1.0" encoding="utf-8"?>
<math xmlns="http://www.w3.org/1998/Math/MathML" display="block">
  <semantics>
    <mrow>
      <mrow>
        <msub>
          <mi mathvariant="italic">rx</mi>
          <mn>0</mn>
        </msub>
        <mo stretchy="false">≡</mo>
        <mn>1</mn>
      </mrow>
      <mspace width="0.5em"/>
      <mrow>
        <mo fence="true" stretchy="false">(</mo>
        <mrow>
          <mrow>
            <mi mathvariant="italic">mod</mi>
            <mn>16</mn>
          </mrow>
        </mrow>
        <mo fence="true" stretchy="false">)</mo>
      </mrow>
    </mrow>
    <annotation encoding="StarMath 5.0">rx_0 equiv 1 ` ( mod 16 )</annotation>
  </semantics>
</math>
</file>

<file path=Object 3/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2/content.xml><?xml version="1.0" encoding="utf-8"?>
<math xmlns="http://www.w3.org/1998/Math/MathML" display="block">
  <semantics>
    <mrow>
      <mi mathvariant="italic">XOR</mi>
      <mrow>
        <mrow>
          <mo fence="true" stretchy="false">(</mo>
          <mrow>
            <mrow>
              <mrow>
                <mo fence="true" stretchy="false">(</mo>
                <mrow>
                  <mrow>
                    <mn>3</mn>
                    <mi>a</mi>
                  </mrow>
                </mrow>
                <mo fence="true" stretchy="false">)</mo>
              </mrow>
              <mtext>%</mtext>
              <msup>
                <mn>2</mn>
                <mi>w</mi>
              </msup>
              <mi>,</mi>
              <mspace width="0.5em"/>
              <mn>2</mn>
            </mrow>
          </mrow>
          <mo fence="true" stretchy="false">)</mo>
        </mrow>
        <mo stretchy="false">≡</mo>
        <mi mathvariant="italic">XOR</mi>
      </mrow>
      <mrow>
        <mo fence="true" stretchy="false">(</mo>
        <mrow>
          <mrow>
            <mn>3</mn>
            <mi>r</mi>
            <mi>,</mi>
            <mspace width="0.5em"/>
            <mn>2</mn>
          </mrow>
        </mrow>
        <mo fence="true" stretchy="false">)</mo>
      </mrow>
      <mspace width="1em"/>
      <mrow>
        <mo fence="true" stretchy="false">(</mo>
        <mrow>
          <mrow>
            <mi mathvariant="italic">mod</mi>
            <mn>16</mn>
          </mrow>
        </mrow>
        <mo fence="true" stretchy="false">)</mo>
      </mrow>
    </mrow>
    <annotation encoding="StarMath 5.0">XOR((3a)%2^w, `2) equiv XOR(3r,` 2) `` ( mod 16)</annotation>
  </semantics>
</math>
</file>

<file path=Object 33/content.xml><?xml version="1.0" encoding="utf-8"?>
<math xmlns="http://www.w3.org/1998/Math/MathML" display="block">
  <semantics>
    <mrow>
      <mrow>
        <mi>a</mi>
        <mo stretchy="false">∗</mo>
        <mi mathvariant="italic">XOR</mi>
      </mrow>
      <mrow>
        <mrow>
          <mo fence="true" stretchy="false">(</mo>
          <mrow>
            <mrow>
              <mrow>
                <mo fence="true" stretchy="false">(</mo>
                <mrow>
                  <mrow>
                    <mn>3</mn>
                    <mi>a</mi>
                  </mrow>
                </mrow>
                <mo fence="true" stretchy="false">)</mo>
              </mrow>
              <mtext>%</mtext>
              <msup>
                <mn>2</mn>
                <mi>w</mi>
              </msup>
              <mi>,</mi>
              <mn>2</mn>
            </mrow>
          </mrow>
          <mo fence="true" stretchy="false">)</mo>
        </mrow>
        <mo stretchy="false">≡</mo>
        <mn>1</mn>
      </mrow>
      <mspace width="0.5em"/>
      <mrow>
        <mo fence="true" stretchy="false">(</mo>
        <mrow>
          <mrow>
            <mi mathvariant="italic">mod</mi>
            <mn>16</mn>
          </mrow>
        </mrow>
        <mo fence="true" stretchy="false">)</mo>
      </mrow>
    </mrow>
    <annotation encoding="StarMath 5.0">a*XOR((3a)%2^w, 2) equiv 1 ` ( mod 16)</annotation>
  </semantics>
</math>
</file>

<file path=Object 34/content.xml><?xml version="1.0" encoding="utf-8"?>
<math xmlns="http://www.w3.org/1998/Math/MathML" display="block">
  <semantics>
    <mrow>
      <mrow>
        <mi>y</mi>
        <mo stretchy="false">≡</mo>
        <mrow>
          <mn>1</mn>
          <mo stretchy="false">−</mo>
          <msub>
            <mi mathvariant="italic">ax</mi>
            <mn>0</mn>
          </msub>
        </mrow>
      </mrow>
      <mspace width="1em"/>
      <mrow>
        <mo fence="true" stretchy="false">(</mo>
        <mrow>
          <mrow>
            <mi mathvariant="italic">mod</mi>
            <msup>
              <mn>2</mn>
              <mi>w</mi>
            </msup>
          </mrow>
        </mrow>
        <mo fence="true" stretchy="false">)</mo>
      </mrow>
    </mrow>
    <annotation encoding="StarMath 5.0">y equiv 1 - ax rsub{0} ``( mod 2^w )</annotation>
  </semantics>
</math>
</file>

<file path=Object 35/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a,2)–(a+a)) ` equiv ` 1 `` ( mod 16)</annotation>
  </semantics>
</math>
</file>

<file path=Object 36/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text>%</mtext>
            <msup>
              <mn>2</mn>
              <mi>w</mi>
            </msup>
          </mrow>
        </mrow>
        <mo fence="true" stretchy="false">)</mo>
      </mrow>
      <mtext>%</mtext>
      <msup>
        <mn>2</mn>
        <mi>w</mi>
      </msup>
      <mrow>
        <mspace width="0.5em"/>
        <mo stretchy="false">≡</mo>
        <mspace width="0.5em"/>
      </mrow>
      <mn>1</mn>
      <mspace width="1em"/>
      <mrow>
        <mo fence="true" stretchy="false">(</mo>
        <mrow>
          <mrow>
            <mi mathvariant="italic">mod</mi>
            <mn>16</mn>
          </mrow>
        </mrow>
        <mo fence="true" stretchy="false">)</mo>
      </mrow>
    </mrow>
    <annotation encoding="StarMath 5.0">a`*`(XOR(a,2)–(a+a)%2^w)%2^w ` equiv ` 1 `` ( mod 16)</annotation>
  </semantics>
</math>
</file>

<file path=Object 38/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39/content.xml><?xml version="1.0" encoding="utf-8"?>
<math xmlns="http://www.w3.org/1998/Math/MathML" display="block">
  <semantics>
    <mrow>
      <mrow>
        <msub>
          <mi mathvariant="italic">ax</mi>
          <mrow>
            <mi>n</mi>
            <mo stretchy="false">+</mo>
            <mn>1</mn>
          </mrow>
        </msub>
        <mo stretchy="false">≡</mo>
        <msub>
          <mi mathvariant="italic">a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5em"/>
      <mrow>
        <mo fence="true" stretchy="false">(</mo>
        <mrow>
          <mrow>
            <mi mathvariant="italic">mod</mi>
            <msup>
              <mn>2</mn>
              <mi>w</mi>
            </msup>
          </mrow>
        </mrow>
        <mo fence="true" stretchy="false">)</mo>
      </mrow>
    </mrow>
    <annotation encoding="StarMath 5.0">ax rsub {n+1} equiv ax rsub {n} ( 1 + y rsup { pow(2, `n)} )  ``` (mod 2^w)</annotation>
  </semantics>
</math>
</file>

<file path=Object 4/content.xml><?xml version="1.0" encoding="utf-8"?>
<math xmlns="http://www.w3.org/1998/Math/MathML" display="block">
  <semantics>
    <mrow>
      <mrow>
        <mrow>
          <mi>a</mi>
          <mo stretchy="false">∗</mo>
          <mn>1</mn>
        </mrow>
        <mo stretchy="false">≡</mo>
        <mn>1</mn>
      </mrow>
      <mspace width="1em"/>
      <mrow>
        <mo fence="true" stretchy="false">(</mo>
        <mrow>
          <mrow>
            <mi mathvariant="italic">mod</mi>
            <msup>
              <mn>2</mn>
              <mn>1</mn>
            </msup>
          </mrow>
        </mrow>
        <mo fence="true" stretchy="false">)</mo>
      </mrow>
    </mrow>
    <annotation encoding="StarMath 5.0">a*1 equiv 1 `` ( mod 2^1 )</annotation>
  </semantics>
</math>
</file>

<file path=Object 41/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2/content.xml><?xml version="1.0" encoding="utf-8"?>
<math xmlns="http://www.w3.org/1998/Math/MathML" display="block">
  <semantics>
    <mrow>
      <msub>
        <mi mathvariant="italic">ax</mi>
        <mrow>
          <mi>n</mi>
          <mo stretchy="false">+</mo>
          <mn>1</mn>
        </mrow>
      </msub>
      <mrow>
        <mspace width="0.5em"/>
        <mo stretchy="false">≡</mo>
        <mspace width="0.5em"/>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space width="0.5em"/>
        <mo stretchy="false">≡</mo>
        <mspace width="0.5em"/>
      </mrow>
      <mrow>
        <mn>1</mn>
        <mo stretchy="false">−</mo>
        <msup>
          <mi>y</mi>
          <mrow>
            <mi mathvariant="italic">pow</mi>
            <mrow>
              <mo fence="true" stretchy="false">(</mo>
              <mrow>
                <mrow>
                  <mn>2,</mn>
                  <mspace width="0.5em"/>
                  <mrow>
                    <mi>n</mi>
                    <mo stretchy="false">+</mo>
                    <mn>1</mn>
                  </mrow>
                </mrow>
              </mrow>
              <mo fence="true" stretchy="false">)</mo>
            </mrow>
          </mrow>
        </msup>
      </mrow>
      <mspace width="1.5em"/>
      <mrow>
        <mo fence="true" stretchy="false">(</mo>
        <mrow>
          <mrow>
            <mi mathvariant="italic">mod</mi>
            <msup>
              <mn>2</mn>
              <mi>w</mi>
            </msup>
          </mrow>
        </mrow>
        <mo fence="true" stretchy="false">)</mo>
      </mrow>
    </mrow>
    <annotation encoding="StarMath 5.0">ax rsub {n+1} ` equiv ` (1 - y rsup { pow(2, `n)}) ( 1 + y rsup { pow(2, `n)} ) ` equiv ` 1 - y rsup { pow(2, `n+1)} ``` (mod 2^w)</annotation>
  </semantics>
</math>
</file>

<file path=Object 43/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44/content.xml><?xml version="1.0" encoding="utf-8"?>
<math xmlns="http://www.w3.org/1998/Math/MathML" display="block">
  <semantics>
    <mrow>
      <mrow>
        <msup>
          <mi>r</mi>
          <mn>2</mn>
        </msup>
        <mo stretchy="false">≡</mo>
        <mn>1</mn>
      </mrow>
      <mspace width="0.5em"/>
      <mrow>
        <mo fence="true" stretchy="false">(</mo>
        <mrow>
          <mrow>
            <mi mathvariant="italic">mod</mi>
            <mn>4</mn>
          </mrow>
        </mrow>
        <mo fence="true" stretchy="false">)</mo>
      </mrow>
    </mrow>
    <annotation encoding="StarMath 5.0">r^2 equiv 1 ` ( mod 4)</annotation>
  </semantics>
</math>
</file>

<file path=Object 45/content.xml><?xml version="1.0" encoding="utf-8"?>
<math xmlns="http://www.w3.org/1998/Math/MathML" display="block">
  <semantics>
    <mrow>
      <mrow>
        <msup>
          <mi>a</mi>
          <mn>2</mn>
        </msup>
        <mo stretchy="false">≡</mo>
        <msup>
          <mi>r</mi>
          <mn>2</mn>
        </msup>
        <mo stretchy="false">≡</mo>
        <mn>1</mn>
      </mrow>
      <mspace width="0.5em"/>
      <mrow>
        <mo fence="true" stretchy="false">(</mo>
        <mrow>
          <mrow>
            <mi mathvariant="italic">mod</mi>
            <mn>4</mn>
          </mrow>
        </mrow>
        <mo fence="true" stretchy="false">)</mo>
      </mrow>
    </mrow>
    <annotation encoding="StarMath 5.0">a^2 equiv r^2 equiv 1 `(mod 4)</annotation>
  </semantics>
</math>
</file>

<file path=Object 46/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7/content.xml><?xml version="1.0" encoding="utf-8"?>
<math xmlns="http://www.w3.org/1998/Math/MathML" display="block">
  <semantics>
    <mrow>
      <mi mathvariant="italic">XOR</mi>
      <mrow>
        <mrow>
          <mo fence="true" stretchy="false">(</mo>
          <mrow>
            <mrow>
              <mi>a</mi>
              <mi>,</mi>
              <mn>2</mn>
            </mrow>
          </mrow>
          <mo fence="true" stretchy="false">)</mo>
        </mrow>
        <mo stretchy="false">≡</mo>
        <mi mathvariant="italic">XOR</mi>
      </mrow>
      <mrow>
        <mo fence="true" stretchy="false">(</mo>
        <mrow>
          <mrow>
            <mi>r</mi>
            <mi>,</mi>
            <mn>2</mn>
          </mrow>
        </mrow>
        <mo fence="true" stretchy="false">)</mo>
      </mrow>
      <mspace width="1em"/>
      <mrow>
        <mo fence="true" stretchy="false">(</mo>
        <mrow>
          <mrow>
            <mi mathvariant="italic">mod</mi>
            <mn>16</mn>
          </mrow>
        </mrow>
        <mo fence="true" stretchy="false">)</mo>
      </mrow>
    </mrow>
    <annotation encoding="StarMath 5.0">XOR(a,2) equiv XOR(r,2) `` ( mod 16 )</annotation>
  </semantics>
</math>
</file>

<file path=Object 5/content.xml><?xml version="1.0" encoding="utf-8"?>
<math xmlns="http://www.w3.org/1998/Math/MathML" display="block">
  <semantics>
    <mrow>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annotation encoding="StarMath 5.0">x rsub {n+1} equiv x rsub {n} ( 1 + y rsup { pow(2, `n)} )  `` (mod 2^w)</annotation>
  </semantics>
</math>
</file>

<file path=Object 50/content.xml><?xml version="1.0" encoding="utf-8"?>
<math xmlns="http://www.w3.org/1998/Math/MathML" display="block">
  <semantics>
    <mrow>
      <msub>
        <mi mathvariant="italic">ax</mi>
        <mi>p</mi>
      </msub>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row>
          <mi>k</mi>
          <mspace width="0.5em"/>
          <mi mathvariant="italic">pow</mi>
          <mrow>
            <mo fence="true" stretchy="false">(</mo>
            <mrow>
              <mrow>
                <mn>2,</mn>
                <mspace width="0.5em"/>
                <msub>
                  <mi>log</mi>
                  <mn>2</mn>
                </msub>
                <mrow>
                  <mo fence="true" stretchy="false">(</mo>
                  <mrow>
                    <mrow>
                      <mi>w</mi>
                      <mo stretchy="false">/</mo>
                      <mi>k</mi>
                    </mrow>
                  </mrow>
                  <mo fence="true" stretchy="false">)</mo>
                </mrow>
              </mrow>
            </mrow>
            <mo fence="true" stretchy="false">)</mo>
          </mrow>
        </mrow>
      </msup>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i>w</mi>
      </msup>
      <mrow>
        <mspace width="0.5em"/>
        <mo stretchy="false">≡</mo>
        <mspace width="0.5em"/>
      </mrow>
      <mn>1</mn>
      <mspace width="1.5em"/>
      <mrow>
        <mo fence="true" stretchy="false">(</mo>
        <mrow>
          <mrow>
            <mi mathvariant="italic">mod</mi>
            <msup>
              <mn>2</mn>
              <mi>w</mi>
            </msup>
          </mrow>
        </mrow>
        <mo fence="true" stretchy="false">)</mo>
      </mrow>
    </mrow>
    <annotation encoding="StarMath 5.0">ax rsub {p}  ` equiv `  1 - q rsup { pow(2, `p) } 2 rsup { k `pow(2, `log rsub{2}(w/k)) } ` equiv ` 1 - q rsup { pow(2, `p) } 2 rsup { w } ` equiv ` 1 ``` (mod 2^w)</annotation>
  </semantics>
</math>
</file>

<file path=Object 6/content.xml><?xml version="1.0" encoding="utf-8"?>
<math xmlns="http://www.w3.org/1998/Math/MathML" display="block">
  <semantics>
    <mrow>
      <mrow>
        <msub>
          <mi mathvariant="italic">ax</mi>
          <mn>0</mn>
        </msub>
        <mo stretchy="false">=</mo>
        <mrow>
          <mn>1</mn>
          <mo stretchy="false">−</mo>
          <mi>q</mi>
        </mrow>
      </mrow>
      <msup>
        <mn>2</mn>
        <mi>k</mi>
      </msup>
    </mrow>
    <annotation encoding="StarMath 5.0">ax_0 = 1 - q2^k</annotation>
  </semantics>
</math>
</file>

<file path=Object 7/content.xml><?xml version="1.0" encoding="utf-8"?>
<math xmlns="http://www.w3.org/1998/Math/MathML" display="block">
  <semantics>
    <mrow>
      <mrow>
        <mi>p</mi>
        <mo stretchy="false">=</mo>
        <msub>
          <mi>log</mi>
          <mn>2</mn>
        </msub>
      </mrow>
      <mrow>
        <mo fence="true" stretchy="false">(</mo>
        <mrow>
          <mrow>
            <mi>w</mi>
            <mo stretchy="false">/</mo>
            <mi>k</mi>
          </mrow>
        </mrow>
        <mo fence="true" stretchy="false">)</mo>
      </mrow>
    </mrow>
    <annotation encoding="StarMath 5.0">p = log rsub{2}(w/k)</annotation>
  </semantics>
</math>
</file>

<file path=Object 8/content.xml><?xml version="1.0" encoding="utf-8"?>
<math xmlns="http://www.w3.org/1998/Math/MathML" display="block">
  <semantics>
    <mrow>
      <mrow>
        <msub>
          <mi mathvariant="italic">ax</mi>
          <mi>p</mi>
        </msub>
        <mo stretchy="false">≡</mo>
        <mn>1</mn>
      </mrow>
      <mspace width="1em"/>
      <mrow>
        <mo fence="true" stretchy="false">(</mo>
        <mrow>
          <mrow>
            <mi mathvariant="italic">mod</mi>
            <msup>
              <mn>2</mn>
              <mi>w</mi>
            </msup>
          </mrow>
        </mrow>
        <mo fence="true" stretchy="false">)</mo>
      </mrow>
    </mrow>
    <annotation encoding="StarMath 5.0">ax rsub {p}  equiv 1 `` (mod 2^w)</annotation>
  </semantics>
</math>
</file>

<file path=Object 9/content.xml><?xml version="1.0" encoding="utf-8"?>
<math xmlns="http://www.w3.org/1998/Math/MathML" display="block">
  <semantics>
    <mtable>
      <mtr>
        <mtd>
          <mrow>
            <mtext/>
            <mspace width="1em"/>
            <mrow>
              <mi>a</mi>
              <mo stretchy="false">=</mo>
              <mn>4</mn>
            </mrow>
            <mrow>
              <mi>q</mi>
              <mo stretchy="false">+</mo>
              <mi>r</mi>
            </mrow>
          </mrow>
        </mtd>
      </mtr>
      <mtr>
        <mtd>
          <mrow>
            <mtext/>
            <mspace width="1em"/>
            <mrow>
              <mi>a</mi>
              <mo stretchy="false">≡</mo>
              <mi>r</mi>
            </mrow>
            <mspace width="1.5em"/>
            <mrow>
              <mo fence="true" stretchy="false">(</mo>
              <mrow>
                <mrow>
                  <mi mathvariant="italic">mod</mi>
                  <mn>4</mn>
                </mrow>
              </mrow>
              <mo fence="true" stretchy="false">)</mo>
            </mrow>
          </mrow>
        </mtd>
      </mtr>
      <mtr>
        <mtd>
          <mrow>
            <mtext/>
            <mrow>
              <msup>
                <mi>a</mi>
                <mn>2</mn>
              </msup>
              <mo stretchy="false">≡</mo>
              <msup>
                <mi>r</mi>
                <mn>2</mn>
              </msup>
            </mrow>
            <mspace width="1em"/>
            <mrow>
              <mo fence="true" stretchy="false">(</mo>
              <mrow>
                <mrow>
                  <mi mathvariant="italic">mod</mi>
                  <mn>4</mn>
                </mrow>
              </mrow>
              <mo fence="true" stretchy="false">)</mo>
            </mrow>
          </mrow>
        </mtd>
      </mtr>
    </mtable>
    <annotation encoding="StarMath 5.0">""``a=4q+r newline
""``a equiv r ``` ( mod 4) newline
""a^2 equiv r^2 `` ( mod 4)</annotation>
  </semantics>
</math>
</file>